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63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>
            <text:p>date</text:p>
          </table:table-cell>
          <table:table-cell table:style-name="Default" office:value-type="string">
            <text:p>player</text:p>
          </table:table-cell>
          <table:table-cell table:style-name="Default" office:value-type="string">
            <text:p>fargo_rating</text:p>
          </table:table-cell>
        </table:table-row>
        <table:table-row table:style-name="ro3">
          <table:table-cell office:value-type="string">
            <text:p>2019-09-10</text:p>
          </table:table-cell>
          <table:table-cell office:value-type="string">
            <text:p>Skip Perry</text:p>
          </table:table-cell>
          <table:table-cell office:value-type="float" office:value="634">
            <text:p>634</text:p>
          </table:table-cell>
        </table:table-row>
        <table:table-row table:style-name="ro3">
          <table:table-cell table:formula="of:=[.A2]" office:value-type="string" office:string-value="2019-09-10">
            <text:p>2019-09-10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3]" office:value-type="string" office:string-value="2019-09-10">
            <text:p>2019-09-10</text:p>
          </table:table-cell>
          <table:table-cell office:value-type="string">
            <text:p>Rajat Kansal</text:p>
          </table:table-cell>
          <table:table-cell office:value-type="float" office:value="566">
            <text:p>566</text:p>
          </table:table-cell>
        </table:table-row>
        <table:table-row table:style-name="ro3">
          <table:table-cell table:formula="of:=[.A4]" office:value-type="string" office:string-value="2019-09-10">
            <text:p>2019-09-10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5]" office:value-type="string" office:string-value="2019-09-10">
            <text:p>2019-09-10</text:p>
          </table:table-cell>
          <table:table-cell office:value-type="string">
            <text:p>Patty West</text:p>
          </table:table-cell>
          <table:table-cell office:value-type="float" office:value="553">
            <text:p>553</text:p>
          </table:table-cell>
        </table:table-row>
        <table:table-row table:style-name="ro3">
          <table:table-cell table:formula="of:=[.A6]" office:value-type="string" office:string-value="2019-09-10">
            <text:p>2019-09-10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7]" office:value-type="string" office:string-value="2019-09-10">
            <text:p>2019-09-10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8]" office:value-type="string" office:string-value="2019-09-10">
            <text:p>2019-09-10</text:p>
          </table:table-cell>
          <table:table-cell office:value-type="string">
            <text:p>Jim Neale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9]" office:value-type="string" office:string-value="2019-09-10">
            <text:p>2019-09-10</text:p>
          </table:table-cell>
          <table:table-cell office:value-type="string">
            <text:p>Evan Burgess</text:p>
          </table:table-cell>
          <table:table-cell office:value-type="float" office:value="543">
            <text:p>543</text:p>
          </table:table-cell>
        </table:table-row>
        <table:table-row table:style-name="ro3">
          <table:table-cell table:formula="of:=[.A10]" office:value-type="string" office:string-value="2019-09-10">
            <text:p>2019-09-10</text:p>
          </table:table-cell>
          <table:table-cell office:value-type="string">
            <text:p>Rene Denis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1]" office:value-type="string" office:string-value="2019-09-10">
            <text:p>2019-09-10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table:formula="of:=[.A12]" office:value-type="string" office:string-value="2019-09-10">
            <text:p>2019-09-10</text:p>
          </table:table-cell>
          <table:table-cell office:value-type="string">
            <text:p>Joshua Maldonado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13]" office:value-type="string" office:string-value="2019-09-10">
            <text:p>2019-09-10</text:p>
          </table:table-cell>
          <table:table-cell office:value-type="string">
            <text:p>Alvin Ho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4]" office:value-type="string" office:string-value="2019-09-10">
            <text:p>2019-09-10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3">
          <table:table-cell table:formula="of:=[.A15]" office:value-type="string" office:string-value="2019-09-10">
            <text:p>2019-09-10</text:p>
          </table:table-cell>
          <table:table-cell office:value-type="string">
            <text:p>Dan Sorge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16]" office:value-type="string" office:string-value="2019-09-10">
            <text:p>2019-09-10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7]" office:value-type="string" office:string-value="2019-09-10">
            <text:p>2019-09-10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18]" office:value-type="string" office:string-value="2019-09-10">
            <text:p>2019-09-10</text:p>
          </table:table-cell>
          <table:table-cell office:value-type="string">
            <text:p>Eric Babaki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19]" office:value-type="string" office:string-value="2019-09-10">
            <text:p>2019-09-10</text:p>
          </table:table-cell>
          <table:table-cell office:value-type="string">
            <text:p>Ben Green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0]" office:value-type="string" office:string-value="2019-09-10">
            <text:p>2019-09-10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1]" office:value-type="string" office:string-value="2019-09-10">
            <text:p>2019-09-10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2]" office:value-type="string" office:string-value="2019-09-10">
            <text:p>2019-09-10</text:p>
          </table:table-cell>
          <table:table-cell office:value-type="string">
            <text:p>HJ Gonzalez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3]" office:value-type="string" office:string-value="2019-09-10">
            <text:p>2019-09-10</text:p>
          </table:table-cell>
          <table:table-cell office:value-type="string">
            <text:p>Jon Williams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]" office:value-type="string" office:string-value="2019-09-10">
            <text:p>2019-09-10</text:p>
          </table:table-cell>
          <table:table-cell office:value-type="string">
            <text:p>Noah Snyder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5]" office:value-type="string" office:string-value="2019-09-10">
            <text:p>2019-09-10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6]" office:value-type="string" office:string-value="2019-09-10">
            <text:p>2019-09-10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7]" office:value-type="string" office:string-value="2019-09-10">
            <text:p>2019-09-10</text:p>
          </table:table-cell>
          <table:table-cell office:value-type="string">
            <text:p>Eugene Fa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8]" office:value-type="string" office:string-value="2019-09-10">
            <text:p>2019-09-10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9]" office:value-type="string" office:string-value="2019-09-10">
            <text:p>2019-09-10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0]" office:value-type="string" office:string-value="2019-09-10">
            <text:p>2019-09-10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31]" office:value-type="string" office:string-value="2019-09-10">
            <text:p>2019-09-10</text:p>
          </table:table-cell>
          <table:table-cell office:value-type="string">
            <text:p>Adam Moor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2]" office:value-type="string" office:string-value="2019-09-10">
            <text:p>2019-09-10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3]" office:value-type="string" office:string-value="2019-09-10">
            <text:p>2019-09-10</text:p>
          </table:table-cell>
          <table:table-cell office:value-type="string">
            <text:p>RIck Mariani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34]" office:value-type="string" office:string-value="2019-09-10">
            <text:p>2019-09-10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5]" office:value-type="string" office:string-value="2019-09-10">
            <text:p>2019-09-10</text:p>
          </table:table-cell>
          <table:table-cell office:value-type="string">
            <text:p>Paul Martinez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36]" office:value-type="string" office:string-value="2019-09-10">
            <text:p>2019-09-10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7]" office:value-type="string" office:string-value="2019-09-10">
            <text:p>2019-09-10</text:p>
          </table:table-cell>
          <table:table-cell office:value-type="string">
            <text:p>Mark Deal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38]" office:value-type="string" office:string-value="2019-09-10">
            <text:p>2019-09-10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39]" office:value-type="string" office:string-value="2019-09-10">
            <text:p>2019-09-10</text:p>
          </table:table-cell>
          <table:table-cell office:value-type="string">
            <text:p>Ryan Robiso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0]" office:value-type="string" office:string-value="2019-09-10">
            <text:p>2019-09-10</text:p>
          </table:table-cell>
          <table:table-cell office:value-type="string">
            <text:p>Sam Flores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1]" office:value-type="string" office:string-value="2019-09-10">
            <text:p>2019-09-10</text:p>
          </table:table-cell>
          <table:table-cell office:value-type="string">
            <text:p>Bryant Labitag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2]" office:value-type="string" office:string-value="2019-09-10">
            <text:p>2019-09-10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3]" office:value-type="string" office:string-value="2019-09-10">
            <text:p>2019-09-10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4]" office:value-type="string" office:string-value="2019-09-10">
            <text:p>2019-09-10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5]" office:value-type="string" office:string-value="2019-09-10">
            <text:p>2019-09-10</text:p>
          </table:table-cell>
          <table:table-cell office:value-type="string">
            <text:p>Thom Moyer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6]" office:value-type="string" office:string-value="2019-09-10">
            <text:p>2019-09-10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]" office:value-type="string" office:string-value="2019-09-10">
            <text:p>2019-09-10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]" office:value-type="string" office:string-value="2019-09-10">
            <text:p>2019-09-10</text:p>
          </table:table-cell>
          <table:table-cell office:value-type="string">
            <text:p>Rob Cosgriff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9]" office:value-type="string" office:string-value="2019-09-10">
            <text:p>2019-09-10</text:p>
          </table:table-cell>
          <table:table-cell office:value-type="string">
            <text:p>Sam Khozindar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0]" office:value-type="string" office:string-value="2019-09-10">
            <text:p>2019-09-10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51]" office:value-type="string" office:string-value="2019-09-10">
            <text:p>2019-09-10</text:p>
          </table:table-cell>
          <table:table-cell office:value-type="string">
            <text:p>Eric Grutteme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52]" office:value-type="string" office:string-value="2019-09-10">
            <text:p>2019-09-10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3]" office:value-type="string" office:string-value="2019-09-10">
            <text:p>2019-09-10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4]" office:value-type="string" office:string-value="2019-09-10">
            <text:p>2019-09-10</text:p>
          </table:table-cell>
          <table:table-cell office:value-type="string">
            <text:p>Darrel Haslip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5]" office:value-type="string" office:string-value="2019-09-10">
            <text:p>2019-09-10</text:p>
          </table:table-cell>
          <table:table-cell office:value-type="string">
            <text:p>Isaac Wong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6]" office:value-type="string" office:string-value="2019-09-10">
            <text:p>2019-09-10</text:p>
          </table:table-cell>
          <table:table-cell office:value-type="string">
            <text:p>Rick Bradfo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7]" office:value-type="string" office:string-value="2019-09-10">
            <text:p>2019-09-10</text:p>
          </table:table-cell>
          <table:table-cell office:value-type="string">
            <text:p>Steven Peas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58]" office:value-type="string" office:string-value="2019-09-10">
            <text:p>2019-09-10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59]" office:value-type="string" office:string-value="2019-09-10">
            <text:p>2019-09-10</text:p>
          </table:table-cell>
          <table:table-cell office:value-type="string">
            <text:p>Anthony Hydro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0]" office:value-type="string" office:string-value="2019-09-10">
            <text:p>2019-09-10</text:p>
          </table:table-cell>
          <table:table-cell office:value-type="string">
            <text:p>Dylan Pulliam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1]" office:value-type="string" office:string-value="2019-09-10">
            <text:p>2019-09-10</text:p>
          </table:table-cell>
          <table:table-cell office:value-type="string">
            <text:p>Nima Gaadadsure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2]" office:value-type="string" office:string-value="2019-09-10">
            <text:p>2019-09-10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3]" office:value-type="string" office:string-value="2019-09-10">
            <text:p>2019-09-10</text:p>
          </table:table-cell>
          <table:table-cell office:value-type="string">
            <text:p>Sebastian Jellema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4]" office:value-type="string" office:string-value="2019-09-10">
            <text:p>2019-09-10</text:p>
          </table:table-cell>
          <table:table-cell office:value-type="string">
            <text:p>Tim Doy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5]" office:value-type="string" office:string-value="2019-09-10">
            <text:p>2019-09-10</text:p>
          </table:table-cell>
          <table:table-cell office:value-type="string">
            <text:p>Vijay Alexande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66]" office:value-type="string" office:string-value="2019-09-10">
            <text:p>2019-09-10</text:p>
          </table:table-cell>
          <table:table-cell office:value-type="string">
            <text:p>Christopher Doornbos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67]" office:value-type="string" office:string-value="2019-09-10">
            <text:p>2019-09-10</text:p>
          </table:table-cell>
          <table:table-cell office:value-type="string">
            <text:p>Matt Myers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8]" office:value-type="string" office:string-value="2019-09-10">
            <text:p>2019-09-10</text:p>
          </table:table-cell>
          <table:table-cell office:value-type="string">
            <text:p>Robin McAloon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69]" office:value-type="string" office:string-value="2019-09-10">
            <text:p>2019-09-10</text:p>
          </table:table-cell>
          <table:table-cell office:value-type="string">
            <text:p>Adam Bowley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0]" office:value-type="string" office:string-value="2019-09-10">
            <text:p>2019-09-10</text:p>
          </table:table-cell>
          <table:table-cell office:value-type="string">
            <text:p>Carlos Gonzalez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1]" office:value-type="string" office:string-value="2019-09-10">
            <text:p>2019-09-10</text:p>
          </table:table-cell>
          <table:table-cell office:value-type="string">
            <text:p>Chad Horohoe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2]" office:value-type="string" office:string-value="2019-09-10">
            <text:p>2019-09-10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3]" office:value-type="string" office:string-value="2019-09-10">
            <text:p>2019-09-10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4]" office:value-type="string" office:string-value="2019-09-10">
            <text:p>2019-09-10</text:p>
          </table:table-cell>
          <table:table-cell office:value-type="string">
            <text:p>Leif Smith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5]" office:value-type="string" office:string-value="2019-09-10">
            <text:p>2019-09-10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76]" office:value-type="string" office:string-value="2019-09-10">
            <text:p>2019-09-10</text:p>
          </table:table-cell>
          <table:table-cell office:value-type="string">
            <text:p>Colton Callaha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7]" office:value-type="string" office:string-value="2019-09-10">
            <text:p>2019-09-10</text:p>
          </table:table-cell>
          <table:table-cell office:value-type="string">
            <text:p>Huu Nguy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8]" office:value-type="string" office:string-value="2019-09-10">
            <text:p>2019-09-10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79]" office:value-type="string" office:string-value="2019-09-10">
            <text:p>2019-09-10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0]" office:value-type="string" office:string-value="2019-09-10">
            <text:p>2019-09-10</text:p>
          </table:table-cell>
          <table:table-cell office:value-type="string">
            <text:p>Roy Perkel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81]" office:value-type="string" office:string-value="2019-09-10">
            <text:p>2019-09-10</text:p>
          </table:table-cell>
          <table:table-cell office:value-type="string">
            <text:p>Ben Napil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2]" office:value-type="string" office:string-value="2019-09-10">
            <text:p>2019-09-10</text:p>
          </table:table-cell>
          <table:table-cell office:value-type="string">
            <text:p>Crystal Kelem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3]" office:value-type="string" office:string-value="2019-09-10">
            <text:p>2019-09-10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4]" office:value-type="string" office:string-value="2019-09-10">
            <text:p>2019-09-10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5]" office:value-type="string" office:string-value="2019-09-10">
            <text:p>2019-09-10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86]" office:value-type="string" office:string-value="2019-09-10">
            <text:p>2019-09-10</text:p>
          </table:table-cell>
          <table:table-cell office:value-type="string">
            <text:p>Julien Roeser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7]" office:value-type="string" office:string-value="2019-09-10">
            <text:p>2019-09-10</text:p>
          </table:table-cell>
          <table:table-cell office:value-type="string">
            <text:p>Roy Luo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8]" office:value-type="string" office:string-value="2019-09-10">
            <text:p>2019-09-10</text:p>
          </table:table-cell>
          <table:table-cell office:value-type="string">
            <text:p>Vinny Valdez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89]" office:value-type="string" office:string-value="2019-09-10">
            <text:p>2019-09-10</text:p>
          </table:table-cell>
          <table:table-cell office:value-type="string">
            <text:p>Mark Sor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0]" office:value-type="string" office:string-value="2019-09-10">
            <text:p>2019-09-10</text:p>
          </table:table-cell>
          <table:table-cell office:value-type="string">
            <text:p>Matt Weyls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91]" office:value-type="string" office:string-value="2019-09-10">
            <text:p>2019-09-10</text:p>
          </table:table-cell>
          <table:table-cell office:value-type="string">
            <text:p>Brendan McCarth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2]" office:value-type="string" office:string-value="2019-09-10">
            <text:p>2019-09-10</text:p>
          </table:table-cell>
          <table:table-cell office:value-type="string">
            <text:p>Christopher Log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3]" office:value-type="string" office:string-value="2019-09-10">
            <text:p>2019-09-10</text:p>
          </table:table-cell>
          <table:table-cell office:value-type="string">
            <text:p>Ian Montbru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4]" office:value-type="string" office:string-value="2019-09-10">
            <text:p>2019-09-10</text:p>
          </table:table-cell>
          <table:table-cell office:value-type="string">
            <text:p>Jason Buc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5]" office:value-type="string" office:string-value="2019-09-10">
            <text:p>2019-09-10</text:p>
          </table:table-cell>
          <table:table-cell office:value-type="string">
            <text:p>Skinner Arteag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6]" office:value-type="string" office:string-value="2019-09-10">
            <text:p>2019-09-10</text:p>
          </table:table-cell>
          <table:table-cell office:value-type="string">
            <text:p>Will Chadwick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97]" office:value-type="string" office:string-value="2019-09-10">
            <text:p>2019-09-10</text:p>
          </table:table-cell>
          <table:table-cell office:value-type="string">
            <text:p>Antonio Herrer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8]" office:value-type="string" office:string-value="2019-09-10">
            <text:p>2019-09-10</text:p>
          </table:table-cell>
          <table:table-cell office:value-type="string">
            <text:p>Carlos Rodrigue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99]" office:value-type="string" office:string-value="2019-09-10">
            <text:p>2019-09-10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0]" office:value-type="string" office:string-value="2019-09-10">
            <text:p>2019-09-10</text:p>
          </table:table-cell>
          <table:table-cell office:value-type="string">
            <text:p>Kunal Lakhan-P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1]" office:value-type="string" office:string-value="2019-09-10">
            <text:p>2019-09-10</text:p>
          </table:table-cell>
          <table:table-cell office:value-type="string">
            <text:p>Nick Giangrec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102]" office:value-type="string" office:string-value="2019-09-10">
            <text:p>2019-09-10</text:p>
          </table:table-cell>
          <table:table-cell office:value-type="string">
            <text:p>Alex Mendes da Cost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3]" office:value-type="string" office:string-value="2019-09-10">
            <text:p>2019-09-10</text:p>
          </table:table-cell>
          <table:table-cell office:value-type="string">
            <text:p>Brendan Payne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4]" office:value-type="string" office:string-value="2019-09-10">
            <text:p>2019-09-10</text:p>
          </table:table-cell>
          <table:table-cell office:value-type="string">
            <text:p>Cindy Kim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5]" office:value-type="string" office:string-value="2019-09-10">
            <text:p>2019-09-10</text:p>
          </table:table-cell>
          <table:table-cell office:value-type="string">
            <text:p>Erik Proctor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6]" office:value-type="string" office:string-value="2019-09-10">
            <text:p>2019-09-10</text:p>
          </table:table-cell>
          <table:table-cell office:value-type="string">
            <text:p>Greg Wee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7]" office:value-type="string" office:string-value="2019-09-10">
            <text:p>2019-09-10</text:p>
          </table:table-cell>
          <table:table-cell office:value-type="string">
            <text:p>Scott Marfield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108]" office:value-type="string" office:string-value="2019-09-10">
            <text:p>2019-09-10</text:p>
          </table:table-cell>
          <table:table-cell office:value-type="string">
            <text:p>Chris Peters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09]" office:value-type="string" office:string-value="2019-09-10">
            <text:p>2019-09-10</text:p>
          </table:table-cell>
          <table:table-cell office:value-type="string">
            <text:p>Mika Ker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0]" office:value-type="string" office:string-value="2019-09-10">
            <text:p>2019-09-10</text:p>
          </table:table-cell>
          <table:table-cell office:value-type="string">
            <text:p>Thomas Messer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111]" office:value-type="string" office:string-value="2019-09-10">
            <text:p>2019-09-10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2]" office:value-type="string" office:string-value="2019-09-10">
            <text:p>2019-09-10</text:p>
          </table:table-cell>
          <table:table-cell office:value-type="string">
            <text:p>John McNulty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3]" office:value-type="string" office:string-value="2019-09-10">
            <text:p>2019-09-10</text:p>
          </table:table-cell>
          <table:table-cell office:value-type="string">
            <text:p>Perry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4]" office:value-type="string" office:string-value="2019-09-10">
            <text:p>2019-09-10</text:p>
          </table:table-cell>
          <table:table-cell office:value-type="string">
            <text:p>Wyatt Mos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115]" office:value-type="string" office:string-value="2019-09-10">
            <text:p>2019-09-10</text:p>
          </table:table-cell>
          <table:table-cell office:value-type="string">
            <text:p>Eric Kalis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6]" office:value-type="string" office:string-value="2019-09-10">
            <text:p>2019-09-10</text:p>
          </table:table-cell>
          <table:table-cell office:value-type="string">
            <text:p>Max Sanchez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117]" office:value-type="string" office:string-value="2019-09-10">
            <text:p>2019-09-10</text:p>
          </table:table-cell>
          <table:table-cell office:value-type="string">
            <text:p>John Frake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8]" office:value-type="string" office:string-value="2019-09-10">
            <text:p>2019-09-10</text:p>
          </table:table-cell>
          <table:table-cell office:value-type="string">
            <text:p>John Kiltinen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119]" office:value-type="string" office:string-value="2019-09-10">
            <text:p>2019-09-10</text:p>
          </table:table-cell>
          <table:table-cell office:value-type="string">
            <text:p>Brad Shewmak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0]" office:value-type="string" office:string-value="2019-09-10">
            <text:p>2019-09-10</text:p>
          </table:table-cell>
          <table:table-cell office:value-type="string">
            <text:p>Martin Smidak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1]" office:value-type="string" office:string-value="2019-09-10">
            <text:p>2019-09-10</text:p>
          </table:table-cell>
          <table:table-cell office:value-type="string">
            <text:p>Phillip Romano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2]" office:value-type="string" office:string-value="2019-09-10">
            <text:p>2019-09-10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3]" office:value-type="string" office:string-value="2019-09-10">
            <text:p>2019-09-10</text:p>
          </table:table-cell>
          <table:table-cell office:value-type="string">
            <text:p>Wade Hargrove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124]" office:value-type="string" office:string-value="2019-09-10">
            <text:p>2019-09-10</text:p>
          </table:table-cell>
          <table:table-cell office:value-type="string">
            <text:p>Doug Johnst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5]" office:value-type="string" office:string-value="2019-09-10">
            <text:p>2019-09-10</text:p>
          </table:table-cell>
          <table:table-cell office:value-type="string">
            <text:p>Kelvin Chung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6]" office:value-type="string" office:string-value="2019-09-10">
            <text:p>2019-09-10</text:p>
          </table:table-cell>
          <table:table-cell office:value-type="string">
            <text:p>Peter Le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7]" office:value-type="string" office:string-value="2019-09-10">
            <text:p>2019-09-10</text:p>
          </table:table-cell>
          <table:table-cell office:value-type="string">
            <text:p>Rick Pott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8]" office:value-type="string" office:string-value="2019-09-10">
            <text:p>2019-09-10</text:p>
          </table:table-cell>
          <table:table-cell office:value-type="string">
            <text:p>Walt Barta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129]" office:value-type="string" office:string-value="2019-09-10">
            <text:p>2019-09-10</text:p>
          </table:table-cell>
          <table:table-cell office:value-type="string">
            <text:p>Austin Kelso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0]" office:value-type="string" office:string-value="2019-09-10">
            <text:p>2019-09-10</text:p>
          </table:table-cell>
          <table:table-cell office:value-type="string">
            <text:p>Matt Paul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131]" office:value-type="string" office:string-value="2019-09-10">
            <text:p>2019-09-10</text:p>
          </table:table-cell>
          <table:table-cell office:value-type="string">
            <text:p>Henry Vazqu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2]" office:value-type="string" office:string-value="2019-09-10">
            <text:p>2019-09-10</text:p>
          </table:table-cell>
          <table:table-cell office:value-type="string">
            <text:p>Nithin Tharakan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133]" office:value-type="string" office:string-value="2019-09-10">
            <text:p>2019-09-10</text:p>
          </table:table-cell>
          <table:table-cell office:value-type="string">
            <text:p>Greg Morga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4]" office:value-type="string" office:string-value="2019-09-10">
            <text:p>2019-09-10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5]" office:value-type="string" office:string-value="2019-09-10">
            <text:p>2019-09-10</text:p>
          </table:table-cell>
          <table:table-cell office:value-type="string">
            <text:p>JM Reasond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6]" office:value-type="string" office:string-value="2019-09-10">
            <text:p>2019-09-10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137]" office:value-type="string" office:string-value="2019-09-10">
            <text:p>2019-09-10</text:p>
          </table:table-cell>
          <table:table-cell office:value-type="string">
            <text:p>Caleb Christia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8]" office:value-type="string" office:string-value="2019-09-10">
            <text:p>2019-09-10</text:p>
          </table:table-cell>
          <table:table-cell office:value-type="string">
            <text:p>Frank Augustine J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39]" office:value-type="string" office:string-value="2019-09-10">
            <text:p>2019-09-10</text:p>
          </table:table-cell>
          <table:table-cell office:value-type="string">
            <text:p>Justin Dayton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140]" office:value-type="string" office:string-value="2019-09-10">
            <text:p>2019-09-10</text:p>
          </table:table-cell>
          <table:table-cell office:value-type="string">
            <text:p>LanAhn Kerr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141]" office:value-type="string" office:string-value="2019-09-10">
            <text:p>2019-09-10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2]" office:value-type="string" office:string-value="2019-09-10">
            <text:p>2019-09-10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3]" office:value-type="string" office:string-value="2019-09-10">
            <text:p>2019-09-10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4]" office:value-type="string" office:string-value="2019-09-10">
            <text:p>2019-09-10</text:p>
          </table:table-cell>
          <table:table-cell office:value-type="string">
            <text:p>Savonna Hasso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145]" office:value-type="string" office:string-value="2019-09-10">
            <text:p>2019-09-10</text:p>
          </table:table-cell>
          <table:table-cell office:value-type="string">
            <text:p>Mar Ronquill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6]" office:value-type="string" office:string-value="2019-09-10">
            <text:p>2019-09-10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7]" office:value-type="string" office:string-value="2019-09-10">
            <text:p>2019-09-10</text:p>
          </table:table-cell>
          <table:table-cell office:value-type="string">
            <text:p>Troy Brunet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148]" office:value-type="string" office:string-value="2019-09-10">
            <text:p>2019-09-10</text:p>
          </table:table-cell>
          <table:table-cell office:value-type="string">
            <text:p>Bernie Herschbein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49]" office:value-type="string" office:string-value="2019-09-10">
            <text:p>2019-09-10</text:p>
          </table:table-cell>
          <table:table-cell office:value-type="string">
            <text:p>Bryan Hoff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0]" office:value-type="string" office:string-value="2019-09-10">
            <text:p>2019-09-10</text:p>
          </table:table-cell>
          <table:table-cell office:value-type="string">
            <text:p>Buddy Jacques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1]" office:value-type="string" office:string-value="2019-09-10">
            <text:p>2019-09-10</text:p>
          </table:table-cell>
          <table:table-cell office:value-type="string">
            <text:p>Juan Carlos Buenrostr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2]" office:value-type="string" office:string-value="2019-09-10">
            <text:p>2019-09-10</text:p>
          </table:table-cell>
          <table:table-cell office:value-type="string">
            <text:p>Lorax Stalter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3]" office:value-type="string" office:string-value="2019-09-10">
            <text:p>2019-09-10</text:p>
          </table:table-cell>
          <table:table-cell office:value-type="string">
            <text:p>Richard Oliv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4]" office:value-type="string" office:string-value="2019-09-10">
            <text:p>2019-09-10</text:p>
          </table:table-cell>
          <table:table-cell office:value-type="string">
            <text:p>Salvador Mirand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155]" office:value-type="string" office:string-value="2019-09-10">
            <text:p>2019-09-10</text:p>
          </table:table-cell>
          <table:table-cell office:value-type="string">
            <text:p>Casey O'Neill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6]" office:value-type="string" office:string-value="2019-09-10">
            <text:p>2019-09-10</text:p>
          </table:table-cell>
          <table:table-cell office:value-type="string">
            <text:p>Mathieu Guglielmi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7]" office:value-type="string" office:string-value="2019-09-10">
            <text:p>2019-09-10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158]" office:value-type="string" office:string-value="2019-09-10">
            <text:p>2019-09-10</text:p>
          </table:table-cell>
          <table:table-cell office:value-type="string">
            <text:p>Kurt Weitzman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59]" office:value-type="string" office:string-value="2019-09-10">
            <text:p>2019-09-10</text:p>
          </table:table-cell>
          <table:table-cell office:value-type="string">
            <text:p>Lawrence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0]" office:value-type="string" office:string-value="2019-09-10">
            <text:p>2019-09-10</text:p>
          </table:table-cell>
          <table:table-cell office:value-type="string">
            <text:p>Malcolm Ki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1]" office:value-type="string" office:string-value="2019-09-10">
            <text:p>2019-09-10</text:p>
          </table:table-cell>
          <table:table-cell office:value-type="string">
            <text:p>Ozzie Orozc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162]" office:value-type="string" office:string-value="2019-09-10">
            <text:p>2019-09-10</text:p>
          </table:table-cell>
          <table:table-cell office:value-type="string">
            <text:p>Emily Adam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3]" office:value-type="string" office:string-value="2019-09-10">
            <text:p>2019-09-10</text:p>
          </table:table-cell>
          <table:table-cell office:value-type="string">
            <text:p>Greg Micklas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4]" office:value-type="string" office:string-value="2019-09-10">
            <text:p>2019-09-10</text:p>
          </table:table-cell>
          <table:table-cell office:value-type="string">
            <text:p>Julian Ostrow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5]" office:value-type="string" office:string-value="2019-09-10">
            <text:p>2019-09-10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6]" office:value-type="string" office:string-value="2019-09-10">
            <text:p>2019-09-10</text:p>
          </table:table-cell>
          <table:table-cell office:value-type="string">
            <text:p>NIck Chack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7]" office:value-type="string" office:string-value="2019-09-10">
            <text:p>2019-09-10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8]" office:value-type="string" office:string-value="2019-09-10">
            <text:p>2019-09-10</text:p>
          </table:table-cell>
          <table:table-cell office:value-type="string">
            <text:p>Tamara Herring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169]" office:value-type="string" office:string-value="2019-09-10">
            <text:p>2019-09-10</text:p>
          </table:table-cell>
          <table:table-cell office:value-type="string">
            <text:p>Jocelyn Angele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0]" office:value-type="string" office:string-value="2019-09-10">
            <text:p>2019-09-10</text:p>
          </table:table-cell>
          <table:table-cell office:value-type="string">
            <text:p>Steven Chamberlai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171]" office:value-type="string" office:string-value="2019-09-10">
            <text:p>2019-09-10</text:p>
          </table:table-cell>
          <table:table-cell office:value-type="string">
            <text:p>Austin Day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172]" office:value-type="string" office:string-value="2019-09-10">
            <text:p>2019-09-10</text:p>
          </table:table-cell>
          <table:table-cell office:value-type="string">
            <text:p>Jocelyn Rose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3]" office:value-type="string" office:string-value="2019-09-10">
            <text:p>2019-09-10</text:p>
          </table:table-cell>
          <table:table-cell office:value-type="string">
            <text:p>Keith Deming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174]" office:value-type="string" office:string-value="2019-09-10">
            <text:p>2019-09-10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5]" office:value-type="string" office:string-value="2019-09-10">
            <text:p>2019-09-10</text:p>
          </table:table-cell>
          <table:table-cell office:value-type="string">
            <text:p>Michael Bouey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6]" office:value-type="string" office:string-value="2019-09-10">
            <text:p>2019-09-10</text:p>
          </table:table-cell>
          <table:table-cell office:value-type="string">
            <text:p>Nathan Davis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177]" office:value-type="string" office:string-value="2019-09-10">
            <text:p>2019-09-10</text:p>
          </table:table-cell>
          <table:table-cell office:value-type="string">
            <text:p>Miguel Chima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178]" office:value-type="string" office:string-value="2019-09-10">
            <text:p>2019-09-10</text:p>
          </table:table-cell>
          <table:table-cell office:value-type="string">
            <text:p>Todd Emmel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179]" office:value-type="string" office:string-value="2019-09-10">
            <text:p>2019-09-10</text:p>
          </table:table-cell>
          <table:table-cell office:value-type="string">
            <text:p>Bob Schnatterly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0]" office:value-type="string" office:string-value="2019-09-10">
            <text:p>2019-09-10</text:p>
          </table:table-cell>
          <table:table-cell office:value-type="string">
            <text:p>Zeon Kitchiner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181]" office:value-type="string" office:string-value="2019-09-10">
            <text:p>2019-09-10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2]" office:value-type="string" office:string-value="2019-09-10">
            <text:p>2019-09-10</text:p>
          </table:table-cell>
          <table:table-cell office:value-type="string">
            <text:p>John Putnam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3]" office:value-type="string" office:string-value="2019-09-10">
            <text:p>2019-09-10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184]" office:value-type="string" office:string-value="2019-09-10">
            <text:p>2019-09-10</text:p>
          </table:table-cell>
          <table:table-cell office:value-type="string">
            <text:p>Ian Joll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185]" office:value-type="string" office:string-value="2019-09-10">
            <text:p>2019-09-10</text:p>
          </table:table-cell>
          <table:table-cell office:value-type="string">
            <text:p>Patrick Hunt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186]" office:value-type="string" office:string-value="2019-09-10">
            <text:p>2019-09-10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187]" office:value-type="string" office:string-value="2019-09-10">
            <text:p>2019-09-10</text:p>
          </table:table-cell>
          <table:table-cell office:value-type="string">
            <text:p>Noel Alpi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188]" office:value-type="string" office:string-value="2019-09-10">
            <text:p>2019-09-10</text:p>
          </table:table-cell>
          <table:table-cell office:value-type="string">
            <text:p>Joina Liao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189]" office:value-type="string" office:string-value="2019-09-10">
            <text:p>2019-09-10</text:p>
          </table:table-cell>
          <table:table-cell office:value-type="string">
            <text:p>Alice Davi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0]" office:value-type="string" office:string-value="2019-09-10">
            <text:p>2019-09-10</text:p>
          </table:table-cell>
          <table:table-cell office:value-type="string">
            <text:p>Fran Herman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1]" office:value-type="string" office:string-value="2019-09-10">
            <text:p>2019-09-10</text:p>
          </table:table-cell>
          <table:table-cell office:value-type="string">
            <text:p>Gerald Borjas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formula="of:=[.A192]" office:value-type="string" office:string-value="2019-09-10">
            <text:p>2019-09-10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table:formula="of:=[.A193]" office:value-type="string" office:string-value="2019-09-10">
            <text:p>2019-09-10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194]" office:value-type="string" office:string-value="2019-09-10">
            <text:p>2019-09-10</text:p>
          </table:table-cell>
          <table:table-cell office:value-type="string">
            <text:p>Simone Manganelli</text:p>
          </table:table-cell>
          <table:table-cell office:value-type="float" office:value="429">
            <text:p>429</text:p>
          </table:table-cell>
        </table:table-row>
        <table:table-row table:style-name="ro3">
          <table:table-cell table:formula="of:=[.A195]" office:value-type="string" office:string-value="2019-09-10">
            <text:p>2019-09-10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196]" office:value-type="string" office:string-value="2019-09-10">
            <text:p>2019-09-10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197]" office:value-type="string" office:string-value="2019-09-10">
            <text:p>2019-09-10</text:p>
          </table:table-cell>
          <table:table-cell office:value-type="string">
            <text:p>Sandra Davis</text:p>
          </table:table-cell>
          <table:table-cell office:value-type="float" office:value="408">
            <text:p>408</text:p>
          </table:table-cell>
        </table:table-row>
        <table:table-row table:style-name="ro3">
          <table:table-cell table:formula="of:=[.A198]" office:value-type="string" office:string-value="2019-09-10">
            <text:p>2019-09-10</text:p>
          </table:table-cell>
          <table:table-cell office:value-type="string">
            <text:p>Jaime Dizo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199]" office:value-type="string" office:string-value="2019-09-10">
            <text:p>2019-09-10</text:p>
          </table:table-cell>
          <table:table-cell office:value-type="string">
            <text:p>Danny Mullan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0]" office:value-type="string" office:string-value="2019-09-10">
            <text:p>2019-09-10</text:p>
          </table:table-cell>
          <table:table-cell office:value-type="string">
            <text:p>Travis Yalup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1]" office:value-type="string" office:string-value="2019-09-10">
            <text:p>2019-09-10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202]" office:value-type="string" office:string-value="2019-09-10">
            <text:p>2019-09-10</text:p>
          </table:table-cell>
          <table:table-cell office:value-type="string">
            <text:p>Gerlie Mendoza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203]" office:value-type="string" office:string-value="2019-09-10">
            <text:p>2019-09-10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204]" office:value-type="string" office:string-value="2019-09-10">
            <text:p>2019-09-10</text:p>
          </table:table-cell>
          <table:table-cell office:value-type="string">
            <text:p>Yuko Takahashi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205]" office:value-type="string" office:string-value="2019-09-10">
            <text:p>2019-09-10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206]" office:value-type="string" office:string-value="2019-09-10">
            <text:p>2019-09-10</text:p>
          </table:table-cell>
          <table:table-cell office:value-type="string">
            <text:p>Stern Montoya</text:p>
          </table:table-cell>
          <table:table-cell office:value-type="float" office:value="379">
            <text:p>379</text:p>
          </table:table-cell>
        </table:table-row>
        <table:table-row table:style-name="ro3">
          <table:table-cell table:formula="of:=[.A207]" office:value-type="string" office:string-value="2019-09-10">
            <text:p>2019-09-10</text:p>
          </table:table-cell>
          <table:table-cell office:value-type="string">
            <text:p>Jerry Ervin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formula="of:=[.A208]" office:value-type="string" office:string-value="2019-09-10">
            <text:p>2019-09-10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209]" office:value-type="string" office:string-value="2019-09-10">
            <text:p>2019-09-10</text:p>
          </table:table-cell>
          <table:table-cell office:value-type="string">
            <text:p>Patrick Picard</text:p>
          </table:table-cell>
          <table:table-cell office:value-type="float" office:value="321">
            <text:p>321</text:p>
          </table:table-cell>
        </table:table-row>
        <table:table-row table:style-name="ro3">
          <table:table-cell table:formula="of:=[.A210]" office:value-type="string" office:string-value="2019-09-10">
            <text:p>2019-09-10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3">
          <table:table-cell table:formula="of:=[.A211]" office:value-type="string" office:string-value="2019-09-10">
            <text:p>2019-09-10</text:p>
          </table:table-cell>
          <table:table-cell office:value-type="string">
            <text:p>Annabelle Cabuhat</text:p>
          </table:table-cell>
          <table:table-cell office:value-type="float" office:value="309">
            <text:p>309</text:p>
          </table:table-cell>
        </table:table-row>
        <table:table-row table:style-name="ro3">
          <table:table-cell table:formula="of:=[.A212]" office:value-type="string" office:string-value="2019-09-10">
            <text:p>2019-09-10</text:p>
          </table:table-cell>
          <table:table-cell office:value-type="string">
            <text:p>David Norris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213]" office:value-type="string" office:string-value="2019-09-10">
            <text:p>2019-09-10</text:p>
          </table:table-cell>
          <table:table-cell office:value-type="string">
            <text:p>Joan Pettijohn</text:p>
          </table:table-cell>
          <table:table-cell office:value-type="float" office:value="283">
            <text:p>283</text:p>
          </table:table-cell>
        </table:table-row>
        <table:table-row table:style-name="ro3">
          <table:table-cell table:formula="of:=[.A214]" office:value-type="string" office:string-value="2019-09-10">
            <text:p>2019-09-10</text:p>
          </table:table-cell>
          <table:table-cell office:value-type="string">
            <text:p>Sharon Yencharis</text:p>
          </table:table-cell>
          <table:table-cell office:value-type="float" office:value="213">
            <text:p>213</text:p>
          </table:table-cell>
        </table:table-row>
        <table:table-row table:style-name="ro3">
          <table:table-cell table:formula="of:=[.A215]" office:value-type="string" office:string-value="2019-09-10">
            <text:p>2019-09-10</text:p>
          </table:table-cell>
          <table:table-cell office:value-type="string">
            <text:p>Alex Peralta</text:p>
          </table:table-cell>
          <table:table-cell office:value-type="float" office:value="170">
            <text:p>170</text:p>
          </table:table-cell>
        </table:table-row>
        <table:table-row table:style-name="ro3">
          <table:table-cell table:formula="of:=[.A216]" office:value-type="string" office:string-value="2019-09-10">
            <text:p>2019-09-10</text:p>
          </table:table-cell>
          <table:table-cell office:value-type="string">
            <text:p>Jules Tanseco</text:p>
          </table:table-cell>
          <table:table-cell office:value-type="float" office:value="163">
            <text:p>163</text:p>
          </table:table-cell>
        </table:table-row>
        <table:table-row table:style-name="ro3">
          <table:table-cell table:formula="of:=[.A217]" office:value-type="string" office:string-value="2019-09-10">
            <text:p>2019-09-10</text:p>
          </table:table-cell>
          <table:table-cell office:value-type="string">
            <text:p>Tetyana Swann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table:formula="of:=[.A218]" office:value-type="string" office:string-value="2019-09-10">
            <text:p>2019-09-10</text:p>
          </table:table-cell>
          <table:table-cell office:value-type="string">
            <text:p>Levon Sanossian</text:p>
          </table:table-cell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2019-09-17</text:p>
          </table:table-cell>
          <table:table-cell office:value-type="string">
            <text:p>Skip Perry</text:p>
          </table:table-cell>
          <table:table-cell office:value-type="float" office:value="663">
            <text:p>663</text:p>
          </table:table-cell>
        </table:table-row>
        <table:table-row table:style-name="ro3">
          <table:table-cell table:formula="of:=[.A220]" office:value-type="string" office:string-value="2019-09-17">
            <text:p>2019-09-17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3">
          <table:table-cell table:formula="of:=[.A221]" office:value-type="string" office:string-value="2019-09-17">
            <text:p>2019-09-17</text:p>
          </table:table-cell>
          <table:table-cell office:value-type="string">
            <text:p>Rajat Kansal</text:p>
          </table:table-cell>
          <table:table-cell office:value-type="float" office:value="562">
            <text:p>562</text:p>
          </table:table-cell>
        </table:table-row>
        <table:table-row table:style-name="ro3">
          <table:table-cell table:formula="of:=[.A222]" office:value-type="string" office:string-value="2019-09-17">
            <text:p>2019-09-17</text:p>
          </table:table-cell>
          <table:table-cell office:value-type="string">
            <text:p>Diogo Martini</text:p>
          </table:table-cell>
          <table:table-cell office:value-type="float" office:value="551">
            <text:p>551</text:p>
          </table:table-cell>
        </table:table-row>
        <table:table-row table:style-name="ro3">
          <table:table-cell table:formula="of:=[.A223]" office:value-type="string" office:string-value="2019-09-17">
            <text:p>2019-09-17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3">
          <table:table-cell table:formula="of:=[.A224]" office:value-type="string" office:string-value="2019-09-17">
            <text:p>2019-09-17</text:p>
          </table:table-cell>
          <table:table-cell office:value-type="string">
            <text:p>Patty West</text:p>
          </table:table-cell>
          <table:table-cell office:value-type="float" office:value="549">
            <text:p>549</text:p>
          </table:table-cell>
        </table:table-row>
        <table:table-row table:style-name="ro3">
          <table:table-cell table:formula="of:=[.A225]" office:value-type="string" office:string-value="2019-09-17">
            <text:p>2019-09-17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226]" office:value-type="string" office:string-value="2019-09-17">
            <text:p>2019-09-17</text:p>
          </table:table-cell>
          <table:table-cell office:value-type="string">
            <text:p>Jim Neale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227]" office:value-type="string" office:string-value="2019-09-17">
            <text:p>2019-09-17</text:p>
          </table:table-cell>
          <table:table-cell office:value-type="string">
            <text:p>Evan Burgess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8]" office:value-type="string" office:string-value="2019-09-17">
            <text:p>2019-09-17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229]" office:value-type="string" office:string-value="2019-09-17">
            <text:p>2019-09-17</text:p>
          </table:table-cell>
          <table:table-cell office:value-type="string">
            <text:p>Alvin Ho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0]" office:value-type="string" office:string-value="2019-09-17">
            <text:p>2019-09-17</text:p>
          </table:table-cell>
          <table:table-cell office:value-type="string">
            <text:p>Ryan Piaget</text:p>
          </table:table-cell>
          <table:table-cell office:value-type="float" office:value="538">
            <text:p>538</text:p>
          </table:table-cell>
        </table:table-row>
        <table:table-row table:style-name="ro3">
          <table:table-cell table:formula="of:=[.A231]" office:value-type="string" office:string-value="2019-09-17">
            <text:p>2019-09-17</text:p>
          </table:table-cell>
          <table:table-cell office:value-type="string">
            <text:p>Rene Denis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2]" office:value-type="string" office:string-value="2019-09-17">
            <text:p>2019-09-17</text:p>
          </table:table-cell>
          <table:table-cell office:value-type="string">
            <text:p>Tom Seymour DeGraffenried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233]" office:value-type="string" office:string-value="2019-09-17">
            <text:p>2019-09-17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234]" office:value-type="string" office:string-value="2019-09-17">
            <text:p>2019-09-17</text:p>
          </table:table-cell>
          <table:table-cell office:value-type="string">
            <text:p>Victor Ramos</text:p>
          </table:table-cell>
          <table:table-cell office:value-type="float" office:value="533">
            <text:p>533</text:p>
          </table:table-cell>
        </table:table-row>
        <table:table-row table:style-name="ro3">
          <table:table-cell table:formula="of:=[.A235]" office:value-type="string" office:string-value="2019-09-17">
            <text:p>2019-09-17</text:p>
          </table:table-cell>
          <table:table-cell office:value-type="string">
            <text:p>Bob Simon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6]" office:value-type="string" office:string-value="2019-09-17">
            <text:p>2019-09-17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237]" office:value-type="string" office:string-value="2019-09-17">
            <text:p>2019-09-17</text:p>
          </table:table-cell>
          <table:table-cell office:value-type="string">
            <text:p>Dan Sorg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238]" office:value-type="string" office:string-value="2019-09-17">
            <text:p>2019-09-17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39]" office:value-type="string" office:string-value="2019-09-17">
            <text:p>2019-09-17</text:p>
          </table:table-cell>
          <table:table-cell office:value-type="string">
            <text:p>Noah Snyder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0]" office:value-type="string" office:string-value="2019-09-17">
            <text:p>2019-09-17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table:formula="of:=[.A241]" office:value-type="string" office:string-value="2019-09-17">
            <text:p>2019-09-17</text:p>
          </table:table-cell>
          <table:table-cell office:value-type="string">
            <text:p>Ben Gree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242]" office:value-type="string" office:string-value="2019-09-17">
            <text:p>2019-09-17</text:p>
          </table:table-cell>
          <table:table-cell office:value-type="string">
            <text:p>Eugene Fan</text:p>
          </table:table-cell>
          <table:table-cell office:value-type="float" office:value="526">
            <text:p>526</text:p>
          </table:table-cell>
        </table:table-row>
        <table:table-row table:style-name="ro3">
          <table:table-cell table:formula="of:=[.A243]" office:value-type="string" office:string-value="2019-09-17">
            <text:p>2019-09-17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4]" office:value-type="string" office:string-value="2019-09-17">
            <text:p>2019-09-17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5]" office:value-type="string" office:string-value="2019-09-17">
            <text:p>2019-09-17</text:p>
          </table:table-cell>
          <table:table-cell office:value-type="string">
            <text:p>Jon Williams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6]" office:value-type="string" office:string-value="2019-09-17">
            <text:p>2019-09-17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7]" office:value-type="string" office:string-value="2019-09-17">
            <text:p>2019-09-17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8]" office:value-type="string" office:string-value="2019-09-17">
            <text:p>2019-09-17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249]" office:value-type="string" office:string-value="2019-09-17">
            <text:p>2019-09-17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250]" office:value-type="string" office:string-value="2019-09-17">
            <text:p>2019-09-17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251]" office:value-type="string" office:string-value="2019-09-17">
            <text:p>2019-09-17</text:p>
          </table:table-cell>
          <table:table-cell office:value-type="string">
            <text:p>HJ Gonzalez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252]" office:value-type="string" office:string-value="2019-09-17">
            <text:p>2019-09-17</text:p>
          </table:table-cell>
          <table:table-cell office:value-type="string">
            <text:p>Ari Cowen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3]" office:value-type="string" office:string-value="2019-09-17">
            <text:p>2019-09-17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254]" office:value-type="string" office:string-value="2019-09-17">
            <text:p>2019-09-17</text:p>
          </table:table-cell>
          <table:table-cell office:value-type="string">
            <text:p>Dave Ward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5]" office:value-type="string" office:string-value="2019-09-17">
            <text:p>2019-09-17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6]" office:value-type="string" office:string-value="2019-09-17">
            <text:p>2019-09-17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7]" office:value-type="string" office:string-value="2019-09-17">
            <text:p>2019-09-17</text:p>
          </table:table-cell>
          <table:table-cell office:value-type="string">
            <text:p>Ryan Robiso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8]" office:value-type="string" office:string-value="2019-09-17">
            <text:p>2019-09-17</text:p>
          </table:table-cell>
          <table:table-cell office:value-type="string">
            <text:p>Steven Peas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259]" office:value-type="string" office:string-value="2019-09-17">
            <text:p>2019-09-17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0]" office:value-type="string" office:string-value="2019-09-17">
            <text:p>2019-09-17</text:p>
          </table:table-cell>
          <table:table-cell office:value-type="string">
            <text:p>RIck Mariani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1]" office:value-type="string" office:string-value="2019-09-17">
            <text:p>2019-09-17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262]" office:value-type="string" office:string-value="2019-09-17">
            <text:p>2019-09-17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3]" office:value-type="string" office:string-value="2019-09-17">
            <text:p>2019-09-17</text:p>
          </table:table-cell>
          <table:table-cell office:value-type="string">
            <text:p>Bryant Labitag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4]" office:value-type="string" office:string-value="2019-09-17">
            <text:p>2019-09-17</text:p>
          </table:table-cell>
          <table:table-cell office:value-type="string">
            <text:p>Buddy Gigue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5]" office:value-type="string" office:string-value="2019-09-17">
            <text:p>2019-09-17</text:p>
          </table:table-cell>
          <table:table-cell office:value-type="string">
            <text:p>Rick Bradford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6]" office:value-type="string" office:string-value="2019-09-17">
            <text:p>2019-09-17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7]" office:value-type="string" office:string-value="2019-09-17">
            <text:p>2019-09-17</text:p>
          </table:table-cell>
          <table:table-cell office:value-type="string">
            <text:p>Thom Moyer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268]" office:value-type="string" office:string-value="2019-09-17">
            <text:p>2019-09-17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69]" office:value-type="string" office:string-value="2019-09-17">
            <text:p>2019-09-17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270]" office:value-type="string" office:string-value="2019-09-17">
            <text:p>2019-09-17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1]" office:value-type="string" office:string-value="2019-09-17">
            <text:p>2019-09-17</text:p>
          </table:table-cell>
          <table:table-cell office:value-type="string">
            <text:p>Mark Deal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2]" office:value-type="string" office:string-value="2019-09-17">
            <text:p>2019-09-17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3]" office:value-type="string" office:string-value="2019-09-17">
            <text:p>2019-09-17</text:p>
          </table:table-cell>
          <table:table-cell office:value-type="string">
            <text:p>Sam Khozindar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274]" office:value-type="string" office:string-value="2019-09-17">
            <text:p>2019-09-17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5]" office:value-type="string" office:string-value="2019-09-17">
            <text:p>2019-09-17</text:p>
          </table:table-cell>
          <table:table-cell office:value-type="string">
            <text:p>Rob Cosgriff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6]" office:value-type="string" office:string-value="2019-09-17">
            <text:p>2019-09-17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277]" office:value-type="string" office:string-value="2019-09-17">
            <text:p>2019-09-17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8]" office:value-type="string" office:string-value="2019-09-17">
            <text:p>2019-09-17</text:p>
          </table:table-cell>
          <table:table-cell office:value-type="string">
            <text:p>Dylan Pulli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79]" office:value-type="string" office:string-value="2019-09-17">
            <text:p>2019-09-17</text:p>
          </table:table-cell>
          <table:table-cell office:value-type="string">
            <text:p>Sebastian Jellema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280]" office:value-type="string" office:string-value="2019-09-17">
            <text:p>2019-09-17</text:p>
          </table:table-cell>
          <table:table-cell office:value-type="string">
            <text:p>Eric Gruttemeyer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1]" office:value-type="string" office:string-value="2019-09-17">
            <text:p>2019-09-17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2]" office:value-type="string" office:string-value="2019-09-17">
            <text:p>2019-09-17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3]" office:value-type="string" office:string-value="2019-09-17">
            <text:p>2019-09-17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284]" office:value-type="string" office:string-value="2019-09-17">
            <text:p>2019-09-17</text:p>
          </table:table-cell>
          <table:table-cell office:value-type="string">
            <text:p>Carlos Gonzalez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5]" office:value-type="string" office:string-value="2019-09-17">
            <text:p>2019-09-17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6]" office:value-type="string" office:string-value="2019-09-17">
            <text:p>2019-09-17</text:p>
          </table:table-cell>
          <table:table-cell office:value-type="string">
            <text:p>Nima Gaadadsuren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7]" office:value-type="string" office:string-value="2019-09-17">
            <text:p>2019-09-17</text:p>
          </table:table-cell>
          <table:table-cell office:value-type="string">
            <text:p>Tim Doyle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288]" office:value-type="string" office:string-value="2019-09-17">
            <text:p>2019-09-17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89]" office:value-type="string" office:string-value="2019-09-17">
            <text:p>2019-09-17</text:p>
          </table:table-cell>
          <table:table-cell office:value-type="string">
            <text:p>Jason Gilliland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0]" office:value-type="string" office:string-value="2019-09-17">
            <text:p>2019-09-17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1]" office:value-type="string" office:string-value="2019-09-17">
            <text:p>2019-09-17</text:p>
          </table:table-cell>
          <table:table-cell office:value-type="string">
            <text:p>Mark Sorense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2]" office:value-type="string" office:string-value="2019-09-17">
            <text:p>2019-09-17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3]" office:value-type="string" office:string-value="2019-09-17">
            <text:p>2019-09-17</text:p>
          </table:table-cell>
          <table:table-cell office:value-type="string">
            <text:p>Paul Martin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4]" office:value-type="string" office:string-value="2019-09-17">
            <text:p>2019-09-17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5]" office:value-type="string" office:string-value="2019-09-17">
            <text:p>2019-09-17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296]" office:value-type="string" office:string-value="2019-09-17">
            <text:p>2019-09-17</text:p>
          </table:table-cell>
          <table:table-cell office:value-type="string">
            <text:p>Ben Napil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7]" office:value-type="string" office:string-value="2019-09-17">
            <text:p>2019-09-17</text:p>
          </table:table-cell>
          <table:table-cell office:value-type="string">
            <text:p>Crystal Kelem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8]" office:value-type="string" office:string-value="2019-09-17">
            <text:p>2019-09-17</text:p>
          </table:table-cell>
          <table:table-cell office:value-type="string">
            <text:p>Will Chadwick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299]" office:value-type="string" office:string-value="2019-09-17">
            <text:p>2019-09-17</text:p>
          </table:table-cell>
          <table:table-cell office:value-type="string">
            <text:p>Anthony Hydro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0]" office:value-type="string" office:string-value="2019-09-17">
            <text:p>2019-09-17</text:p>
          </table:table-cell>
          <table:table-cell office:value-type="string">
            <text:p>Huu Nguy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1]" office:value-type="string" office:string-value="2019-09-17">
            <text:p>2019-09-17</text:p>
          </table:table-cell>
          <table:table-cell office:value-type="string">
            <text:p>Ian Montbru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2]" office:value-type="string" office:string-value="2019-09-17">
            <text:p>2019-09-17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3]" office:value-type="string" office:string-value="2019-09-17">
            <text:p>2019-09-17</text:p>
          </table:table-cell>
          <table:table-cell office:value-type="string">
            <text:p>Leif Smith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4]" office:value-type="string" office:string-value="2019-09-17">
            <text:p>2019-09-17</text:p>
          </table:table-cell>
          <table:table-cell office:value-type="string">
            <text:p>Skinner Arteaga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305]" office:value-type="string" office:string-value="2019-09-17">
            <text:p>2019-09-17</text:p>
          </table:table-cell>
          <table:table-cell office:value-type="string">
            <text:p>Adam Bowley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6]" office:value-type="string" office:string-value="2019-09-17">
            <text:p>2019-09-17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7]" office:value-type="string" office:string-value="2019-09-17">
            <text:p>2019-09-17</text:p>
          </table:table-cell>
          <table:table-cell office:value-type="string">
            <text:p>Kunal Lakhan-Pa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308]" office:value-type="string" office:string-value="2019-09-17">
            <text:p>2019-09-17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09]" office:value-type="string" office:string-value="2019-09-17">
            <text:p>2019-09-17</text:p>
          </table:table-cell>
          <table:table-cell office:value-type="string">
            <text:p>Christopher Doornbo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0]" office:value-type="string" office:string-value="2019-09-17">
            <text:p>2019-09-17</text:p>
          </table:table-cell>
          <table:table-cell office:value-type="string">
            <text:p>Erik Proctor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1]" office:value-type="string" office:string-value="2019-09-17">
            <text:p>2019-09-17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2]" office:value-type="string" office:string-value="2019-09-17">
            <text:p>2019-09-17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3]" office:value-type="string" office:string-value="2019-09-17">
            <text:p>2019-09-17</text:p>
          </table:table-cell>
          <table:table-cell office:value-type="string">
            <text:p>Roy Lu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314]" office:value-type="string" office:string-value="2019-09-17">
            <text:p>2019-09-17</text:p>
          </table:table-cell>
          <table:table-cell office:value-type="string">
            <text:p>Roy Perkel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table:formula="of:=[.A315]" office:value-type="string" office:string-value="2019-09-17">
            <text:p>2019-09-17</text:p>
          </table:table-cell>
          <table:table-cell office:value-type="string">
            <text:p>Robin McAloo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316]" office:value-type="string" office:string-value="2019-09-17">
            <text:p>2019-09-17</text:p>
          </table:table-cell>
          <table:table-cell office:value-type="string">
            <text:p>Christopher Loga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7]" office:value-type="string" office:string-value="2019-09-17">
            <text:p>2019-09-17</text:p>
          </table:table-cell>
          <table:table-cell office:value-type="string">
            <text:p>Cindy Kim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8]" office:value-type="string" office:string-value="2019-09-17">
            <text:p>2019-09-17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319]" office:value-type="string" office:string-value="2019-09-17">
            <text:p>2019-09-17</text:p>
          </table:table-cell>
          <table:table-cell office:value-type="string">
            <text:p>Alex Mendes da Costa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0]" office:value-type="string" office:string-value="2019-09-17">
            <text:p>2019-09-17</text:p>
          </table:table-cell>
          <table:table-cell office:value-type="string">
            <text:p>Jason Buc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1]" office:value-type="string" office:string-value="2019-09-17">
            <text:p>2019-09-17</text:p>
          </table:table-cell>
          <table:table-cell office:value-type="string">
            <text:p>John McNulty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2]" office:value-type="string" office:string-value="2019-09-17">
            <text:p>2019-09-17</text:p>
          </table:table-cell>
          <table:table-cell office:value-type="string">
            <text:p>Martin Smidak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323]" office:value-type="string" office:string-value="2019-09-17">
            <text:p>2019-09-17</text:p>
          </table:table-cell>
          <table:table-cell office:value-type="string">
            <text:p>Nick Giangreco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4]" office:value-type="string" office:string-value="2019-09-17">
            <text:p>2019-09-17</text:p>
          </table:table-cell>
          <table:table-cell office:value-type="string">
            <text:p>Rick Potts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5]" office:value-type="string" office:string-value="2019-09-17">
            <text:p>2019-09-17</text:p>
          </table:table-cell>
          <table:table-cell office:value-type="string">
            <text:p>Wade Hargrove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table:formula="of:=[.A326]" office:value-type="string" office:string-value="2019-09-17">
            <text:p>2019-09-17</text:p>
          </table:table-cell>
          <table:table-cell office:value-type="string">
            <text:p>Antonio Herrera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7]" office:value-type="string" office:string-value="2019-09-17">
            <text:p>2019-09-17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8]" office:value-type="string" office:string-value="2019-09-17">
            <text:p>2019-09-17</text:p>
          </table:table-cell>
          <table:table-cell office:value-type="string">
            <text:p>Max Sanchez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29]" office:value-type="string" office:string-value="2019-09-17">
            <text:p>2019-09-17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330]" office:value-type="string" office:string-value="2019-09-17">
            <text:p>2019-09-17</text:p>
          </table:table-cell>
          <table:table-cell office:value-type="string">
            <text:p>Brad Shewmak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1]" office:value-type="string" office:string-value="2019-09-17">
            <text:p>2019-09-17</text:p>
          </table:table-cell>
          <table:table-cell office:value-type="string">
            <text:p>Carlos Rodrigues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2]" office:value-type="string" office:string-value="2019-09-17">
            <text:p>2019-09-17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333]" office:value-type="string" office:string-value="2019-09-17">
            <text:p>2019-09-17</text:p>
          </table:table-cell>
          <table:table-cell office:value-type="string">
            <text:p>Nithin Tharakan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4]" office:value-type="string" office:string-value="2019-09-17">
            <text:p>2019-09-17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335]" office:value-type="string" office:string-value="2019-09-17">
            <text:p>2019-09-17</text:p>
          </table:table-cell>
          <table:table-cell office:value-type="string">
            <text:p>Mika Ker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6]" office:value-type="string" office:string-value="2019-09-17">
            <text:p>2019-09-17</text:p>
          </table:table-cell>
          <table:table-cell office:value-type="string">
            <text:p>Scott Marfield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7]" office:value-type="string" office:string-value="2019-09-17">
            <text:p>2019-09-17</text:p>
          </table:table-cell>
          <table:table-cell office:value-type="string">
            <text:p>Thomas Messer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338]" office:value-type="string" office:string-value="2019-09-17">
            <text:p>2019-09-17</text:p>
          </table:table-cell>
          <table:table-cell office:value-type="string">
            <text:p>Greg Weed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39]" office:value-type="string" office:string-value="2019-09-17">
            <text:p>2019-09-17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0]" office:value-type="string" office:string-value="2019-09-17">
            <text:p>2019-09-17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1]" office:value-type="string" office:string-value="2019-09-17">
            <text:p>2019-09-17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2]" office:value-type="string" office:string-value="2019-09-17">
            <text:p>2019-09-17</text:p>
          </table:table-cell>
          <table:table-cell office:value-type="string">
            <text:p>Kelvin Chung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3]" office:value-type="string" office:string-value="2019-09-17">
            <text:p>2019-09-17</text:p>
          </table:table-cell>
          <table:table-cell office:value-type="string">
            <text:p>Walt Bartas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344]" office:value-type="string" office:string-value="2019-09-17">
            <text:p>2019-09-17</text:p>
          </table:table-cell>
          <table:table-cell office:value-type="string">
            <text:p>Matt Paul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table:formula="of:=[.A345]" office:value-type="string" office:string-value="2019-09-17">
            <text:p>2019-09-17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6]" office:value-type="string" office:string-value="2019-09-17">
            <text:p>2019-09-17</text:p>
          </table:table-cell>
          <table:table-cell office:value-type="string">
            <text:p>Caleb Christia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7]" office:value-type="string" office:string-value="2019-09-17">
            <text:p>2019-09-17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348]" office:value-type="string" office:string-value="2019-09-17">
            <text:p>2019-09-17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49]" office:value-type="string" office:string-value="2019-09-17">
            <text:p>2019-09-17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0]" office:value-type="string" office:string-value="2019-09-17">
            <text:p>2019-09-17</text:p>
          </table:table-cell>
          <table:table-cell office:value-type="string">
            <text:p>John Frakes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1]" office:value-type="string" office:string-value="2019-09-17">
            <text:p>2019-09-17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2]" office:value-type="string" office:string-value="2019-09-17">
            <text:p>2019-09-17</text:p>
          </table:table-cell>
          <table:table-cell office:value-type="string">
            <text:p>Salvador Miranda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353]" office:value-type="string" office:string-value="2019-09-17">
            <text:p>2019-09-17</text:p>
          </table:table-cell>
          <table:table-cell office:value-type="string">
            <text:p>Doug Johnst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4]" office:value-type="string" office:string-value="2019-09-17">
            <text:p>2019-09-17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5]" office:value-type="string" office:string-value="2019-09-17">
            <text:p>2019-09-17</text:p>
          </table:table-cell>
          <table:table-cell office:value-type="string">
            <text:p>Juan Carlos Buenrostr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6]" office:value-type="string" office:string-value="2019-09-17">
            <text:p>2019-09-17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7]" office:value-type="string" office:string-value="2019-09-17">
            <text:p>2019-09-17</text:p>
          </table:table-cell>
          <table:table-cell office:value-type="string">
            <text:p>Perry Lo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358]" office:value-type="string" office:string-value="2019-09-17">
            <text:p>2019-09-17</text:p>
          </table:table-cell>
          <table:table-cell office:value-type="string">
            <text:p>Eric Kalis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59]" office:value-type="string" office:string-value="2019-09-17">
            <text:p>2019-09-17</text:p>
          </table:table-cell>
          <table:table-cell office:value-type="string">
            <text:p>Henry Vazquez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360]" office:value-type="string" office:string-value="2019-09-17">
            <text:p>2019-09-17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1]" office:value-type="string" office:string-value="2019-09-17">
            <text:p>2019-09-17</text:p>
          </table:table-cell>
          <table:table-cell office:value-type="string">
            <text:p>Lawrence Le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2]" office:value-type="string" office:string-value="2019-09-17">
            <text:p>2019-09-17</text:p>
          </table:table-cell>
          <table:table-cell office:value-type="string">
            <text:p>Phillip Romano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3]" office:value-type="string" office:string-value="2019-09-17">
            <text:p>2019-09-17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364]" office:value-type="string" office:string-value="2019-09-17">
            <text:p>2019-09-17</text:p>
          </table:table-cell>
          <table:table-cell office:value-type="string">
            <text:p>Austin Kelso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5]" office:value-type="string" office:string-value="2019-09-17">
            <text:p>2019-09-17</text:p>
          </table:table-cell>
          <table:table-cell office:value-type="string">
            <text:p>LanAhn Kerr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6]" office:value-type="string" office:string-value="2019-09-17">
            <text:p>2019-09-17</text:p>
          </table:table-cell>
          <table:table-cell office:value-type="string">
            <text:p>Peter Lee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7]" office:value-type="string" office:string-value="2019-09-17">
            <text:p>2019-09-17</text:p>
          </table:table-cell>
          <table:table-cell office:value-type="string">
            <text:p>Troy Brunet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368]" office:value-type="string" office:string-value="2019-09-17">
            <text:p>2019-09-17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69]" office:value-type="string" office:string-value="2019-09-17">
            <text:p>2019-09-17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0]" office:value-type="string" office:string-value="2019-09-17">
            <text:p>2019-09-17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1]" office:value-type="string" office:string-value="2019-09-17">
            <text:p>2019-09-17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2]" office:value-type="string" office:string-value="2019-09-17">
            <text:p>2019-09-17</text:p>
          </table:table-cell>
          <table:table-cell office:value-type="string">
            <text:p>Todd Emmel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373]" office:value-type="string" office:string-value="2019-09-17">
            <text:p>2019-09-17</text:p>
          </table:table-cell>
          <table:table-cell office:value-type="string">
            <text:p>Kurt Weitzmann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4]" office:value-type="string" office:string-value="2019-09-17">
            <text:p>2019-09-17</text:p>
          </table:table-cell>
          <table:table-cell office:value-type="string">
            <text:p>Mar Ronquill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375]" office:value-type="string" office:string-value="2019-09-17">
            <text:p>2019-09-17</text:p>
          </table:table-cell>
          <table:table-cell office:value-type="string">
            <text:p>Bryan Hoff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6]" office:value-type="string" office:string-value="2019-09-17">
            <text:p>2019-09-17</text:p>
          </table:table-cell>
          <table:table-cell office:value-type="string">
            <text:p>Casey O'Neill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7]" office:value-type="string" office:string-value="2019-09-17">
            <text:p>2019-09-17</text:p>
          </table:table-cell>
          <table:table-cell office:value-type="string">
            <text:p>Jocelyn Angeles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8]" office:value-type="string" office:string-value="2019-09-17">
            <text:p>2019-09-17</text:p>
          </table:table-cell>
          <table:table-cell office:value-type="string">
            <text:p>Julian Ostrow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79]" office:value-type="string" office:string-value="2019-09-17">
            <text:p>2019-09-17</text:p>
          </table:table-cell>
          <table:table-cell office:value-type="string">
            <text:p>Mathieu Guglielmi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380]" office:value-type="string" office:string-value="2019-09-17">
            <text:p>2019-09-17</text:p>
          </table:table-cell>
          <table:table-cell office:value-type="string">
            <text:p>Lorax Stalter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1]" office:value-type="string" office:string-value="2019-09-17">
            <text:p>2019-09-17</text:p>
          </table:table-cell>
          <table:table-cell office:value-type="string">
            <text:p>Ozzie Orozc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382]" office:value-type="string" office:string-value="2019-09-17">
            <text:p>2019-09-17</text:p>
          </table:table-cell>
          <table:table-cell office:value-type="string">
            <text:p>NIck Chackel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table:formula="of:=[.A383]" office:value-type="string" office:string-value="2019-09-17">
            <text:p>2019-09-17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384]" office:value-type="string" office:string-value="2019-09-17">
            <text:p>2019-09-17</text:p>
          </table:table-cell>
          <table:table-cell office:value-type="string">
            <text:p>Keith Dem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5]" office:value-type="string" office:string-value="2019-09-17">
            <text:p>2019-09-17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386]" office:value-type="string" office:string-value="2019-09-17">
            <text:p>2019-09-17</text:p>
          </table:table-cell>
          <table:table-cell office:value-type="string">
            <text:p>Bernie Herschbei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387]" office:value-type="string" office:string-value="2019-09-17">
            <text:p>2019-09-17</text:p>
          </table:table-cell>
          <table:table-cell office:value-type="string">
            <text:p>Jocelyn Rose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8]" office:value-type="string" office:string-value="2019-09-17">
            <text:p>2019-09-17</text:p>
          </table:table-cell>
          <table:table-cell office:value-type="string">
            <text:p>Savonna Hasso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89]" office:value-type="string" office:string-value="2019-09-17">
            <text:p>2019-09-17</text:p>
          </table:table-cell>
          <table:table-cell office:value-type="string">
            <text:p>Steven Chamberlain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390]" office:value-type="string" office:string-value="2019-09-17">
            <text:p>2019-09-17</text:p>
          </table:table-cell>
          <table:table-cell office:value-type="string">
            <text:p>Greg Micklas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391]" office:value-type="string" office:string-value="2019-09-17">
            <text:p>2019-09-17</text:p>
          </table:table-cell>
          <table:table-cell office:value-type="string">
            <text:p>Bob Schnatterly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2]" office:value-type="string" office:string-value="2019-09-17">
            <text:p>2019-09-17</text:p>
          </table:table-cell>
          <table:table-cell office:value-type="string">
            <text:p>Emily Adam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3]" office:value-type="string" office:string-value="2019-09-17">
            <text:p>2019-09-17</text:p>
          </table:table-cell>
          <table:table-cell office:value-type="string">
            <text:p>Nathan Davis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table:formula="of:=[.A394]" office:value-type="string" office:string-value="2019-09-17">
            <text:p>2019-09-17</text:p>
          </table:table-cell>
          <table:table-cell office:value-type="string">
            <text:p>Buddy Jacques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395]" office:value-type="string" office:string-value="2019-09-17">
            <text:p>2019-09-17</text:p>
          </table:table-cell>
          <table:table-cell office:value-type="string">
            <text:p>Malcolm King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396]" office:value-type="string" office:string-value="2019-09-17">
            <text:p>2019-09-17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7]" office:value-type="string" office:string-value="2019-09-17">
            <text:p>2019-09-17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table:formula="of:=[.A398]" office:value-type="string" office:string-value="2019-09-17">
            <text:p>2019-09-17</text:p>
          </table:table-cell>
          <table:table-cell office:value-type="string">
            <text:p>Michael Bouey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399]" office:value-type="string" office:string-value="2019-09-17">
            <text:p>2019-09-17</text:p>
          </table:table-cell>
          <table:table-cell office:value-type="string">
            <text:p>Austin Day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400]" office:value-type="string" office:string-value="2019-09-17">
            <text:p>2019-09-17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table:formula="of:=[.A401]" office:value-type="string" office:string-value="2019-09-17">
            <text:p>2019-09-17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402]" office:value-type="string" office:string-value="2019-09-17">
            <text:p>2019-09-17</text:p>
          </table:table-cell>
          <table:table-cell office:value-type="string">
            <text:p>Noel Alpin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403]" office:value-type="string" office:string-value="2019-09-17">
            <text:p>2019-09-17</text:p>
          </table:table-cell>
          <table:table-cell office:value-type="string">
            <text:p>John Putnam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404]" office:value-type="string" office:string-value="2019-09-17">
            <text:p>2019-09-17</text:p>
          </table:table-cell>
          <table:table-cell office:value-type="string">
            <text:p>Patrick Hunt</text:p>
          </table:table-cell>
          <table:table-cell office:value-type="float" office:value="462">
            <text:p>462</text:p>
          </table:table-cell>
        </table:table-row>
        <table:table-row table:style-name="ro3">
          <table:table-cell table:formula="of:=[.A405]" office:value-type="string" office:string-value="2019-09-17">
            <text:p>2019-09-17</text:p>
          </table:table-cell>
          <table:table-cell office:value-type="string">
            <text:p>Ian Jolly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table:formula="of:=[.A406]" office:value-type="string" office:string-value="2019-09-17">
            <text:p>2019-09-17</text:p>
          </table:table-cell>
          <table:table-cell office:value-type="string">
            <text:p>Joina Liao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7]" office:value-type="string" office:string-value="2019-09-17">
            <text:p>2019-09-17</text:p>
          </table:table-cell>
          <table:table-cell office:value-type="string">
            <text:p>Zeon Kitchiner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408]" office:value-type="string" office:string-value="2019-09-17">
            <text:p>2019-09-17</text:p>
          </table:table-cell>
          <table:table-cell office:value-type="string">
            <text:p>Fran Herman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table:formula="of:=[.A409]" office:value-type="string" office:string-value="2019-09-17">
            <text:p>2019-09-17</text:p>
          </table:table-cell>
          <table:table-cell office:value-type="string">
            <text:p>Alice Davi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0]" office:value-type="string" office:string-value="2019-09-17">
            <text:p>2019-09-17</text:p>
          </table:table-cell>
          <table:table-cell office:value-type="string">
            <text:p>Gerald Borjas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411]" office:value-type="string" office:string-value="2019-09-17">
            <text:p>2019-09-17</text:p>
          </table:table-cell>
          <table:table-cell office:value-type="string">
            <text:p>Rodney Zarnegar</text:p>
          </table:table-cell>
          <table:table-cell office:value-type="float" office:value="445">
            <text:p>445</text:p>
          </table:table-cell>
        </table:table-row>
        <table:table-row table:style-name="ro3">
          <table:table-cell table:formula="of:=[.A412]" office:value-type="string" office:string-value="2019-09-17">
            <text:p>2019-09-17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3">
          <table:table-cell table:formula="of:=[.A413]" office:value-type="string" office:string-value="2019-09-17">
            <text:p>2019-09-17</text:p>
          </table:table-cell>
          <table:table-cell office:value-type="string">
            <text:p>Simone Manganelli</text:p>
          </table:table-cell>
          <table:table-cell office:value-type="float" office:value="428">
            <text:p>428</text:p>
          </table:table-cell>
        </table:table-row>
        <table:table-row table:style-name="ro3">
          <table:table-cell table:formula="of:=[.A414]" office:value-type="string" office:string-value="2019-09-17">
            <text:p>2019-09-17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415]" office:value-type="string" office:string-value="2019-09-17">
            <text:p>2019-09-17</text:p>
          </table:table-cell>
          <table:table-cell office:value-type="string">
            <text:p>Cristina Urreaga</text:p>
          </table:table-cell>
          <table:table-cell office:value-type="float" office:value="418">
            <text:p>418</text:p>
          </table:table-cell>
        </table:table-row>
        <table:table-row table:style-name="ro3">
          <table:table-cell table:formula="of:=[.A416]" office:value-type="string" office:string-value="2019-09-17">
            <text:p>2019-09-17</text:p>
          </table:table-cell>
          <table:table-cell office:value-type="string">
            <text:p>Sandra Davis</text:p>
          </table:table-cell>
          <table:table-cell office:value-type="float" office:value="407">
            <text:p>407</text:p>
          </table:table-cell>
        </table:table-row>
        <table:table-row table:style-name="ro3">
          <table:table-cell table:formula="of:=[.A417]" office:value-type="string" office:string-value="2019-09-17">
            <text:p>2019-09-17</text:p>
          </table:table-cell>
          <table:table-cell office:value-type="string">
            <text:p>Danny Mulla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8]" office:value-type="string" office:string-value="2019-09-17">
            <text:p>2019-09-17</text:p>
          </table:table-cell>
          <table:table-cell office:value-type="string">
            <text:p>Jaime Dizon</text:p>
          </table:table-cell>
          <table:table-cell office:value-type="float" office:value="405">
            <text:p>405</text:p>
          </table:table-cell>
        </table:table-row>
        <table:table-row table:style-name="ro3">
          <table:table-cell table:formula="of:=[.A419]" office:value-type="string" office:string-value="2019-09-17">
            <text:p>2019-09-17</text:p>
          </table:table-cell>
          <table:table-cell office:value-type="string">
            <text:p>Trish Gardner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420]" office:value-type="string" office:string-value="2019-09-17">
            <text:p>2019-09-17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1]" office:value-type="string" office:string-value="2019-09-17">
            <text:p>2019-09-17</text:p>
          </table:table-cell>
          <table:table-cell office:value-type="string">
            <text:p>Travis Yalup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table:formula="of:=[.A422]" office:value-type="string" office:string-value="2019-09-17">
            <text:p>2019-09-17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table:formula="of:=[.A423]" office:value-type="string" office:string-value="2019-09-17">
            <text:p>2019-09-17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424]" office:value-type="string" office:string-value="2019-09-17">
            <text:p>2019-09-17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table:formula="of:=[.A425]" office:value-type="string" office:string-value="2019-09-17">
            <text:p>2019-09-17</text:p>
          </table:table-cell>
          <table:table-cell office:value-type="string">
            <text:p>Stern Montoya</text:p>
          </table:table-cell>
          <table:table-cell office:value-type="float" office:value="381">
            <text:p>381</text:p>
          </table:table-cell>
        </table:table-row>
        <table:table-row table:style-name="ro3">
          <table:table-cell table:formula="of:=[.A426]" office:value-type="string" office:string-value="2019-09-17">
            <text:p>2019-09-17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7]" office:value-type="string" office:string-value="2019-09-17">
            <text:p>2019-09-17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428]" office:value-type="string" office:string-value="2019-09-17">
            <text:p>2019-09-17</text:p>
          </table:table-cell>
          <table:table-cell office:value-type="string">
            <text:p>Travis Santos</text:p>
          </table:table-cell>
          <table:table-cell office:value-type="float" office:value="325">
            <text:p>325</text:p>
          </table:table-cell>
        </table:table-row>
        <table:table-row table:style-name="ro3">
          <table:table-cell table:formula="of:=[.A429]" office:value-type="string" office:string-value="2019-09-17">
            <text:p>2019-09-17</text:p>
          </table:table-cell>
          <table:table-cell office:value-type="string">
            <text:p>Patrick Picard</text:p>
          </table:table-cell>
          <table:table-cell office:value-type="float" office:value="323">
            <text:p>323</text:p>
          </table:table-cell>
        </table:table-row>
        <table:table-row table:style-name="ro3">
          <table:table-cell table:formula="of:=[.A430]" office:value-type="string" office:string-value="2019-09-17">
            <text:p>2019-09-17</text:p>
          </table:table-cell>
          <table:table-cell office:value-type="string">
            <text:p>Annabelle Cabuhat</text:p>
          </table:table-cell>
          <table:table-cell office:value-type="float" office:value="308">
            <text:p>308</text:p>
          </table:table-cell>
        </table:table-row>
        <table:table-row table:style-name="ro3">
          <table:table-cell table:formula="of:=[.A431]" office:value-type="string" office:string-value="2019-09-17">
            <text:p>2019-09-17</text:p>
          </table:table-cell>
          <table:table-cell office:value-type="string">
            <text:p>David Norris</text:p>
          </table:table-cell>
          <table:table-cell office:value-type="float" office:value="297">
            <text:p>297</text:p>
          </table:table-cell>
        </table:table-row>
        <table:table-row table:style-name="ro3">
          <table:table-cell table:formula="of:=[.A432]" office:value-type="string" office:string-value="2019-09-17">
            <text:p>2019-09-17</text:p>
          </table:table-cell>
          <table:table-cell office:value-type="string">
            <text:p>Joan Pettijohn</text:p>
          </table:table-cell>
          <table:table-cell office:value-type="float" office:value="279">
            <text:p>279</text:p>
          </table:table-cell>
        </table:table-row>
        <table:table-row table:style-name="ro3">
          <table:table-cell table:formula="of:=[.A433]" office:value-type="string" office:string-value="2019-09-17">
            <text:p>2019-09-17</text:p>
          </table:table-cell>
          <table:table-cell office:value-type="string">
            <text:p>Sharon Yencharis</text:p>
          </table:table-cell>
          <table:table-cell office:value-type="float" office:value="228">
            <text:p>228</text:p>
          </table:table-cell>
        </table:table-row>
        <table:table-row table:style-name="ro3">
          <table:table-cell table:formula="of:=[.A434]" office:value-type="string" office:string-value="2019-09-17">
            <text:p>2019-09-17</text:p>
          </table:table-cell>
          <table:table-cell office:value-type="string">
            <text:p>Alex Peralta</text:p>
          </table:table-cell>
          <table:table-cell office:value-type="float" office:value="182">
            <text:p>182</text:p>
          </table:table-cell>
        </table:table-row>
        <table:table-row table:style-name="ro3">
          <table:table-cell table:formula="of:=[.A435]" office:value-type="string" office:string-value="2019-09-17">
            <text:p>2019-09-17</text:p>
          </table:table-cell>
          <table:table-cell office:value-type="string">
            <text:p>Jules Tanseco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436]" office:value-type="string" office:string-value="2019-09-17">
            <text:p>2019-09-17</text:p>
          </table:table-cell>
          <table:table-cell office:value-type="string">
            <text:p>Tetyana Swann</text:p>
          </table:table-cell>
          <table:table-cell office:value-type="float" office:value="115">
            <text:p>115</text:p>
          </table:table-cell>
        </table:table-row>
        <table:table-row table:style-name="ro3">
          <table:table-cell table:formula="of:=[.A437]" office:value-type="string" office:string-value="2019-09-17">
            <text:p>2019-09-17</text:p>
          </table:table-cell>
          <table:table-cell office:value-type="string">
            <text:p>Levon Sanossian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string">
            <text:p>2019-09-24</text:p>
          </table:table-cell>
          <table:table-cell office:value-type="string">
            <text:p>Skip Perry</text:p>
          </table:table-cell>
          <table:table-cell office:value-type="float" office:value="629">
            <text:p>629</text:p>
          </table:table-cell>
        </table:table-row>
        <table:table-row table:style-name="ro3">
          <table:table-cell table:formula="of:=[.A439]" office:value-type="string" office:string-value="2019-09-24">
            <text:p>2019-09-24</text:p>
          </table:table-cell>
          <table:table-cell office:value-type="string">
            <text:p>Mike Maxwell</text:p>
          </table:table-cell>
          <table:table-cell office:value-type="float" office:value="569">
            <text:p>569</text:p>
          </table:table-cell>
        </table:table-row>
        <table:table-row table:style-name="ro3">
          <table:table-cell table:formula="of:=[.A440]" office:value-type="string" office:string-value="2019-09-24">
            <text:p>2019-09-24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3">
          <table:table-cell table:formula="of:=[.A441]" office:value-type="string" office:string-value="2019-09-24">
            <text:p>2019-09-24</text:p>
          </table:table-cell>
          <table:table-cell office:value-type="string">
            <text:p>Evan Burgess</text:p>
          </table:table-cell>
          <table:table-cell office:value-type="float" office:value="547">
            <text:p>547</text:p>
          </table:table-cell>
        </table:table-row>
        <table:table-row table:style-name="ro3">
          <table:table-cell table:formula="of:=[.A442]" office:value-type="string" office:string-value="2019-09-24">
            <text:p>2019-09-24</text:p>
          </table:table-cell>
          <table:table-cell office:value-type="string">
            <text:p>Patty West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table:formula="of:=[.A443]" office:value-type="string" office:string-value="2019-09-24">
            <text:p>2019-09-24</text:p>
          </table:table-cell>
          <table:table-cell office:value-type="string">
            <text:p>Joshua Maldonado</text:p>
          </table:table-cell>
          <table:table-cell office:value-type="float" office:value="545">
            <text:p>545</text:p>
          </table:table-cell>
        </table:table-row>
        <table:table-row table:style-name="ro3">
          <table:table-cell table:formula="of:=[.A444]" office:value-type="string" office:string-value="2019-09-24">
            <text:p>2019-09-24</text:p>
          </table:table-cell>
          <table:table-cell office:value-type="string">
            <text:p>Diogo Martini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table:formula="of:=[.A445]" office:value-type="string" office:string-value="2019-09-24">
            <text:p>2019-09-24</text:p>
          </table:table-cell>
          <table:table-cell office:value-type="string">
            <text:p>Alvin Ho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table:formula="of:=[.A446]" office:value-type="string" office:string-value="2019-09-24">
            <text:p>2019-09-24</text:p>
          </table:table-cell>
          <table:table-cell office:value-type="string">
            <text:p>Jim Neale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table:formula="of:=[.A447]" office:value-type="string" office:string-value="2019-09-24">
            <text:p>2019-09-24</text:p>
          </table:table-cell>
          <table:table-cell office:value-type="string">
            <text:p>James Horsfall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448]" office:value-type="string" office:string-value="2019-09-24">
            <text:p>2019-09-24</text:p>
          </table:table-cell>
          <table:table-cell office:value-type="string">
            <text:p>Tom Seymour DeGraffenried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table:formula="of:=[.A449]" office:value-type="string" office:string-value="2019-09-24">
            <text:p>2019-09-24</text:p>
          </table:table-cell>
          <table:table-cell office:value-type="string">
            <text:p>Ryan Piaget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450]" office:value-type="string" office:string-value="2019-09-24">
            <text:p>2019-09-24</text:p>
          </table:table-cell>
          <table:table-cell office:value-type="string">
            <text:p>Victor Ramos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table:formula="of:=[.A451]" office:value-type="string" office:string-value="2019-09-24">
            <text:p>2019-09-24</text:p>
          </table:table-cell>
          <table:table-cell office:value-type="string">
            <text:p>Rajat Kansal</text:p>
          </table:table-cell>
          <table:table-cell office:value-type="float" office:value="535">
            <text:p>535</text:p>
          </table:table-cell>
        </table:table-row>
        <table:table-row table:style-name="ro3">
          <table:table-cell table:formula="of:=[.A452]" office:value-type="string" office:string-value="2019-09-24">
            <text:p>2019-09-24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table:formula="of:=[.A453]" office:value-type="string" office:string-value="2019-09-24">
            <text:p>2019-09-24</text:p>
          </table:table-cell>
          <table:table-cell office:value-type="string">
            <text:p>Bob Simon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table:formula="of:=[.A454]" office:value-type="string" office:string-value="2019-09-24">
            <text:p>2019-09-24</text:p>
          </table:table-cell>
          <table:table-cell office:value-type="string">
            <text:p>Eric Babaki</text:p>
          </table:table-cell>
          <table:table-cell office:value-type="float" office:value="531">
            <text:p>531</text:p>
          </table:table-cell>
        </table:table-row>
        <table:table-row table:style-name="ro3">
          <table:table-cell table:formula="of:=[.A455]" office:value-type="string" office:string-value="2019-09-24">
            <text:p>2019-09-24</text:p>
          </table:table-cell>
          <table:table-cell office:value-type="string">
            <text:p>Noah Snyder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456]" office:value-type="string" office:string-value="2019-09-24">
            <text:p>2019-09-24</text:p>
          </table:table-cell>
          <table:table-cell office:value-type="string">
            <text:p>Thayer McDougl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table:formula="of:=[.A457]" office:value-type="string" office:string-value="2019-09-24">
            <text:p>2019-09-24</text:p>
          </table:table-cell>
          <table:table-cell office:value-type="string">
            <text:p>Chris Kline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458]" office:value-type="string" office:string-value="2019-09-24">
            <text:p>2019-09-24</text:p>
          </table:table-cell>
          <table:table-cell office:value-type="string">
            <text:p>Eugene Fa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table:formula="of:=[.A459]" office:value-type="string" office:string-value="2019-09-24">
            <text:p>2019-09-24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0]" office:value-type="string" office:string-value="2019-09-24">
            <text:p>2019-09-24</text:p>
          </table:table-cell>
          <table:table-cell office:value-type="string">
            <text:p>Ben Gree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1]" office:value-type="string" office:string-value="2019-09-24">
            <text:p>2019-09-24</text:p>
          </table:table-cell>
          <table:table-cell office:value-type="string">
            <text:p>Chris DuCoing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2]" office:value-type="string" office:string-value="2019-09-24">
            <text:p>2019-09-24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3]" office:value-type="string" office:string-value="2019-09-24">
            <text:p>2019-09-24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4]" office:value-type="string" office:string-value="2019-09-24">
            <text:p>2019-09-24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table:formula="of:=[.A465]" office:value-type="string" office:string-value="2019-09-24">
            <text:p>2019-09-24</text:p>
          </table:table-cell>
          <table:table-cell office:value-type="string">
            <text:p>Jon Williams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table:formula="of:=[.A466]" office:value-type="string" office:string-value="2019-09-24">
            <text:p>2019-09-24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table:formula="of:=[.A467]" office:value-type="string" office:string-value="2019-09-24">
            <text:p>2019-09-24</text:p>
          </table:table-cell>
          <table:table-cell office:value-type="string">
            <text:p>Dan Sorge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468]" office:value-type="string" office:string-value="2019-09-24">
            <text:p>2019-09-24</text:p>
          </table:table-cell>
          <table:table-cell office:value-type="string">
            <text:p>Rene Denis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table:formula="of:=[.A469]" office:value-type="string" office:string-value="2019-09-24">
            <text:p>2019-09-24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470]" office:value-type="string" office:string-value="2019-09-24">
            <text:p>2019-09-24</text:p>
          </table:table-cell>
          <table:table-cell office:value-type="string">
            <text:p>Juan Chico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table:formula="of:=[.A471]" office:value-type="string" office:string-value="2019-09-24">
            <text:p>2019-09-24</text:p>
          </table:table-cell>
          <table:table-cell office:value-type="string">
            <text:p>HJ Gonzalez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72]" office:value-type="string" office:string-value="2019-09-24">
            <text:p>2019-09-24</text:p>
          </table:table-cell>
          <table:table-cell office:value-type="string">
            <text:p>Steven Pease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table:formula="of:=[.A473]" office:value-type="string" office:string-value="2019-09-24">
            <text:p>2019-09-24</text:p>
          </table:table-cell>
          <table:table-cell office:value-type="string">
            <text:p>Nick Radford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4]" office:value-type="string" office:string-value="2019-09-24">
            <text:p>2019-09-24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5]" office:value-type="string" office:string-value="2019-09-24">
            <text:p>2019-09-24</text:p>
          </table:table-cell>
          <table:table-cell office:value-type="string">
            <text:p>Paul Krohn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6]" office:value-type="string" office:string-value="2019-09-24">
            <text:p>2019-09-24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table:formula="of:=[.A477]" office:value-type="string" office:string-value="2019-09-24">
            <text:p>2019-09-24</text:p>
          </table:table-cell>
          <table:table-cell office:value-type="string">
            <text:p>Adam Moor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8]" office:value-type="string" office:string-value="2019-09-24">
            <text:p>2019-09-24</text:p>
          </table:table-cell>
          <table:table-cell office:value-type="string">
            <text:p>Paul McCu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79]" office:value-type="string" office:string-value="2019-09-24">
            <text:p>2019-09-24</text:p>
          </table:table-cell>
          <table:table-cell office:value-type="string">
            <text:p>Ryan Robison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table:formula="of:=[.A480]" office:value-type="string" office:string-value="2019-09-24">
            <text:p>2019-09-24</text:p>
          </table:table-cell>
          <table:table-cell office:value-type="string">
            <text:p>Isaac Wong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1]" office:value-type="string" office:string-value="2019-09-24">
            <text:p>2019-09-24</text:p>
          </table:table-cell>
          <table:table-cell office:value-type="string">
            <text:p>Malav Shah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2]" office:value-type="string" office:string-value="2019-09-24">
            <text:p>2019-09-24</text:p>
          </table:table-cell>
          <table:table-cell office:value-type="string">
            <text:p>RIck Mariani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3]" office:value-type="string" office:string-value="2019-09-24">
            <text:p>2019-09-24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4]" office:value-type="string" office:string-value="2019-09-24">
            <text:p>2019-09-24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table:formula="of:=[.A485]" office:value-type="string" office:string-value="2019-09-24">
            <text:p>2019-09-24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6]" office:value-type="string" office:string-value="2019-09-24">
            <text:p>2019-09-24</text:p>
          </table:table-cell>
          <table:table-cell office:value-type="string">
            <text:p>Buddy Giguere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7]" office:value-type="string" office:string-value="2019-09-24">
            <text:p>2019-09-24</text:p>
          </table:table-cell>
          <table:table-cell office:value-type="string">
            <text:p>Dave Ward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8]" office:value-type="string" office:string-value="2019-09-24">
            <text:p>2019-09-24</text:p>
          </table:table-cell>
          <table:table-cell office:value-type="string">
            <text:p>Thom Moyer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table:formula="of:=[.A489]" office:value-type="string" office:string-value="2019-09-24">
            <text:p>2019-09-24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0]" office:value-type="string" office:string-value="2019-09-24">
            <text:p>2019-09-24</text:p>
          </table:table-cell>
          <table:table-cell office:value-type="string">
            <text:p>Bryant Labita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1]" office:value-type="string" office:string-value="2019-09-24">
            <text:p>2019-09-24</text:p>
          </table:table-cell>
          <table:table-cell office:value-type="string">
            <text:p>Rick Bradford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table:formula="of:=[.A492]" office:value-type="string" office:string-value="2019-09-24">
            <text:p>2019-09-24</text:p>
          </table:table-cell>
          <table:table-cell office:value-type="string">
            <text:p>Mark Deal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3]" office:value-type="string" office:string-value="2019-09-24">
            <text:p>2019-09-24</text:p>
          </table:table-cell>
          <table:table-cell office:value-type="string">
            <text:p>Sam Khozinda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4]" office:value-type="string" office:string-value="2019-09-24">
            <text:p>2019-09-24</text:p>
          </table:table-cell>
          <table:table-cell office:value-type="string">
            <text:p>Sebastian Jellema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table:formula="of:=[.A495]" office:value-type="string" office:string-value="2019-09-24">
            <text:p>2019-09-24</text:p>
          </table:table-cell>
          <table:table-cell office:value-type="string">
            <text:p>Darrel Haslip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6]" office:value-type="string" office:string-value="2019-09-24">
            <text:p>2019-09-24</text:p>
          </table:table-cell>
          <table:table-cell office:value-type="string">
            <text:p>Eric Gruttemeyer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7]" office:value-type="string" office:string-value="2019-09-24">
            <text:p>2019-09-24</text:p>
          </table:table-cell>
          <table:table-cell office:value-type="string">
            <text:p>Rob Cosgriff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8]" office:value-type="string" office:string-value="2019-09-24">
            <text:p>2019-09-24</text:p>
          </table:table-cell>
          <table:table-cell office:value-type="string">
            <text:p>Vijay Alexander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table:formula="of:=[.A499]" office:value-type="string" office:string-value="2019-09-24">
            <text:p>2019-09-24</text:p>
          </table:table-cell>
          <table:table-cell office:value-type="string">
            <text:p>Crystal Kele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0]" office:value-type="string" office:string-value="2019-09-24">
            <text:p>2019-09-24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1]" office:value-type="string" office:string-value="2019-09-24">
            <text:p>2019-09-24</text:p>
          </table:table-cell>
          <table:table-cell office:value-type="string">
            <text:p>Kirby Aho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2]" office:value-type="string" office:string-value="2019-09-24">
            <text:p>2019-09-24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3]" office:value-type="string" office:string-value="2019-09-24">
            <text:p>2019-09-24</text:p>
          </table:table-cell>
          <table:table-cell office:value-type="string">
            <text:p>Will Chadwick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table:formula="of:=[.A504]" office:value-type="string" office:string-value="2019-09-24">
            <text:p>2019-09-24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505]" office:value-type="string" office:string-value="2019-09-24">
            <text:p>2019-09-24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table:formula="of:=[.A506]" office:value-type="string" office:string-value="2019-09-24">
            <text:p>2019-09-24</text:p>
          </table:table-cell>
          <table:table-cell office:value-type="string">
            <text:p>Ian Montbru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7]" office:value-type="string" office:string-value="2019-09-24">
            <text:p>2019-09-24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8]" office:value-type="string" office:string-value="2019-09-24">
            <text:p>2019-09-24</text:p>
          </table:table-cell>
          <table:table-cell office:value-type="string">
            <text:p>Nima Gaadadsuren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09]" office:value-type="string" office:string-value="2019-09-24">
            <text:p>2019-09-24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10]" office:value-type="string" office:string-value="2019-09-24">
            <text:p>2019-09-24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table:formula="of:=[.A511]" office:value-type="string" office:string-value="2019-09-24">
            <text:p>2019-09-24</text:p>
          </table:table-cell>
          <table:table-cell office:value-type="string">
            <text:p>Adam Usman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table:formula="of:=[.A512]" office:value-type="string" office:string-value="2019-09-24">
            <text:p>2019-09-24</text:p>
          </table:table-cell>
          <table:table-cell office:value-type="string">
            <text:p>Julien Roeser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513]" office:value-type="string" office:string-value="2019-09-24">
            <text:p>2019-09-24</text:p>
          </table:table-cell>
          <table:table-cell office:value-type="string">
            <text:p>Lawrence Mort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table:formula="of:=[.A514]" office:value-type="string" office:string-value="2019-09-24">
            <text:p>2019-09-24</text:p>
          </table:table-cell>
          <table:table-cell office:value-type="string">
            <text:p>Colton Callaha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5]" office:value-type="string" office:string-value="2019-09-24">
            <text:p>2019-09-24</text:p>
          </table:table-cell>
          <table:table-cell office:value-type="string">
            <text:p>Dylan Pulliam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6]" office:value-type="string" office:string-value="2019-09-24">
            <text:p>2019-09-24</text:p>
          </table:table-cell>
          <table:table-cell office:value-type="string">
            <text:p>Huu Nguye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7]" office:value-type="string" office:string-value="2019-09-24">
            <text:p>2019-09-24</text:p>
          </table:table-cell>
          <table:table-cell office:value-type="string">
            <text:p>Mark Sorensen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8]" office:value-type="string" office:string-value="2019-09-24">
            <text:p>2019-09-24</text:p>
          </table:table-cell>
          <table:table-cell office:value-type="string">
            <text:p>Tim Doyle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table:formula="of:=[.A519]" office:value-type="string" office:string-value="2019-09-24">
            <text:p>2019-09-24</text:p>
          </table:table-cell>
          <table:table-cell office:value-type="string">
            <text:p>Chris Peterso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0]" office:value-type="string" office:string-value="2019-09-24">
            <text:p>2019-09-24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1]" office:value-type="string" office:string-value="2019-09-24">
            <text:p>2019-09-24</text:p>
          </table:table-cell>
          <table:table-cell office:value-type="string">
            <text:p>Leif Smith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2]" office:value-type="string" office:string-value="2019-09-24">
            <text:p>2019-09-24</text:p>
          </table:table-cell>
          <table:table-cell office:value-type="string">
            <text:p>Matt Weyls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table:formula="of:=[.A523]" office:value-type="string" office:string-value="2019-09-24">
            <text:p>2019-09-24</text:p>
          </table:table-cell>
          <table:table-cell office:value-type="string">
            <text:p>Adam Bowley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4]" office:value-type="string" office:string-value="2019-09-24">
            <text:p>2019-09-24</text:p>
          </table:table-cell>
          <table:table-cell office:value-type="string">
            <text:p>Christopher Loga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5]" office:value-type="string" office:string-value="2019-09-24">
            <text:p>2019-09-24</text:p>
          </table:table-cell>
          <table:table-cell office:value-type="string">
            <text:p>Cindy Kim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6]" office:value-type="string" office:string-value="2019-09-24">
            <text:p>2019-09-24</text:p>
          </table:table-cell>
          <table:table-cell office:value-type="string">
            <text:p>Kunal Lakhan-Pa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table:formula="of:=[.A527]" office:value-type="string" office:string-value="2019-09-24">
            <text:p>2019-09-24</text:p>
          </table:table-cell>
          <table:table-cell office:value-type="string">
            <text:p>Anthony Hydr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28]" office:value-type="string" office:string-value="2019-09-24">
            <text:p>2019-09-24</text:p>
          </table:table-cell>
          <table:table-cell office:value-type="string">
            <text:p>Christopher Doornbo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29]" office:value-type="string" office:string-value="2019-09-24">
            <text:p>2019-09-24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0]" office:value-type="string" office:string-value="2019-09-24">
            <text:p>2019-09-24</text:p>
          </table:table-cell>
          <table:table-cell office:value-type="string">
            <text:p>Robin McAloon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1]" office:value-type="string" office:string-value="2019-09-24">
            <text:p>2019-09-24</text:p>
          </table:table-cell>
          <table:table-cell office:value-type="string">
            <text:p>Roy Luo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table:formula="of:=[.A532]" office:value-type="string" office:string-value="2019-09-24">
            <text:p>2019-09-24</text:p>
          </table:table-cell>
          <table:table-cell office:value-type="string">
            <text:p>Wade Hargrove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table:formula="of:=[.A533]" office:value-type="string" office:string-value="2019-09-24">
            <text:p>2019-09-24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4]" office:value-type="string" office:string-value="2019-09-24">
            <text:p>2019-09-24</text:p>
          </table:table-cell>
          <table:table-cell office:value-type="string">
            <text:p>Carlos Gonzalez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5]" office:value-type="string" office:string-value="2019-09-24">
            <text:p>2019-09-24</text:p>
          </table:table-cell>
          <table:table-cell office:value-type="string">
            <text:p>Erik Proctor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6]" office:value-type="string" office:string-value="2019-09-24">
            <text:p>2019-09-24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7]" office:value-type="string" office:string-value="2019-09-24">
            <text:p>2019-09-24</text:p>
          </table:table-cell>
          <table:table-cell office:value-type="string">
            <text:p>Roy Perkel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table:formula="of:=[.A538]" office:value-type="string" office:string-value="2019-09-24">
            <text:p>2019-09-24</text:p>
          </table:table-cell>
          <table:table-cell office:value-type="string">
            <text:p>Ben Napili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39]" office:value-type="string" office:string-value="2019-09-24">
            <text:p>2019-09-24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0]" office:value-type="string" office:string-value="2019-09-24">
            <text:p>2019-09-24</text:p>
          </table:table-cell>
          <table:table-cell office:value-type="string">
            <text:p>Nithin Tharaka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1]" office:value-type="string" office:string-value="2019-09-24">
            <text:p>2019-09-24</text:p>
          </table:table-cell>
          <table:table-cell office:value-type="string">
            <text:p>Paul Martinez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table:formula="of:=[.A542]" office:value-type="string" office:string-value="2019-09-24">
            <text:p>2019-09-24</text:p>
          </table:table-cell>
          <table:table-cell office:value-type="string">
            <text:p>Carlos Rodrigue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3]" office:value-type="string" office:string-value="2019-09-24">
            <text:p>2019-09-24</text:p>
          </table:table-cell>
          <table:table-cell office:value-type="string">
            <text:p>Mika Kerr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4]" office:value-type="string" office:string-value="2019-09-24">
            <text:p>2019-09-24</text:p>
          </table:table-cell>
          <table:table-cell office:value-type="string">
            <text:p>Scott Marfield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5]" office:value-type="string" office:string-value="2019-09-24">
            <text:p>2019-09-24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table:formula="of:=[.A546]" office:value-type="string" office:string-value="2019-09-24">
            <text:p>2019-09-24</text:p>
          </table:table-cell>
          <table:table-cell office:value-type="string">
            <text:p>Alex Mendes da Costa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7]" office:value-type="string" office:string-value="2019-09-24">
            <text:p>2019-09-24</text:p>
          </table:table-cell>
          <table:table-cell office:value-type="string">
            <text:p>Isaac Lop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8]" office:value-type="string" office:string-value="2019-09-24">
            <text:p>2019-09-24</text:p>
          </table:table-cell>
          <table:table-cell office:value-type="string">
            <text:p>Polo Black-Goude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49]" office:value-type="string" office:string-value="2019-09-24">
            <text:p>2019-09-24</text:p>
          </table:table-cell>
          <table:table-cell office:value-type="string">
            <text:p>Walt Bartas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table:formula="of:=[.A550]" office:value-type="string" office:string-value="2019-09-24">
            <text:p>2019-09-24</text:p>
          </table:table-cell>
          <table:table-cell office:value-type="string">
            <text:p>John Kiltine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1]" office:value-type="string" office:string-value="2019-09-24">
            <text:p>2019-09-24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2]" office:value-type="string" office:string-value="2019-09-24">
            <text:p>2019-09-24</text:p>
          </table:table-cell>
          <table:table-cell office:value-type="string">
            <text:p>John McNulty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3]" office:value-type="string" office:string-value="2019-09-24">
            <text:p>2019-09-24</text:p>
          </table:table-cell>
          <table:table-cell office:value-type="string">
            <text:p>Skinner Arteag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table:formula="of:=[.A554]" office:value-type="string" office:string-value="2019-09-24">
            <text:p>2019-09-24</text:p>
          </table:table-cell>
          <table:table-cell office:value-type="string">
            <text:p>Brendan Payne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555]" office:value-type="string" office:string-value="2019-09-24">
            <text:p>2019-09-24</text:p>
          </table:table-cell>
          <table:table-cell office:value-type="string">
            <text:p>Justin Dayt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table:formula="of:=[.A556]" office:value-type="string" office:string-value="2019-09-24">
            <text:p>2019-09-24</text:p>
          </table:table-cell>
          <table:table-cell office:value-type="string">
            <text:p>Jason Bucy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7]" office:value-type="string" office:string-value="2019-09-24">
            <text:p>2019-09-24</text:p>
          </table:table-cell>
          <table:table-cell office:value-type="string">
            <text:p>Martin Smidak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8]" office:value-type="string" office:string-value="2019-09-24">
            <text:p>2019-09-24</text:p>
          </table:table-cell>
          <table:table-cell office:value-type="string">
            <text:p>Matt Paul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59]" office:value-type="string" office:string-value="2019-09-24">
            <text:p>2019-09-24</text:p>
          </table:table-cell>
          <table:table-cell office:value-type="string">
            <text:p>Max Sanchez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table:formula="of:=[.A560]" office:value-type="string" office:string-value="2019-09-24">
            <text:p>2019-09-24</text:p>
          </table:table-cell>
          <table:table-cell office:value-type="string">
            <text:p>Michael Moreno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table:formula="of:=[.A561]" office:value-type="string" office:string-value="2019-09-24">
            <text:p>2019-09-24</text:p>
          </table:table-cell>
          <table:table-cell office:value-type="string">
            <text:p>Antonio Herrer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2]" office:value-type="string" office:string-value="2019-09-24">
            <text:p>2019-09-24</text:p>
          </table:table-cell>
          <table:table-cell office:value-type="string">
            <text:p>Casey O'Neill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3]" office:value-type="string" office:string-value="2019-09-24">
            <text:p>2019-09-24</text:p>
          </table:table-cell>
          <table:table-cell office:value-type="string">
            <text:p>Hakim Boukhaloua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4]" office:value-type="string" office:string-value="2019-09-24">
            <text:p>2019-09-24</text:p>
          </table:table-cell>
          <table:table-cell office:value-type="string">
            <text:p>Nick Giangrec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table:formula="of:=[.A565]" office:value-type="string" office:string-value="2019-09-24">
            <text:p>2019-09-24</text:p>
          </table:table-cell>
          <table:table-cell office:value-type="string">
            <text:p>Frank Augustine Jr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table:formula="of:=[.A566]" office:value-type="string" office:string-value="2019-09-24">
            <text:p>2019-09-24</text:p>
          </table:table-cell>
          <table:table-cell office:value-type="string">
            <text:p>Greg Morgan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7]" office:value-type="string" office:string-value="2019-09-24">
            <text:p>2019-09-24</text:p>
          </table:table-cell>
          <table:table-cell office:value-type="string">
            <text:p>Henry Vazquez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8]" office:value-type="string" office:string-value="2019-09-24">
            <text:p>2019-09-24</text:p>
          </table:table-cell>
          <table:table-cell office:value-type="string">
            <text:p>John Frakes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69]" office:value-type="string" office:string-value="2019-09-24">
            <text:p>2019-09-24</text:p>
          </table:table-cell>
          <table:table-cell office:value-type="string">
            <text:p>Kelvin Chung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table:formula="of:=[.A570]" office:value-type="string" office:string-value="2019-09-24">
            <text:p>2019-09-24</text:p>
          </table:table-cell>
          <table:table-cell office:value-type="string">
            <text:p>Doug Johnst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1]" office:value-type="string" office:string-value="2019-09-24">
            <text:p>2019-09-24</text:p>
          </table:table-cell>
          <table:table-cell office:value-type="string">
            <text:p>JM Reaso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2]" office:value-type="string" office:string-value="2019-09-24">
            <text:p>2019-09-24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3]" office:value-type="string" office:string-value="2019-09-24">
            <text:p>2019-09-24</text:p>
          </table:table-cell>
          <table:table-cell office:value-type="string">
            <text:p>Salvador Mirand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table:formula="of:=[.A574]" office:value-type="string" office:string-value="2019-09-24">
            <text:p>2019-09-24</text:p>
          </table:table-cell>
          <table:table-cell office:value-type="string">
            <text:p>Daniel Scrivan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5]" office:value-type="string" office:string-value="2019-09-24">
            <text:p>2019-09-24</text:p>
          </table:table-cell>
          <table:table-cell office:value-type="string">
            <text:p>Greg Weed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6]" office:value-type="string" office:string-value="2019-09-24">
            <text:p>2019-09-24</text:p>
          </table:table-cell>
          <table:table-cell office:value-type="string">
            <text:p>Juan Carlos Buenrostro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7]" office:value-type="string" office:string-value="2019-09-24">
            <text:p>2019-09-24</text:p>
          </table:table-cell>
          <table:table-cell office:value-type="string">
            <text:p>Rick Pott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table:formula="of:=[.A578]" office:value-type="string" office:string-value="2019-09-24">
            <text:p>2019-09-24</text:p>
          </table:table-cell>
          <table:table-cell office:value-type="string">
            <text:p>Eric Kalisa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79]" office:value-type="string" office:string-value="2019-09-24">
            <text:p>2019-09-24</text:p>
          </table:table-cell>
          <table:table-cell office:value-type="string">
            <text:p>Lawrence Lee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0]" office:value-type="string" office:string-value="2019-09-24">
            <text:p>2019-09-24</text:p>
          </table:table-cell>
          <table:table-cell office:value-type="string">
            <text:p>Matt Morrish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1]" office:value-type="string" office:string-value="2019-09-24">
            <text:p>2019-09-24</text:p>
          </table:table-cell>
          <table:table-cell office:value-type="string">
            <text:p>Richard Oliva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2]" office:value-type="string" office:string-value="2019-09-24">
            <text:p>2019-09-24</text:p>
          </table:table-cell>
          <table:table-cell office:value-type="string">
            <text:p>Thomas Messer</text:p>
          </table:table-cell>
          <table:table-cell office:value-type="float" office:value="486">
            <text:p>486</text:p>
          </table:table-cell>
        </table:table-row>
        <table:table-row table:style-name="ro3">
          <table:table-cell table:formula="of:=[.A583]" office:value-type="string" office:string-value="2019-09-24">
            <text:p>2019-09-24</text:p>
          </table:table-cell>
          <table:table-cell office:value-type="string">
            <text:p>Brad Shewmake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4]" office:value-type="string" office:string-value="2019-09-24">
            <text:p>2019-09-24</text:p>
          </table:table-cell>
          <table:table-cell office:value-type="string">
            <text:p>Bryan Hoff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5]" office:value-type="string" office:string-value="2019-09-24">
            <text:p>2019-09-24</text:p>
          </table:table-cell>
          <table:table-cell office:value-type="string">
            <text:p>Caleb Christian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6]" office:value-type="string" office:string-value="2019-09-24">
            <text:p>2019-09-24</text:p>
          </table:table-cell>
          <table:table-cell office:value-type="string">
            <text:p>Mar Ronquillo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7]" office:value-type="string" office:string-value="2019-09-24">
            <text:p>2019-09-24</text:p>
          </table:table-cell>
          <table:table-cell office:value-type="string">
            <text:p>Mathieu Guglielmi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table:formula="of:=[.A588]" office:value-type="string" office:string-value="2019-09-24">
            <text:p>2019-09-24</text:p>
          </table:table-cell>
          <table:table-cell office:value-type="string">
            <text:p>LanAhn Kerr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89]" office:value-type="string" office:string-value="2019-09-24">
            <text:p>2019-09-24</text:p>
          </table:table-cell>
          <table:table-cell office:value-type="string">
            <text:p>Ozzie Orozco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90]" office:value-type="string" office:string-value="2019-09-24">
            <text:p>2019-09-24</text:p>
          </table:table-cell>
          <table:table-cell office:value-type="string">
            <text:p>Peter Lee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table:formula="of:=[.A591]" office:value-type="string" office:string-value="2019-09-24">
            <text:p>2019-09-24</text:p>
          </table:table-cell>
          <table:table-cell office:value-type="string">
            <text:p>Andy Cunningham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2]" office:value-type="string" office:string-value="2019-09-24">
            <text:p>2019-09-24</text:p>
          </table:table-cell>
          <table:table-cell office:value-type="string">
            <text:p>Austin Kelso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3]" office:value-type="string" office:string-value="2019-09-24">
            <text:p>2019-09-24</text:p>
          </table:table-cell>
          <table:table-cell office:value-type="string">
            <text:p>Jocelyn Angeles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4]" office:value-type="string" office:string-value="2019-09-24">
            <text:p>2019-09-24</text:p>
          </table:table-cell>
          <table:table-cell office:value-type="string">
            <text:p>Katrina Ariola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5]" office:value-type="string" office:string-value="2019-09-24">
            <text:p>2019-09-24</text:p>
          </table:table-cell>
          <table:table-cell office:value-type="string">
            <text:p>NIck Chackel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6]" office:value-type="string" office:string-value="2019-09-24">
            <text:p>2019-09-24</text:p>
          </table:table-cell>
          <table:table-cell office:value-type="string">
            <text:p>Perry Logan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7]" office:value-type="string" office:string-value="2019-09-24">
            <text:p>2019-09-24</text:p>
          </table:table-cell>
          <table:table-cell office:value-type="string">
            <text:p>Tamara Herring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table:formula="of:=[.A598]" office:value-type="string" office:string-value="2019-09-24">
            <text:p>2019-09-24</text:p>
          </table:table-cell>
          <table:table-cell office:value-type="string">
            <text:p>Joel Talevi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599]" office:value-type="string" office:string-value="2019-09-24">
            <text:p>2019-09-24</text:p>
          </table:table-cell>
          <table:table-cell office:value-type="string">
            <text:p>Julian Ostrow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0]" office:value-type="string" office:string-value="2019-09-24">
            <text:p>2019-09-24</text:p>
          </table:table-cell>
          <table:table-cell office:value-type="string">
            <text:p>Kurt Weitzman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1]" office:value-type="string" office:string-value="2019-09-24">
            <text:p>2019-09-24</text:p>
          </table:table-cell>
          <table:table-cell office:value-type="string">
            <text:p>Lorax Stalter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table:formula="of:=[.A602]" office:value-type="string" office:string-value="2019-09-24">
            <text:p>2019-09-24</text:p>
          </table:table-cell>
          <table:table-cell office:value-type="string">
            <text:p>Bob Schnatterly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3]" office:value-type="string" office:string-value="2019-09-24">
            <text:p>2019-09-24</text:p>
          </table:table-cell>
          <table:table-cell office:value-type="string">
            <text:p>Phillip Romano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4]" office:value-type="string" office:string-value="2019-09-24">
            <text:p>2019-09-24</text:p>
          </table:table-cell>
          <table:table-cell office:value-type="string">
            <text:p>Troy Brunet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table:formula="of:=[.A605]" office:value-type="string" office:string-value="2019-09-24">
            <text:p>2019-09-24</text:p>
          </table:table-cell>
          <table:table-cell office:value-type="string">
            <text:p>Buddy Jacques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table:formula="of:=[.A606]" office:value-type="string" office:string-value="2019-09-24">
            <text:p>2019-09-24</text:p>
          </table:table-cell>
          <table:table-cell office:value-type="string">
            <text:p>JD David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607]" office:value-type="string" office:string-value="2019-09-24">
            <text:p>2019-09-24</text:p>
          </table:table-cell>
          <table:table-cell office:value-type="string">
            <text:p>Steven Chamberlain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table:formula="of:=[.A608]" office:value-type="string" office:string-value="2019-09-24">
            <text:p>2019-09-24</text:p>
          </table:table-cell>
          <table:table-cell office:value-type="string">
            <text:p>Bernie Herschbein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609]" office:value-type="string" office:string-value="2019-09-24">
            <text:p>2019-09-24</text:p>
          </table:table-cell>
          <table:table-cell office:value-type="string">
            <text:p>Milan Plevnik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table:formula="of:=[.A610]" office:value-type="string" office:string-value="2019-09-24">
            <text:p>2019-09-24</text:p>
          </table:table-cell>
          <table:table-cell office:value-type="string">
            <text:p>Keith Deming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table:formula="of:=[.A611]" office:value-type="string" office:string-value="2019-09-24">
            <text:p>2019-09-24</text:p>
          </table:table-cell>
          <table:table-cell office:value-type="string">
            <text:p>Emily Adams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table:formula="of:=[.A612]" office:value-type="string" office:string-value="2019-09-24">
            <text:p>2019-09-24</text:p>
          </table:table-cell>
          <table:table-cell office:value-type="string">
            <text:p>Savonna Hasson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table:formula="of:=[.A613]" office:value-type="string" office:string-value="2019-09-24">
            <text:p>2019-09-24</text:p>
          </table:table-cell>
          <table:table-cell office:value-type="string">
            <text:p>Miguel Chima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614]" office:value-type="string" office:string-value="2019-09-24">
            <text:p>2019-09-24</text:p>
          </table:table-cell>
          <table:table-cell office:value-type="string">
            <text:p>Nathan Davis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table:formula="of:=[.A615]" office:value-type="string" office:string-value="2019-09-24">
            <text:p>2019-09-24</text:p>
          </table:table-cell>
          <table:table-cell office:value-type="string">
            <text:p>Jocelyn Rosen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6]" office:value-type="string" office:string-value="2019-09-24">
            <text:p>2019-09-24</text:p>
          </table:table-cell>
          <table:table-cell office:value-type="string">
            <text:p>John Putnam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7]" office:value-type="string" office:string-value="2019-09-24">
            <text:p>2019-09-24</text:p>
          </table:table-cell>
          <table:table-cell office:value-type="string">
            <text:p>Ninad Desai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table:formula="of:=[.A618]" office:value-type="string" office:string-value="2019-09-24">
            <text:p>2019-09-24</text:p>
          </table:table-cell>
          <table:table-cell office:value-type="string">
            <text:p>Austin Day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619]" office:value-type="string" office:string-value="2019-09-24">
            <text:p>2019-09-24</text:p>
          </table:table-cell>
          <table:table-cell office:value-type="string">
            <text:p>Greg Micklas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table:formula="of:=[.A620]" office:value-type="string" office:string-value="2019-09-24">
            <text:p>2019-09-24</text:p>
          </table:table-cell>
          <table:table-cell office:value-type="string">
            <text:p>Malcolm King</text:p>
          </table:table-cell>
          <table:table-cell office:value-type="float" office:value="465">
            <text:p>465</text:p>
          </table:table-cell>
        </table:table-row>
        <table:table-row table:style-name="ro3">
          <table:table-cell table:formula="of:=[.A621]" office:value-type="string" office:string-value="2019-09-24">
            <text:p>2019-09-24</text:p>
          </table:table-cell>
          <table:table-cell office:value-type="string">
            <text:p>Michael Bouey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622]" office:value-type="string" office:string-value="2019-09-24">
            <text:p>2019-09-24</text:p>
          </table:table-cell>
          <table:table-cell office:value-type="string">
            <text:p>Patrick Hunt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table:formula="of:=[.A623]" office:value-type="string" office:string-value="2019-09-24">
            <text:p>2019-09-24</text:p>
          </table:table-cell>
          <table:table-cell office:value-type="string">
            <text:p>Todd Emmel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table:formula="of:=[.A624]" office:value-type="string" office:string-value="2019-09-24">
            <text:p>2019-09-24</text:p>
          </table:table-cell>
          <table:table-cell office:value-type="string">
            <text:p>Noel Alpin</text:p>
          </table:table-cell>
          <table:table-cell office:value-type="float" office:value="457">
            <text:p>457</text:p>
          </table:table-cell>
        </table:table-row>
        <table:table-row table:style-name="ro3">
          <table:table-cell table:formula="of:=[.A625]" office:value-type="string" office:string-value="2019-09-24">
            <text:p>2019-09-24</text:p>
          </table:table-cell>
          <table:table-cell office:value-type="string">
            <text:p>Fran Herman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626]" office:value-type="string" office:string-value="2019-09-24">
            <text:p>2019-09-24</text:p>
          </table:table-cell>
          <table:table-cell office:value-type="string">
            <text:p>Zeon Kitchiner</text:p>
          </table:table-cell>
          <table:table-cell office:value-type="float" office:value="456">
            <text:p>456</text:p>
          </table:table-cell>
        </table:table-row>
        <table:table-row table:style-name="ro3">
          <table:table-cell table:formula="of:=[.A627]" office:value-type="string" office:string-value="2019-09-24">
            <text:p>2019-09-24</text:p>
          </table:table-cell>
          <table:table-cell office:value-type="string">
            <text:p>Joina Liao</text:p>
          </table:table-cell>
          <table:table-cell office:value-type="float" office:value="454">
            <text:p>454</text:p>
          </table:table-cell>
        </table:table-row>
        <table:table-row table:style-name="ro3">
          <table:table-cell table:formula="of:=[.A628]" office:value-type="string" office:string-value="2019-09-24">
            <text:p>2019-09-24</text:p>
          </table:table-cell>
          <table:table-cell office:value-type="string">
            <text:p>Ian Jolly</text:p>
          </table:table-cell>
          <table:table-cell office:value-type="float" office:value="451">
            <text:p>451</text:p>
          </table:table-cell>
        </table:table-row>
        <table:table-row table:style-name="ro3">
          <table:table-cell table:formula="of:=[.A629]" office:value-type="string" office:string-value="2019-09-24">
            <text:p>2019-09-24</text:p>
          </table:table-cell>
          <table:table-cell office:value-type="string">
            <text:p>Rodney Zarnegar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table:formula="of:=[.A630]" office:value-type="string" office:string-value="2019-09-24">
            <text:p>2019-09-24</text:p>
          </table:table-cell>
          <table:table-cell office:value-type="string">
            <text:p>Alice Davis</text:p>
          </table:table-cell>
          <table:table-cell office:value-type="float" office:value="446">
            <text:p>446</text:p>
          </table:table-cell>
        </table:table-row>
        <table:table-row table:style-name="ro3">
          <table:table-cell table:formula="of:=[.A631]" office:value-type="string" office:string-value="2019-09-24">
            <text:p>2019-09-24</text:p>
          </table:table-cell>
          <table:table-cell office:value-type="string">
            <text:p>Gerald Borjas</text:p>
          </table:table-cell>
          <table:table-cell office:value-type="float" office:value="434">
            <text:p>434</text:p>
          </table:table-cell>
        </table:table-row>
        <table:table-row table:style-name="ro3">
          <table:table-cell table:formula="of:=[.A632]" office:value-type="string" office:string-value="2019-09-24">
            <text:p>2019-09-24</text:p>
          </table:table-cell>
          <table:table-cell office:value-type="string">
            <text:p>Marcelo Aviles</text:p>
          </table:table-cell>
          <table:table-cell office:value-type="float" office:value="433">
            <text:p>433</text:p>
          </table:table-cell>
        </table:table-row>
        <table:table-row table:style-name="ro3">
          <table:table-cell table:formula="of:=[.A633]" office:value-type="string" office:string-value="2019-09-24">
            <text:p>2019-09-24</text:p>
          </table:table-cell>
          <table:table-cell office:value-type="string">
            <text:p>Simone Manganelli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table:formula="of:=[.A634]" office:value-type="string" office:string-value="2019-09-24">
            <text:p>2019-09-24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3">
          <table:table-cell table:formula="of:=[.A635]" office:value-type="string" office:string-value="2019-09-24">
            <text:p>2019-09-24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3">
          <table:table-cell table:formula="of:=[.A636]" office:value-type="string" office:string-value="2019-09-24">
            <text:p>2019-09-24</text:p>
          </table:table-cell>
          <table:table-cell office:value-type="string">
            <text:p>Jaime Dizon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table:formula="of:=[.A637]" office:value-type="string" office:string-value="2019-09-24">
            <text:p>2019-09-24</text:p>
          </table:table-cell>
          <table:table-cell office:value-type="string">
            <text:p>Sandra Davis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table:formula="of:=[.A638]" office:value-type="string" office:string-value="2019-09-24">
            <text:p>2019-09-24</text:p>
          </table:table-cell>
          <table:table-cell office:value-type="string">
            <text:p>Danny Mulla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table:formula="of:=[.A639]" office:value-type="string" office:string-value="2019-09-24">
            <text:p>2019-09-24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3">
          <table:table-cell table:formula="of:=[.A640]" office:value-type="string" office:string-value="2019-09-24">
            <text:p>2019-09-24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3">
          <table:table-cell table:formula="of:=[.A641]" office:value-type="string" office:string-value="2019-09-24">
            <text:p>2019-09-24</text:p>
          </table:table-cell>
          <table:table-cell office:value-type="string">
            <text:p>Yuko Takahashi</text:p>
          </table:table-cell>
          <table:table-cell office:value-type="float" office:value="395">
            <text:p>395</text:p>
          </table:table-cell>
        </table:table-row>
        <table:table-row table:style-name="ro3">
          <table:table-cell table:formula="of:=[.A642]" office:value-type="string" office:string-value="2019-09-24">
            <text:p>2019-09-24</text:p>
          </table:table-cell>
          <table:table-cell office:value-type="string">
            <text:p>Gerlie Mendoza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643]" office:value-type="string" office:string-value="2019-09-24">
            <text:p>2019-09-24</text:p>
          </table:table-cell>
          <table:table-cell office:value-type="string">
            <text:p>Travis Yalup</text:p>
          </table:table-cell>
          <table:table-cell office:value-type="float" office:value="394">
            <text:p>394</text:p>
          </table:table-cell>
        </table:table-row>
        <table:table-row table:style-name="ro3">
          <table:table-cell table:formula="of:=[.A644]" office:value-type="string" office:string-value="2019-09-24">
            <text:p>2019-09-24</text:p>
          </table:table-cell>
          <table:table-cell office:value-type="string">
            <text:p>Michael Romano</text:p>
          </table:table-cell>
          <table:table-cell office:value-type="float" office:value="384">
            <text:p>384</text:p>
          </table:table-cell>
        </table:table-row>
        <table:table-row table:style-name="ro3">
          <table:table-cell table:formula="of:=[.A645]" office:value-type="string" office:string-value="2019-09-24">
            <text:p>2019-09-24</text:p>
          </table:table-cell>
          <table:table-cell office:value-type="string">
            <text:p>Stern Montoya</text:p>
          </table:table-cell>
          <table:table-cell office:value-type="float" office:value="378">
            <text:p>378</text:p>
          </table:table-cell>
        </table:table-row>
        <table:table-row table:style-name="ro3">
          <table:table-cell table:formula="of:=[.A646]" office:value-type="string" office:string-value="2019-09-24">
            <text:p>2019-09-24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3">
          <table:table-cell table:formula="of:=[.A647]" office:value-type="string" office:string-value="2019-09-24">
            <text:p>2019-09-24</text:p>
          </table:table-cell>
          <table:table-cell office:value-type="string">
            <text:p>Laura Wiggins</text:p>
          </table:table-cell>
          <table:table-cell office:value-type="float" office:value="358">
            <text:p>358</text:p>
          </table:table-cell>
        </table:table-row>
        <table:table-row table:style-name="ro3">
          <table:table-cell table:formula="of:=[.A648]" office:value-type="string" office:string-value="2019-09-24">
            <text:p>2019-09-24</text:p>
          </table:table-cell>
          <table:table-cell office:value-type="string">
            <text:p>Patrick Picard</text:p>
          </table:table-cell>
          <table:table-cell office:value-type="float" office:value="355">
            <text:p>355</text:p>
          </table:table-cell>
        </table:table-row>
        <table:table-row table:style-name="ro3">
          <table:table-cell table:formula="of:=[.A649]" office:value-type="string" office:string-value="2019-09-24">
            <text:p>2019-09-24</text:p>
          </table:table-cell>
          <table:table-cell office:value-type="string">
            <text:p>Travis Santos</text:p>
          </table:table-cell>
          <table:table-cell office:value-type="float" office:value="334">
            <text:p>334</text:p>
          </table:table-cell>
        </table:table-row>
        <table:table-row table:style-name="ro3">
          <table:table-cell table:formula="of:=[.A650]" office:value-type="string" office:string-value="2019-09-24">
            <text:p>2019-09-24</text:p>
          </table:table-cell>
          <table:table-cell office:value-type="string">
            <text:p>David Norris</text:p>
          </table:table-cell>
          <table:table-cell office:value-type="float" office:value="307">
            <text:p>307</text:p>
          </table:table-cell>
        </table:table-row>
        <table:table-row table:style-name="ro3">
          <table:table-cell table:formula="of:=[.A651]" office:value-type="string" office:string-value="2019-09-24">
            <text:p>2019-09-24</text:p>
          </table:table-cell>
          <table:table-cell office:value-type="string">
            <text:p>Annabelle Cabuhat</text:p>
          </table:table-cell>
          <table:table-cell office:value-type="float" office:value="305">
            <text:p>305</text:p>
          </table:table-cell>
        </table:table-row>
        <table:table-row table:style-name="ro3">
          <table:table-cell table:formula="of:=[.A652]" office:value-type="string" office:string-value="2019-09-24">
            <text:p>2019-09-24</text:p>
          </table:table-cell>
          <table:table-cell office:value-type="string">
            <text:p>Joan Pettijohn</text:p>
          </table:table-cell>
          <table:table-cell office:value-type="float" office:value="276">
            <text:p>276</text:p>
          </table:table-cell>
        </table:table-row>
        <table:table-row table:style-name="ro3">
          <table:table-cell table:formula="of:=[.A653]" office:value-type="string" office:string-value="2019-09-24">
            <text:p>2019-09-24</text:p>
          </table:table-cell>
          <table:table-cell office:value-type="string">
            <text:p>Sharon Yencharis</text:p>
          </table:table-cell>
          <table:table-cell office:value-type="float" office:value="230">
            <text:p>230</text:p>
          </table:table-cell>
        </table:table-row>
        <table:table-row table:style-name="ro3">
          <table:table-cell table:formula="of:=[.A654]" office:value-type="string" office:string-value="2019-09-24">
            <text:p>2019-09-24</text:p>
          </table:table-cell>
          <table:table-cell office:value-type="string">
            <text:p>Alex Peralta</text:p>
          </table:table-cell>
          <table:table-cell office:value-type="float" office:value="190">
            <text:p>190</text:p>
          </table:table-cell>
        </table:table-row>
        <table:table-row table:style-name="ro3">
          <table:table-cell table:formula="of:=[.A655]" office:value-type="string" office:string-value="2019-09-24">
            <text:p>2019-09-24</text:p>
          </table:table-cell>
          <table:table-cell office:value-type="string">
            <text:p>Tetyana Swann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 table:formula="of:=[.A656]" office:value-type="string" office:string-value="2019-09-24">
            <text:p>2019-09-24</text:p>
          </table:table-cell>
          <table:table-cell office:value-type="string">
            <text:p>Jules Tanseco</text:p>
          </table:table-cell>
          <table:table-cell office:value-type="float" office:value="128">
            <text:p>128</text:p>
          </table:table-cell>
        </table:table-row>
        <table:table-row table:style-name="ro3">
          <table:table-cell table:formula="of:=[.A657]" office:value-type="string" office:string-value="2019-09-24">
            <text:p>2019-09-24</text:p>
          </table:table-cell>
          <table:table-cell office:value-type="string">
            <text:p>Levon Sanossian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kip Perry</text:p>
          </table:table-cell>
          <table:table-cell office:value-type="float" office:value="640">
            <text:p>64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ke Maxwell</text:p>
          </table:table-cell>
          <table:table-cell office:value-type="float" office:value="575">
            <text:p>57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holas Lansdown</text:p>
          </table:table-cell>
          <table:table-cell office:value-type="float" office:value="552">
            <text:p>55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van Burgess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shua Maldonado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ty West</text:p>
          </table:table-cell>
          <table:table-cell office:value-type="float" office:value="546">
            <text:p>54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iogo Martini</text:p>
          </table:table-cell>
          <table:table-cell office:value-type="float" office:value="544">
            <text:p>54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vin Ho</text:p>
          </table:table-cell>
          <table:table-cell office:value-type="float" office:value="542">
            <text:p>54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om Seymour DeGraffenried</text:p>
          </table:table-cell>
          <table:table-cell office:value-type="float" office:value="541">
            <text:p>54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mes Horsfall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Victor Ramos</text:p>
          </table:table-cell>
          <table:table-cell office:value-type="float" office:value="540">
            <text:p>54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ob Simon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yan Piaget</text:p>
          </table:table-cell>
          <table:table-cell office:value-type="float" office:value="537">
            <text:p>53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im Neale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ajat Kansal</text:p>
          </table:table-cell>
          <table:table-cell office:value-type="float" office:value="536">
            <text:p>53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c Babaki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oah Snyder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hayer McDougle</text:p>
          </table:table-cell>
          <table:table-cell office:value-type="float" office:value="530">
            <text:p>53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en Green</text:p>
          </table:table-cell>
          <table:table-cell office:value-type="float" office:value="528">
            <text:p>52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ugene Fan</text:p>
          </table:table-cell>
          <table:table-cell office:value-type="float" office:value="527">
            <text:p>52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 Kline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ene Denis</text:p>
          </table:table-cell>
          <table:table-cell office:value-type="float" office:value="524">
            <text:p>52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n Williams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 DuCoing</text:p>
          </table:table-cell>
          <table:table-cell office:value-type="float" office:value="522">
            <text:p>52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an Chico</text:p>
          </table:table-cell>
          <table:table-cell office:value-type="float" office:value="521">
            <text:p>52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J Gonzalez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ul McCue</text:p>
          </table:table-cell>
          <table:table-cell office:value-type="float" office:value="520">
            <text:p>52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k Marian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rick Hyde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k Bradford</text:p>
          </table:table-cell>
          <table:table-cell office:value-type="float" office:value="518">
            <text:p>51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Moor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n Sorg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yan Robiso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teven Pease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ul Krohn</text:p>
          </table:table-cell>
          <table:table-cell office:value-type="float" office:value="516">
            <text:p>51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ri Cowe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rthur Patterson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yant Labita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saac Wong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ill Chadwick</text:p>
          </table:table-cell>
          <table:table-cell office:value-type="float" office:value="515">
            <text:p>51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rrel Haslip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c Gruttemey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k Deal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k Radford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m Khozinda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ebastian Jellema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hom Moy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Vijay Alexander</text:p>
          </table:table-cell>
          <table:table-cell office:value-type="float" office:value="514">
            <text:p>51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rystal Kele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sh Buttram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ith Neal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lav Shah</text:p>
          </table:table-cell>
          <table:table-cell office:value-type="float" office:value="513">
            <text:p>5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irby Aho</text:p>
          </table:table-cell>
          <table:table-cell office:value-type="float" office:value="512">
            <text:p>51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Myers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b Cosgriff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Vinny Valdez</text:p>
          </table:table-cell>
          <table:table-cell office:value-type="float" office:value="510">
            <text:p>51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Usmani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uu Nguyen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ma Gaadadsuren</text:p>
          </table:table-cell>
          <table:table-cell office:value-type="float" office:value="509">
            <text:p>50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wrence Mortensen</text:p>
          </table:table-cell>
          <table:table-cell office:value-type="float" office:value="508">
            <text:p>50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riscilla Shiells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im Doyle</text:p>
          </table:table-cell>
          <table:table-cell office:value-type="float" office:value="507">
            <text:p>50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olton Callahan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mes Bavaso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eif Smith</text:p>
          </table:table-cell>
          <table:table-cell office:value-type="float" office:value="506">
            <text:p>5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topher Doornbos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an Montbrun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unal Lakhan-Pa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k Sorensen</text:p>
          </table:table-cell>
          <table:table-cell office:value-type="float" office:value="505">
            <text:p>50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topher Logan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ylan Pulliam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lien Roeser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Weyls</text:p>
          </table:table-cell>
          <table:table-cell office:value-type="float" office:value="503">
            <text:p>50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thony Hydron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ade Hargrove</text:p>
          </table:table-cell>
          <table:table-cell office:value-type="float" office:value="502">
            <text:p>50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ith Rubia</text:p>
          </table:table-cell>
          <table:table-cell office:value-type="float" office:value="501">
            <text:p>50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dam Bowle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en Napili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endan McCarthy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indy Kim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rlos Gonzalez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ad Horoho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hris Peterson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son Gilliland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olo Black-Goude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y Luo</text:p>
          </table:table-cell>
          <table:table-cell office:value-type="float" office:value="499">
            <text:p>4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adley Robert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yatt Moss</text:p>
          </table:table-cell>
          <table:table-cell office:value-type="float" office:value="498">
            <text:p>49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saac Lopez</text:p>
          </table:table-cell>
          <table:table-cell office:value-type="float" office:value="497">
            <text:p>49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ex Mendes da Costa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ul Martinez</text:p>
          </table:table-cell>
          <table:table-cell office:value-type="float" office:value="496">
            <text:p>49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x Sanchez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ka Kerr</text:p>
          </table:table-cell>
          <table:table-cell office:value-type="float" office:value="495">
            <text:p>49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akim Boukhaloua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son Bucy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McNulty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k Giangreco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bin McAloon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y Perkel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kinner Arteaga</text:p>
          </table:table-cell>
          <table:table-cell office:value-type="float" office:value="494">
            <text:p>49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rlos Rodrigues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Kiltine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tin Smidak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thin Tharakan</text:p>
          </table:table-cell>
          <table:table-cell office:value-type="float" office:value="493">
            <text:p>4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reg Morga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stin Dayton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Paul</text:p>
          </table:table-cell>
          <table:table-cell office:value-type="float" office:value="492">
            <text:p>4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chael Moreno</text:p>
          </table:table-cell>
          <table:table-cell office:value-type="float" office:value="491">
            <text:p>49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tonio Herrera</text:p>
          </table:table-cell>
          <table:table-cell office:value-type="float" office:value="490">
            <text:p>49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sey O'Neill</text:p>
          </table:table-cell>
          <table:table-cell office:value-type="float" office:value="489">
            <text:p>48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k Proctor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reg Weed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Larki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hard Oliva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cott Marfield</text:p>
          </table:table-cell>
          <table:table-cell office:value-type="float" office:value="488">
            <text:p>48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ad Shewmake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endan Payne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M Reasonda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Frake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ick Potts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lvador Miranda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homas Messer</text:p>
          </table:table-cell>
          <table:table-cell office:value-type="float" office:value="487">
            <text:p>48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aleb Christian</text:p>
          </table:table-cell>
          <table:table-cell office:value-type="float" office:value="485">
            <text:p>48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dy Cunningham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oug Johnston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wrence Lee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Walt Bartas</text:p>
          </table:table-cell>
          <table:table-cell office:value-type="float" office:value="484">
            <text:p>4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ryan Hoff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niel Scrivano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el Talevi</text:p>
          </table:table-cell>
          <table:table-cell office:value-type="float" office:value="483">
            <text:p>48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an Carlos Buenrostro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lian Ostrow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hieu Guglielmi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tt Morrish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oy Brunet</text:p>
          </table:table-cell>
          <table:table-cell office:value-type="float" office:value="482">
            <text:p>48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Frank Augustine Jr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lvin Chung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erry Logan</text:p>
          </table:table-cell>
          <table:table-cell office:value-type="float" office:value="481">
            <text:p>48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ric Kalisa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Henry Vazquez</text:p>
          </table:table-cell>
          <table:table-cell office:value-type="float" office:value="480">
            <text:p>48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ob Schnatterly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D David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nAhn Kerr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eter Lee</text:p>
          </table:table-cell>
          <table:table-cell office:value-type="float" office:value="479">
            <text:p>47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ck Chackel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ustin Kelso</text:p>
          </table:table-cell>
          <table:table-cell office:value-type="float" office:value="477">
            <text:p>47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celyn Angeles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 Ronquillo</text:p>
          </table:table-cell>
          <table:table-cell office:value-type="float" office:value="476">
            <text:p>47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orax Stalter</text:p>
          </table:table-cell>
          <table:table-cell office:value-type="float" office:value="475">
            <text:p>47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atrina Ariola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Ozzie Orozco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amara Herring</text:p>
          </table:table-cell>
          <table:table-cell office:value-type="float" office:value="474">
            <text:p>47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athan Davis</text:p>
          </table:table-cell>
          <table:table-cell office:value-type="float" office:value="472">
            <text:p>47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vonna Hasson</text:p>
          </table:table-cell>
          <table:table-cell office:value-type="float" office:value="471">
            <text:p>47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teven Chamberlain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eith Deming</text:p>
          </table:table-cell>
          <table:table-cell office:value-type="float" office:value="469">
            <text:p>46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uddy Jacques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Emily Adams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lan Plevnik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Kurt Weitzmann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hillip Romano</text:p>
          </table:table-cell>
          <table:table-cell office:value-type="float" office:value="467">
            <text:p>46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Bernie Herschbein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lcolm King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guel Chimas</text:p>
          </table:table-cell>
          <table:table-cell office:value-type="float" office:value="466">
            <text:p>46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celyn Rosen</text:p>
          </table:table-cell>
          <table:table-cell office:value-type="float" office:value="464">
            <text:p>46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reg Micklas</text:p>
          </table:table-cell>
          <table:table-cell office:value-type="float" office:value="461">
            <text:p>46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ustin Day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hn Putnam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rick Hunt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odd Emmel</text:p>
          </table:table-cell>
          <table:table-cell office:value-type="float" office:value="460">
            <text:p>4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chael Bouey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inad Desai</text:p>
          </table:table-cell>
          <table:table-cell office:value-type="float" office:value="459">
            <text:p>45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Noel Alpin</text:p>
          </table:table-cell>
          <table:table-cell office:value-type="float" office:value="458">
            <text:p>45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Fran Herman</text:p>
          </table:table-cell>
          <table:table-cell office:value-type="float" office:value="455">
            <text:p>45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ina Liao</text:p>
          </table:table-cell>
          <table:table-cell office:value-type="float" office:value="449">
            <text:p>44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Zeon Kitchiner</text:p>
          </table:table-cell>
          <table:table-cell office:value-type="float" office:value="449">
            <text:p>44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Ian Jolly</text:p>
          </table:table-cell>
          <table:table-cell office:value-type="float" office:value="448">
            <text:p>44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ice Davis</text:p>
          </table:table-cell>
          <table:table-cell office:value-type="float" office:value="443">
            <text:p>44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erald Borjas</text:p>
          </table:table-cell>
          <table:table-cell office:value-type="float" office:value="436">
            <text:p>43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arcelo Aviles</text:p>
          </table:table-cell>
          <table:table-cell office:value-type="float" office:value="435">
            <text:p>43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imone Manganelli</text:p>
          </table:table-cell>
          <table:table-cell office:value-type="float" office:value="425">
            <text:p>4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Cristina Urreaga</text:p>
          </table:table-cell>
          <table:table-cell office:value-type="float" office:value="416">
            <text:p>41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heree Taft</text:p>
          </table:table-cell>
          <table:table-cell office:value-type="float" office:value="413">
            <text:p>41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aime Dizon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andra Davis</text:p>
          </table:table-cell>
          <table:table-cell office:value-type="float" office:value="406">
            <text:p>406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nny Mullan</text:p>
          </table:table-cell>
          <table:table-cell office:value-type="float" office:value="404">
            <text:p>40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erry Ball</text:p>
          </table:table-cell>
          <table:table-cell office:value-type="float" office:value="399">
            <text:p>39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Yuko Takahashi</text:p>
          </table:table-cell>
          <table:table-cell office:value-type="float" office:value="397">
            <text:p>39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avis Yalup</text:p>
          </table:table-cell>
          <table:table-cell office:value-type="float" office:value="393">
            <text:p>393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ish Gardner</text:p>
          </table:table-cell>
          <table:table-cell office:value-type="float" office:value="392">
            <text:p>392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Gerlie Mendoza</text:p>
          </table:table-cell>
          <table:table-cell office:value-type="float" office:value="390">
            <text:p>39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Michael Romano</text:p>
          </table:table-cell>
          <table:table-cell office:value-type="float" office:value="384">
            <text:p>3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Patrick Picard</text:p>
          </table:table-cell>
          <table:table-cell office:value-type="float" office:value="377">
            <text:p>37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tern Montoya</text:p>
          </table:table-cell>
          <table:table-cell office:value-type="float" office:value="377">
            <text:p>37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erry Ervin</text:p>
          </table:table-cell>
          <table:table-cell office:value-type="float" office:value="361">
            <text:p>361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aura Wiggins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David Norris</text:p>
          </table:table-cell>
          <table:table-cell office:value-type="float" office:value="308">
            <text:p>30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nnabelle Cabuhat</text:p>
          </table:table-cell>
          <table:table-cell office:value-type="float" office:value="307">
            <text:p>30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oan Pettijohn</text:p>
          </table:table-cell>
          <table:table-cell office:value-type="float" office:value="284">
            <text:p>284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Sharon Yencharis</text:p>
          </table:table-cell>
          <table:table-cell office:value-type="float" office:value="250">
            <text:p>250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Alex Peralta</text:p>
          </table:table-cell>
          <table:table-cell office:value-type="float" office:value="197">
            <text:p>197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Jules Tanseco</text:p>
          </table:table-cell>
          <table:table-cell office:value-type="float" office:value="168">
            <text:p>168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Tetyana Swann</text:p>
          </table:table-cell>
          <table:table-cell office:value-type="float" office:value="125">
            <text:p>125</text:p>
          </table:table-cell>
        </table:table-row>
        <table:table-row table:style-name="ro3">
          <table:table-cell office:value-type="string">
            <text:p>2019-10-01</text:p>
          </table:table-cell>
          <table:table-cell office:value-type="string">
            <text:p>Levon Sanossian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2019-10-08</text:p>
          </table:table-cell>
          <table:table-cell table:style-name="Default" office:value-type="string">
            <text:p>Adam Bowley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879]" office:value-type="string" office:string-value="2019-10-08">
            <text:p>2019-10-08</text:p>
          </table:table-cell>
          <table:table-cell table:style-name="Default" office:value-type="string">
            <text:p>Adam Moore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880]" office:value-type="string" office:string-value="2019-10-08">
            <text:p>2019-10-08</text:p>
          </table:table-cell>
          <table:table-cell table:style-name="Default" office:value-type="string">
            <text:p>Adam Simps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881]" office:value-type="string" office:string-value="2019-10-08">
            <text:p>2019-10-08</text:p>
          </table:table-cell>
          <table:table-cell table:style-name="Default" office:value-type="string">
            <text:p>Adam Usman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882]" office:value-type="string" office:string-value="2019-10-08">
            <text:p>2019-10-08</text:p>
          </table:table-cell>
          <table:table-cell table:style-name="Default" office:value-type="string">
            <text:p>Alan Lowe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883]" office:value-type="string" office:string-value="2019-10-08">
            <text:p>2019-10-08</text:p>
          </table:table-cell>
          <table:table-cell table:style-name="Default" office:value-type="string">
            <text:p>Alex Mendes da Costa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884]" office:value-type="string" office:string-value="2019-10-08">
            <text:p>2019-10-08</text:p>
          </table:table-cell>
          <table:table-cell table:style-name="Default" office:value-type="string">
            <text:p>Alex Peralta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885]" office:value-type="string" office:string-value="2019-10-08">
            <text:p>2019-10-08</text:p>
          </table:table-cell>
          <table:table-cell table:style-name="Default" office:value-type="string">
            <text:p>Alex Yeagl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886]" office:value-type="string" office:string-value="2019-10-08">
            <text:p>2019-10-08</text:p>
          </table:table-cell>
          <table:table-cell table:style-name="Default" office:value-type="string">
            <text:p>Alice Davis</text:p>
          </table:table-cell>
          <table:table-cell table:style-name="Default" office:value-type="float" office:value="362">
            <text:p>362</text:p>
          </table:table-cell>
        </table:table-row>
        <table:table-row table:style-name="ro2">
          <table:table-cell table:formula="of:=[.A887]" office:value-type="string" office:string-value="2019-10-08">
            <text:p>2019-10-08</text:p>
          </table:table-cell>
          <table:table-cell table:style-name="Default" office:value-type="string">
            <text:p>Alvin Ho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888]" office:value-type="string" office:string-value="2019-10-08">
            <text:p>2019-10-08</text:p>
          </table:table-cell>
          <table:table-cell table:style-name="Default" office:value-type="string">
            <text:p>Andy Cunningham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889]" office:value-type="string" office:string-value="2019-10-08">
            <text:p>2019-10-08</text:p>
          </table:table-cell>
          <table:table-cell table:style-name="Default" office:value-type="string">
            <text:p>Annabelle Cabuhat</text:p>
          </table:table-cell>
          <table:table-cell table:style-name="Default" office:value-type="float" office:value="314">
            <text:p>314</text:p>
          </table:table-cell>
        </table:table-row>
        <table:table-row table:style-name="ro2">
          <table:table-cell table:formula="of:=[.A890]" office:value-type="string" office:string-value="2019-10-08">
            <text:p>2019-10-08</text:p>
          </table:table-cell>
          <table:table-cell table:style-name="Default" office:value-type="string">
            <text:p>Anthony Hydron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891]" office:value-type="string" office:string-value="2019-10-08">
            <text:p>2019-10-08</text:p>
          </table:table-cell>
          <table:table-cell table:style-name="Default" office:value-type="string">
            <text:p>Antonio Herrera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892]" office:value-type="string" office:string-value="2019-10-08">
            <text:p>2019-10-08</text:p>
          </table:table-cell>
          <table:table-cell table:style-name="Default" office:value-type="string">
            <text:p>Ari Cow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893]" office:value-type="string" office:string-value="2019-10-08">
            <text:p>2019-10-08</text:p>
          </table:table-cell>
          <table:table-cell table:style-name="Default" office:value-type="string">
            <text:p>Arthur Patterson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894]" office:value-type="string" office:string-value="2019-10-08">
            <text:p>2019-10-08</text:p>
          </table:table-cell>
          <table:table-cell table:style-name="Default" office:value-type="string">
            <text:p>Austin Day</text:p>
          </table:table-cell>
          <table:table-cell table:style-name="Default" office:value-type="float" office:value="461">
            <text:p>461</text:p>
          </table:table-cell>
        </table:table-row>
        <table:table-row table:style-name="ro2">
          <table:table-cell table:formula="of:=[.A895]" office:value-type="string" office:string-value="2019-10-08">
            <text:p>2019-10-08</text:p>
          </table:table-cell>
          <table:table-cell table:style-name="Default" office:value-type="string">
            <text:p>Austin Kelso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896]" office:value-type="string" office:string-value="2019-10-08">
            <text:p>2019-10-08</text:p>
          </table:table-cell>
          <table:table-cell table:style-name="Default" office:value-type="string">
            <text:p>Ben Green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897]" office:value-type="string" office:string-value="2019-10-08">
            <text:p>2019-10-08</text:p>
          </table:table-cell>
          <table:table-cell table:style-name="Default" office:value-type="string">
            <text:p>Ben Napil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898]" office:value-type="string" office:string-value="2019-10-08">
            <text:p>2019-10-08</text:p>
          </table:table-cell>
          <table:table-cell table:style-name="Default" office:value-type="string">
            <text:p>Bernie Herschbein</text:p>
          </table:table-cell>
          <table:table-cell table:style-name="Default" office:value-type="float" office:value="465">
            <text:p>465</text:p>
          </table:table-cell>
        </table:table-row>
        <table:table-row table:style-name="ro2">
          <table:table-cell table:formula="of:=[.A899]" office:value-type="string" office:string-value="2019-10-08">
            <text:p>2019-10-08</text:p>
          </table:table-cell>
          <table:table-cell table:style-name="Default" office:value-type="string">
            <text:p>Bob Schnatterly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900]" office:value-type="string" office:string-value="2019-10-08">
            <text:p>2019-10-08</text:p>
          </table:table-cell>
          <table:table-cell table:style-name="Default" office:value-type="string">
            <text:p>Bob Simon</text:p>
          </table:table-cell>
          <table:table-cell table:style-name="Default" office:value-type="float" office:value="536">
            <text:p>536</text:p>
          </table:table-cell>
        </table:table-row>
        <table:table-row table:style-name="ro2">
          <table:table-cell table:formula="of:=[.A901]" office:value-type="string" office:string-value="2019-10-08">
            <text:p>2019-10-08</text:p>
          </table:table-cell>
          <table:table-cell table:style-name="Default" office:value-type="string">
            <text:p>Brad Shewmake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902]" office:value-type="string" office:string-value="2019-10-08">
            <text:p>2019-10-08</text:p>
          </table:table-cell>
          <table:table-cell table:style-name="Default" office:value-type="string">
            <text:p>Brendan McCarthy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903]" office:value-type="string" office:string-value="2019-10-08">
            <text:p>2019-10-08</text:p>
          </table:table-cell>
          <table:table-cell table:style-name="Default" office:value-type="string">
            <text:p>Brendan Payne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904]" office:value-type="string" office:string-value="2019-10-08">
            <text:p>2019-10-08</text:p>
          </table:table-cell>
          <table:table-cell table:style-name="Default" office:value-type="string">
            <text:p>Brian Paris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905]" office:value-type="string" office:string-value="2019-10-08">
            <text:p>2019-10-08</text:p>
          </table:table-cell>
          <table:table-cell table:style-name="Default" office:value-type="string">
            <text:p>Bryan Hoff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906]" office:value-type="string" office:string-value="2019-10-08">
            <text:p>2019-10-08</text:p>
          </table:table-cell>
          <table:table-cell table:style-name="Default" office:value-type="string">
            <text:p>Bryant Labitag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07]" office:value-type="string" office:string-value="2019-10-08">
            <text:p>2019-10-08</text:p>
          </table:table-cell>
          <table:table-cell table:style-name="Default" office:value-type="string">
            <text:p>Buddy Giguere</text:p>
          </table:table-cell>
          <table:table-cell table:style-name="Default" office:value-type="float" office:value="522">
            <text:p>522</text:p>
          </table:table-cell>
        </table:table-row>
        <table:table-row table:style-name="ro2">
          <table:table-cell table:formula="of:=[.A908]" office:value-type="string" office:string-value="2019-10-08">
            <text:p>2019-10-08</text:p>
          </table:table-cell>
          <table:table-cell table:style-name="Default" office:value-type="string">
            <text:p>Buddy Jacques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909]" office:value-type="string" office:string-value="2019-10-08">
            <text:p>2019-10-08</text:p>
          </table:table-cell>
          <table:table-cell table:style-name="Default" office:value-type="string">
            <text:p>Caleb Christian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10]" office:value-type="string" office:string-value="2019-10-08">
            <text:p>2019-10-08</text:p>
          </table:table-cell>
          <table:table-cell table:style-name="Default" office:value-type="string">
            <text:p>Carlos Gonzalez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911]" office:value-type="string" office:string-value="2019-10-08">
            <text:p>2019-10-08</text:p>
          </table:table-cell>
          <table:table-cell table:style-name="Default" office:value-type="string">
            <text:p>Carlos Rodrigues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912]" office:value-type="string" office:string-value="2019-10-08">
            <text:p>2019-10-08</text:p>
          </table:table-cell>
          <table:table-cell table:style-name="Default" office:value-type="string">
            <text:p>Casey O'Neill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913]" office:value-type="string" office:string-value="2019-10-08">
            <text:p>2019-10-08</text:p>
          </table:table-cell>
          <table:table-cell table:style-name="Default" office:value-type="string">
            <text:p>Chad Horohoe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914]" office:value-type="string" office:string-value="2019-10-08">
            <text:p>2019-10-08</text:p>
          </table:table-cell>
          <table:table-cell table:style-name="Default" office:value-type="string">
            <text:p>Chris DuCoing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915]" office:value-type="string" office:string-value="2019-10-08">
            <text:p>2019-10-08</text:p>
          </table:table-cell>
          <table:table-cell table:style-name="Default" office:value-type="string">
            <text:p>Chris Kline</text:p>
          </table:table-cell>
          <table:table-cell table:style-name="Default" office:value-type="float" office:value="526">
            <text:p>526</text:p>
          </table:table-cell>
        </table:table-row>
        <table:table-row table:style-name="ro2">
          <table:table-cell table:formula="of:=[.A916]" office:value-type="string" office:string-value="2019-10-08">
            <text:p>2019-10-08</text:p>
          </table:table-cell>
          <table:table-cell table:style-name="Default" office:value-type="string">
            <text:p>Chris Peterson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917]" office:value-type="string" office:string-value="2019-10-08">
            <text:p>2019-10-08</text:p>
          </table:table-cell>
          <table:table-cell table:style-name="Default" office:value-type="string">
            <text:p>Christopher Doornbos</text:p>
          </table:table-cell>
          <table:table-cell table:style-name="Default" office:value-type="float" office:value="507">
            <text:p>507</text:p>
          </table:table-cell>
        </table:table-row>
        <table:table-row table:style-name="ro2">
          <table:table-cell table:formula="of:=[.A918]" office:value-type="string" office:string-value="2019-10-08">
            <text:p>2019-10-08</text:p>
          </table:table-cell>
          <table:table-cell table:style-name="Default" office:value-type="string">
            <text:p>Christopher Loga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19]" office:value-type="string" office:string-value="2019-10-08">
            <text:p>2019-10-08</text:p>
          </table:table-cell>
          <table:table-cell table:style-name="Default" office:value-type="string">
            <text:p>Cindy Kim</text:p>
          </table:table-cell>
          <table:table-cell table:style-name="Default" office:value-type="float" office:value="345">
            <text:p>345</text:p>
          </table:table-cell>
        </table:table-row>
        <table:table-row table:style-name="ro2">
          <table:table-cell table:formula="of:=[.A920]" office:value-type="string" office:string-value="2019-10-08">
            <text:p>2019-10-08</text:p>
          </table:table-cell>
          <table:table-cell table:style-name="Default" office:value-type="string">
            <text:p>Colton Callaha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21]" office:value-type="string" office:string-value="2019-10-08">
            <text:p>2019-10-08</text:p>
          </table:table-cell>
          <table:table-cell table:style-name="Default" office:value-type="string">
            <text:p>Cristina Urreaga</text:p>
          </table:table-cell>
          <table:table-cell table:style-name="Default" office:value-type="float" office:value="415">
            <text:p>415</text:p>
          </table:table-cell>
        </table:table-row>
        <table:table-row table:style-name="ro2">
          <table:table-cell table:formula="of:=[.A922]" office:value-type="string" office:string-value="2019-10-08">
            <text:p>2019-10-08</text:p>
          </table:table-cell>
          <table:table-cell table:style-name="Default" office:value-type="string">
            <text:p>Crystal Kelem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923]" office:value-type="string" office:string-value="2019-10-08">
            <text:p>2019-10-08</text:p>
          </table:table-cell>
          <table:table-cell table:style-name="Default" office:value-type="string">
            <text:p>Dan Sorge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924]" office:value-type="string" office:string-value="2019-10-08">
            <text:p>2019-10-08</text:p>
          </table:table-cell>
          <table:table-cell table:style-name="Default" office:value-type="string">
            <text:p>Daniel Scrivano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25]" office:value-type="string" office:string-value="2019-10-08">
            <text:p>2019-10-08</text:p>
          </table:table-cell>
          <table:table-cell table:style-name="Default" office:value-type="string">
            <text:p>Danny Chavez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926]" office:value-type="string" office:string-value="2019-10-08">
            <text:p>2019-10-08</text:p>
          </table:table-cell>
          <table:table-cell table:style-name="Default" office:value-type="string">
            <text:p>Danny Mullan</text:p>
          </table:table-cell>
          <table:table-cell table:style-name="Default" office:value-type="float" office:value="406">
            <text:p>406</text:p>
          </table:table-cell>
        </table:table-row>
        <table:table-row table:style-name="ro2">
          <table:table-cell table:formula="of:=[.A927]" office:value-type="string" office:string-value="2019-10-08">
            <text:p>2019-10-08</text:p>
          </table:table-cell>
          <table:table-cell table:style-name="Default" office:value-type="string">
            <text:p>Darrel Haslip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928]" office:value-type="string" office:string-value="2019-10-08">
            <text:p>2019-10-08</text:p>
          </table:table-cell>
          <table:table-cell table:style-name="Default" office:value-type="string">
            <text:p>Dave Ward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929]" office:value-type="string" office:string-value="2019-10-08">
            <text:p>2019-10-08</text:p>
          </table:table-cell>
          <table:table-cell table:style-name="Default" office:value-type="string">
            <text:p>David Norris</text:p>
          </table:table-cell>
          <table:table-cell table:style-name="Default" office:value-type="float" office:value="332">
            <text:p>332</text:p>
          </table:table-cell>
        </table:table-row>
        <table:table-row table:style-name="ro2">
          <table:table-cell table:formula="of:=[.A930]" office:value-type="string" office:string-value="2019-10-08">
            <text:p>2019-10-08</text:p>
          </table:table-cell>
          <table:table-cell table:style-name="Default" office:value-type="string">
            <text:p>Diogo Martini</text:p>
          </table:table-cell>
          <table:table-cell table:style-name="Default" office:value-type="float" office:value="544">
            <text:p>544</text:p>
          </table:table-cell>
        </table:table-row>
        <table:table-row table:style-name="ro2">
          <table:table-cell table:formula="of:=[.A931]" office:value-type="string" office:string-value="2019-10-08">
            <text:p>2019-10-08</text:p>
          </table:table-cell>
          <table:table-cell table:style-name="Default" office:value-type="string">
            <text:p>Doug Johnston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32]" office:value-type="string" office:string-value="2019-10-08">
            <text:p>2019-10-08</text:p>
          </table:table-cell>
          <table:table-cell table:style-name="Default" office:value-type="string">
            <text:p>Dylan Pulliam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33]" office:value-type="string" office:string-value="2019-10-08">
            <text:p>2019-10-08</text:p>
          </table:table-cell>
          <table:table-cell table:style-name="Default" office:value-type="string">
            <text:p>Elvis McElhatton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934]" office:value-type="string" office:string-value="2019-10-08">
            <text:p>2019-10-08</text:p>
          </table:table-cell>
          <table:table-cell table:style-name="Default" office:value-type="string">
            <text:p>Emily Adam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935]" office:value-type="string" office:string-value="2019-10-08">
            <text:p>2019-10-08</text:p>
          </table:table-cell>
          <table:table-cell table:style-name="Default" office:value-type="string">
            <text:p>Eric Babaki</text:p>
          </table:table-cell>
          <table:table-cell table:style-name="Default" office:value-type="float" office:value="532">
            <text:p>532</text:p>
          </table:table-cell>
        </table:table-row>
        <table:table-row table:style-name="ro2">
          <table:table-cell table:formula="of:=[.A936]" office:value-type="string" office:string-value="2019-10-08">
            <text:p>2019-10-08</text:p>
          </table:table-cell>
          <table:table-cell table:style-name="Default" office:value-type="string">
            <text:p>Eric Gruttemeyer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937]" office:value-type="string" office:string-value="2019-10-08">
            <text:p>2019-10-08</text:p>
          </table:table-cell>
          <table:table-cell table:style-name="Default" office:value-type="string">
            <text:p>Eric Kalisa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38]" office:value-type="string" office:string-value="2019-10-08">
            <text:p>2019-10-08</text:p>
          </table:table-cell>
          <table:table-cell table:style-name="Default" office:value-type="string">
            <text:p>Erik Proctor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939]" office:value-type="string" office:string-value="2019-10-08">
            <text:p>2019-10-08</text:p>
          </table:table-cell>
          <table:table-cell table:style-name="Default" office:value-type="string">
            <text:p>Eugene Fan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940]" office:value-type="string" office:string-value="2019-10-08">
            <text:p>2019-10-08</text:p>
          </table:table-cell>
          <table:table-cell table:style-name="Default" office:value-type="string">
            <text:p>Evan Burgess</text:p>
          </table:table-cell>
          <table:table-cell table:style-name="Default" office:value-type="float" office:value="548">
            <text:p>548</text:p>
          </table:table-cell>
        </table:table-row>
        <table:table-row table:style-name="ro2">
          <table:table-cell table:formula="of:=[.A941]" office:value-type="string" office:string-value="2019-10-08">
            <text:p>2019-10-08</text:p>
          </table:table-cell>
          <table:table-cell table:style-name="Default" office:value-type="string">
            <text:p>Fran Herma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942]" office:value-type="string" office:string-value="2019-10-08">
            <text:p>2019-10-08</text:p>
          </table:table-cell>
          <table:table-cell table:style-name="Default" office:value-type="string">
            <text:p>Frank Augustine Jr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43]" office:value-type="string" office:string-value="2019-10-08">
            <text:p>2019-10-08</text:p>
          </table:table-cell>
          <table:table-cell table:style-name="Default" office:value-type="string">
            <text:p>Gerald Borjas</text:p>
          </table:table-cell>
          <table:table-cell table:style-name="Default" office:value-type="float" office:value="437">
            <text:p>437</text:p>
          </table:table-cell>
        </table:table-row>
        <table:table-row table:style-name="ro2">
          <table:table-cell table:formula="of:=[.A944]" office:value-type="string" office:string-value="2019-10-08">
            <text:p>2019-10-08</text:p>
          </table:table-cell>
          <table:table-cell table:style-name="Default" office:value-type="string">
            <text:p>Gerlie Mendoza</text:p>
          </table:table-cell>
          <table:table-cell table:style-name="Default" office:value-type="float" office:value="391">
            <text:p>391</text:p>
          </table:table-cell>
        </table:table-row>
        <table:table-row table:style-name="ro2">
          <table:table-cell table:formula="of:=[.A945]" office:value-type="string" office:string-value="2019-10-08">
            <text:p>2019-10-08</text:p>
          </table:table-cell>
          <table:table-cell table:style-name="Default" office:value-type="string">
            <text:p>Greg Micklas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946]" office:value-type="string" office:string-value="2019-10-08">
            <text:p>2019-10-08</text:p>
          </table:table-cell>
          <table:table-cell table:style-name="Default" office:value-type="string">
            <text:p>Greg Morgan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947]" office:value-type="string" office:string-value="2019-10-08">
            <text:p>2019-10-08</text:p>
          </table:table-cell>
          <table:table-cell table:style-name="Default" office:value-type="string">
            <text:p>Greg Weed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948]" office:value-type="string" office:string-value="2019-10-08">
            <text:p>2019-10-08</text:p>
          </table:table-cell>
          <table:table-cell table:style-name="Default" office:value-type="string">
            <text:p>Hakim Boukhaloua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949]" office:value-type="string" office:string-value="2019-10-08">
            <text:p>2019-10-08</text:p>
          </table:table-cell>
          <table:table-cell table:style-name="Default" office:value-type="string">
            <text:p>Henry Vazquez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950]" office:value-type="string" office:string-value="2019-10-08">
            <text:p>2019-10-08</text:p>
          </table:table-cell>
          <table:table-cell table:style-name="Default" office:value-type="string">
            <text:p>HJ Gonzalez</text:p>
          </table:table-cell>
          <table:table-cell table:style-name="Default" office:value-type="float" office:value="520">
            <text:p>520</text:p>
          </table:table-cell>
        </table:table-row>
        <table:table-row table:style-name="ro2">
          <table:table-cell table:formula="of:=[.A951]" office:value-type="string" office:string-value="2019-10-08">
            <text:p>2019-10-08</text:p>
          </table:table-cell>
          <table:table-cell table:style-name="Default" office:value-type="string">
            <text:p>Huu Nguyen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952]" office:value-type="string" office:string-value="2019-10-08">
            <text:p>2019-10-08</text:p>
          </table:table-cell>
          <table:table-cell table:style-name="Default" office:value-type="string">
            <text:p>Ian Jolly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953]" office:value-type="string" office:string-value="2019-10-08">
            <text:p>2019-10-08</text:p>
          </table:table-cell>
          <table:table-cell table:style-name="Default" office:value-type="string">
            <text:p>Ian Montbrun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954]" office:value-type="string" office:string-value="2019-10-08">
            <text:p>2019-10-08</text:p>
          </table:table-cell>
          <table:table-cell table:style-name="Default" office:value-type="string">
            <text:p>Isaac Lopez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955]" office:value-type="string" office:string-value="2019-10-08">
            <text:p>2019-10-08</text:p>
          </table:table-cell>
          <table:table-cell table:style-name="Default" office:value-type="string">
            <text:p>Isaac Wong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956]" office:value-type="string" office:string-value="2019-10-08">
            <text:p>2019-10-08</text:p>
          </table:table-cell>
          <table:table-cell table:style-name="Default" office:value-type="string">
            <text:p>Jaime Dizon</text:p>
          </table:table-cell>
          <table:table-cell table:style-name="Default" office:value-type="float" office:value="408">
            <text:p>408</text:p>
          </table:table-cell>
        </table:table-row>
        <table:table-row table:style-name="ro2">
          <table:table-cell table:formula="of:=[.A957]" office:value-type="string" office:string-value="2019-10-08">
            <text:p>2019-10-08</text:p>
          </table:table-cell>
          <table:table-cell table:style-name="Default" office:value-type="string">
            <text:p>James Bavaso</text:p>
          </table:table-cell>
          <table:table-cell table:style-name="Default" office:value-type="float" office:value="507">
            <text:p>507</text:p>
          </table:table-cell>
        </table:table-row>
        <table:table-row table:style-name="ro2">
          <table:table-cell table:formula="of:=[.A958]" office:value-type="string" office:string-value="2019-10-08">
            <text:p>2019-10-08</text:p>
          </table:table-cell>
          <table:table-cell table:style-name="Default" office:value-type="string">
            <text:p>James Horsfall</text:p>
          </table:table-cell>
          <table:table-cell table:style-name="Default" office:value-type="float" office:value="540">
            <text:p>540</text:p>
          </table:table-cell>
        </table:table-row>
        <table:table-row table:style-name="ro2">
          <table:table-cell table:formula="of:=[.A959]" office:value-type="string" office:string-value="2019-10-08">
            <text:p>2019-10-08</text:p>
          </table:table-cell>
          <table:table-cell table:style-name="Default" office:value-type="string">
            <text:p>Jason Bucy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960]" office:value-type="string" office:string-value="2019-10-08">
            <text:p>2019-10-08</text:p>
          </table:table-cell>
          <table:table-cell table:style-name="Default" office:value-type="string">
            <text:p>Jason Gillilan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961]" office:value-type="string" office:string-value="2019-10-08">
            <text:p>2019-10-08</text:p>
          </table:table-cell>
          <table:table-cell table:style-name="Default" office:value-type="string">
            <text:p>JD David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962]" office:value-type="string" office:string-value="2019-10-08">
            <text:p>2019-10-08</text:p>
          </table:table-cell>
          <table:table-cell table:style-name="Default" office:value-type="string">
            <text:p>Jerry Ball</text:p>
          </table:table-cell>
          <table:table-cell table:style-name="Default" office:value-type="float" office:value="401">
            <text:p>401</text:p>
          </table:table-cell>
        </table:table-row>
        <table:table-row table:style-name="ro2">
          <table:table-cell table:formula="of:=[.A963]" office:value-type="string" office:string-value="2019-10-08">
            <text:p>2019-10-08</text:p>
          </table:table-cell>
          <table:table-cell table:style-name="Default" office:value-type="string">
            <text:p>Jerry Ervin</text:p>
          </table:table-cell>
          <table:table-cell table:style-name="Default" office:value-type="float" office:value="362">
            <text:p>362</text:p>
          </table:table-cell>
        </table:table-row>
        <table:table-row table:style-name="ro2">
          <table:table-cell table:formula="of:=[.A964]" office:value-type="string" office:string-value="2019-10-08">
            <text:p>2019-10-08</text:p>
          </table:table-cell>
          <table:table-cell table:style-name="Default" office:value-type="string">
            <text:p>Jim Neale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965]" office:value-type="string" office:string-value="2019-10-08">
            <text:p>2019-10-08</text:p>
          </table:table-cell>
          <table:table-cell table:style-name="Default" office:value-type="string">
            <text:p>Jimmy Fails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966]" office:value-type="string" office:string-value="2019-10-08">
            <text:p>2019-10-08</text:p>
          </table:table-cell>
          <table:table-cell table:style-name="Default" office:value-type="string">
            <text:p>JM Reasonda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967]" office:value-type="string" office:string-value="2019-10-08">
            <text:p>2019-10-08</text:p>
          </table:table-cell>
          <table:table-cell table:style-name="Default" office:value-type="string">
            <text:p>Joan Pettijohn</text:p>
          </table:table-cell>
          <table:table-cell table:style-name="Default" office:value-type="float" office:value="280">
            <text:p>280</text:p>
          </table:table-cell>
        </table:table-row>
        <table:table-row table:style-name="ro2">
          <table:table-cell table:formula="of:=[.A968]" office:value-type="string" office:string-value="2019-10-08">
            <text:p>2019-10-08</text:p>
          </table:table-cell>
          <table:table-cell table:style-name="Default" office:value-type="string">
            <text:p>Jocelyn Angeles</text:p>
          </table:table-cell>
          <table:table-cell table:style-name="Default" office:value-type="float" office:value="392">
            <text:p>392</text:p>
          </table:table-cell>
        </table:table-row>
        <table:table-row table:style-name="ro2">
          <table:table-cell table:formula="of:=[.A969]" office:value-type="string" office:string-value="2019-10-08">
            <text:p>2019-10-08</text:p>
          </table:table-cell>
          <table:table-cell table:style-name="Default" office:value-type="string">
            <text:p>Jocelyn Rosen</text:p>
          </table:table-cell>
          <table:table-cell table:style-name="Default" office:value-type="float" office:value="382">
            <text:p>382</text:p>
          </table:table-cell>
        </table:table-row>
        <table:table-row table:style-name="ro2">
          <table:table-cell table:formula="of:=[.A970]" office:value-type="string" office:string-value="2019-10-08">
            <text:p>2019-10-08</text:p>
          </table:table-cell>
          <table:table-cell table:style-name="Default" office:value-type="string">
            <text:p>Joel Talevi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971]" office:value-type="string" office:string-value="2019-10-08">
            <text:p>2019-10-08</text:p>
          </table:table-cell>
          <table:table-cell table:style-name="Default" office:value-type="string">
            <text:p>John Frakes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72]" office:value-type="string" office:string-value="2019-10-08">
            <text:p>2019-10-08</text:p>
          </table:table-cell>
          <table:table-cell table:style-name="Default" office:value-type="string">
            <text:p>John Kiltinen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973]" office:value-type="string" office:string-value="2019-10-08">
            <text:p>2019-10-08</text:p>
          </table:table-cell>
          <table:table-cell table:style-name="Default" office:value-type="string">
            <text:p>John Larkin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974]" office:value-type="string" office:string-value="2019-10-08">
            <text:p>2019-10-08</text:p>
          </table:table-cell>
          <table:table-cell table:style-name="Default" office:value-type="string">
            <text:p>John McNulty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975]" office:value-type="string" office:string-value="2019-10-08">
            <text:p>2019-10-08</text:p>
          </table:table-cell>
          <table:table-cell table:style-name="Default" office:value-type="string">
            <text:p>John Putnam</text:p>
          </table:table-cell>
          <table:table-cell table:style-name="Default" office:value-type="float" office:value="461">
            <text:p>461</text:p>
          </table:table-cell>
        </table:table-row>
        <table:table-row table:style-name="ro2">
          <table:table-cell table:formula="of:=[.A976]" office:value-type="string" office:string-value="2019-10-08">
            <text:p>2019-10-08</text:p>
          </table:table-cell>
          <table:table-cell table:style-name="Default" office:value-type="string">
            <text:p>Joina Liao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977]" office:value-type="string" office:string-value="2019-10-08">
            <text:p>2019-10-08</text:p>
          </table:table-cell>
          <table:table-cell table:style-name="Default" office:value-type="string">
            <text:p>Jon William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978]" office:value-type="string" office:string-value="2019-10-08">
            <text:p>2019-10-08</text:p>
          </table:table-cell>
          <table:table-cell table:style-name="Default" office:value-type="string">
            <text:p>Josh Buttram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979]" office:value-type="string" office:string-value="2019-10-08">
            <text:p>2019-10-08</text:p>
          </table:table-cell>
          <table:table-cell table:style-name="Default" office:value-type="string">
            <text:p>Joshua Maldonado</text:p>
          </table:table-cell>
          <table:table-cell table:style-name="Default" office:value-type="float" office:value="549">
            <text:p>549</text:p>
          </table:table-cell>
        </table:table-row>
        <table:table-row table:style-name="ro2">
          <table:table-cell table:formula="of:=[.A980]" office:value-type="string" office:string-value="2019-10-08">
            <text:p>2019-10-08</text:p>
          </table:table-cell>
          <table:table-cell table:style-name="Default" office:value-type="string">
            <text:p>Juan Carlos Buenrostro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981]" office:value-type="string" office:string-value="2019-10-08">
            <text:p>2019-10-08</text:p>
          </table:table-cell>
          <table:table-cell table:style-name="Default" office:value-type="string">
            <text:p>Juan Chico</text:p>
          </table:table-cell>
          <table:table-cell table:style-name="Default" office:value-type="float" office:value="521">
            <text:p>521</text:p>
          </table:table-cell>
        </table:table-row>
        <table:table-row table:style-name="ro2">
          <table:table-cell table:formula="of:=[.A982]" office:value-type="string" office:string-value="2019-10-08">
            <text:p>2019-10-08</text:p>
          </table:table-cell>
          <table:table-cell table:style-name="Default" office:value-type="string">
            <text:p>Jules Tanseco</text:p>
          </table:table-cell>
          <table:table-cell table:style-name="Default" office:value-type="float" office:value="390">
            <text:p>390</text:p>
          </table:table-cell>
        </table:table-row>
        <table:table-row table:style-name="ro2">
          <table:table-cell table:formula="of:=[.A983]" office:value-type="string" office:string-value="2019-10-08">
            <text:p>2019-10-08</text:p>
          </table:table-cell>
          <table:table-cell table:style-name="Default" office:value-type="string">
            <text:p>Julian Ostrow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984]" office:value-type="string" office:string-value="2019-10-08">
            <text:p>2019-10-08</text:p>
          </table:table-cell>
          <table:table-cell table:style-name="Default" office:value-type="string">
            <text:p>Julien Roeser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985]" office:value-type="string" office:string-value="2019-10-08">
            <text:p>2019-10-08</text:p>
          </table:table-cell>
          <table:table-cell table:style-name="Default" office:value-type="string">
            <text:p>Justin Dayton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986]" office:value-type="string" office:string-value="2019-10-08">
            <text:p>2019-10-08</text:p>
          </table:table-cell>
          <table:table-cell table:style-name="Default" office:value-type="string">
            <text:p>Katrina Ariola</text:p>
          </table:table-cell>
          <table:table-cell table:style-name="Default" office:value-type="float" office:value="388">
            <text:p>388</text:p>
          </table:table-cell>
        </table:table-row>
        <table:table-row table:style-name="ro2">
          <table:table-cell table:formula="of:=[.A987]" office:value-type="string" office:string-value="2019-10-08">
            <text:p>2019-10-08</text:p>
          </table:table-cell>
          <table:table-cell table:style-name="Default" office:value-type="string">
            <text:p>Keith Deming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988]" office:value-type="string" office:string-value="2019-10-08">
            <text:p>2019-10-08</text:p>
          </table:table-cell>
          <table:table-cell table:style-name="Default" office:value-type="string">
            <text:p>Keith Neal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989]" office:value-type="string" office:string-value="2019-10-08">
            <text:p>2019-10-08</text:p>
          </table:table-cell>
          <table:table-cell table:style-name="Default" office:value-type="string">
            <text:p>Keith Rubia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990]" office:value-type="string" office:string-value="2019-10-08">
            <text:p>2019-10-08</text:p>
          </table:table-cell>
          <table:table-cell table:style-name="Default" office:value-type="string">
            <text:p>Kelvin Chung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991]" office:value-type="string" office:string-value="2019-10-08">
            <text:p>2019-10-08</text:p>
          </table:table-cell>
          <table:table-cell table:style-name="Default" office:value-type="string">
            <text:p>Kirby Aho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992]" office:value-type="string" office:string-value="2019-10-08">
            <text:p>2019-10-08</text:p>
          </table:table-cell>
          <table:table-cell table:style-name="Default" office:value-type="string">
            <text:p>Kunal Lakhan-Pa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993]" office:value-type="string" office:string-value="2019-10-08">
            <text:p>2019-10-08</text:p>
          </table:table-cell>
          <table:table-cell table:style-name="Default" office:value-type="string">
            <text:p>Kurt Weitzmann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994]" office:value-type="string" office:string-value="2019-10-08">
            <text:p>2019-10-08</text:p>
          </table:table-cell>
          <table:table-cell table:style-name="Default" office:value-type="string">
            <text:p>LanAhn Kerr</text:p>
          </table:table-cell>
          <table:table-cell table:style-name="Default" office:value-type="float" office:value="398">
            <text:p>398</text:p>
          </table:table-cell>
        </table:table-row>
        <table:table-row table:style-name="ro2">
          <table:table-cell table:formula="of:=[.A995]" office:value-type="string" office:string-value="2019-10-08">
            <text:p>2019-10-08</text:p>
          </table:table-cell>
          <table:table-cell table:style-name="Default" office:value-type="string">
            <text:p>Laura Wiggins</text:p>
          </table:table-cell>
          <table:table-cell table:style-name="Default" office:value-type="float" office:value="363">
            <text:p>363</text:p>
          </table:table-cell>
        </table:table-row>
        <table:table-row table:style-name="ro2">
          <table:table-cell table:formula="of:=[.A996]" office:value-type="string" office:string-value="2019-10-08">
            <text:p>2019-10-08</text:p>
          </table:table-cell>
          <table:table-cell table:style-name="Default" office:value-type="string">
            <text:p>Lawrence Lee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997]" office:value-type="string" office:string-value="2019-10-08">
            <text:p>2019-10-08</text:p>
          </table:table-cell>
          <table:table-cell table:style-name="Default" office:value-type="string">
            <text:p>Lawrence Mortensen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998]" office:value-type="string" office:string-value="2019-10-08">
            <text:p>2019-10-08</text:p>
          </table:table-cell>
          <table:table-cell table:style-name="Default" office:value-type="string">
            <text:p>Leif Smith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999]" office:value-type="string" office:string-value="2019-10-08">
            <text:p>2019-10-08</text:p>
          </table:table-cell>
          <table:table-cell table:style-name="Default" office:value-type="string">
            <text:p>Levon Sanossian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formula="of:=[.A1000]" office:value-type="string" office:string-value="2019-10-08">
            <text:p>2019-10-08</text:p>
          </table:table-cell>
          <table:table-cell table:style-name="Default" office:value-type="string">
            <text:p>Lorax Stalter</text:p>
          </table:table-cell>
          <table:table-cell table:style-name="Default" office:value-type="float" office:value="389">
            <text:p>389</text:p>
          </table:table-cell>
        </table:table-row>
        <table:table-row table:style-name="ro2">
          <table:table-cell table:formula="of:=[.A1001]" office:value-type="string" office:string-value="2019-10-08">
            <text:p>2019-10-08</text:p>
          </table:table-cell>
          <table:table-cell table:style-name="Default" office:value-type="string">
            <text:p>Malav Shah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002]" office:value-type="string" office:string-value="2019-10-08">
            <text:p>2019-10-08</text:p>
          </table:table-cell>
          <table:table-cell table:style-name="Default" office:value-type="string">
            <text:p>Malcolm King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003]" office:value-type="string" office:string-value="2019-10-08">
            <text:p>2019-10-08</text:p>
          </table:table-cell>
          <table:table-cell table:style-name="Default" office:value-type="string">
            <text:p>Mar Ronquill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004]" office:value-type="string" office:string-value="2019-10-08">
            <text:p>2019-10-08</text:p>
          </table:table-cell>
          <table:table-cell table:style-name="Default" office:value-type="string">
            <text:p>Marcelo Aviles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005]" office:value-type="string" office:string-value="2019-10-08">
            <text:p>2019-10-08</text:p>
          </table:table-cell>
          <table:table-cell table:style-name="Default" office:value-type="string">
            <text:p>Mark Deal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006]" office:value-type="string" office:string-value="2019-10-08">
            <text:p>2019-10-08</text:p>
          </table:table-cell>
          <table:table-cell table:style-name="Default" office:value-type="string">
            <text:p>Mark Sorense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007]" office:value-type="string" office:string-value="2019-10-08">
            <text:p>2019-10-08</text:p>
          </table:table-cell>
          <table:table-cell table:style-name="Default" office:value-type="string">
            <text:p>Martin Smidak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008]" office:value-type="string" office:string-value="2019-10-08">
            <text:p>2019-10-08</text:p>
          </table:table-cell>
          <table:table-cell table:style-name="Default" office:value-type="string">
            <text:p>Mathieu Guglielmi</text:p>
          </table:table-cell>
          <table:table-cell table:style-name="Default" office:value-type="float" office:value="484">
            <text:p>484</text:p>
          </table:table-cell>
        </table:table-row>
        <table:table-row table:style-name="ro2">
          <table:table-cell table:formula="of:=[.A1009]" office:value-type="string" office:string-value="2019-10-08">
            <text:p>2019-10-08</text:p>
          </table:table-cell>
          <table:table-cell table:style-name="Default" office:value-type="string">
            <text:p>Matt Morrish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010]" office:value-type="string" office:string-value="2019-10-08">
            <text:p>2019-10-08</text:p>
          </table:table-cell>
          <table:table-cell table:style-name="Default" office:value-type="string">
            <text:p>Matt Myers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011]" office:value-type="string" office:string-value="2019-10-08">
            <text:p>2019-10-08</text:p>
          </table:table-cell>
          <table:table-cell table:style-name="Default" office:value-type="string">
            <text:p>Matt Paul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012]" office:value-type="string" office:string-value="2019-10-08">
            <text:p>2019-10-08</text:p>
          </table:table-cell>
          <table:table-cell table:style-name="Default" office:value-type="string">
            <text:p>Matt Weyls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013]" office:value-type="string" office:string-value="2019-10-08">
            <text:p>2019-10-08</text:p>
          </table:table-cell>
          <table:table-cell table:style-name="Default" office:value-type="string">
            <text:p>Max Sanchez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014]" office:value-type="string" office:string-value="2019-10-08">
            <text:p>2019-10-08</text:p>
          </table:table-cell>
          <table:table-cell table:style-name="Default" office:value-type="string">
            <text:p>Michael Bouey</text:p>
          </table:table-cell>
          <table:table-cell table:style-name="Default" office:value-type="float" office:value="460">
            <text:p>460</text:p>
          </table:table-cell>
        </table:table-row>
        <table:table-row table:style-name="ro2">
          <table:table-cell table:formula="of:=[.A1015]" office:value-type="string" office:string-value="2019-10-08">
            <text:p>2019-10-08</text:p>
          </table:table-cell>
          <table:table-cell table:style-name="Default" office:value-type="string">
            <text:p>Michael Moreno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016]" office:value-type="string" office:string-value="2019-10-08">
            <text:p>2019-10-08</text:p>
          </table:table-cell>
          <table:table-cell table:style-name="Default" office:value-type="string">
            <text:p>Michael Romano</text:p>
          </table:table-cell>
          <table:table-cell table:style-name="Default" office:value-type="float" office:value="370">
            <text:p>370</text:p>
          </table:table-cell>
        </table:table-row>
        <table:table-row table:style-name="ro2">
          <table:table-cell table:formula="of:=[.A1017]" office:value-type="string" office:string-value="2019-10-08">
            <text:p>2019-10-08</text:p>
          </table:table-cell>
          <table:table-cell table:style-name="Default" office:value-type="string">
            <text:p>Miguel Chima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018]" office:value-type="string" office:string-value="2019-10-08">
            <text:p>2019-10-08</text:p>
          </table:table-cell>
          <table:table-cell table:style-name="Default" office:value-type="string">
            <text:p>Mika Kerr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019]" office:value-type="string" office:string-value="2019-10-08">
            <text:p>2019-10-08</text:p>
          </table:table-cell>
          <table:table-cell table:style-name="Default" office:value-type="string">
            <text:p>Mike Maxwell</text:p>
          </table:table-cell>
          <table:table-cell table:style-name="Default" office:value-type="float" office:value="571">
            <text:p>571</text:p>
          </table:table-cell>
        </table:table-row>
        <table:table-row table:style-name="ro2">
          <table:table-cell table:formula="of:=[.A1020]" office:value-type="string" office:string-value="2019-10-08">
            <text:p>2019-10-08</text:p>
          </table:table-cell>
          <table:table-cell table:style-name="Default" office:value-type="string">
            <text:p>Milan Plevnik</text:p>
          </table:table-cell>
          <table:table-cell table:style-name="Default" office:value-type="float" office:value="461">
            <text:p>461</text:p>
          </table:table-cell>
        </table:table-row>
        <table:table-row table:style-name="ro2">
          <table:table-cell table:formula="of:=[.A1021]" office:value-type="string" office:string-value="2019-10-08">
            <text:p>2019-10-08</text:p>
          </table:table-cell>
          <table:table-cell table:style-name="Default" office:value-type="string">
            <text:p>Nathan Davis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022]" office:value-type="string" office:string-value="2019-10-08">
            <text:p>2019-10-08</text:p>
          </table:table-cell>
          <table:table-cell table:style-name="Default" office:value-type="string">
            <text:p>Nicholas Lansdown</text:p>
          </table:table-cell>
          <table:table-cell table:style-name="Default" office:value-type="float" office:value="553">
            <text:p>553</text:p>
          </table:table-cell>
        </table:table-row>
        <table:table-row table:style-name="ro2">
          <table:table-cell table:formula="of:=[.A1023]" office:value-type="string" office:string-value="2019-10-08">
            <text:p>2019-10-08</text:p>
          </table:table-cell>
          <table:table-cell table:style-name="Default" office:value-type="string">
            <text:p>NIck Chackel</text:p>
          </table:table-cell>
          <table:table-cell table:style-name="Default" office:value-type="float" office:value="468">
            <text:p>468</text:p>
          </table:table-cell>
        </table:table-row>
        <table:table-row table:style-name="ro2">
          <table:table-cell table:formula="of:=[.A1024]" office:value-type="string" office:string-value="2019-10-08">
            <text:p>2019-10-08</text:p>
          </table:table-cell>
          <table:table-cell table:style-name="Default" office:value-type="string">
            <text:p>Nick Giangreco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025]" office:value-type="string" office:string-value="2019-10-08">
            <text:p>2019-10-08</text:p>
          </table:table-cell>
          <table:table-cell table:style-name="Default" office:value-type="string">
            <text:p>Nick Radford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026]" office:value-type="string" office:string-value="2019-10-08">
            <text:p>2019-10-08</text:p>
          </table:table-cell>
          <table:table-cell table:style-name="Default" office:value-type="string">
            <text:p>Nima Gaadadsuren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027]" office:value-type="string" office:string-value="2019-10-08">
            <text:p>2019-10-08</text:p>
          </table:table-cell>
          <table:table-cell table:style-name="Default" office:value-type="string">
            <text:p>Ninad Desai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028]" office:value-type="string" office:string-value="2019-10-08">
            <text:p>2019-10-08</text:p>
          </table:table-cell>
          <table:table-cell table:style-name="Default" office:value-type="string">
            <text:p>Nithin Tharakan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029]" office:value-type="string" office:string-value="2019-10-08">
            <text:p>2019-10-08</text:p>
          </table:table-cell>
          <table:table-cell table:style-name="Default" office:value-type="string">
            <text:p>Noah Snyder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030]" office:value-type="string" office:string-value="2019-10-08">
            <text:p>2019-10-08</text:p>
          </table:table-cell>
          <table:table-cell table:style-name="Default" office:value-type="string">
            <text:p>Noel Alpin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031]" office:value-type="string" office:string-value="2019-10-08">
            <text:p>2019-10-08</text:p>
          </table:table-cell>
          <table:table-cell table:style-name="Default" office:value-type="string">
            <text:p>Ozzie Orozco</text:p>
          </table:table-cell>
          <table:table-cell table:style-name="Default" office:value-type="float" office:value="472">
            <text:p>472</text:p>
          </table:table-cell>
        </table:table-row>
        <table:table-row table:style-name="ro2">
          <table:table-cell table:formula="of:=[.A1032]" office:value-type="string" office:string-value="2019-10-08">
            <text:p>2019-10-08</text:p>
          </table:table-cell>
          <table:table-cell table:style-name="Default" office:value-type="string">
            <text:p>Patrick Hunt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1033]" office:value-type="string" office:string-value="2019-10-08">
            <text:p>2019-10-08</text:p>
          </table:table-cell>
          <table:table-cell table:style-name="Default" office:value-type="string">
            <text:p>Patrick Hyde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034]" office:value-type="string" office:string-value="2019-10-08">
            <text:p>2019-10-08</text:p>
          </table:table-cell>
          <table:table-cell table:style-name="Default" office:value-type="string">
            <text:p>Patrick Picard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035]" office:value-type="string" office:string-value="2019-10-08">
            <text:p>2019-10-08</text:p>
          </table:table-cell>
          <table:table-cell table:style-name="Default" office:value-type="string">
            <text:p>Patty West</text:p>
          </table:table-cell>
          <table:table-cell table:style-name="Default" office:value-type="float" office:value="547">
            <text:p>547</text:p>
          </table:table-cell>
        </table:table-row>
        <table:table-row table:style-name="ro2">
          <table:table-cell table:formula="of:=[.A1036]" office:value-type="string" office:string-value="2019-10-08">
            <text:p>2019-10-08</text:p>
          </table:table-cell>
          <table:table-cell table:style-name="Default" office:value-type="string">
            <text:p>Paul Kroh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37]" office:value-type="string" office:string-value="2019-10-08">
            <text:p>2019-10-08</text:p>
          </table:table-cell>
          <table:table-cell table:style-name="Default" office:value-type="string">
            <text:p>Paul Martinez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038]" office:value-type="string" office:string-value="2019-10-08">
            <text:p>2019-10-08</text:p>
          </table:table-cell>
          <table:table-cell table:style-name="Default" office:value-type="string">
            <text:p>Paul McCue</text:p>
          </table:table-cell>
          <table:table-cell table:style-name="Default" office:value-type="float" office:value="520">
            <text:p>520</text:p>
          </table:table-cell>
        </table:table-row>
        <table:table-row table:style-name="ro2">
          <table:table-cell table:formula="of:=[.A1039]" office:value-type="string" office:string-value="2019-10-08">
            <text:p>2019-10-08</text:p>
          </table:table-cell>
          <table:table-cell table:style-name="Default" office:value-type="string">
            <text:p>Perry Logan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040]" office:value-type="string" office:string-value="2019-10-08">
            <text:p>2019-10-08</text:p>
          </table:table-cell>
          <table:table-cell table:style-name="Default" office:value-type="string">
            <text:p>Peter Lee</text:p>
          </table:table-cell>
          <table:table-cell table:style-name="Default" office:value-type="float" office:value="480">
            <text:p>480</text:p>
          </table:table-cell>
        </table:table-row>
        <table:table-row table:style-name="ro2">
          <table:table-cell table:formula="of:=[.A1041]" office:value-type="string" office:string-value="2019-10-08">
            <text:p>2019-10-08</text:p>
          </table:table-cell>
          <table:table-cell table:style-name="Default" office:value-type="string">
            <text:p>Phillip Romano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042]" office:value-type="string" office:string-value="2019-10-08">
            <text:p>2019-10-08</text:p>
          </table:table-cell>
          <table:table-cell table:style-name="Default" office:value-type="string">
            <text:p>Polo Black-Golde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043]" office:value-type="string" office:string-value="2019-10-08">
            <text:p>2019-10-08</text:p>
          </table:table-cell>
          <table:table-cell table:style-name="Default" office:value-type="string">
            <text:p>Preston Hudso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044]" office:value-type="string" office:string-value="2019-10-08">
            <text:p>2019-10-08</text:p>
          </table:table-cell>
          <table:table-cell table:style-name="Default" office:value-type="string">
            <text:p>Priscilla Shiells</text:p>
          </table:table-cell>
          <table:table-cell table:style-name="Default" office:value-type="float" office:value="415">
            <text:p>415</text:p>
          </table:table-cell>
        </table:table-row>
        <table:table-row table:style-name="ro2">
          <table:table-cell table:formula="of:=[.A1045]" office:value-type="string" office:string-value="2019-10-08">
            <text:p>2019-10-08</text:p>
          </table:table-cell>
          <table:table-cell table:style-name="Default" office:value-type="string">
            <text:p>Radley Roberts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046]" office:value-type="string" office:string-value="2019-10-08">
            <text:p>2019-10-08</text:p>
          </table:table-cell>
          <table:table-cell table:style-name="Default" office:value-type="string">
            <text:p>Rajat Kansal</text:p>
          </table:table-cell>
          <table:table-cell table:style-name="Default" office:value-type="float" office:value="527">
            <text:p>527</text:p>
          </table:table-cell>
        </table:table-row>
        <table:table-row table:style-name="ro2">
          <table:table-cell table:formula="of:=[.A1047]" office:value-type="string" office:string-value="2019-10-08">
            <text:p>2019-10-08</text:p>
          </table:table-cell>
          <table:table-cell table:style-name="Default" office:value-type="string">
            <text:p>Rene Deni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048]" office:value-type="string" office:string-value="2019-10-08">
            <text:p>2019-10-08</text:p>
          </table:table-cell>
          <table:table-cell table:style-name="Default" office:value-type="string">
            <text:p>Reza Wang-Loft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049]" office:value-type="string" office:string-value="2019-10-08">
            <text:p>2019-10-08</text:p>
          </table:table-cell>
          <table:table-cell table:style-name="Default" office:value-type="string">
            <text:p>Richard Oliva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050]" office:value-type="string" office:string-value="2019-10-08">
            <text:p>2019-10-08</text:p>
          </table:table-cell>
          <table:table-cell table:style-name="Default" office:value-type="string">
            <text:p>Rick Bradford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051]" office:value-type="string" office:string-value="2019-10-08">
            <text:p>2019-10-08</text:p>
          </table:table-cell>
          <table:table-cell table:style-name="Default" office:value-type="string">
            <text:p>RIck Mariani</text:p>
          </table:table-cell>
          <table:table-cell table:style-name="Default" office:value-type="float" office:value="520">
            <text:p>520</text:p>
          </table:table-cell>
        </table:table-row>
        <table:table-row table:style-name="ro2">
          <table:table-cell table:formula="of:=[.A1052]" office:value-type="string" office:string-value="2019-10-08">
            <text:p>2019-10-08</text:p>
          </table:table-cell>
          <table:table-cell table:style-name="Default" office:value-type="string">
            <text:p>Rick Potts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053]" office:value-type="string" office:string-value="2019-10-08">
            <text:p>2019-10-08</text:p>
          </table:table-cell>
          <table:table-cell table:style-name="Default" office:value-type="string">
            <text:p>Rob Cosgriff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054]" office:value-type="string" office:string-value="2019-10-08">
            <text:p>2019-10-08</text:p>
          </table:table-cell>
          <table:table-cell table:style-name="Default" office:value-type="string">
            <text:p>Robbie Connelly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055]" office:value-type="string" office:string-value="2019-10-08">
            <text:p>2019-10-08</text:p>
          </table:table-cell>
          <table:table-cell table:style-name="Default" office:value-type="string">
            <text:p>Robert Beamer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056]" office:value-type="string" office:string-value="2019-10-08">
            <text:p>2019-10-08</text:p>
          </table:table-cell>
          <table:table-cell table:style-name="Default" office:value-type="string">
            <text:p>Robin McAloon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057]" office:value-type="string" office:string-value="2019-10-08">
            <text:p>2019-10-08</text:p>
          </table:table-cell>
          <table:table-cell table:style-name="Default" office:value-type="string">
            <text:p>Rocel Lhai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058]" office:value-type="string" office:string-value="2019-10-08">
            <text:p>2019-10-08</text:p>
          </table:table-cell>
          <table:table-cell table:style-name="Default" office:value-type="string">
            <text:p>Rodney Zarnegar</text:p>
          </table:table-cell>
          <table:table-cell table:style-name="Default" office:value-type="float" office:value="445">
            <text:p>445</text:p>
          </table:table-cell>
        </table:table-row>
        <table:table-row table:style-name="ro2">
          <table:table-cell table:formula="of:=[.A1059]" office:value-type="string" office:string-value="2019-10-08">
            <text:p>2019-10-08</text:p>
          </table:table-cell>
          <table:table-cell table:style-name="Default" office:value-type="string">
            <text:p>Roy Luo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060]" office:value-type="string" office:string-value="2019-10-08">
            <text:p>2019-10-08</text:p>
          </table:table-cell>
          <table:table-cell table:style-name="Default" office:value-type="string">
            <text:p>Roy Perkel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061]" office:value-type="string" office:string-value="2019-10-08">
            <text:p>2019-10-08</text:p>
          </table:table-cell>
          <table:table-cell table:style-name="Default" office:value-type="string">
            <text:p>Ryan Piaget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062]" office:value-type="string" office:string-value="2019-10-08">
            <text:p>2019-10-08</text:p>
          </table:table-cell>
          <table:table-cell table:style-name="Default" office:value-type="string">
            <text:p>Ryan Robison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063]" office:value-type="string" office:string-value="2019-10-08">
            <text:p>2019-10-08</text:p>
          </table:table-cell>
          <table:table-cell table:style-name="Default" office:value-type="string">
            <text:p>Salvador Miranda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064]" office:value-type="string" office:string-value="2019-10-08">
            <text:p>2019-10-08</text:p>
          </table:table-cell>
          <table:table-cell table:style-name="Default" office:value-type="string">
            <text:p>Sam Flores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065]" office:value-type="string" office:string-value="2019-10-08">
            <text:p>2019-10-08</text:p>
          </table:table-cell>
          <table:table-cell table:style-name="Default" office:value-type="string">
            <text:p>Sam Khozindar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66]" office:value-type="string" office:string-value="2019-10-08">
            <text:p>2019-10-08</text:p>
          </table:table-cell>
          <table:table-cell table:style-name="Default" office:value-type="string">
            <text:p>Sandra Davis</text:p>
          </table:table-cell>
          <table:table-cell table:style-name="Default" office:value-type="float" office:value="404">
            <text:p>404</text:p>
          </table:table-cell>
        </table:table-row>
        <table:table-row table:style-name="ro2">
          <table:table-cell table:formula="of:=[.A1067]" office:value-type="string" office:string-value="2019-10-08">
            <text:p>2019-10-08</text:p>
          </table:table-cell>
          <table:table-cell table:style-name="Default" office:value-type="string">
            <text:p>Savonna Hasson</text:p>
          </table:table-cell>
          <table:table-cell table:style-name="Default" office:value-type="float" office:value="382">
            <text:p>382</text:p>
          </table:table-cell>
        </table:table-row>
        <table:table-row table:style-name="ro2">
          <table:table-cell table:formula="of:=[.A1068]" office:value-type="string" office:string-value="2019-10-08">
            <text:p>2019-10-08</text:p>
          </table:table-cell>
          <table:table-cell table:style-name="Default" office:value-type="string">
            <text:p>Scott Marfield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069]" office:value-type="string" office:string-value="2019-10-08">
            <text:p>2019-10-08</text:p>
          </table:table-cell>
          <table:table-cell table:style-name="Default" office:value-type="string">
            <text:p>Sebastian Jellema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070]" office:value-type="string" office:string-value="2019-10-08">
            <text:p>2019-10-08</text:p>
          </table:table-cell>
          <table:table-cell table:style-name="Default" office:value-type="string">
            <text:p>Sharon Yencharis</text:p>
          </table:table-cell>
          <table:table-cell table:style-name="Default" office:value-type="float" office:value="411">
            <text:p>411</text:p>
          </table:table-cell>
        </table:table-row>
        <table:table-row table:style-name="ro2">
          <table:table-cell table:formula="of:=[.A1071]" office:value-type="string" office:string-value="2019-10-08">
            <text:p>2019-10-08</text:p>
          </table:table-cell>
          <table:table-cell table:style-name="Default" office:value-type="string">
            <text:p>Sheree Taft</text:p>
          </table:table-cell>
          <table:table-cell table:style-name="Default" office:value-type="float" office:value="413">
            <text:p>413</text:p>
          </table:table-cell>
        </table:table-row>
        <table:table-row table:style-name="ro2">
          <table:table-cell table:formula="of:=[.A1072]" office:value-type="string" office:string-value="2019-10-08">
            <text:p>2019-10-08</text:p>
          </table:table-cell>
          <table:table-cell table:style-name="Default" office:value-type="string">
            <text:p>Simone Manganelli</text:p>
          </table:table-cell>
          <table:table-cell table:style-name="Default" office:value-type="float" office:value="425">
            <text:p>425</text:p>
          </table:table-cell>
        </table:table-row>
        <table:table-row table:style-name="ro2">
          <table:table-cell table:formula="of:=[.A1073]" office:value-type="string" office:string-value="2019-10-08">
            <text:p>2019-10-08</text:p>
          </table:table-cell>
          <table:table-cell table:style-name="Default" office:value-type="string">
            <text:p>Skinner Arteaga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074]" office:value-type="string" office:string-value="2019-10-08">
            <text:p>2019-10-08</text:p>
          </table:table-cell>
          <table:table-cell table:style-name="Default" office:value-type="string">
            <text:p>Skip Perry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1075]" office:value-type="string" office:string-value="2019-10-08">
            <text:p>2019-10-08</text:p>
          </table:table-cell>
          <table:table-cell table:style-name="Default" office:value-type="string">
            <text:p>Stern Montoya</text:p>
          </table:table-cell>
          <table:table-cell table:style-name="Default" office:value-type="float" office:value="377">
            <text:p>377</text:p>
          </table:table-cell>
        </table:table-row>
        <table:table-row table:style-name="ro2">
          <table:table-cell table:formula="of:=[.A1076]" office:value-type="string" office:string-value="2019-10-08">
            <text:p>2019-10-08</text:p>
          </table:table-cell>
          <table:table-cell table:style-name="Default" office:value-type="string">
            <text:p>Steven Chamberlain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1077]" office:value-type="string" office:string-value="2019-10-08">
            <text:p>2019-10-08</text:p>
          </table:table-cell>
          <table:table-cell table:style-name="Default" office:value-type="string">
            <text:p>Steven Pease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78]" office:value-type="string" office:string-value="2019-10-08">
            <text:p>2019-10-08</text:p>
          </table:table-cell>
          <table:table-cell table:style-name="Default" office:value-type="string">
            <text:p>Tamara Herring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079]" office:value-type="string" office:string-value="2019-10-08">
            <text:p>2019-10-08</text:p>
          </table:table-cell>
          <table:table-cell table:style-name="Default" office:value-type="string">
            <text:p>Tetyana Swann</text:p>
          </table:table-cell>
          <table:table-cell table:style-name="Default" office:value-type="float" office:value="376">
            <text:p>376</text:p>
          </table:table-cell>
        </table:table-row>
        <table:table-row table:style-name="ro2">
          <table:table-cell table:formula="of:=[.A1080]" office:value-type="string" office:string-value="2019-10-08">
            <text:p>2019-10-08</text:p>
          </table:table-cell>
          <table:table-cell table:style-name="Default" office:value-type="string">
            <text:p>Thayer McDougle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1081]" office:value-type="string" office:string-value="2019-10-08">
            <text:p>2019-10-08</text:p>
          </table:table-cell>
          <table:table-cell table:style-name="Default" office:value-type="string">
            <text:p>Thom Moyer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082]" office:value-type="string" office:string-value="2019-10-08">
            <text:p>2019-10-08</text:p>
          </table:table-cell>
          <table:table-cell table:style-name="Default" office:value-type="string">
            <text:p>Thomas Messer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083]" office:value-type="string" office:string-value="2019-10-08">
            <text:p>2019-10-08</text:p>
          </table:table-cell>
          <table:table-cell table:style-name="Default" office:value-type="string">
            <text:p>Tim Doyle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084]" office:value-type="string" office:string-value="2019-10-08">
            <text:p>2019-10-08</text:p>
          </table:table-cell>
          <table:table-cell table:style-name="Default" office:value-type="string">
            <text:p>Todd Emmel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085]" office:value-type="string" office:string-value="2019-10-08">
            <text:p>2019-10-08</text:p>
          </table:table-cell>
          <table:table-cell table:style-name="Default" office:value-type="string">
            <text:p>Tom Gold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086]" office:value-type="string" office:string-value="2019-10-08">
            <text:p>2019-10-08</text:p>
          </table:table-cell>
          <table:table-cell table:style-name="Default" office:value-type="string">
            <text:p>Tom Seymour DeGraffenried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087]" office:value-type="string" office:string-value="2019-10-08">
            <text:p>2019-10-08</text:p>
          </table:table-cell>
          <table:table-cell table:style-name="Default" office:value-type="string">
            <text:p>Travis Santos</text:p>
          </table:table-cell>
          <table:table-cell table:style-name="Default" office:value-type="float" office:value="418">
            <text:p>418</text:p>
          </table:table-cell>
        </table:table-row>
        <table:table-row table:style-name="ro2">
          <table:table-cell table:formula="of:=[.A1088]" office:value-type="string" office:string-value="2019-10-08">
            <text:p>2019-10-08</text:p>
          </table:table-cell>
          <table:table-cell table:style-name="Default" office:value-type="string">
            <text:p>Travis Yalup</text:p>
          </table:table-cell>
          <table:table-cell table:style-name="Default" office:value-type="float" office:value="395">
            <text:p>395</text:p>
          </table:table-cell>
        </table:table-row>
        <table:table-row table:style-name="ro2">
          <table:table-cell table:formula="of:=[.A1089]" office:value-type="string" office:string-value="2019-10-08">
            <text:p>2019-10-08</text:p>
          </table:table-cell>
          <table:table-cell table:style-name="Default" office:value-type="string">
            <text:p>Trish Gardner</text:p>
          </table:table-cell>
          <table:table-cell table:style-name="Default" office:value-type="float" office:value="393">
            <text:p>393</text:p>
          </table:table-cell>
        </table:table-row>
        <table:table-row table:style-name="ro2">
          <table:table-cell table:formula="of:=[.A1090]" office:value-type="string" office:string-value="2019-10-08">
            <text:p>2019-10-08</text:p>
          </table:table-cell>
          <table:table-cell table:style-name="Default" office:value-type="string">
            <text:p>Troy Brunet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091]" office:value-type="string" office:string-value="2019-10-08">
            <text:p>2019-10-08</text:p>
          </table:table-cell>
          <table:table-cell table:style-name="Default" office:value-type="string">
            <text:p>Victor Ramos</text:p>
          </table:table-cell>
          <table:table-cell table:style-name="Default" office:value-type="float" office:value="546">
            <text:p>546</text:p>
          </table:table-cell>
        </table:table-row>
        <table:table-row table:style-name="ro2">
          <table:table-cell table:formula="of:=[.A1092]" office:value-type="string" office:string-value="2019-10-08">
            <text:p>2019-10-08</text:p>
          </table:table-cell>
          <table:table-cell table:style-name="Default" office:value-type="string">
            <text:p>Vijay Alexand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093]" office:value-type="string" office:string-value="2019-10-08">
            <text:p>2019-10-08</text:p>
          </table:table-cell>
          <table:table-cell table:style-name="Default" office:value-type="string">
            <text:p>Vinny Valdez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094]" office:value-type="string" office:string-value="2019-10-08">
            <text:p>2019-10-08</text:p>
          </table:table-cell>
          <table:table-cell table:style-name="Default" office:value-type="string">
            <text:p>Wade Hargrove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095]" office:value-type="string" office:string-value="2019-10-08">
            <text:p>2019-10-08</text:p>
          </table:table-cell>
          <table:table-cell table:style-name="Default" office:value-type="string">
            <text:p>Walt Bartas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096]" office:value-type="string" office:string-value="2019-10-08">
            <text:p>2019-10-08</text:p>
          </table:table-cell>
          <table:table-cell table:style-name="Default" office:value-type="string">
            <text:p>Will Chadwick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1097]" office:value-type="string" office:string-value="2019-10-08">
            <text:p>2019-10-08</text:p>
          </table:table-cell>
          <table:table-cell table:style-name="Default" office:value-type="string">
            <text:p>Wyatt Moss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098]" office:value-type="string" office:string-value="2019-10-08">
            <text:p>2019-10-08</text:p>
          </table:table-cell>
          <table:table-cell table:style-name="Default" office:value-type="string">
            <text:p>Yuko Takahashi</text:p>
          </table:table-cell>
          <table:table-cell table:style-name="Default" office:value-type="float" office:value="398">
            <text:p>398</text:p>
          </table:table-cell>
        </table:table-row>
        <table:table-row table:style-name="ro2">
          <table:table-cell table:formula="of:=[.A1099]" office:value-type="string" office:string-value="2019-10-08">
            <text:p>2019-10-08</text:p>
          </table:table-cell>
          <table:table-cell table:style-name="Default" office:value-type="string">
            <text:p>Zeon Kitchiner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office:value-type="string">
            <text:p>2019-10-15</text:p>
          </table:table-cell>
          <table:table-cell table:style-name="Default" office:value-type="string">
            <text:p>Adam Bowley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101]" office:value-type="string" office:string-value="2019-10-15">
            <text:p>2019-10-15</text:p>
          </table:table-cell>
          <table:table-cell table:style-name="Default" office:value-type="string">
            <text:p>Adam Moore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102]" office:value-type="string" office:string-value="2019-10-15">
            <text:p>2019-10-15</text:p>
          </table:table-cell>
          <table:table-cell table:style-name="Default" office:value-type="string">
            <text:p>Adam Simps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103]" office:value-type="string" office:string-value="2019-10-15">
            <text:p>2019-10-15</text:p>
          </table:table-cell>
          <table:table-cell table:style-name="Default" office:value-type="string">
            <text:p>Adam Usman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04]" office:value-type="string" office:string-value="2019-10-15">
            <text:p>2019-10-15</text:p>
          </table:table-cell>
          <table:table-cell table:style-name="Default" office:value-type="string">
            <text:p>Alan Lowe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105]" office:value-type="string" office:string-value="2019-10-15">
            <text:p>2019-10-15</text:p>
          </table:table-cell>
          <table:table-cell table:style-name="Default" office:value-type="string">
            <text:p>Alex Mendes da Costa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106]" office:value-type="string" office:string-value="2019-10-15">
            <text:p>2019-10-15</text:p>
          </table:table-cell>
          <table:table-cell table:style-name="Default" office:value-type="string">
            <text:p>Alex Peralta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107]" office:value-type="string" office:string-value="2019-10-15">
            <text:p>2019-10-15</text:p>
          </table:table-cell>
          <table:table-cell table:style-name="Default" office:value-type="string">
            <text:p>Alex Yeagl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08]" office:value-type="string" office:string-value="2019-10-15">
            <text:p>2019-10-15</text:p>
          </table:table-cell>
          <table:table-cell table:style-name="Default" office:value-type="string">
            <text:p>Alice Davis</text:p>
          </table:table-cell>
          <table:table-cell table:style-name="Default" office:value-type="float" office:value="352">
            <text:p>352</text:p>
          </table:table-cell>
        </table:table-row>
        <table:table-row table:style-name="ro2">
          <table:table-cell table:formula="of:=[.A1109]" office:value-type="string" office:string-value="2019-10-15">
            <text:p>2019-10-15</text:p>
          </table:table-cell>
          <table:table-cell table:style-name="Default" office:value-type="string">
            <text:p>Alvin Ho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1110]" office:value-type="string" office:string-value="2019-10-15">
            <text:p>2019-10-15</text:p>
          </table:table-cell>
          <table:table-cell table:style-name="Default" office:value-type="string">
            <text:p>Andy Cunningham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11]" office:value-type="string" office:string-value="2019-10-15">
            <text:p>2019-10-15</text:p>
          </table:table-cell>
          <table:table-cell table:style-name="Default" office:value-type="string">
            <text:p>Annabelle Cabuhat</text:p>
          </table:table-cell>
          <table:table-cell table:style-name="Default" office:value-type="float" office:value="307">
            <text:p>307</text:p>
          </table:table-cell>
        </table:table-row>
        <table:table-row table:style-name="ro2">
          <table:table-cell table:formula="of:=[.A1112]" office:value-type="string" office:string-value="2019-10-15">
            <text:p>2019-10-15</text:p>
          </table:table-cell>
          <table:table-cell table:style-name="Default" office:value-type="string">
            <text:p>Anthony Hydron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113]" office:value-type="string" office:string-value="2019-10-15">
            <text:p>2019-10-15</text:p>
          </table:table-cell>
          <table:table-cell table:style-name="Default" office:value-type="string">
            <text:p>Antonio Herrera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114]" office:value-type="string" office:string-value="2019-10-15">
            <text:p>2019-10-15</text:p>
          </table:table-cell>
          <table:table-cell table:style-name="Default" office:value-type="string">
            <text:p>Ari Cowen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115]" office:value-type="string" office:string-value="2019-10-15">
            <text:p>2019-10-15</text:p>
          </table:table-cell>
          <table:table-cell table:style-name="Default" office:value-type="string">
            <text:p>Arthur Patterson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116]" office:value-type="string" office:string-value="2019-10-15">
            <text:p>2019-10-15</text:p>
          </table:table-cell>
          <table:table-cell table:style-name="Default" office:value-type="string">
            <text:p>Austin Day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1117]" office:value-type="string" office:string-value="2019-10-15">
            <text:p>2019-10-15</text:p>
          </table:table-cell>
          <table:table-cell table:style-name="Default" office:value-type="string">
            <text:p>Austin Kels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118]" office:value-type="string" office:string-value="2019-10-15">
            <text:p>2019-10-15</text:p>
          </table:table-cell>
          <table:table-cell table:style-name="Default" office:value-type="string">
            <text:p>Ben Green</text:p>
          </table:table-cell>
          <table:table-cell table:style-name="Default" office:value-type="float" office:value="524">
            <text:p>524</text:p>
          </table:table-cell>
        </table:table-row>
        <table:table-row table:style-name="ro2">
          <table:table-cell table:formula="of:=[.A1119]" office:value-type="string" office:string-value="2019-10-15">
            <text:p>2019-10-15</text:p>
          </table:table-cell>
          <table:table-cell table:style-name="Default" office:value-type="string">
            <text:p>Ben Napil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20]" office:value-type="string" office:string-value="2019-10-15">
            <text:p>2019-10-15</text:p>
          </table:table-cell>
          <table:table-cell table:style-name="Default" office:value-type="string">
            <text:p>Bernie Herschbein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121]" office:value-type="string" office:string-value="2019-10-15">
            <text:p>2019-10-15</text:p>
          </table:table-cell>
          <table:table-cell table:style-name="Default" office:value-type="string">
            <text:p>Bob Schnatterly</text:p>
          </table:table-cell>
          <table:table-cell table:style-name="Default" office:value-type="float" office:value="468">
            <text:p>468</text:p>
          </table:table-cell>
        </table:table-row>
        <table:table-row table:style-name="ro2">
          <table:table-cell table:formula="of:=[.A1122]" office:value-type="string" office:string-value="2019-10-15">
            <text:p>2019-10-15</text:p>
          </table:table-cell>
          <table:table-cell table:style-name="Default" office:value-type="string">
            <text:p>Bob Simon</text:p>
          </table:table-cell>
          <table:table-cell table:style-name="Default" office:value-type="float" office:value="536">
            <text:p>536</text:p>
          </table:table-cell>
        </table:table-row>
        <table:table-row table:style-name="ro2">
          <table:table-cell table:formula="of:=[.A1123]" office:value-type="string" office:string-value="2019-10-15">
            <text:p>2019-10-15</text:p>
          </table:table-cell>
          <table:table-cell table:style-name="Default" office:value-type="string">
            <text:p>Brad Shewmake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124]" office:value-type="string" office:string-value="2019-10-15">
            <text:p>2019-10-15</text:p>
          </table:table-cell>
          <table:table-cell table:style-name="Default" office:value-type="string">
            <text:p>Brendan McCarthy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125]" office:value-type="string" office:string-value="2019-10-15">
            <text:p>2019-10-15</text:p>
          </table:table-cell>
          <table:table-cell table:style-name="Default" office:value-type="string">
            <text:p>Brendan Payne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126]" office:value-type="string" office:string-value="2019-10-15">
            <text:p>2019-10-15</text:p>
          </table:table-cell>
          <table:table-cell table:style-name="Default" office:value-type="string">
            <text:p>Brian Paris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127]" office:value-type="string" office:string-value="2019-10-15">
            <text:p>2019-10-15</text:p>
          </table:table-cell>
          <table:table-cell table:style-name="Default" office:value-type="string">
            <text:p>Bryan Hoff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28]" office:value-type="string" office:string-value="2019-10-15">
            <text:p>2019-10-15</text:p>
          </table:table-cell>
          <table:table-cell table:style-name="Default" office:value-type="string">
            <text:p>Bryant Labitag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129]" office:value-type="string" office:string-value="2019-10-15">
            <text:p>2019-10-15</text:p>
          </table:table-cell>
          <table:table-cell table:style-name="Default" office:value-type="string">
            <text:p>Buddy Giguere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30]" office:value-type="string" office:string-value="2019-10-15">
            <text:p>2019-10-15</text:p>
          </table:table-cell>
          <table:table-cell table:style-name="Default" office:value-type="string">
            <text:p>Buddy Jacques</text:p>
          </table:table-cell>
          <table:table-cell table:style-name="Default" office:value-type="float" office:value="455">
            <text:p>455</text:p>
          </table:table-cell>
        </table:table-row>
        <table:table-row table:style-name="ro2">
          <table:table-cell table:formula="of:=[.A1131]" office:value-type="string" office:string-value="2019-10-15">
            <text:p>2019-10-15</text:p>
          </table:table-cell>
          <table:table-cell table:style-name="Default" office:value-type="string">
            <text:p>Caleb Christian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132]" office:value-type="string" office:string-value="2019-10-15">
            <text:p>2019-10-15</text:p>
          </table:table-cell>
          <table:table-cell table:style-name="Default" office:value-type="string">
            <text:p>Carlos Gonzalez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133]" office:value-type="string" office:string-value="2019-10-15">
            <text:p>2019-10-15</text:p>
          </table:table-cell>
          <table:table-cell table:style-name="Default" office:value-type="string">
            <text:p>Carlos Rodrigues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134]" office:value-type="string" office:string-value="2019-10-15">
            <text:p>2019-10-15</text:p>
          </table:table-cell>
          <table:table-cell table:style-name="Default" office:value-type="string">
            <text:p>Casey O'Neill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35]" office:value-type="string" office:string-value="2019-10-15">
            <text:p>2019-10-15</text:p>
          </table:table-cell>
          <table:table-cell table:style-name="Default" office:value-type="string">
            <text:p>Chad Horohoe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136]" office:value-type="string" office:string-value="2019-10-15">
            <text:p>2019-10-15</text:p>
          </table:table-cell>
          <table:table-cell table:style-name="Default" office:value-type="string">
            <text:p>Chris DuCoing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37]" office:value-type="string" office:string-value="2019-10-15">
            <text:p>2019-10-15</text:p>
          </table:table-cell>
          <table:table-cell table:style-name="Default" office:value-type="string">
            <text:p>Chris Kline</text:p>
          </table:table-cell>
          <table:table-cell table:style-name="Default" office:value-type="float" office:value="526">
            <text:p>526</text:p>
          </table:table-cell>
        </table:table-row>
        <table:table-row table:style-name="ro2">
          <table:table-cell table:formula="of:=[.A1138]" office:value-type="string" office:string-value="2019-10-15">
            <text:p>2019-10-15</text:p>
          </table:table-cell>
          <table:table-cell table:style-name="Default" office:value-type="string">
            <text:p>Chris Peterson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39]" office:value-type="string" office:string-value="2019-10-15">
            <text:p>2019-10-15</text:p>
          </table:table-cell>
          <table:table-cell table:style-name="Default" office:value-type="string">
            <text:p>Christopher Doornbos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140]" office:value-type="string" office:string-value="2019-10-15">
            <text:p>2019-10-15</text:p>
          </table:table-cell>
          <table:table-cell table:style-name="Default" office:value-type="string">
            <text:p>Christopher Logan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141]" office:value-type="string" office:string-value="2019-10-15">
            <text:p>2019-10-15</text:p>
          </table:table-cell>
          <table:table-cell table:style-name="Default" office:value-type="string">
            <text:p>Cindy Kim</text:p>
          </table:table-cell>
          <table:table-cell table:style-name="Default" office:value-type="float" office:value="345">
            <text:p>345</text:p>
          </table:table-cell>
        </table:table-row>
        <table:table-row table:style-name="ro2">
          <table:table-cell table:formula="of:=[.A1142]" office:value-type="string" office:string-value="2019-10-15">
            <text:p>2019-10-15</text:p>
          </table:table-cell>
          <table:table-cell table:style-name="Default" office:value-type="string">
            <text:p>Colton Callaha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143]" office:value-type="string" office:string-value="2019-10-15">
            <text:p>2019-10-15</text:p>
          </table:table-cell>
          <table:table-cell table:style-name="Default" office:value-type="string">
            <text:p>Cristina Urreaga</text:p>
          </table:table-cell>
          <table:table-cell table:style-name="Default" office:value-type="float" office:value="414">
            <text:p>414</text:p>
          </table:table-cell>
        </table:table-row>
        <table:table-row table:style-name="ro2">
          <table:table-cell table:formula="of:=[.A1144]" office:value-type="string" office:string-value="2019-10-15">
            <text:p>2019-10-15</text:p>
          </table:table-cell>
          <table:table-cell table:style-name="Default" office:value-type="string">
            <text:p>Crystal Kelem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145]" office:value-type="string" office:string-value="2019-10-15">
            <text:p>2019-10-15</text:p>
          </table:table-cell>
          <table:table-cell table:style-name="Default" office:value-type="string">
            <text:p>Dan Sorg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46]" office:value-type="string" office:string-value="2019-10-15">
            <text:p>2019-10-15</text:p>
          </table:table-cell>
          <table:table-cell table:style-name="Default" office:value-type="string">
            <text:p>Daniel Scrivano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147]" office:value-type="string" office:string-value="2019-10-15">
            <text:p>2019-10-15</text:p>
          </table:table-cell>
          <table:table-cell table:style-name="Default" office:value-type="string">
            <text:p>Danny Chavez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1148]" office:value-type="string" office:string-value="2019-10-15">
            <text:p>2019-10-15</text:p>
          </table:table-cell>
          <table:table-cell table:style-name="Default" office:value-type="string">
            <text:p>Danny Mullan</text:p>
          </table:table-cell>
          <table:table-cell table:style-name="Default" office:value-type="float" office:value="406">
            <text:p>406</text:p>
          </table:table-cell>
        </table:table-row>
        <table:table-row table:style-name="ro2">
          <table:table-cell table:formula="of:=[.A1149]" office:value-type="string" office:string-value="2019-10-15">
            <text:p>2019-10-15</text:p>
          </table:table-cell>
          <table:table-cell table:style-name="Default" office:value-type="string">
            <text:p>Darrel Haslip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50]" office:value-type="string" office:string-value="2019-10-15">
            <text:p>2019-10-15</text:p>
          </table:table-cell>
          <table:table-cell table:style-name="Default" office:value-type="string">
            <text:p>Dave Ward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151]" office:value-type="string" office:string-value="2019-10-15">
            <text:p>2019-10-15</text:p>
          </table:table-cell>
          <table:table-cell table:style-name="Default" office:value-type="string">
            <text:p>David Norris</text:p>
          </table:table-cell>
          <table:table-cell table:style-name="Default" office:value-type="float" office:value="335">
            <text:p>335</text:p>
          </table:table-cell>
        </table:table-row>
        <table:table-row table:style-name="ro2">
          <table:table-cell table:formula="of:=[.A1152]" office:value-type="string" office:string-value="2019-10-15">
            <text:p>2019-10-15</text:p>
          </table:table-cell>
          <table:table-cell table:style-name="Default" office:value-type="string">
            <text:p>Diogo Martini</text:p>
          </table:table-cell>
          <table:table-cell table:style-name="Default" office:value-type="float" office:value="544">
            <text:p>544</text:p>
          </table:table-cell>
        </table:table-row>
        <table:table-row table:style-name="ro2">
          <table:table-cell table:formula="of:=[.A1153]" office:value-type="string" office:string-value="2019-10-15">
            <text:p>2019-10-15</text:p>
          </table:table-cell>
          <table:table-cell table:style-name="Default" office:value-type="string">
            <text:p>Doug Johnston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154]" office:value-type="string" office:string-value="2019-10-15">
            <text:p>2019-10-15</text:p>
          </table:table-cell>
          <table:table-cell table:style-name="Default" office:value-type="string">
            <text:p>Dylan Pulliam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155]" office:value-type="string" office:string-value="2019-10-15">
            <text:p>2019-10-15</text:p>
          </table:table-cell>
          <table:table-cell table:style-name="Default" office:value-type="string">
            <text:p>Elvis McElhatton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156]" office:value-type="string" office:string-value="2019-10-15">
            <text:p>2019-10-15</text:p>
          </table:table-cell>
          <table:table-cell table:style-name="Default" office:value-type="string">
            <text:p>Emily Adam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157]" office:value-type="string" office:string-value="2019-10-15">
            <text:p>2019-10-15</text:p>
          </table:table-cell>
          <table:table-cell table:style-name="Default" office:value-type="string">
            <text:p>Eric Babaki</text:p>
          </table:table-cell>
          <table:table-cell table:style-name="Default" office:value-type="float" office:value="530">
            <text:p>530</text:p>
          </table:table-cell>
        </table:table-row>
        <table:table-row table:style-name="ro2">
          <table:table-cell table:formula="of:=[.A1158]" office:value-type="string" office:string-value="2019-10-15">
            <text:p>2019-10-15</text:p>
          </table:table-cell>
          <table:table-cell table:style-name="Default" office:value-type="string">
            <text:p>Eric Gruttemeyer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59]" office:value-type="string" office:string-value="2019-10-15">
            <text:p>2019-10-15</text:p>
          </table:table-cell>
          <table:table-cell table:style-name="Default" office:value-type="string">
            <text:p>Eric Kalisa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160]" office:value-type="string" office:string-value="2019-10-15">
            <text:p>2019-10-15</text:p>
          </table:table-cell>
          <table:table-cell table:style-name="Default" office:value-type="string">
            <text:p>Erik Proctor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161]" office:value-type="string" office:string-value="2019-10-15">
            <text:p>2019-10-15</text:p>
          </table:table-cell>
          <table:table-cell table:style-name="Default" office:value-type="string">
            <text:p>Eugene Fan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62]" office:value-type="string" office:string-value="2019-10-15">
            <text:p>2019-10-15</text:p>
          </table:table-cell>
          <table:table-cell table:style-name="Default" office:value-type="string">
            <text:p>Evan Burgess</text:p>
          </table:table-cell>
          <table:table-cell table:style-name="Default" office:value-type="float" office:value="552">
            <text:p>552</text:p>
          </table:table-cell>
        </table:table-row>
        <table:table-row table:style-name="ro2">
          <table:table-cell table:formula="of:=[.A1163]" office:value-type="string" office:string-value="2019-10-15">
            <text:p>2019-10-15</text:p>
          </table:table-cell>
          <table:table-cell table:style-name="Default" office:value-type="string">
            <text:p>Fran Herma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164]" office:value-type="string" office:string-value="2019-10-15">
            <text:p>2019-10-15</text:p>
          </table:table-cell>
          <table:table-cell table:style-name="Default" office:value-type="string">
            <text:p>Frank Augustine Jr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165]" office:value-type="string" office:string-value="2019-10-15">
            <text:p>2019-10-15</text:p>
          </table:table-cell>
          <table:table-cell table:style-name="Default" office:value-type="string">
            <text:p>Gerald Borjas</text:p>
          </table:table-cell>
          <table:table-cell table:style-name="Default" office:value-type="float" office:value="437">
            <text:p>437</text:p>
          </table:table-cell>
        </table:table-row>
        <table:table-row table:style-name="ro2">
          <table:table-cell table:formula="of:=[.A1166]" office:value-type="string" office:string-value="2019-10-15">
            <text:p>2019-10-15</text:p>
          </table:table-cell>
          <table:table-cell table:style-name="Default" office:value-type="string">
            <text:p>Gerlie Mendoza</text:p>
          </table:table-cell>
          <table:table-cell table:style-name="Default" office:value-type="float" office:value="389">
            <text:p>389</text:p>
          </table:table-cell>
        </table:table-row>
        <table:table-row table:style-name="ro2">
          <table:table-cell table:formula="of:=[.A1167]" office:value-type="string" office:string-value="2019-10-15">
            <text:p>2019-10-15</text:p>
          </table:table-cell>
          <table:table-cell table:style-name="Default" office:value-type="string">
            <text:p>Greg Micklas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168]" office:value-type="string" office:string-value="2019-10-15">
            <text:p>2019-10-15</text:p>
          </table:table-cell>
          <table:table-cell table:style-name="Default" office:value-type="string">
            <text:p>Greg Morgan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169]" office:value-type="string" office:string-value="2019-10-15">
            <text:p>2019-10-15</text:p>
          </table:table-cell>
          <table:table-cell table:style-name="Default" office:value-type="string">
            <text:p>Greg Weed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170]" office:value-type="string" office:string-value="2019-10-15">
            <text:p>2019-10-15</text:p>
          </table:table-cell>
          <table:table-cell table:style-name="Default" office:value-type="string">
            <text:p>Hakim Boukhaloua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171]" office:value-type="string" office:string-value="2019-10-15">
            <text:p>2019-10-15</text:p>
          </table:table-cell>
          <table:table-cell table:style-name="Default" office:value-type="string">
            <text:p>Henry Vazquez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172]" office:value-type="string" office:string-value="2019-10-15">
            <text:p>2019-10-15</text:p>
          </table:table-cell>
          <table:table-cell table:style-name="Default" office:value-type="string">
            <text:p>HJ Gonzalez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173]" office:value-type="string" office:string-value="2019-10-15">
            <text:p>2019-10-15</text:p>
          </table:table-cell>
          <table:table-cell table:style-name="Default" office:value-type="string">
            <text:p>Huu Nguyen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174]" office:value-type="string" office:string-value="2019-10-15">
            <text:p>2019-10-15</text:p>
          </table:table-cell>
          <table:table-cell table:style-name="Default" office:value-type="string">
            <text:p>Ian Jolly</text:p>
          </table:table-cell>
          <table:table-cell table:style-name="Default" office:value-type="float" office:value="435">
            <text:p>435</text:p>
          </table:table-cell>
        </table:table-row>
        <table:table-row table:style-name="ro2">
          <table:table-cell table:formula="of:=[.A1175]" office:value-type="string" office:string-value="2019-10-15">
            <text:p>2019-10-15</text:p>
          </table:table-cell>
          <table:table-cell table:style-name="Default" office:value-type="string">
            <text:p>Ian Montbrun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176]" office:value-type="string" office:string-value="2019-10-15">
            <text:p>2019-10-15</text:p>
          </table:table-cell>
          <table:table-cell table:style-name="Default" office:value-type="string">
            <text:p>Isaac Lopez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177]" office:value-type="string" office:string-value="2019-10-15">
            <text:p>2019-10-15</text:p>
          </table:table-cell>
          <table:table-cell table:style-name="Default" office:value-type="string">
            <text:p>Isaac Wong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178]" office:value-type="string" office:string-value="2019-10-15">
            <text:p>2019-10-15</text:p>
          </table:table-cell>
          <table:table-cell table:style-name="Default" office:value-type="string">
            <text:p>Jaime Dizon</text:p>
          </table:table-cell>
          <table:table-cell table:style-name="Default" office:value-type="float" office:value="406">
            <text:p>406</text:p>
          </table:table-cell>
        </table:table-row>
        <table:table-row table:style-name="ro2">
          <table:table-cell table:formula="of:=[.A1179]" office:value-type="string" office:string-value="2019-10-15">
            <text:p>2019-10-15</text:p>
          </table:table-cell>
          <table:table-cell table:style-name="Default" office:value-type="string">
            <text:p>James Bavaso</text:p>
          </table:table-cell>
          <table:table-cell table:style-name="Default" office:value-type="float" office:value="507">
            <text:p>507</text:p>
          </table:table-cell>
        </table:table-row>
        <table:table-row table:style-name="ro2">
          <table:table-cell table:formula="of:=[.A1180]" office:value-type="string" office:string-value="2019-10-15">
            <text:p>2019-10-15</text:p>
          </table:table-cell>
          <table:table-cell table:style-name="Default" office:value-type="string">
            <text:p>James Horsfall</text:p>
          </table:table-cell>
          <table:table-cell table:style-name="Default" office:value-type="float" office:value="539">
            <text:p>539</text:p>
          </table:table-cell>
        </table:table-row>
        <table:table-row table:style-name="ro2">
          <table:table-cell table:formula="of:=[.A1181]" office:value-type="string" office:string-value="2019-10-15">
            <text:p>2019-10-15</text:p>
          </table:table-cell>
          <table:table-cell table:style-name="Default" office:value-type="string">
            <text:p>Jason Bucy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182]" office:value-type="string" office:string-value="2019-10-15">
            <text:p>2019-10-15</text:p>
          </table:table-cell>
          <table:table-cell table:style-name="Default" office:value-type="string">
            <text:p>Jason Gillilan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183]" office:value-type="string" office:string-value="2019-10-15">
            <text:p>2019-10-15</text:p>
          </table:table-cell>
          <table:table-cell table:style-name="Default" office:value-type="string">
            <text:p>JD David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184]" office:value-type="string" office:string-value="2019-10-15">
            <text:p>2019-10-15</text:p>
          </table:table-cell>
          <table:table-cell table:style-name="Default" office:value-type="string">
            <text:p>Jerry Ball</text:p>
          </table:table-cell>
          <table:table-cell table:style-name="Default" office:value-type="float" office:value="402">
            <text:p>402</text:p>
          </table:table-cell>
        </table:table-row>
        <table:table-row table:style-name="ro2">
          <table:table-cell table:formula="of:=[.A1185]" office:value-type="string" office:string-value="2019-10-15">
            <text:p>2019-10-15</text:p>
          </table:table-cell>
          <table:table-cell table:style-name="Default" office:value-type="string">
            <text:p>Jerry Ervin</text:p>
          </table:table-cell>
          <table:table-cell table:style-name="Default" office:value-type="float" office:value="361">
            <text:p>361</text:p>
          </table:table-cell>
        </table:table-row>
        <table:table-row table:style-name="ro2">
          <table:table-cell table:formula="of:=[.A1186]" office:value-type="string" office:string-value="2019-10-15">
            <text:p>2019-10-15</text:p>
          </table:table-cell>
          <table:table-cell table:style-name="Default" office:value-type="string">
            <text:p>Jim Neale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187]" office:value-type="string" office:string-value="2019-10-15">
            <text:p>2019-10-15</text:p>
          </table:table-cell>
          <table:table-cell table:style-name="Default" office:value-type="string">
            <text:p>Jimmy Fails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188]" office:value-type="string" office:string-value="2019-10-15">
            <text:p>2019-10-15</text:p>
          </table:table-cell>
          <table:table-cell table:style-name="Default" office:value-type="string">
            <text:p>JM Reasonda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189]" office:value-type="string" office:string-value="2019-10-15">
            <text:p>2019-10-15</text:p>
          </table:table-cell>
          <table:table-cell table:style-name="Default" office:value-type="string">
            <text:p>Joan Pettijohn</text:p>
          </table:table-cell>
          <table:table-cell table:style-name="Default" office:value-type="float" office:value="279">
            <text:p>279</text:p>
          </table:table-cell>
        </table:table-row>
        <table:table-row table:style-name="ro2">
          <table:table-cell table:formula="of:=[.A1190]" office:value-type="string" office:string-value="2019-10-15">
            <text:p>2019-10-15</text:p>
          </table:table-cell>
          <table:table-cell table:style-name="Default" office:value-type="string">
            <text:p>Jocelyn Angeles</text:p>
          </table:table-cell>
          <table:table-cell table:style-name="Default" office:value-type="float" office:value="392">
            <text:p>392</text:p>
          </table:table-cell>
        </table:table-row>
        <table:table-row table:style-name="ro2">
          <table:table-cell table:formula="of:=[.A1191]" office:value-type="string" office:string-value="2019-10-15">
            <text:p>2019-10-15</text:p>
          </table:table-cell>
          <table:table-cell table:style-name="Default" office:value-type="string">
            <text:p>Jocelyn Rosen</text:p>
          </table:table-cell>
          <table:table-cell table:style-name="Default" office:value-type="float" office:value="375">
            <text:p>375</text:p>
          </table:table-cell>
        </table:table-row>
        <table:table-row table:style-name="ro2">
          <table:table-cell table:formula="of:=[.A1192]" office:value-type="string" office:string-value="2019-10-15">
            <text:p>2019-10-15</text:p>
          </table:table-cell>
          <table:table-cell table:style-name="Default" office:value-type="string">
            <text:p>Joel Talevi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193]" office:value-type="string" office:string-value="2019-10-15">
            <text:p>2019-10-15</text:p>
          </table:table-cell>
          <table:table-cell table:style-name="Default" office:value-type="string">
            <text:p>John Frakes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194]" office:value-type="string" office:string-value="2019-10-15">
            <text:p>2019-10-15</text:p>
          </table:table-cell>
          <table:table-cell table:style-name="Default" office:value-type="string">
            <text:p>John Kiltine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195]" office:value-type="string" office:string-value="2019-10-15">
            <text:p>2019-10-15</text:p>
          </table:table-cell>
          <table:table-cell table:style-name="Default" office:value-type="string">
            <text:p>John Larkin</text:p>
          </table:table-cell>
          <table:table-cell table:style-name="Default" office:value-type="float" office:value="458">
            <text:p>458</text:p>
          </table:table-cell>
        </table:table-row>
        <table:table-row table:style-name="ro2">
          <table:table-cell table:formula="of:=[.A1196]" office:value-type="string" office:string-value="2019-10-15">
            <text:p>2019-10-15</text:p>
          </table:table-cell>
          <table:table-cell table:style-name="Default" office:value-type="string">
            <text:p>John McNulty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197]" office:value-type="string" office:string-value="2019-10-15">
            <text:p>2019-10-15</text:p>
          </table:table-cell>
          <table:table-cell table:style-name="Default" office:value-type="string">
            <text:p>John Putnam</text:p>
          </table:table-cell>
          <table:table-cell table:style-name="Default" office:value-type="float" office:value="446">
            <text:p>446</text:p>
          </table:table-cell>
        </table:table-row>
        <table:table-row table:style-name="ro2">
          <table:table-cell table:formula="of:=[.A1198]" office:value-type="string" office:string-value="2019-10-15">
            <text:p>2019-10-15</text:p>
          </table:table-cell>
          <table:table-cell table:style-name="Default" office:value-type="string">
            <text:p>Joina Liao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199]" office:value-type="string" office:string-value="2019-10-15">
            <text:p>2019-10-15</text:p>
          </table:table-cell>
          <table:table-cell table:style-name="Default" office:value-type="string">
            <text:p>Jon Williams</text:p>
          </table:table-cell>
          <table:table-cell table:style-name="Default" office:value-type="float" office:value="521">
            <text:p>521</text:p>
          </table:table-cell>
        </table:table-row>
        <table:table-row table:style-name="ro2">
          <table:table-cell table:formula="of:=[.A1200]" office:value-type="string" office:string-value="2019-10-15">
            <text:p>2019-10-15</text:p>
          </table:table-cell>
          <table:table-cell table:style-name="Default" office:value-type="string">
            <text:p>Josh Buttram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201]" office:value-type="string" office:string-value="2019-10-15">
            <text:p>2019-10-15</text:p>
          </table:table-cell>
          <table:table-cell table:style-name="Default" office:value-type="string">
            <text:p>Joshua Maldonado</text:p>
          </table:table-cell>
          <table:table-cell table:style-name="Default" office:value-type="float" office:value="549">
            <text:p>549</text:p>
          </table:table-cell>
        </table:table-row>
        <table:table-row table:style-name="ro2">
          <table:table-cell table:formula="of:=[.A1202]" office:value-type="string" office:string-value="2019-10-15">
            <text:p>2019-10-15</text:p>
          </table:table-cell>
          <table:table-cell table:style-name="Default" office:value-type="string">
            <text:p>Juan Carlos Buenrostro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203]" office:value-type="string" office:string-value="2019-10-15">
            <text:p>2019-10-15</text:p>
          </table:table-cell>
          <table:table-cell table:style-name="Default" office:value-type="string">
            <text:p>Juan Chico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204]" office:value-type="string" office:string-value="2019-10-15">
            <text:p>2019-10-15</text:p>
          </table:table-cell>
          <table:table-cell table:style-name="Default" office:value-type="string">
            <text:p>Jules Tanseco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205]" office:value-type="string" office:string-value="2019-10-15">
            <text:p>2019-10-15</text:p>
          </table:table-cell>
          <table:table-cell table:style-name="Default" office:value-type="string">
            <text:p>Julian Ostrow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206]" office:value-type="string" office:string-value="2019-10-15">
            <text:p>2019-10-15</text:p>
          </table:table-cell>
          <table:table-cell table:style-name="Default" office:value-type="string">
            <text:p>Julien Roeser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207]" office:value-type="string" office:string-value="2019-10-15">
            <text:p>2019-10-15</text:p>
          </table:table-cell>
          <table:table-cell table:style-name="Default" office:value-type="string">
            <text:p>Justin Dayton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208]" office:value-type="string" office:string-value="2019-10-15">
            <text:p>2019-10-15</text:p>
          </table:table-cell>
          <table:table-cell table:style-name="Default" office:value-type="string">
            <text:p>Katrina Ariola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formula="of:=[.A1209]" office:value-type="string" office:string-value="2019-10-15">
            <text:p>2019-10-15</text:p>
          </table:table-cell>
          <table:table-cell table:style-name="Default" office:value-type="string">
            <text:p>Keith Deming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210]" office:value-type="string" office:string-value="2019-10-15">
            <text:p>2019-10-15</text:p>
          </table:table-cell>
          <table:table-cell table:style-name="Default" office:value-type="string">
            <text:p>Keith Neal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1211]" office:value-type="string" office:string-value="2019-10-15">
            <text:p>2019-10-15</text:p>
          </table:table-cell>
          <table:table-cell table:style-name="Default" office:value-type="string">
            <text:p>Keith Rubia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212]" office:value-type="string" office:string-value="2019-10-15">
            <text:p>2019-10-15</text:p>
          </table:table-cell>
          <table:table-cell table:style-name="Default" office:value-type="string">
            <text:p>Kelvin Chung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213]" office:value-type="string" office:string-value="2019-10-15">
            <text:p>2019-10-15</text:p>
          </table:table-cell>
          <table:table-cell table:style-name="Default" office:value-type="string">
            <text:p>Kirby Aho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214]" office:value-type="string" office:string-value="2019-10-15">
            <text:p>2019-10-15</text:p>
          </table:table-cell>
          <table:table-cell table:style-name="Default" office:value-type="string">
            <text:p>Kunal Lakhan-Pa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215]" office:value-type="string" office:string-value="2019-10-15">
            <text:p>2019-10-15</text:p>
          </table:table-cell>
          <table:table-cell table:style-name="Default" office:value-type="string">
            <text:p>Kurt Weitzman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216]" office:value-type="string" office:string-value="2019-10-15">
            <text:p>2019-10-15</text:p>
          </table:table-cell>
          <table:table-cell table:style-name="Default" office:value-type="string">
            <text:p>LanAhn Kerr</text:p>
          </table:table-cell>
          <table:table-cell table:style-name="Default" office:value-type="float" office:value="388">
            <text:p>388</text:p>
          </table:table-cell>
        </table:table-row>
        <table:table-row table:style-name="ro2">
          <table:table-cell table:formula="of:=[.A1217]" office:value-type="string" office:string-value="2019-10-15">
            <text:p>2019-10-15</text:p>
          </table:table-cell>
          <table:table-cell table:style-name="Default" office:value-type="string">
            <text:p>Laura Wiggins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formula="of:=[.A1218]" office:value-type="string" office:string-value="2019-10-15">
            <text:p>2019-10-15</text:p>
          </table:table-cell>
          <table:table-cell table:style-name="Default" office:value-type="string">
            <text:p>Lawrence Lee</text:p>
          </table:table-cell>
          <table:table-cell table:style-name="Default" office:value-type="float" office:value="477">
            <text:p>477</text:p>
          </table:table-cell>
        </table:table-row>
        <table:table-row table:style-name="ro2">
          <table:table-cell table:formula="of:=[.A1219]" office:value-type="string" office:string-value="2019-10-15">
            <text:p>2019-10-15</text:p>
          </table:table-cell>
          <table:table-cell table:style-name="Default" office:value-type="string">
            <text:p>Lawrence Mortensen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220]" office:value-type="string" office:string-value="2019-10-15">
            <text:p>2019-10-15</text:p>
          </table:table-cell>
          <table:table-cell table:style-name="Default" office:value-type="string">
            <text:p>Leif Smith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221]" office:value-type="string" office:string-value="2019-10-15">
            <text:p>2019-10-15</text:p>
          </table:table-cell>
          <table:table-cell table:style-name="Default" office:value-type="string">
            <text:p>Levon Sanossian</text:p>
          </table:table-cell>
          <table:table-cell table:style-name="Default" office:value-type="float" office:value="370">
            <text:p>370</text:p>
          </table:table-cell>
        </table:table-row>
        <table:table-row table:style-name="ro2">
          <table:table-cell table:formula="of:=[.A1222]" office:value-type="string" office:string-value="2019-10-15">
            <text:p>2019-10-15</text:p>
          </table:table-cell>
          <table:table-cell table:style-name="Default" office:value-type="string">
            <text:p>Lorax Stalter</text:p>
          </table:table-cell>
          <table:table-cell table:style-name="Default" office:value-type="float" office:value="383">
            <text:p>383</text:p>
          </table:table-cell>
        </table:table-row>
        <table:table-row table:style-name="ro2">
          <table:table-cell table:formula="of:=[.A1223]" office:value-type="string" office:string-value="2019-10-15">
            <text:p>2019-10-15</text:p>
          </table:table-cell>
          <table:table-cell table:style-name="Default" office:value-type="string">
            <text:p>Malav Shah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224]" office:value-type="string" office:string-value="2019-10-15">
            <text:p>2019-10-15</text:p>
          </table:table-cell>
          <table:table-cell table:style-name="Default" office:value-type="string">
            <text:p>Malcolm King</text:p>
          </table:table-cell>
          <table:table-cell table:style-name="Default" office:value-type="float" office:value="468">
            <text:p>468</text:p>
          </table:table-cell>
        </table:table-row>
        <table:table-row table:style-name="ro2">
          <table:table-cell table:formula="of:=[.A1225]" office:value-type="string" office:string-value="2019-10-15">
            <text:p>2019-10-15</text:p>
          </table:table-cell>
          <table:table-cell table:style-name="Default" office:value-type="string">
            <text:p>Mar Ronquillo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226]" office:value-type="string" office:string-value="2019-10-15">
            <text:p>2019-10-15</text:p>
          </table:table-cell>
          <table:table-cell table:style-name="Default" office:value-type="string">
            <text:p>Marcelo Aviles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227]" office:value-type="string" office:string-value="2019-10-15">
            <text:p>2019-10-15</text:p>
          </table:table-cell>
          <table:table-cell table:style-name="Default" office:value-type="string">
            <text:p>Mark Deal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228]" office:value-type="string" office:string-value="2019-10-15">
            <text:p>2019-10-15</text:p>
          </table:table-cell>
          <table:table-cell table:style-name="Default" office:value-type="string">
            <text:p>Mark Sorensen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229]" office:value-type="string" office:string-value="2019-10-15">
            <text:p>2019-10-15</text:p>
          </table:table-cell>
          <table:table-cell table:style-name="Default" office:value-type="string">
            <text:p>Martin Smidak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230]" office:value-type="string" office:string-value="2019-10-15">
            <text:p>2019-10-15</text:p>
          </table:table-cell>
          <table:table-cell table:style-name="Default" office:value-type="string">
            <text:p>Mathieu Guglielmi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231]" office:value-type="string" office:string-value="2019-10-15">
            <text:p>2019-10-15</text:p>
          </table:table-cell>
          <table:table-cell table:style-name="Default" office:value-type="string">
            <text:p>Matt Morrish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232]" office:value-type="string" office:string-value="2019-10-15">
            <text:p>2019-10-15</text:p>
          </table:table-cell>
          <table:table-cell table:style-name="Default" office:value-type="string">
            <text:p>Matt Myers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233]" office:value-type="string" office:string-value="2019-10-15">
            <text:p>2019-10-15</text:p>
          </table:table-cell>
          <table:table-cell table:style-name="Default" office:value-type="string">
            <text:p>Matt Paul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234]" office:value-type="string" office:string-value="2019-10-15">
            <text:p>2019-10-15</text:p>
          </table:table-cell>
          <table:table-cell table:style-name="Default" office:value-type="string">
            <text:p>Matt Weyls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235]" office:value-type="string" office:string-value="2019-10-15">
            <text:p>2019-10-15</text:p>
          </table:table-cell>
          <table:table-cell table:style-name="Default" office:value-type="string">
            <text:p>Max Sanchez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236]" office:value-type="string" office:string-value="2019-10-15">
            <text:p>2019-10-15</text:p>
          </table:table-cell>
          <table:table-cell table:style-name="Default" office:value-type="string">
            <text:p>Michael Bouey</text:p>
          </table:table-cell>
          <table:table-cell table:style-name="Default" office:value-type="float" office:value="452">
            <text:p>452</text:p>
          </table:table-cell>
        </table:table-row>
        <table:table-row table:style-name="ro2">
          <table:table-cell table:formula="of:=[.A1237]" office:value-type="string" office:string-value="2019-10-15">
            <text:p>2019-10-15</text:p>
          </table:table-cell>
          <table:table-cell table:style-name="Default" office:value-type="string">
            <text:p>Michael Moreno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238]" office:value-type="string" office:string-value="2019-10-15">
            <text:p>2019-10-15</text:p>
          </table:table-cell>
          <table:table-cell table:style-name="Default" office:value-type="string">
            <text:p>Michael Romano</text:p>
          </table:table-cell>
          <table:table-cell table:style-name="Default" office:value-type="float" office:value="367">
            <text:p>367</text:p>
          </table:table-cell>
        </table:table-row>
        <table:table-row table:style-name="ro2">
          <table:table-cell table:formula="of:=[.A1239]" office:value-type="string" office:string-value="2019-10-15">
            <text:p>2019-10-15</text:p>
          </table:table-cell>
          <table:table-cell table:style-name="Default" office:value-type="string">
            <text:p>Miguel Chimas</text:p>
          </table:table-cell>
          <table:table-cell table:style-name="Default" office:value-type="float" office:value="467">
            <text:p>467</text:p>
          </table:table-cell>
        </table:table-row>
        <table:table-row table:style-name="ro2">
          <table:table-cell table:formula="of:=[.A1240]" office:value-type="string" office:string-value="2019-10-15">
            <text:p>2019-10-15</text:p>
          </table:table-cell>
          <table:table-cell table:style-name="Default" office:value-type="string">
            <text:p>Mika Kerr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241]" office:value-type="string" office:string-value="2019-10-15">
            <text:p>2019-10-15</text:p>
          </table:table-cell>
          <table:table-cell table:style-name="Default" office:value-type="string">
            <text:p>Mike Maxwell</text:p>
          </table:table-cell>
          <table:table-cell table:style-name="Default" office:value-type="float" office:value="579">
            <text:p>579</text:p>
          </table:table-cell>
        </table:table-row>
        <table:table-row table:style-name="ro2">
          <table:table-cell table:formula="of:=[.A1242]" office:value-type="string" office:string-value="2019-10-15">
            <text:p>2019-10-15</text:p>
          </table:table-cell>
          <table:table-cell table:style-name="Default" office:value-type="string">
            <text:p>Milan Plevnik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243]" office:value-type="string" office:string-value="2019-10-15">
            <text:p>2019-10-15</text:p>
          </table:table-cell>
          <table:table-cell table:style-name="Default" office:value-type="string">
            <text:p>Nathan Davis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244]" office:value-type="string" office:string-value="2019-10-15">
            <text:p>2019-10-15</text:p>
          </table:table-cell>
          <table:table-cell table:style-name="Default" office:value-type="string">
            <text:p>Nicholas Lansdown</text:p>
          </table:table-cell>
          <table:table-cell table:style-name="Default" office:value-type="float" office:value="556">
            <text:p>556</text:p>
          </table:table-cell>
        </table:table-row>
        <table:table-row table:style-name="ro2">
          <table:table-cell table:formula="of:=[.A1245]" office:value-type="string" office:string-value="2019-10-15">
            <text:p>2019-10-15</text:p>
          </table:table-cell>
          <table:table-cell table:style-name="Default" office:value-type="string">
            <text:p>NIck Chackel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246]" office:value-type="string" office:string-value="2019-10-15">
            <text:p>2019-10-15</text:p>
          </table:table-cell>
          <table:table-cell table:style-name="Default" office:value-type="string">
            <text:p>Nick Giangreco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247]" office:value-type="string" office:string-value="2019-10-15">
            <text:p>2019-10-15</text:p>
          </table:table-cell>
          <table:table-cell table:style-name="Default" office:value-type="string">
            <text:p>Nick Radford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248]" office:value-type="string" office:string-value="2019-10-15">
            <text:p>2019-10-15</text:p>
          </table:table-cell>
          <table:table-cell table:style-name="Default" office:value-type="string">
            <text:p>Nima Gaadadsure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249]" office:value-type="string" office:string-value="2019-10-15">
            <text:p>2019-10-15</text:p>
          </table:table-cell>
          <table:table-cell table:style-name="Default" office:value-type="string">
            <text:p>Ninad Desai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250]" office:value-type="string" office:string-value="2019-10-15">
            <text:p>2019-10-15</text:p>
          </table:table-cell>
          <table:table-cell table:style-name="Default" office:value-type="string">
            <text:p>Nithin Tharakan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251]" office:value-type="string" office:string-value="2019-10-15">
            <text:p>2019-10-15</text:p>
          </table:table-cell>
          <table:table-cell table:style-name="Default" office:value-type="string">
            <text:p>Noah Snyder</text:p>
          </table:table-cell>
          <table:table-cell table:style-name="Default" office:value-type="float" office:value="538">
            <text:p>538</text:p>
          </table:table-cell>
        </table:table-row>
        <table:table-row table:style-name="ro2">
          <table:table-cell table:formula="of:=[.A1252]" office:value-type="string" office:string-value="2019-10-15">
            <text:p>2019-10-15</text:p>
          </table:table-cell>
          <table:table-cell table:style-name="Default" office:value-type="string">
            <text:p>Noel Alpin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253]" office:value-type="string" office:string-value="2019-10-15">
            <text:p>2019-10-15</text:p>
          </table:table-cell>
          <table:table-cell table:style-name="Default" office:value-type="string">
            <text:p>Ozzie Orozco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254]" office:value-type="string" office:string-value="2019-10-15">
            <text:p>2019-10-15</text:p>
          </table:table-cell>
          <table:table-cell table:style-name="Default" office:value-type="string">
            <text:p>Patrick Hunt</text:p>
          </table:table-cell>
          <table:table-cell table:style-name="Default" office:value-type="float" office:value="453">
            <text:p>453</text:p>
          </table:table-cell>
        </table:table-row>
        <table:table-row table:style-name="ro2">
          <table:table-cell table:formula="of:=[.A1255]" office:value-type="string" office:string-value="2019-10-15">
            <text:p>2019-10-15</text:p>
          </table:table-cell>
          <table:table-cell table:style-name="Default" office:value-type="string">
            <text:p>Patrick Hyde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256]" office:value-type="string" office:string-value="2019-10-15">
            <text:p>2019-10-15</text:p>
          </table:table-cell>
          <table:table-cell table:style-name="Default" office:value-type="string">
            <text:p>Patrick Picard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257]" office:value-type="string" office:string-value="2019-10-15">
            <text:p>2019-10-15</text:p>
          </table:table-cell>
          <table:table-cell table:style-name="Default" office:value-type="string">
            <text:p>Patty West</text:p>
          </table:table-cell>
          <table:table-cell table:style-name="Default" office:value-type="float" office:value="539">
            <text:p>539</text:p>
          </table:table-cell>
        </table:table-row>
        <table:table-row table:style-name="ro2">
          <table:table-cell table:formula="of:=[.A1258]" office:value-type="string" office:string-value="2019-10-15">
            <text:p>2019-10-15</text:p>
          </table:table-cell>
          <table:table-cell table:style-name="Default" office:value-type="string">
            <text:p>Paul Krohn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259]" office:value-type="string" office:string-value="2019-10-15">
            <text:p>2019-10-15</text:p>
          </table:table-cell>
          <table:table-cell table:style-name="Default" office:value-type="string">
            <text:p>Paul Martinez</text:p>
          </table:table-cell>
          <table:table-cell table:style-name="Default" office:value-type="float" office:value="484">
            <text:p>484</text:p>
          </table:table-cell>
        </table:table-row>
        <table:table-row table:style-name="ro2">
          <table:table-cell table:formula="of:=[.A1260]" office:value-type="string" office:string-value="2019-10-15">
            <text:p>2019-10-15</text:p>
          </table:table-cell>
          <table:table-cell table:style-name="Default" office:value-type="string">
            <text:p>Paul McCue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261]" office:value-type="string" office:string-value="2019-10-15">
            <text:p>2019-10-15</text:p>
          </table:table-cell>
          <table:table-cell table:style-name="Default" office:value-type="string">
            <text:p>Perry Logan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262]" office:value-type="string" office:string-value="2019-10-15">
            <text:p>2019-10-15</text:p>
          </table:table-cell>
          <table:table-cell table:style-name="Default" office:value-type="string">
            <text:p>Peter Lee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263]" office:value-type="string" office:string-value="2019-10-15">
            <text:p>2019-10-15</text:p>
          </table:table-cell>
          <table:table-cell table:style-name="Default" office:value-type="string">
            <text:p>Phillip Romano</text:p>
          </table:table-cell>
          <table:table-cell table:style-name="Default" office:value-type="float" office:value="457">
            <text:p>457</text:p>
          </table:table-cell>
        </table:table-row>
        <table:table-row table:style-name="ro2">
          <table:table-cell table:formula="of:=[.A1264]" office:value-type="string" office:string-value="2019-10-15">
            <text:p>2019-10-15</text:p>
          </table:table-cell>
          <table:table-cell table:style-name="Default" office:value-type="string">
            <text:p>Polo Black-Golde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265]" office:value-type="string" office:string-value="2019-10-15">
            <text:p>2019-10-15</text:p>
          </table:table-cell>
          <table:table-cell table:style-name="Default" office:value-type="string">
            <text:p>Preston Hudso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266]" office:value-type="string" office:string-value="2019-10-15">
            <text:p>2019-10-15</text:p>
          </table:table-cell>
          <table:table-cell table:style-name="Default" office:value-type="string">
            <text:p>Priscilla Shiells</text:p>
          </table:table-cell>
          <table:table-cell table:style-name="Default" office:value-type="float" office:value="412">
            <text:p>412</text:p>
          </table:table-cell>
        </table:table-row>
        <table:table-row table:style-name="ro2">
          <table:table-cell table:formula="of:=[.A1267]" office:value-type="string" office:string-value="2019-10-15">
            <text:p>2019-10-15</text:p>
          </table:table-cell>
          <table:table-cell table:style-name="Default" office:value-type="string">
            <text:p>Radley Roberts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268]" office:value-type="string" office:string-value="2019-10-15">
            <text:p>2019-10-15</text:p>
          </table:table-cell>
          <table:table-cell table:style-name="Default" office:value-type="string">
            <text:p>Rajat Kansal</text:p>
          </table:table-cell>
          <table:table-cell table:style-name="Default" office:value-type="float" office:value="527">
            <text:p>527</text:p>
          </table:table-cell>
        </table:table-row>
        <table:table-row table:style-name="ro2">
          <table:table-cell table:formula="of:=[.A1269]" office:value-type="string" office:string-value="2019-10-15">
            <text:p>2019-10-15</text:p>
          </table:table-cell>
          <table:table-cell table:style-name="Default" office:value-type="string">
            <text:p>Rene Deni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270]" office:value-type="string" office:string-value="2019-10-15">
            <text:p>2019-10-15</text:p>
          </table:table-cell>
          <table:table-cell table:style-name="Default" office:value-type="string">
            <text:p>Reza Wang-Loft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271]" office:value-type="string" office:string-value="2019-10-15">
            <text:p>2019-10-15</text:p>
          </table:table-cell>
          <table:table-cell table:style-name="Default" office:value-type="string">
            <text:p>Richard Oliva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272]" office:value-type="string" office:string-value="2019-10-15">
            <text:p>2019-10-15</text:p>
          </table:table-cell>
          <table:table-cell table:style-name="Default" office:value-type="string">
            <text:p>Rick Bradford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273]" office:value-type="string" office:string-value="2019-10-15">
            <text:p>2019-10-15</text:p>
          </table:table-cell>
          <table:table-cell table:style-name="Default" office:value-type="string">
            <text:p>RIck Mariani</text:p>
          </table:table-cell>
          <table:table-cell table:style-name="Default" office:value-type="float" office:value="522">
            <text:p>522</text:p>
          </table:table-cell>
        </table:table-row>
        <table:table-row table:style-name="ro2">
          <table:table-cell table:formula="of:=[.A1274]" office:value-type="string" office:string-value="2019-10-15">
            <text:p>2019-10-15</text:p>
          </table:table-cell>
          <table:table-cell table:style-name="Default" office:value-type="string">
            <text:p>Rick Potts</text:p>
          </table:table-cell>
          <table:table-cell table:style-name="Default" office:value-type="float" office:value="479">
            <text:p>479</text:p>
          </table:table-cell>
        </table:table-row>
        <table:table-row table:style-name="ro2">
          <table:table-cell table:formula="of:=[.A1275]" office:value-type="string" office:string-value="2019-10-15">
            <text:p>2019-10-15</text:p>
          </table:table-cell>
          <table:table-cell table:style-name="Default" office:value-type="string">
            <text:p>Rob Cosgriff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276]" office:value-type="string" office:string-value="2019-10-15">
            <text:p>2019-10-15</text:p>
          </table:table-cell>
          <table:table-cell table:style-name="Default" office:value-type="string">
            <text:p>Robbie Connelly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277]" office:value-type="string" office:string-value="2019-10-15">
            <text:p>2019-10-15</text:p>
          </table:table-cell>
          <table:table-cell table:style-name="Default" office:value-type="string">
            <text:p>Robert Beamer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278]" office:value-type="string" office:string-value="2019-10-15">
            <text:p>2019-10-15</text:p>
          </table:table-cell>
          <table:table-cell table:style-name="Default" office:value-type="string">
            <text:p>Robin McAloon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279]" office:value-type="string" office:string-value="2019-10-15">
            <text:p>2019-10-15</text:p>
          </table:table-cell>
          <table:table-cell table:style-name="Default" office:value-type="string">
            <text:p>Rocel Lhai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280]" office:value-type="string" office:string-value="2019-10-15">
            <text:p>2019-10-15</text:p>
          </table:table-cell>
          <table:table-cell table:style-name="Default" office:value-type="string">
            <text:p>Rodney Zarnegar</text:p>
          </table:table-cell>
          <table:table-cell table:style-name="Default" office:value-type="float" office:value="445">
            <text:p>445</text:p>
          </table:table-cell>
        </table:table-row>
        <table:table-row table:style-name="ro2">
          <table:table-cell table:formula="of:=[.A1281]" office:value-type="string" office:string-value="2019-10-15">
            <text:p>2019-10-15</text:p>
          </table:table-cell>
          <table:table-cell table:style-name="Default" office:value-type="string">
            <text:p>Roy Luo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282]" office:value-type="string" office:string-value="2019-10-15">
            <text:p>2019-10-15</text:p>
          </table:table-cell>
          <table:table-cell table:style-name="Default" office:value-type="string">
            <text:p>Roy Perkel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283]" office:value-type="string" office:string-value="2019-10-15">
            <text:p>2019-10-15</text:p>
          </table:table-cell>
          <table:table-cell table:style-name="Default" office:value-type="string">
            <text:p>Ryan Piaget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284]" office:value-type="string" office:string-value="2019-10-15">
            <text:p>2019-10-15</text:p>
          </table:table-cell>
          <table:table-cell table:style-name="Default" office:value-type="string">
            <text:p>Ryan Robison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1285]" office:value-type="string" office:string-value="2019-10-15">
            <text:p>2019-10-15</text:p>
          </table:table-cell>
          <table:table-cell table:style-name="Default" office:value-type="string">
            <text:p>Salvador Miranda</text:p>
          </table:table-cell>
          <table:table-cell table:style-name="Default" office:value-type="float" office:value="492">
            <text:p>492</text:p>
          </table:table-cell>
        </table:table-row>
        <table:table-row table:style-name="ro2">
          <table:table-cell table:formula="of:=[.A1286]" office:value-type="string" office:string-value="2019-10-15">
            <text:p>2019-10-15</text:p>
          </table:table-cell>
          <table:table-cell table:style-name="Default" office:value-type="string">
            <text:p>Sam Flores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287]" office:value-type="string" office:string-value="2019-10-15">
            <text:p>2019-10-15</text:p>
          </table:table-cell>
          <table:table-cell table:style-name="Default" office:value-type="string">
            <text:p>Sam Khozindar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288]" office:value-type="string" office:string-value="2019-10-15">
            <text:p>2019-10-15</text:p>
          </table:table-cell>
          <table:table-cell table:style-name="Default" office:value-type="string">
            <text:p>Sandra Davis</text:p>
          </table:table-cell>
          <table:table-cell table:style-name="Default" office:value-type="float" office:value="405">
            <text:p>405</text:p>
          </table:table-cell>
        </table:table-row>
        <table:table-row table:style-name="ro2">
          <table:table-cell table:formula="of:=[.A1289]" office:value-type="string" office:string-value="2019-10-15">
            <text:p>2019-10-15</text:p>
          </table:table-cell>
          <table:table-cell table:style-name="Default" office:value-type="string">
            <text:p>Savonna Hasson</text:p>
          </table:table-cell>
          <table:table-cell table:style-name="Default" office:value-type="float" office:value="382">
            <text:p>382</text:p>
          </table:table-cell>
        </table:table-row>
        <table:table-row table:style-name="ro2">
          <table:table-cell table:formula="of:=[.A1290]" office:value-type="string" office:string-value="2019-10-15">
            <text:p>2019-10-15</text:p>
          </table:table-cell>
          <table:table-cell table:style-name="Default" office:value-type="string">
            <text:p>Scott Marfield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291]" office:value-type="string" office:string-value="2019-10-15">
            <text:p>2019-10-15</text:p>
          </table:table-cell>
          <table:table-cell table:style-name="Default" office:value-type="string">
            <text:p>Sebastian Jellema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292]" office:value-type="string" office:string-value="2019-10-15">
            <text:p>2019-10-15</text:p>
          </table:table-cell>
          <table:table-cell table:style-name="Default" office:value-type="string">
            <text:p>Sharon Yencharis</text:p>
          </table:table-cell>
          <table:table-cell table:style-name="Default" office:value-type="float" office:value="411">
            <text:p>411</text:p>
          </table:table-cell>
        </table:table-row>
        <table:table-row table:style-name="ro2">
          <table:table-cell table:formula="of:=[.A1293]" office:value-type="string" office:string-value="2019-10-15">
            <text:p>2019-10-15</text:p>
          </table:table-cell>
          <table:table-cell table:style-name="Default" office:value-type="string">
            <text:p>Sheree Taft</text:p>
          </table:table-cell>
          <table:table-cell table:style-name="Default" office:value-type="float" office:value="413">
            <text:p>413</text:p>
          </table:table-cell>
        </table:table-row>
        <table:table-row table:style-name="ro2">
          <table:table-cell table:formula="of:=[.A1294]" office:value-type="string" office:string-value="2019-10-15">
            <text:p>2019-10-15</text:p>
          </table:table-cell>
          <table:table-cell table:style-name="Default" office:value-type="string">
            <text:p>Simone Manganelli</text:p>
          </table:table-cell>
          <table:table-cell table:style-name="Default" office:value-type="float" office:value="426">
            <text:p>426</text:p>
          </table:table-cell>
        </table:table-row>
        <table:table-row table:style-name="ro2">
          <table:table-cell table:formula="of:=[.A1295]" office:value-type="string" office:string-value="2019-10-15">
            <text:p>2019-10-15</text:p>
          </table:table-cell>
          <table:table-cell table:style-name="Default" office:value-type="string">
            <text:p>Skinner Arteaga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296]" office:value-type="string" office:string-value="2019-10-15">
            <text:p>2019-10-15</text:p>
          </table:table-cell>
          <table:table-cell table:style-name="Default" office:value-type="string">
            <text:p>Skip Perry</text:p>
          </table:table-cell>
          <table:table-cell table:style-name="Default" office:value-type="float" office:value="546">
            <text:p>546</text:p>
          </table:table-cell>
        </table:table-row>
        <table:table-row table:style-name="ro2">
          <table:table-cell table:formula="of:=[.A1297]" office:value-type="string" office:string-value="2019-10-15">
            <text:p>2019-10-15</text:p>
          </table:table-cell>
          <table:table-cell table:style-name="Default" office:value-type="string">
            <text:p>Stern Montoya</text:p>
          </table:table-cell>
          <table:table-cell table:style-name="Default" office:value-type="float" office:value="378">
            <text:p>378</text:p>
          </table:table-cell>
        </table:table-row>
        <table:table-row table:style-name="ro2">
          <table:table-cell table:formula="of:=[.A1298]" office:value-type="string" office:string-value="2019-10-15">
            <text:p>2019-10-15</text:p>
          </table:table-cell>
          <table:table-cell table:style-name="Default" office:value-type="string">
            <text:p>Steven Chamberlain</text:p>
          </table:table-cell>
          <table:table-cell table:style-name="Default" office:value-type="float" office:value="451">
            <text:p>451</text:p>
          </table:table-cell>
        </table:table-row>
        <table:table-row table:style-name="ro2">
          <table:table-cell table:formula="of:=[.A1299]" office:value-type="string" office:string-value="2019-10-15">
            <text:p>2019-10-15</text:p>
          </table:table-cell>
          <table:table-cell table:style-name="Default" office:value-type="string">
            <text:p>Steven Pease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300]" office:value-type="string" office:string-value="2019-10-15">
            <text:p>2019-10-15</text:p>
          </table:table-cell>
          <table:table-cell table:style-name="Default" office:value-type="string">
            <text:p>Tamara Herring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301]" office:value-type="string" office:string-value="2019-10-15">
            <text:p>2019-10-15</text:p>
          </table:table-cell>
          <table:table-cell table:style-name="Default" office:value-type="string">
            <text:p>Tetyana Swann</text:p>
          </table:table-cell>
          <table:table-cell table:style-name="Default" office:value-type="float" office:value="373">
            <text:p>373</text:p>
          </table:table-cell>
        </table:table-row>
        <table:table-row table:style-name="ro2">
          <table:table-cell table:formula="of:=[.A1302]" office:value-type="string" office:string-value="2019-10-15">
            <text:p>2019-10-15</text:p>
          </table:table-cell>
          <table:table-cell table:style-name="Default" office:value-type="string">
            <text:p>Thayer McDougle</text:p>
          </table:table-cell>
          <table:table-cell table:style-name="Default" office:value-type="float" office:value="529">
            <text:p>529</text:p>
          </table:table-cell>
        </table:table-row>
        <table:table-row table:style-name="ro2">
          <table:table-cell table:formula="of:=[.A1303]" office:value-type="string" office:string-value="2019-10-15">
            <text:p>2019-10-15</text:p>
          </table:table-cell>
          <table:table-cell table:style-name="Default" office:value-type="string">
            <text:p>Thom Moyer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304]" office:value-type="string" office:string-value="2019-10-15">
            <text:p>2019-10-15</text:p>
          </table:table-cell>
          <table:table-cell table:style-name="Default" office:value-type="string">
            <text:p>Thomas Messer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305]" office:value-type="string" office:string-value="2019-10-15">
            <text:p>2019-10-15</text:p>
          </table:table-cell>
          <table:table-cell table:style-name="Default" office:value-type="string">
            <text:p>Tim Doyle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306]" office:value-type="string" office:string-value="2019-10-15">
            <text:p>2019-10-15</text:p>
          </table:table-cell>
          <table:table-cell table:style-name="Default" office:value-type="string">
            <text:p>Timmy Reeves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307]" office:value-type="string" office:string-value="2019-10-15">
            <text:p>2019-10-15</text:p>
          </table:table-cell>
          <table:table-cell table:style-name="Default" office:value-type="string">
            <text:p>Todd Emmel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308]" office:value-type="string" office:string-value="2019-10-15">
            <text:p>2019-10-15</text:p>
          </table:table-cell>
          <table:table-cell table:style-name="Default" office:value-type="string">
            <text:p>Tom Gold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309]" office:value-type="string" office:string-value="2019-10-15">
            <text:p>2019-10-15</text:p>
          </table:table-cell>
          <table:table-cell table:style-name="Default" office:value-type="string">
            <text:p>Tom Seymour DeGraffenried</text:p>
          </table:table-cell>
          <table:table-cell table:style-name="Default" office:value-type="float" office:value="537">
            <text:p>537</text:p>
          </table:table-cell>
        </table:table-row>
        <table:table-row table:style-name="ro2">
          <table:table-cell table:formula="of:=[.A1310]" office:value-type="string" office:string-value="2019-10-15">
            <text:p>2019-10-15</text:p>
          </table:table-cell>
          <table:table-cell table:style-name="Default" office:value-type="string">
            <text:p>Travis Santos</text:p>
          </table:table-cell>
          <table:table-cell table:style-name="Default" office:value-type="float" office:value="418">
            <text:p>418</text:p>
          </table:table-cell>
        </table:table-row>
        <table:table-row table:style-name="ro2">
          <table:table-cell table:formula="of:=[.A1311]" office:value-type="string" office:string-value="2019-10-15">
            <text:p>2019-10-15</text:p>
          </table:table-cell>
          <table:table-cell table:style-name="Default" office:value-type="string">
            <text:p>Travis Yalup</text:p>
          </table:table-cell>
          <table:table-cell table:style-name="Default" office:value-type="float" office:value="392">
            <text:p>392</text:p>
          </table:table-cell>
        </table:table-row>
        <table:table-row table:style-name="ro2">
          <table:table-cell table:formula="of:=[.A1312]" office:value-type="string" office:string-value="2019-10-15">
            <text:p>2019-10-15</text:p>
          </table:table-cell>
          <table:table-cell table:style-name="Default" office:value-type="string">
            <text:p>Trish Gardner</text:p>
          </table:table-cell>
          <table:table-cell table:style-name="Default" office:value-type="float" office:value="381">
            <text:p>381</text:p>
          </table:table-cell>
        </table:table-row>
        <table:table-row table:style-name="ro2">
          <table:table-cell table:formula="of:=[.A1313]" office:value-type="string" office:string-value="2019-10-15">
            <text:p>2019-10-15</text:p>
          </table:table-cell>
          <table:table-cell table:style-name="Default" office:value-type="string">
            <text:p>Troy Brunet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314]" office:value-type="string" office:string-value="2019-10-15">
            <text:p>2019-10-15</text:p>
          </table:table-cell>
          <table:table-cell table:style-name="Default" office:value-type="string">
            <text:p>Victor Ramos</text:p>
          </table:table-cell>
          <table:table-cell table:style-name="Default" office:value-type="float" office:value="546">
            <text:p>546</text:p>
          </table:table-cell>
        </table:table-row>
        <table:table-row table:style-name="ro2">
          <table:table-cell table:formula="of:=[.A1315]" office:value-type="string" office:string-value="2019-10-15">
            <text:p>2019-10-15</text:p>
          </table:table-cell>
          <table:table-cell table:style-name="Default" office:value-type="string">
            <text:p>Vijay Alexand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316]" office:value-type="string" office:string-value="2019-10-15">
            <text:p>2019-10-15</text:p>
          </table:table-cell>
          <table:table-cell table:style-name="Default" office:value-type="string">
            <text:p>Vinny Valdez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317]" office:value-type="string" office:string-value="2019-10-15">
            <text:p>2019-10-15</text:p>
          </table:table-cell>
          <table:table-cell table:style-name="Default" office:value-type="string">
            <text:p>Wade Hargrove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318]" office:value-type="string" office:string-value="2019-10-15">
            <text:p>2019-10-15</text:p>
          </table:table-cell>
          <table:table-cell table:style-name="Default" office:value-type="string">
            <text:p>Walt Bartas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319]" office:value-type="string" office:string-value="2019-10-15">
            <text:p>2019-10-15</text:p>
          </table:table-cell>
          <table:table-cell table:style-name="Default" office:value-type="string">
            <text:p>Will Chadwick</text:p>
          </table:table-cell>
          <table:table-cell table:style-name="Default" office:value-type="float" office:value="516">
            <text:p>516</text:p>
          </table:table-cell>
        </table:table-row>
        <table:table-row table:style-name="ro2">
          <table:table-cell table:formula="of:=[.A1320]" office:value-type="string" office:string-value="2019-10-15">
            <text:p>2019-10-15</text:p>
          </table:table-cell>
          <table:table-cell table:style-name="Default" office:value-type="string">
            <text:p>Wyatt Moss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321]" office:value-type="string" office:string-value="2019-10-15">
            <text:p>2019-10-15</text:p>
          </table:table-cell>
          <table:table-cell table:style-name="Default" office:value-type="string">
            <text:p>Yuko Takahashi</text:p>
          </table:table-cell>
          <table:table-cell table:style-name="Default" office:value-type="float" office:value="397">
            <text:p>397</text:p>
          </table:table-cell>
        </table:table-row>
        <table:table-row table:style-name="ro2">
          <table:table-cell table:formula="of:=[.A1322]" office:value-type="string" office:string-value="2019-10-15">
            <text:p>2019-10-15</text:p>
          </table:table-cell>
          <table:table-cell table:style-name="Default" office:value-type="string">
            <text:p>Zeon Kitchiner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323]" office:value-type="string" office:string-value="2019-10-15">
            <text:p>2019-10-15</text:p>
          </table:table-cell>
          <table:table-cell table:style-name="Default" office:value-type="string">
            <text:p>Adam Bowley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office:value-type="string">
            <text:p>2019-10-22</text:p>
          </table:table-cell>
          <table:table-cell table:style-name="Default" office:value-type="string">
            <text:p>Adam Moore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1325]" office:value-type="string" office:string-value="2019-10-22">
            <text:p>2019-10-22</text:p>
          </table:table-cell>
          <table:table-cell table:style-name="Default" office:value-type="string">
            <text:p>Adam Simps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326]" office:value-type="string" office:string-value="2019-10-22">
            <text:p>2019-10-22</text:p>
          </table:table-cell>
          <table:table-cell table:style-name="Default" office:value-type="string">
            <text:p>Adam Usmani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327]" office:value-type="string" office:string-value="2019-10-22">
            <text:p>2019-10-22</text:p>
          </table:table-cell>
          <table:table-cell table:style-name="Default" office:value-type="string">
            <text:p>Alan Lowe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328]" office:value-type="string" office:string-value="2019-10-22">
            <text:p>2019-10-22</text:p>
          </table:table-cell>
          <table:table-cell table:style-name="Default" office:value-type="string">
            <text:p>Alex Mendes da Costa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329]" office:value-type="string" office:string-value="2019-10-22">
            <text:p>2019-10-22</text:p>
          </table:table-cell>
          <table:table-cell table:style-name="Default" office:value-type="string">
            <text:p>Alex Peralta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330]" office:value-type="string" office:string-value="2019-10-22">
            <text:p>2019-10-22</text:p>
          </table:table-cell>
          <table:table-cell table:style-name="Default" office:value-type="string">
            <text:p>Alex Yeagl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331]" office:value-type="string" office:string-value="2019-10-22">
            <text:p>2019-10-22</text:p>
          </table:table-cell>
          <table:table-cell table:style-name="Default" office:value-type="string">
            <text:p>Alice Davis</text:p>
          </table:table-cell>
          <table:table-cell table:style-name="Default" office:value-type="float" office:value="352">
            <text:p>352</text:p>
          </table:table-cell>
        </table:table-row>
        <table:table-row table:style-name="ro2">
          <table:table-cell table:formula="of:=[.A1332]" office:value-type="string" office:string-value="2019-10-22">
            <text:p>2019-10-22</text:p>
          </table:table-cell>
          <table:table-cell table:style-name="Default" office:value-type="string">
            <text:p>Alvin Ho</text:p>
          </table:table-cell>
          <table:table-cell table:style-name="Default" office:value-type="float" office:value="545">
            <text:p>545</text:p>
          </table:table-cell>
        </table:table-row>
        <table:table-row table:style-name="ro2">
          <table:table-cell table:formula="of:=[.A1333]" office:value-type="string" office:string-value="2019-10-22">
            <text:p>2019-10-22</text:p>
          </table:table-cell>
          <table:table-cell table:style-name="Default" office:value-type="string">
            <text:p>Andy Cunningham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334]" office:value-type="string" office:string-value="2019-10-22">
            <text:p>2019-10-22</text:p>
          </table:table-cell>
          <table:table-cell table:style-name="Default" office:value-type="string">
            <text:p>Annabelle Cabuhat</text:p>
          </table:table-cell>
          <table:table-cell table:style-name="Default" office:value-type="float" office:value="307">
            <text:p>307</text:p>
          </table:table-cell>
        </table:table-row>
        <table:table-row table:style-name="ro2">
          <table:table-cell table:formula="of:=[.A1335]" office:value-type="string" office:string-value="2019-10-22">
            <text:p>2019-10-22</text:p>
          </table:table-cell>
          <table:table-cell table:style-name="Default" office:value-type="string">
            <text:p>Anthony Hydron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336]" office:value-type="string" office:string-value="2019-10-22">
            <text:p>2019-10-22</text:p>
          </table:table-cell>
          <table:table-cell table:style-name="Default" office:value-type="string">
            <text:p>Antonio Herrera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337]" office:value-type="string" office:string-value="2019-10-22">
            <text:p>2019-10-22</text:p>
          </table:table-cell>
          <table:table-cell table:style-name="Default" office:value-type="string">
            <text:p>Ari Cow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338]" office:value-type="string" office:string-value="2019-10-22">
            <text:p>2019-10-22</text:p>
          </table:table-cell>
          <table:table-cell table:style-name="Default" office:value-type="string">
            <text:p>Arthur Patterson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339]" office:value-type="string" office:string-value="2019-10-22">
            <text:p>2019-10-22</text:p>
          </table:table-cell>
          <table:table-cell table:style-name="Default" office:value-type="string">
            <text:p>Austin Day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1340]" office:value-type="string" office:string-value="2019-10-22">
            <text:p>2019-10-22</text:p>
          </table:table-cell>
          <table:table-cell table:style-name="Default" office:value-type="string">
            <text:p>Austin Kels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341]" office:value-type="string" office:string-value="2019-10-22">
            <text:p>2019-10-22</text:p>
          </table:table-cell>
          <table:table-cell table:style-name="Default" office:value-type="string">
            <text:p>Ben Green</text:p>
          </table:table-cell>
          <table:table-cell table:style-name="Default" office:value-type="float" office:value="527">
            <text:p>527</text:p>
          </table:table-cell>
        </table:table-row>
        <table:table-row table:style-name="ro2">
          <table:table-cell table:formula="of:=[.A1342]" office:value-type="string" office:string-value="2019-10-22">
            <text:p>2019-10-22</text:p>
          </table:table-cell>
          <table:table-cell table:style-name="Default" office:value-type="string">
            <text:p>Ben Napili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343]" office:value-type="string" office:string-value="2019-10-22">
            <text:p>2019-10-22</text:p>
          </table:table-cell>
          <table:table-cell table:style-name="Default" office:value-type="string">
            <text:p>Bernie Herschbein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344]" office:value-type="string" office:string-value="2019-10-22">
            <text:p>2019-10-22</text:p>
          </table:table-cell>
          <table:table-cell table:style-name="Default" office:value-type="string">
            <text:p>Bob Schnatterly</text:p>
          </table:table-cell>
          <table:table-cell table:style-name="Default" office:value-type="float" office:value="460">
            <text:p>460</text:p>
          </table:table-cell>
        </table:table-row>
        <table:table-row table:style-name="ro2">
          <table:table-cell table:formula="of:=[.A1345]" office:value-type="string" office:string-value="2019-10-22">
            <text:p>2019-10-22</text:p>
          </table:table-cell>
          <table:table-cell table:style-name="Default" office:value-type="string">
            <text:p>Bob Simon</text:p>
          </table:table-cell>
          <table:table-cell table:style-name="Default" office:value-type="float" office:value="534">
            <text:p>534</text:p>
          </table:table-cell>
        </table:table-row>
        <table:table-row table:style-name="ro2">
          <table:table-cell table:formula="of:=[.A1346]" office:value-type="string" office:string-value="2019-10-22">
            <text:p>2019-10-22</text:p>
          </table:table-cell>
          <table:table-cell table:style-name="Default" office:value-type="string">
            <text:p>Brad Shewmake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347]" office:value-type="string" office:string-value="2019-10-22">
            <text:p>2019-10-22</text:p>
          </table:table-cell>
          <table:table-cell table:style-name="Default" office:value-type="string">
            <text:p>Brendan McCarthy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348]" office:value-type="string" office:string-value="2019-10-22">
            <text:p>2019-10-22</text:p>
          </table:table-cell>
          <table:table-cell table:style-name="Default" office:value-type="string">
            <text:p>Brendan Payne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349]" office:value-type="string" office:string-value="2019-10-22">
            <text:p>2019-10-22</text:p>
          </table:table-cell>
          <table:table-cell table:style-name="Default" office:value-type="string">
            <text:p>Brian Paris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350]" office:value-type="string" office:string-value="2019-10-22">
            <text:p>2019-10-22</text:p>
          </table:table-cell>
          <table:table-cell table:style-name="Default" office:value-type="string">
            <text:p>Bryan Hoff</text:p>
          </table:table-cell>
          <table:table-cell table:style-name="Default" office:value-type="float" office:value="480">
            <text:p>480</text:p>
          </table:table-cell>
        </table:table-row>
        <table:table-row table:style-name="ro2">
          <table:table-cell table:formula="of:=[.A1351]" office:value-type="string" office:string-value="2019-10-22">
            <text:p>2019-10-22</text:p>
          </table:table-cell>
          <table:table-cell table:style-name="Default" office:value-type="string">
            <text:p>Bryant Labitag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352]" office:value-type="string" office:string-value="2019-10-22">
            <text:p>2019-10-22</text:p>
          </table:table-cell>
          <table:table-cell table:style-name="Default" office:value-type="string">
            <text:p>Buddy Giguere</text:p>
          </table:table-cell>
          <table:table-cell table:style-name="Default" office:value-type="float" office:value="524">
            <text:p>524</text:p>
          </table:table-cell>
        </table:table-row>
        <table:table-row table:style-name="ro2">
          <table:table-cell table:formula="of:=[.A1353]" office:value-type="string" office:string-value="2019-10-22">
            <text:p>2019-10-22</text:p>
          </table:table-cell>
          <table:table-cell table:style-name="Default" office:value-type="string">
            <text:p>Buddy Jacques</text:p>
          </table:table-cell>
          <table:table-cell table:style-name="Default" office:value-type="float" office:value="450">
            <text:p>450</text:p>
          </table:table-cell>
        </table:table-row>
        <table:table-row table:style-name="ro2">
          <table:table-cell table:formula="of:=[.A1354]" office:value-type="string" office:string-value="2019-10-22">
            <text:p>2019-10-22</text:p>
          </table:table-cell>
          <table:table-cell table:style-name="Default" office:value-type="string">
            <text:p>Caleb Christian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355]" office:value-type="string" office:string-value="2019-10-22">
            <text:p>2019-10-22</text:p>
          </table:table-cell>
          <table:table-cell table:style-name="Default" office:value-type="string">
            <text:p>Carlos Gonzalez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356]" office:value-type="string" office:string-value="2019-10-22">
            <text:p>2019-10-22</text:p>
          </table:table-cell>
          <table:table-cell table:style-name="Default" office:value-type="string">
            <text:p>Carlos Rodrigues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357]" office:value-type="string" office:string-value="2019-10-22">
            <text:p>2019-10-22</text:p>
          </table:table-cell>
          <table:table-cell table:style-name="Default" office:value-type="string">
            <text:p>Casey O'Neill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358]" office:value-type="string" office:string-value="2019-10-22">
            <text:p>2019-10-22</text:p>
          </table:table-cell>
          <table:table-cell table:style-name="Default" office:value-type="string">
            <text:p>Chad Horohoe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359]" office:value-type="string" office:string-value="2019-10-22">
            <text:p>2019-10-22</text:p>
          </table:table-cell>
          <table:table-cell table:style-name="Default" office:value-type="string">
            <text:p>Chris DuCoing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360]" office:value-type="string" office:string-value="2019-10-22">
            <text:p>2019-10-22</text:p>
          </table:table-cell>
          <table:table-cell table:style-name="Default" office:value-type="string">
            <text:p>Chris Kline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361]" office:value-type="string" office:string-value="2019-10-22">
            <text:p>2019-10-22</text:p>
          </table:table-cell>
          <table:table-cell table:style-name="Default" office:value-type="string">
            <text:p>Chris Peterso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362]" office:value-type="string" office:string-value="2019-10-22">
            <text:p>2019-10-22</text:p>
          </table:table-cell>
          <table:table-cell table:style-name="Default" office:value-type="string">
            <text:p>Christopher Doornbos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363]" office:value-type="string" office:string-value="2019-10-22">
            <text:p>2019-10-22</text:p>
          </table:table-cell>
          <table:table-cell table:style-name="Default" office:value-type="string">
            <text:p>Christopher Logan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364]" office:value-type="string" office:string-value="2019-10-22">
            <text:p>2019-10-22</text:p>
          </table:table-cell>
          <table:table-cell table:style-name="Default" office:value-type="string">
            <text:p>Cindy Kim</text:p>
          </table:table-cell>
          <table:table-cell table:style-name="Default" office:value-type="float" office:value="345">
            <text:p>345</text:p>
          </table:table-cell>
        </table:table-row>
        <table:table-row table:style-name="ro2">
          <table:table-cell table:formula="of:=[.A1365]" office:value-type="string" office:string-value="2019-10-22">
            <text:p>2019-10-22</text:p>
          </table:table-cell>
          <table:table-cell table:style-name="Default" office:value-type="string">
            <text:p>Colton Callahan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366]" office:value-type="string" office:string-value="2019-10-22">
            <text:p>2019-10-22</text:p>
          </table:table-cell>
          <table:table-cell table:style-name="Default" office:value-type="string">
            <text:p>Cristina Urreaga</text:p>
          </table:table-cell>
          <table:table-cell table:style-name="Default" office:value-type="float" office:value="414">
            <text:p>414</text:p>
          </table:table-cell>
        </table:table-row>
        <table:table-row table:style-name="ro2">
          <table:table-cell table:formula="of:=[.A1367]" office:value-type="string" office:string-value="2019-10-22">
            <text:p>2019-10-22</text:p>
          </table:table-cell>
          <table:table-cell table:style-name="Default" office:value-type="string">
            <text:p>Crystal Kelem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368]" office:value-type="string" office:string-value="2019-10-22">
            <text:p>2019-10-22</text:p>
          </table:table-cell>
          <table:table-cell table:style-name="Default" office:value-type="string">
            <text:p>Dan Sorge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369]" office:value-type="string" office:string-value="2019-10-22">
            <text:p>2019-10-22</text:p>
          </table:table-cell>
          <table:table-cell table:style-name="Default" office:value-type="string">
            <text:p>Daniel Scrivano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370]" office:value-type="string" office:string-value="2019-10-22">
            <text:p>2019-10-22</text:p>
          </table:table-cell>
          <table:table-cell table:style-name="Default" office:value-type="string">
            <text:p>Danny Chavez</text:p>
          </table:table-cell>
          <table:table-cell table:style-name="Default" office:value-type="float" office:value="528">
            <text:p>528</text:p>
          </table:table-cell>
        </table:table-row>
        <table:table-row table:style-name="ro2">
          <table:table-cell table:formula="of:=[.A1371]" office:value-type="string" office:string-value="2019-10-22">
            <text:p>2019-10-22</text:p>
          </table:table-cell>
          <table:table-cell table:style-name="Default" office:value-type="string">
            <text:p>Danny Mullan</text:p>
          </table:table-cell>
          <table:table-cell table:style-name="Default" office:value-type="float" office:value="408">
            <text:p>408</text:p>
          </table:table-cell>
        </table:table-row>
        <table:table-row table:style-name="ro2">
          <table:table-cell table:formula="of:=[.A1372]" office:value-type="string" office:string-value="2019-10-22">
            <text:p>2019-10-22</text:p>
          </table:table-cell>
          <table:table-cell table:style-name="Default" office:value-type="string">
            <text:p>Darrel Haslip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373]" office:value-type="string" office:string-value="2019-10-22">
            <text:p>2019-10-22</text:p>
          </table:table-cell>
          <table:table-cell table:style-name="Default" office:value-type="string">
            <text:p>Dave Ward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374]" office:value-type="string" office:string-value="2019-10-22">
            <text:p>2019-10-22</text:p>
          </table:table-cell>
          <table:table-cell table:style-name="Default" office:value-type="string">
            <text:p>David Norris</text:p>
          </table:table-cell>
          <table:table-cell table:style-name="Default" office:value-type="float" office:value="333">
            <text:p>333</text:p>
          </table:table-cell>
        </table:table-row>
        <table:table-row table:style-name="ro2">
          <table:table-cell table:formula="of:=[.A1375]" office:value-type="string" office:string-value="2019-10-22">
            <text:p>2019-10-22</text:p>
          </table:table-cell>
          <table:table-cell table:style-name="Default" office:value-type="string">
            <text:p>Diogo Martini</text:p>
          </table:table-cell>
          <table:table-cell table:style-name="Default" office:value-type="float" office:value="552">
            <text:p>552</text:p>
          </table:table-cell>
        </table:table-row>
        <table:table-row table:style-name="ro2">
          <table:table-cell table:formula="of:=[.A1376]" office:value-type="string" office:string-value="2019-10-22">
            <text:p>2019-10-22</text:p>
          </table:table-cell>
          <table:table-cell table:style-name="Default" office:value-type="string">
            <text:p>Doug Johnston</text:p>
          </table:table-cell>
          <table:table-cell table:style-name="Default" office:value-type="float" office:value="466">
            <text:p>466</text:p>
          </table:table-cell>
        </table:table-row>
        <table:table-row table:style-name="ro2">
          <table:table-cell table:formula="of:=[.A1377]" office:value-type="string" office:string-value="2019-10-22">
            <text:p>2019-10-22</text:p>
          </table:table-cell>
          <table:table-cell table:style-name="Default" office:value-type="string">
            <text:p>Dylan Pulliam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378]" office:value-type="string" office:string-value="2019-10-22">
            <text:p>2019-10-22</text:p>
          </table:table-cell>
          <table:table-cell table:style-name="Default" office:value-type="string">
            <text:p>Elvis McElhatton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379]" office:value-type="string" office:string-value="2019-10-22">
            <text:p>2019-10-22</text:p>
          </table:table-cell>
          <table:table-cell table:style-name="Default" office:value-type="string">
            <text:p>Emily Adams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380]" office:value-type="string" office:string-value="2019-10-22">
            <text:p>2019-10-22</text:p>
          </table:table-cell>
          <table:table-cell table:style-name="Default" office:value-type="string">
            <text:p>Eric Babaki</text:p>
          </table:table-cell>
          <table:table-cell table:style-name="Default" office:value-type="float" office:value="530">
            <text:p>530</text:p>
          </table:table-cell>
        </table:table-row>
        <table:table-row table:style-name="ro2">
          <table:table-cell table:formula="of:=[.A1381]" office:value-type="string" office:string-value="2019-10-22">
            <text:p>2019-10-22</text:p>
          </table:table-cell>
          <table:table-cell table:style-name="Default" office:value-type="string">
            <text:p>Eric Gruttemeyer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382]" office:value-type="string" office:string-value="2019-10-22">
            <text:p>2019-10-22</text:p>
          </table:table-cell>
          <table:table-cell table:style-name="Default" office:value-type="string">
            <text:p>Eric Kalisa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383]" office:value-type="string" office:string-value="2019-10-22">
            <text:p>2019-10-22</text:p>
          </table:table-cell>
          <table:table-cell table:style-name="Default" office:value-type="string">
            <text:p>Erik Proctor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384]" office:value-type="string" office:string-value="2019-10-22">
            <text:p>2019-10-22</text:p>
          </table:table-cell>
          <table:table-cell table:style-name="Default" office:value-type="string">
            <text:p>Eugene Fan</text:p>
          </table:table-cell>
          <table:table-cell table:style-name="Default" office:value-type="float" office:value="523">
            <text:p>523</text:p>
          </table:table-cell>
        </table:table-row>
        <table:table-row table:style-name="ro2">
          <table:table-cell table:formula="of:=[.A1385]" office:value-type="string" office:string-value="2019-10-22">
            <text:p>2019-10-22</text:p>
          </table:table-cell>
          <table:table-cell table:style-name="Default" office:value-type="string">
            <text:p>Evan Burgess</text:p>
          </table:table-cell>
          <table:table-cell table:style-name="Default" office:value-type="float" office:value="551">
            <text:p>551</text:p>
          </table:table-cell>
        </table:table-row>
        <table:table-row table:style-name="ro2">
          <table:table-cell table:formula="of:=[.A1386]" office:value-type="string" office:string-value="2019-10-22">
            <text:p>2019-10-22</text:p>
          </table:table-cell>
          <table:table-cell table:style-name="Default" office:value-type="string">
            <text:p>Fran Herman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387]" office:value-type="string" office:string-value="2019-10-22">
            <text:p>2019-10-22</text:p>
          </table:table-cell>
          <table:table-cell table:style-name="Default" office:value-type="string">
            <text:p>Frank Augustine Jr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388]" office:value-type="string" office:string-value="2019-10-22">
            <text:p>2019-10-22</text:p>
          </table:table-cell>
          <table:table-cell table:style-name="Default" office:value-type="string">
            <text:p>Gerald Borjas</text:p>
          </table:table-cell>
          <table:table-cell table:style-name="Default" office:value-type="float" office:value="423">
            <text:p>423</text:p>
          </table:table-cell>
        </table:table-row>
        <table:table-row table:style-name="ro2">
          <table:table-cell table:formula="of:=[.A1389]" office:value-type="string" office:string-value="2019-10-22">
            <text:p>2019-10-22</text:p>
          </table:table-cell>
          <table:table-cell table:style-name="Default" office:value-type="string">
            <text:p>Gerlie Mendoza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390]" office:value-type="string" office:string-value="2019-10-22">
            <text:p>2019-10-22</text:p>
          </table:table-cell>
          <table:table-cell table:style-name="Default" office:value-type="string">
            <text:p>Greg Micklas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391]" office:value-type="string" office:string-value="2019-10-22">
            <text:p>2019-10-22</text:p>
          </table:table-cell>
          <table:table-cell table:style-name="Default" office:value-type="string">
            <text:p>Greg Morgan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392]" office:value-type="string" office:string-value="2019-10-22">
            <text:p>2019-10-22</text:p>
          </table:table-cell>
          <table:table-cell table:style-name="Default" office:value-type="string">
            <text:p>Greg Weed</text:p>
          </table:table-cell>
          <table:table-cell table:style-name="Default" office:value-type="float" office:value="485">
            <text:p>485</text:p>
          </table:table-cell>
        </table:table-row>
        <table:table-row table:style-name="ro2">
          <table:table-cell table:formula="of:=[.A1393]" office:value-type="string" office:string-value="2019-10-22">
            <text:p>2019-10-22</text:p>
          </table:table-cell>
          <table:table-cell table:style-name="Default" office:value-type="string">
            <text:p>Hakim Boukhaloua</text:p>
          </table:table-cell>
          <table:table-cell table:style-name="Default" office:value-type="float" office:value="477">
            <text:p>477</text:p>
          </table:table-cell>
        </table:table-row>
        <table:table-row table:style-name="ro2">
          <table:table-cell table:formula="of:=[.A1394]" office:value-type="string" office:string-value="2019-10-22">
            <text:p>2019-10-22</text:p>
          </table:table-cell>
          <table:table-cell table:style-name="Default" office:value-type="string">
            <text:p>Henry Vazquez</text:p>
          </table:table-cell>
          <table:table-cell table:style-name="Default" office:value-type="float" office:value="462">
            <text:p>462</text:p>
          </table:table-cell>
        </table:table-row>
        <table:table-row table:style-name="ro2">
          <table:table-cell table:formula="of:=[.A1395]" office:value-type="string" office:string-value="2019-10-22">
            <text:p>2019-10-22</text:p>
          </table:table-cell>
          <table:table-cell table:style-name="Default" office:value-type="string">
            <text:p>HJ Gonzalez</text:p>
          </table:table-cell>
          <table:table-cell table:style-name="Default" office:value-type="float" office:value="522">
            <text:p>522</text:p>
          </table:table-cell>
        </table:table-row>
        <table:table-row table:style-name="ro2">
          <table:table-cell table:formula="of:=[.A1396]" office:value-type="string" office:string-value="2019-10-22">
            <text:p>2019-10-22</text:p>
          </table:table-cell>
          <table:table-cell table:style-name="Default" office:value-type="string">
            <text:p>Huu Nguyen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397]" office:value-type="string" office:string-value="2019-10-22">
            <text:p>2019-10-22</text:p>
          </table:table-cell>
          <table:table-cell table:style-name="Default" office:value-type="string">
            <text:p>Ian Jolly</text:p>
          </table:table-cell>
          <table:table-cell table:style-name="Default" office:value-type="float" office:value="426">
            <text:p>426</text:p>
          </table:table-cell>
        </table:table-row>
        <table:table-row table:style-name="ro2">
          <table:table-cell table:formula="of:=[.A1398]" office:value-type="string" office:string-value="2019-10-22">
            <text:p>2019-10-22</text:p>
          </table:table-cell>
          <table:table-cell table:style-name="Default" office:value-type="string">
            <text:p>Ian Montbrun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399]" office:value-type="string" office:string-value="2019-10-22">
            <text:p>2019-10-22</text:p>
          </table:table-cell>
          <table:table-cell table:style-name="Default" office:value-type="string">
            <text:p>Isaac Lopez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400]" office:value-type="string" office:string-value="2019-10-22">
            <text:p>2019-10-22</text:p>
          </table:table-cell>
          <table:table-cell table:style-name="Default" office:value-type="string">
            <text:p>Isaac Wong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401]" office:value-type="string" office:string-value="2019-10-22">
            <text:p>2019-10-22</text:p>
          </table:table-cell>
          <table:table-cell table:style-name="Default" office:value-type="string">
            <text:p>Jaime Dizon</text:p>
          </table:table-cell>
          <table:table-cell table:style-name="Default" office:value-type="float" office:value="409">
            <text:p>409</text:p>
          </table:table-cell>
        </table:table-row>
        <table:table-row table:style-name="ro2">
          <table:table-cell table:formula="of:=[.A1402]" office:value-type="string" office:string-value="2019-10-22">
            <text:p>2019-10-22</text:p>
          </table:table-cell>
          <table:table-cell table:style-name="Default" office:value-type="string">
            <text:p>James Bavaso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403]" office:value-type="string" office:string-value="2019-10-22">
            <text:p>2019-10-22</text:p>
          </table:table-cell>
          <table:table-cell table:style-name="Default" office:value-type="string">
            <text:p>James Horsfall</text:p>
          </table:table-cell>
          <table:table-cell table:style-name="Default" office:value-type="float" office:value="540">
            <text:p>540</text:p>
          </table:table-cell>
        </table:table-row>
        <table:table-row table:style-name="ro2">
          <table:table-cell table:formula="of:=[.A1404]" office:value-type="string" office:string-value="2019-10-22">
            <text:p>2019-10-22</text:p>
          </table:table-cell>
          <table:table-cell table:style-name="Default" office:value-type="string">
            <text:p>Jason Bucy</text:p>
          </table:table-cell>
          <table:table-cell table:style-name="Default" office:value-type="float" office:value="494">
            <text:p>494</text:p>
          </table:table-cell>
        </table:table-row>
        <table:table-row table:style-name="ro2">
          <table:table-cell table:formula="of:=[.A1405]" office:value-type="string" office:string-value="2019-10-22">
            <text:p>2019-10-22</text:p>
          </table:table-cell>
          <table:table-cell table:style-name="Default" office:value-type="string">
            <text:p>Jason Gillilan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406]" office:value-type="string" office:string-value="2019-10-22">
            <text:p>2019-10-22</text:p>
          </table:table-cell>
          <table:table-cell table:style-name="Default" office:value-type="string">
            <text:p>JD David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407]" office:value-type="string" office:string-value="2019-10-22">
            <text:p>2019-10-22</text:p>
          </table:table-cell>
          <table:table-cell table:style-name="Default" office:value-type="string">
            <text:p>Jerry Ball</text:p>
          </table:table-cell>
          <table:table-cell table:style-name="Default" office:value-type="float" office:value="403">
            <text:p>403</text:p>
          </table:table-cell>
        </table:table-row>
        <table:table-row table:style-name="ro2">
          <table:table-cell table:formula="of:=[.A1408]" office:value-type="string" office:string-value="2019-10-22">
            <text:p>2019-10-22</text:p>
          </table:table-cell>
          <table:table-cell table:style-name="Default" office:value-type="string">
            <text:p>Jerry Ervin</text:p>
          </table:table-cell>
          <table:table-cell table:style-name="Default" office:value-type="float" office:value="362">
            <text:p>362</text:p>
          </table:table-cell>
        </table:table-row>
        <table:table-row table:style-name="ro2">
          <table:table-cell table:formula="of:=[.A1409]" office:value-type="string" office:string-value="2019-10-22">
            <text:p>2019-10-22</text:p>
          </table:table-cell>
          <table:table-cell table:style-name="Default" office:value-type="string">
            <text:p>Jim Neale</text:p>
          </table:table-cell>
          <table:table-cell table:style-name="Default" office:value-type="float" office:value="537">
            <text:p>537</text:p>
          </table:table-cell>
        </table:table-row>
        <table:table-row table:style-name="ro2">
          <table:table-cell table:formula="of:=[.A1410]" office:value-type="string" office:string-value="2019-10-22">
            <text:p>2019-10-22</text:p>
          </table:table-cell>
          <table:table-cell table:style-name="Default" office:value-type="string">
            <text:p>Jimmy Fails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411]" office:value-type="string" office:string-value="2019-10-22">
            <text:p>2019-10-22</text:p>
          </table:table-cell>
          <table:table-cell table:style-name="Default" office:value-type="string">
            <text:p>JM Reasonda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412]" office:value-type="string" office:string-value="2019-10-22">
            <text:p>2019-10-22</text:p>
          </table:table-cell>
          <table:table-cell table:style-name="Default" office:value-type="string">
            <text:p>Joan Pettijohn</text:p>
          </table:table-cell>
          <table:table-cell table:style-name="Default" office:value-type="float" office:value="268">
            <text:p>268</text:p>
          </table:table-cell>
        </table:table-row>
        <table:table-row table:style-name="ro2">
          <table:table-cell table:formula="of:=[.A1413]" office:value-type="string" office:string-value="2019-10-22">
            <text:p>2019-10-22</text:p>
          </table:table-cell>
          <table:table-cell table:style-name="Default" office:value-type="string">
            <text:p>Jocelyn Angeles</text:p>
          </table:table-cell>
          <table:table-cell table:style-name="Default" office:value-type="float" office:value="393">
            <text:p>393</text:p>
          </table:table-cell>
        </table:table-row>
        <table:table-row table:style-name="ro2">
          <table:table-cell table:formula="of:=[.A1414]" office:value-type="string" office:string-value="2019-10-22">
            <text:p>2019-10-22</text:p>
          </table:table-cell>
          <table:table-cell table:style-name="Default" office:value-type="string">
            <text:p>Jocelyn Rosen</text:p>
          </table:table-cell>
          <table:table-cell table:style-name="Default" office:value-type="float" office:value="374">
            <text:p>374</text:p>
          </table:table-cell>
        </table:table-row>
        <table:table-row table:style-name="ro2">
          <table:table-cell table:formula="of:=[.A1415]" office:value-type="string" office:string-value="2019-10-22">
            <text:p>2019-10-22</text:p>
          </table:table-cell>
          <table:table-cell table:style-name="Default" office:value-type="string">
            <text:p>Joel Talevi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416]" office:value-type="string" office:string-value="2019-10-22">
            <text:p>2019-10-22</text:p>
          </table:table-cell>
          <table:table-cell table:style-name="Default" office:value-type="string">
            <text:p>John Frakes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417]" office:value-type="string" office:string-value="2019-10-22">
            <text:p>2019-10-22</text:p>
          </table:table-cell>
          <table:table-cell table:style-name="Default" office:value-type="string">
            <text:p>John Kiltinen</text:p>
          </table:table-cell>
          <table:table-cell table:style-name="Default" office:value-type="float" office:value="469">
            <text:p>469</text:p>
          </table:table-cell>
        </table:table-row>
        <table:table-row table:style-name="ro2">
          <table:table-cell table:formula="of:=[.A1418]" office:value-type="string" office:string-value="2019-10-22">
            <text:p>2019-10-22</text:p>
          </table:table-cell>
          <table:table-cell table:style-name="Default" office:value-type="string">
            <text:p>John Larkin</text:p>
          </table:table-cell>
          <table:table-cell table:style-name="Default" office:value-type="float" office:value="453">
            <text:p>453</text:p>
          </table:table-cell>
        </table:table-row>
        <table:table-row table:style-name="ro2">
          <table:table-cell table:formula="of:=[.A1419]" office:value-type="string" office:string-value="2019-10-22">
            <text:p>2019-10-22</text:p>
          </table:table-cell>
          <table:table-cell table:style-name="Default" office:value-type="string">
            <text:p>John McNulty</text:p>
          </table:table-cell>
          <table:table-cell table:style-name="Default" office:value-type="float" office:value="480">
            <text:p>480</text:p>
          </table:table-cell>
        </table:table-row>
        <table:table-row table:style-name="ro2">
          <table:table-cell table:formula="of:=[.A1420]" office:value-type="string" office:string-value="2019-10-22">
            <text:p>2019-10-22</text:p>
          </table:table-cell>
          <table:table-cell table:style-name="Default" office:value-type="string">
            <text:p>John Putnam</text:p>
          </table:table-cell>
          <table:table-cell table:style-name="Default" office:value-type="float" office:value="446">
            <text:p>446</text:p>
          </table:table-cell>
        </table:table-row>
        <table:table-row table:style-name="ro2">
          <table:table-cell table:formula="of:=[.A1421]" office:value-type="string" office:string-value="2019-10-22">
            <text:p>2019-10-22</text:p>
          </table:table-cell>
          <table:table-cell table:style-name="Default" office:value-type="string">
            <text:p>Joina Liao</text:p>
          </table:table-cell>
          <table:table-cell table:style-name="Default" office:value-type="float" office:value="442">
            <text:p>442</text:p>
          </table:table-cell>
        </table:table-row>
        <table:table-row table:style-name="ro2">
          <table:table-cell table:formula="of:=[.A1422]" office:value-type="string" office:string-value="2019-10-22">
            <text:p>2019-10-22</text:p>
          </table:table-cell>
          <table:table-cell table:style-name="Default" office:value-type="string">
            <text:p>Jon Williams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423]" office:value-type="string" office:string-value="2019-10-22">
            <text:p>2019-10-22</text:p>
          </table:table-cell>
          <table:table-cell table:style-name="Default" office:value-type="string">
            <text:p>Josh Buttram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424]" office:value-type="string" office:string-value="2019-10-22">
            <text:p>2019-10-22</text:p>
          </table:table-cell>
          <table:table-cell table:style-name="Default" office:value-type="string">
            <text:p>Joshua Maldonado</text:p>
          </table:table-cell>
          <table:table-cell table:style-name="Default" office:value-type="float" office:value="548">
            <text:p>548</text:p>
          </table:table-cell>
        </table:table-row>
        <table:table-row table:style-name="ro2">
          <table:table-cell table:formula="of:=[.A1425]" office:value-type="string" office:string-value="2019-10-22">
            <text:p>2019-10-22</text:p>
          </table:table-cell>
          <table:table-cell table:style-name="Default" office:value-type="string">
            <text:p>Juan Carlos Buenrostro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426]" office:value-type="string" office:string-value="2019-10-22">
            <text:p>2019-10-22</text:p>
          </table:table-cell>
          <table:table-cell table:style-name="Default" office:value-type="string">
            <text:p>Juan Chico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427]" office:value-type="string" office:string-value="2019-10-22">
            <text:p>2019-10-22</text:p>
          </table:table-cell>
          <table:table-cell table:style-name="Default" office:value-type="string">
            <text:p>Jules Tanseco</text:p>
          </table:table-cell>
          <table:table-cell table:style-name="Default" office:value-type="float" office:value="386">
            <text:p>386</text:p>
          </table:table-cell>
        </table:table-row>
        <table:table-row table:style-name="ro2">
          <table:table-cell table:formula="of:=[.A1428]" office:value-type="string" office:string-value="2019-10-22">
            <text:p>2019-10-22</text:p>
          </table:table-cell>
          <table:table-cell table:style-name="Default" office:value-type="string">
            <text:p>Julian Ostrow</text:p>
          </table:table-cell>
          <table:table-cell table:style-name="Default" office:value-type="float" office:value="470">
            <text:p>470</text:p>
          </table:table-cell>
        </table:table-row>
        <table:table-row table:style-name="ro2">
          <table:table-cell table:formula="of:=[.A1429]" office:value-type="string" office:string-value="2019-10-22">
            <text:p>2019-10-22</text:p>
          </table:table-cell>
          <table:table-cell table:style-name="Default" office:value-type="string">
            <text:p>Julien Roeser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430]" office:value-type="string" office:string-value="2019-10-22">
            <text:p>2019-10-22</text:p>
          </table:table-cell>
          <table:table-cell table:style-name="Default" office:value-type="string">
            <text:p>Justin Dayton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431]" office:value-type="string" office:string-value="2019-10-22">
            <text:p>2019-10-22</text:p>
          </table:table-cell>
          <table:table-cell table:style-name="Default" office:value-type="string">
            <text:p>Katrina Ariola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formula="of:=[.A1432]" office:value-type="string" office:string-value="2019-10-22">
            <text:p>2019-10-22</text:p>
          </table:table-cell>
          <table:table-cell table:style-name="Default" office:value-type="string">
            <text:p>Keith Deming</text:p>
          </table:table-cell>
          <table:table-cell table:style-name="Default" office:value-type="float" office:value="454">
            <text:p>454</text:p>
          </table:table-cell>
        </table:table-row>
        <table:table-row table:style-name="ro2">
          <table:table-cell table:formula="of:=[.A1433]" office:value-type="string" office:string-value="2019-10-22">
            <text:p>2019-10-22</text:p>
          </table:table-cell>
          <table:table-cell table:style-name="Default" office:value-type="string">
            <text:p>Keith Neal</text:p>
          </table:table-cell>
          <table:table-cell table:style-name="Default" office:value-type="float" office:value="509">
            <text:p>509</text:p>
          </table:table-cell>
        </table:table-row>
        <table:table-row table:style-name="ro2">
          <table:table-cell table:formula="of:=[.A1434]" office:value-type="string" office:string-value="2019-10-22">
            <text:p>2019-10-22</text:p>
          </table:table-cell>
          <table:table-cell table:style-name="Default" office:value-type="string">
            <text:p>Keith Rubia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35]" office:value-type="string" office:string-value="2019-10-22">
            <text:p>2019-10-22</text:p>
          </table:table-cell>
          <table:table-cell table:style-name="Default" office:value-type="string">
            <text:p>Kelvin Chung</text:p>
          </table:table-cell>
          <table:table-cell table:style-name="Default" office:value-type="float" office:value="473">
            <text:p>473</text:p>
          </table:table-cell>
        </table:table-row>
        <table:table-row table:style-name="ro2">
          <table:table-cell table:formula="of:=[.A1436]" office:value-type="string" office:string-value="2019-10-22">
            <text:p>2019-10-22</text:p>
          </table:table-cell>
          <table:table-cell table:style-name="Default" office:value-type="string">
            <text:p>Kirby Aho</text:p>
          </table:table-cell>
          <table:table-cell table:style-name="Default" office:value-type="float" office:value="504">
            <text:p>504</text:p>
          </table:table-cell>
        </table:table-row>
        <table:table-row table:style-name="ro2">
          <table:table-cell table:formula="of:=[.A1437]" office:value-type="string" office:string-value="2019-10-22">
            <text:p>2019-10-22</text:p>
          </table:table-cell>
          <table:table-cell table:style-name="Default" office:value-type="string">
            <text:p>Kunal Lakhan-Pa</text:p>
          </table:table-cell>
          <table:table-cell table:style-name="Default" office:value-type="float" office:value="501">
            <text:p>501</text:p>
          </table:table-cell>
        </table:table-row>
        <table:table-row table:style-name="ro2">
          <table:table-cell table:formula="of:=[.A1438]" office:value-type="string" office:string-value="2019-10-22">
            <text:p>2019-10-22</text:p>
          </table:table-cell>
          <table:table-cell table:style-name="Default" office:value-type="string">
            <text:p>Kurt Weitzmann</text:p>
          </table:table-cell>
          <table:table-cell table:style-name="Default" office:value-type="float" office:value="448">
            <text:p>448</text:p>
          </table:table-cell>
        </table:table-row>
        <table:table-row table:style-name="ro2">
          <table:table-cell table:formula="of:=[.A1439]" office:value-type="string" office:string-value="2019-10-22">
            <text:p>2019-10-22</text:p>
          </table:table-cell>
          <table:table-cell table:style-name="Default" office:value-type="string">
            <text:p>LanAhn Kerr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440]" office:value-type="string" office:string-value="2019-10-22">
            <text:p>2019-10-22</text:p>
          </table:table-cell>
          <table:table-cell table:style-name="Default" office:value-type="string">
            <text:p>Laura Wiggins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formula="of:=[.A1441]" office:value-type="string" office:string-value="2019-10-22">
            <text:p>2019-10-22</text:p>
          </table:table-cell>
          <table:table-cell table:style-name="Default" office:value-type="string">
            <text:p>Lawrence Lee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442]" office:value-type="string" office:string-value="2019-10-22">
            <text:p>2019-10-22</text:p>
          </table:table-cell>
          <table:table-cell table:style-name="Default" office:value-type="string">
            <text:p>Lawrence Mortense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43]" office:value-type="string" office:string-value="2019-10-22">
            <text:p>2019-10-22</text:p>
          </table:table-cell>
          <table:table-cell table:style-name="Default" office:value-type="string">
            <text:p>Leif Smith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444]" office:value-type="string" office:string-value="2019-10-22">
            <text:p>2019-10-22</text:p>
          </table:table-cell>
          <table:table-cell table:style-name="Default" office:value-type="string">
            <text:p>Levon Sanossian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formula="of:=[.A1445]" office:value-type="string" office:string-value="2019-10-22">
            <text:p>2019-10-22</text:p>
          </table:table-cell>
          <table:table-cell table:style-name="Default" office:value-type="string">
            <text:p>Lorax Stalter</text:p>
          </table:table-cell>
          <table:table-cell table:style-name="Default" office:value-type="float" office:value="377">
            <text:p>377</text:p>
          </table:table-cell>
        </table:table-row>
        <table:table-row table:style-name="ro2">
          <table:table-cell table:formula="of:=[.A1446]" office:value-type="string" office:string-value="2019-10-22">
            <text:p>2019-10-22</text:p>
          </table:table-cell>
          <table:table-cell table:style-name="Default" office:value-type="string">
            <text:p>Malav Shah</text:p>
          </table:table-cell>
          <table:table-cell table:style-name="Default" office:value-type="float" office:value="495">
            <text:p>495</text:p>
          </table:table-cell>
        </table:table-row>
        <table:table-row table:style-name="ro2">
          <table:table-cell table:formula="of:=[.A1447]" office:value-type="string" office:string-value="2019-10-22">
            <text:p>2019-10-22</text:p>
          </table:table-cell>
          <table:table-cell table:style-name="Default" office:value-type="string">
            <text:p>Malcolm King</text:p>
          </table:table-cell>
          <table:table-cell table:style-name="Default" office:value-type="float" office:value="467">
            <text:p>467</text:p>
          </table:table-cell>
        </table:table-row>
        <table:table-row table:style-name="ro2">
          <table:table-cell table:formula="of:=[.A1448]" office:value-type="string" office:string-value="2019-10-22">
            <text:p>2019-10-22</text:p>
          </table:table-cell>
          <table:table-cell table:style-name="Default" office:value-type="string">
            <text:p>Mar Ronquillo</text:p>
          </table:table-cell>
          <table:table-cell table:style-name="Default" office:value-type="float" office:value="458">
            <text:p>458</text:p>
          </table:table-cell>
        </table:table-row>
        <table:table-row table:style-name="ro2">
          <table:table-cell table:formula="of:=[.A1449]" office:value-type="string" office:string-value="2019-10-22">
            <text:p>2019-10-22</text:p>
          </table:table-cell>
          <table:table-cell table:style-name="Default" office:value-type="string">
            <text:p>Marcelo Aviles</text:p>
          </table:table-cell>
          <table:table-cell table:style-name="Default" office:value-type="float" office:value="440">
            <text:p>440</text:p>
          </table:table-cell>
        </table:table-row>
        <table:table-row table:style-name="ro2">
          <table:table-cell table:formula="of:=[.A1450]" office:value-type="string" office:string-value="2019-10-22">
            <text:p>2019-10-22</text:p>
          </table:table-cell>
          <table:table-cell table:style-name="Default" office:value-type="string">
            <text:p>Mark Deal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451]" office:value-type="string" office:string-value="2019-10-22">
            <text:p>2019-10-22</text:p>
          </table:table-cell>
          <table:table-cell table:style-name="Default" office:value-type="string">
            <text:p>Mark Sorense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52]" office:value-type="string" office:string-value="2019-10-22">
            <text:p>2019-10-22</text:p>
          </table:table-cell>
          <table:table-cell table:style-name="Default" office:value-type="string">
            <text:p>Martin Smidak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453]" office:value-type="string" office:string-value="2019-10-22">
            <text:p>2019-10-22</text:p>
          </table:table-cell>
          <table:table-cell table:style-name="Default" office:value-type="string">
            <text:p>Mathieu Guglielmi</text:p>
          </table:table-cell>
          <table:table-cell table:style-name="Default" office:value-type="float" office:value="474">
            <text:p>474</text:p>
          </table:table-cell>
        </table:table-row>
        <table:table-row table:style-name="ro2">
          <table:table-cell table:formula="of:=[.A1454]" office:value-type="string" office:string-value="2019-10-22">
            <text:p>2019-10-22</text:p>
          </table:table-cell>
          <table:table-cell table:style-name="Default" office:value-type="string">
            <text:p>Matt Morrish</text:p>
          </table:table-cell>
          <table:table-cell table:style-name="Default" office:value-type="float" office:value="481">
            <text:p>481</text:p>
          </table:table-cell>
        </table:table-row>
        <table:table-row table:style-name="ro2">
          <table:table-cell table:formula="of:=[.A1455]" office:value-type="string" office:string-value="2019-10-22">
            <text:p>2019-10-22</text:p>
          </table:table-cell>
          <table:table-cell table:style-name="Default" office:value-type="string">
            <text:p>Matt Myers</text:p>
          </table:table-cell>
          <table:table-cell table:style-name="Default" office:value-type="float" office:value="493">
            <text:p>493</text:p>
          </table:table-cell>
        </table:table-row>
        <table:table-row table:style-name="ro2">
          <table:table-cell table:formula="of:=[.A1456]" office:value-type="string" office:string-value="2019-10-22">
            <text:p>2019-10-22</text:p>
          </table:table-cell>
          <table:table-cell table:style-name="Default" office:value-type="string">
            <text:p>Matt Paul</text:p>
          </table:table-cell>
          <table:table-cell table:style-name="Default" office:value-type="float" office:value="489">
            <text:p>489</text:p>
          </table:table-cell>
        </table:table-row>
        <table:table-row table:style-name="ro2">
          <table:table-cell table:formula="of:=[.A1457]" office:value-type="string" office:string-value="2019-10-22">
            <text:p>2019-10-22</text:p>
          </table:table-cell>
          <table:table-cell table:style-name="Default" office:value-type="string">
            <text:p>Matt Weyls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458]" office:value-type="string" office:string-value="2019-10-22">
            <text:p>2019-10-22</text:p>
          </table:table-cell>
          <table:table-cell table:style-name="Default" office:value-type="string">
            <text:p>Max Sanchez</text:p>
          </table:table-cell>
          <table:table-cell table:style-name="Default" office:value-type="float" office:value="490">
            <text:p>490</text:p>
          </table:table-cell>
        </table:table-row>
        <table:table-row table:style-name="ro2">
          <table:table-cell table:formula="of:=[.A1459]" office:value-type="string" office:string-value="2019-10-22">
            <text:p>2019-10-22</text:p>
          </table:table-cell>
          <table:table-cell table:style-name="Default" office:value-type="string">
            <text:p>Michael Bouey</text:p>
          </table:table-cell>
          <table:table-cell table:style-name="Default" office:value-type="float" office:value="449">
            <text:p>449</text:p>
          </table:table-cell>
        </table:table-row>
        <table:table-row table:style-name="ro2">
          <table:table-cell table:formula="of:=[.A1460]" office:value-type="string" office:string-value="2019-10-22">
            <text:p>2019-10-22</text:p>
          </table:table-cell>
          <table:table-cell table:style-name="Default" office:value-type="string">
            <text:p>Michael Moreno</text:p>
          </table:table-cell>
          <table:table-cell table:style-name="Default" office:value-type="float" office:value="483">
            <text:p>483</text:p>
          </table:table-cell>
        </table:table-row>
        <table:table-row table:style-name="ro2">
          <table:table-cell table:formula="of:=[.A1461]" office:value-type="string" office:string-value="2019-10-22">
            <text:p>2019-10-22</text:p>
          </table:table-cell>
          <table:table-cell table:style-name="Default" office:value-type="string">
            <text:p>Michael Romano</text:p>
          </table:table-cell>
          <table:table-cell table:style-name="Default" office:value-type="float" office:value="371">
            <text:p>371</text:p>
          </table:table-cell>
        </table:table-row>
        <table:table-row table:style-name="ro2">
          <table:table-cell table:formula="of:=[.A1462]" office:value-type="string" office:string-value="2019-10-22">
            <text:p>2019-10-22</text:p>
          </table:table-cell>
          <table:table-cell table:style-name="Default" office:value-type="string">
            <text:p>Miguel Chimas</text:p>
          </table:table-cell>
          <table:table-cell table:style-name="Default" office:value-type="float" office:value="472">
            <text:p>472</text:p>
          </table:table-cell>
        </table:table-row>
        <table:table-row table:style-name="ro2">
          <table:table-cell table:formula="of:=[.A1463]" office:value-type="string" office:string-value="2019-10-22">
            <text:p>2019-10-22</text:p>
          </table:table-cell>
          <table:table-cell table:style-name="Default" office:value-type="string">
            <text:p>Mika Kerr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464]" office:value-type="string" office:string-value="2019-10-22">
            <text:p>2019-10-22</text:p>
          </table:table-cell>
          <table:table-cell table:style-name="Default" office:value-type="string">
            <text:p>Mike Maxwell</text:p>
          </table:table-cell>
          <table:table-cell table:style-name="Default" office:value-type="float" office:value="578">
            <text:p>578</text:p>
          </table:table-cell>
        </table:table-row>
        <table:table-row table:style-name="ro2">
          <table:table-cell table:formula="of:=[.A1465]" office:value-type="string" office:string-value="2019-10-22">
            <text:p>2019-10-22</text:p>
          </table:table-cell>
          <table:table-cell table:style-name="Default" office:value-type="string">
            <text:p>Milan Plevnik</text:p>
          </table:table-cell>
          <table:table-cell table:style-name="Default" office:value-type="float" office:value="453">
            <text:p>453</text:p>
          </table:table-cell>
        </table:table-row>
        <table:table-row table:style-name="ro2">
          <table:table-cell table:formula="of:=[.A1466]" office:value-type="string" office:string-value="2019-10-22">
            <text:p>2019-10-22</text:p>
          </table:table-cell>
          <table:table-cell table:style-name="Default" office:value-type="string">
            <text:p>Nathan Davis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467]" office:value-type="string" office:string-value="2019-10-22">
            <text:p>2019-10-22</text:p>
          </table:table-cell>
          <table:table-cell table:style-name="Default" office:value-type="string">
            <text:p>Nicholas Lansdown</text:p>
          </table:table-cell>
          <table:table-cell table:style-name="Default" office:value-type="float" office:value="556">
            <text:p>556</text:p>
          </table:table-cell>
        </table:table-row>
        <table:table-row table:style-name="ro2">
          <table:table-cell table:formula="of:=[.A1468]" office:value-type="string" office:string-value="2019-10-22">
            <text:p>2019-10-22</text:p>
          </table:table-cell>
          <table:table-cell table:style-name="Default" office:value-type="string">
            <text:p>NIck Chackel</text:p>
          </table:table-cell>
          <table:table-cell table:style-name="Default" office:value-type="float" office:value="463">
            <text:p>463</text:p>
          </table:table-cell>
        </table:table-row>
        <table:table-row table:style-name="ro2">
          <table:table-cell table:formula="of:=[.A1469]" office:value-type="string" office:string-value="2019-10-22">
            <text:p>2019-10-22</text:p>
          </table:table-cell>
          <table:table-cell table:style-name="Default" office:value-type="string">
            <text:p>Nick Giangreco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470]" office:value-type="string" office:string-value="2019-10-22">
            <text:p>2019-10-22</text:p>
          </table:table-cell>
          <table:table-cell table:style-name="Default" office:value-type="string">
            <text:p>Nick Radford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471]" office:value-type="string" office:string-value="2019-10-22">
            <text:p>2019-10-22</text:p>
          </table:table-cell>
          <table:table-cell table:style-name="Default" office:value-type="string">
            <text:p>Nima Gaadadsuren</text:p>
          </table:table-cell>
          <table:table-cell table:style-name="Default" office:value-type="float" office:value="498">
            <text:p>498</text:p>
          </table:table-cell>
        </table:table-row>
        <table:table-row table:style-name="ro2">
          <table:table-cell table:formula="of:=[.A1472]" office:value-type="string" office:string-value="2019-10-22">
            <text:p>2019-10-22</text:p>
          </table:table-cell>
          <table:table-cell table:style-name="Default" office:value-type="string">
            <text:p>Ninad Desai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473]" office:value-type="string" office:string-value="2019-10-22">
            <text:p>2019-10-22</text:p>
          </table:table-cell>
          <table:table-cell table:style-name="Default" office:value-type="string">
            <text:p>Nithin Tharakan</text:p>
          </table:table-cell>
          <table:table-cell table:style-name="Default" office:value-type="float" office:value="497">
            <text:p>497</text:p>
          </table:table-cell>
        </table:table-row>
        <table:table-row table:style-name="ro2">
          <table:table-cell table:formula="of:=[.A1474]" office:value-type="string" office:string-value="2019-10-22">
            <text:p>2019-10-22</text:p>
          </table:table-cell>
          <table:table-cell table:style-name="Default" office:value-type="string">
            <text:p>Noah Snyder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475]" office:value-type="string" office:string-value="2019-10-22">
            <text:p>2019-10-22</text:p>
          </table:table-cell>
          <table:table-cell table:style-name="Default" office:value-type="string">
            <text:p>Noel Alpin</text:p>
          </table:table-cell>
          <table:table-cell table:style-name="Default" office:value-type="float" office:value="459">
            <text:p>459</text:p>
          </table:table-cell>
        </table:table-row>
        <table:table-row table:style-name="ro2">
          <table:table-cell table:formula="of:=[.A1476]" office:value-type="string" office:string-value="2019-10-22">
            <text:p>2019-10-22</text:p>
          </table:table-cell>
          <table:table-cell table:style-name="Default" office:value-type="string">
            <text:p>Ozzie Orozco</text:p>
          </table:table-cell>
          <table:table-cell table:style-name="Default" office:value-type="float" office:value="464">
            <text:p>464</text:p>
          </table:table-cell>
        </table:table-row>
        <table:table-row table:style-name="ro2">
          <table:table-cell table:formula="of:=[.A1477]" office:value-type="string" office:string-value="2019-10-22">
            <text:p>2019-10-22</text:p>
          </table:table-cell>
          <table:table-cell table:style-name="Default" office:value-type="string">
            <text:p>Patrick Hunt</text:p>
          </table:table-cell>
          <table:table-cell table:style-name="Default" office:value-type="float" office:value="443">
            <text:p>443</text:p>
          </table:table-cell>
        </table:table-row>
        <table:table-row table:style-name="ro2">
          <table:table-cell table:formula="of:=[.A1478]" office:value-type="string" office:string-value="2019-10-22">
            <text:p>2019-10-22</text:p>
          </table:table-cell>
          <table:table-cell table:style-name="Default" office:value-type="string">
            <text:p>Patrick Hyde</text:p>
          </table:table-cell>
          <table:table-cell table:style-name="Default" office:value-type="float" office:value="519">
            <text:p>519</text:p>
          </table:table-cell>
        </table:table-row>
        <table:table-row table:style-name="ro2">
          <table:table-cell table:formula="of:=[.A1479]" office:value-type="string" office:string-value="2019-10-22">
            <text:p>2019-10-22</text:p>
          </table:table-cell>
          <table:table-cell table:style-name="Default" office:value-type="string">
            <text:p>Patrick Picard</text:p>
          </table:table-cell>
          <table:table-cell table:style-name="Default" office:value-type="float" office:value="499">
            <text:p>499</text:p>
          </table:table-cell>
        </table:table-row>
        <table:table-row table:style-name="ro2">
          <table:table-cell table:formula="of:=[.A1480]" office:value-type="string" office:string-value="2019-10-22">
            <text:p>2019-10-22</text:p>
          </table:table-cell>
          <table:table-cell table:style-name="Default" office:value-type="string">
            <text:p>Patty West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481]" office:value-type="string" office:string-value="2019-10-22">
            <text:p>2019-10-22</text:p>
          </table:table-cell>
          <table:table-cell table:style-name="Default" office:value-type="string">
            <text:p>Paul Krohn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482]" office:value-type="string" office:string-value="2019-10-22">
            <text:p>2019-10-22</text:p>
          </table:table-cell>
          <table:table-cell table:style-name="Default" office:value-type="string">
            <text:p>Paul Martinez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483]" office:value-type="string" office:string-value="2019-10-22">
            <text:p>2019-10-22</text:p>
          </table:table-cell>
          <table:table-cell table:style-name="Default" office:value-type="string">
            <text:p>Paul McCue</text:p>
          </table:table-cell>
          <table:table-cell table:style-name="Default" office:value-type="float" office:value="514">
            <text:p>514</text:p>
          </table:table-cell>
        </table:table-row>
        <table:table-row table:style-name="ro2">
          <table:table-cell table:formula="of:=[.A1484]" office:value-type="string" office:string-value="2019-10-22">
            <text:p>2019-10-22</text:p>
          </table:table-cell>
          <table:table-cell table:style-name="Default" office:value-type="string">
            <text:p>Perry Logan</text:p>
          </table:table-cell>
          <table:table-cell table:style-name="Default" office:value-type="float" office:value="471">
            <text:p>471</text:p>
          </table:table-cell>
        </table:table-row>
        <table:table-row table:style-name="ro2">
          <table:table-cell table:formula="of:=[.A1485]" office:value-type="string" office:string-value="2019-10-22">
            <text:p>2019-10-22</text:p>
          </table:table-cell>
          <table:table-cell table:style-name="Default" office:value-type="string">
            <text:p>Peter Lee</text:p>
          </table:table-cell>
          <table:table-cell table:style-name="Default" office:value-type="float" office:value="470">
            <text:p>470</text:p>
          </table:table-cell>
        </table:table-row>
        <table:table-row table:style-name="ro2">
          <table:table-cell table:formula="of:=[.A1486]" office:value-type="string" office:string-value="2019-10-22">
            <text:p>2019-10-22</text:p>
          </table:table-cell>
          <table:table-cell table:style-name="Default" office:value-type="string">
            <text:p>Phillip Romano</text:p>
          </table:table-cell>
          <table:table-cell table:style-name="Default" office:value-type="float" office:value="451">
            <text:p>451</text:p>
          </table:table-cell>
        </table:table-row>
        <table:table-row table:style-name="ro2">
          <table:table-cell table:formula="of:=[.A1487]" office:value-type="string" office:string-value="2019-10-22">
            <text:p>2019-10-22</text:p>
          </table:table-cell>
          <table:table-cell table:style-name="Default" office:value-type="string">
            <text:p>Polo Black-Golde</text:p>
          </table:table-cell>
          <table:table-cell table:style-name="Default" office:value-type="float" office:value="500">
            <text:p>500</text:p>
          </table:table-cell>
        </table:table-row>
        <table:table-row table:style-name="ro2">
          <table:table-cell table:formula="of:=[.A1488]" office:value-type="string" office:string-value="2019-10-22">
            <text:p>2019-10-22</text:p>
          </table:table-cell>
          <table:table-cell table:style-name="Default" office:value-type="string">
            <text:p>Preston Hudson</text:p>
          </table:table-cell>
          <table:table-cell table:style-name="Default" office:value-type="float" office:value="488">
            <text:p>488</text:p>
          </table:table-cell>
        </table:table-row>
        <table:table-row table:style-name="ro2">
          <table:table-cell table:formula="of:=[.A1489]" office:value-type="string" office:string-value="2019-10-22">
            <text:p>2019-10-22</text:p>
          </table:table-cell>
          <table:table-cell table:style-name="Default" office:value-type="string">
            <text:p>Priscilla Shiells</text:p>
          </table:table-cell>
          <table:table-cell table:style-name="Default" office:value-type="float" office:value="411">
            <text:p>411</text:p>
          </table:table-cell>
        </table:table-row>
        <table:table-row table:style-name="ro2">
          <table:table-cell table:formula="of:=[.A1490]" office:value-type="string" office:string-value="2019-10-22">
            <text:p>2019-10-22</text:p>
          </table:table-cell>
          <table:table-cell table:style-name="Default" office:value-type="string">
            <text:p>Radley Roberts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491]" office:value-type="string" office:string-value="2019-10-22">
            <text:p>2019-10-22</text:p>
          </table:table-cell>
          <table:table-cell table:style-name="Default" office:value-type="string">
            <text:p>Rajat Kansal</text:p>
          </table:table-cell>
          <table:table-cell table:style-name="Default" office:value-type="float" office:value="526">
            <text:p>526</text:p>
          </table:table-cell>
        </table:table-row>
        <table:table-row table:style-name="ro2">
          <table:table-cell table:formula="of:=[.A1492]" office:value-type="string" office:string-value="2019-10-22">
            <text:p>2019-10-22</text:p>
          </table:table-cell>
          <table:table-cell table:style-name="Default" office:value-type="string">
            <text:p>Rene Denis</text:p>
          </table:table-cell>
          <table:table-cell table:style-name="Default" office:value-type="float" office:value="529">
            <text:p>529</text:p>
          </table:table-cell>
        </table:table-row>
        <table:table-row table:style-name="ro2">
          <table:table-cell table:formula="of:=[.A1493]" office:value-type="string" office:string-value="2019-10-22">
            <text:p>2019-10-22</text:p>
          </table:table-cell>
          <table:table-cell table:style-name="Default" office:value-type="string">
            <text:p>Reza Wang-Lofti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494]" office:value-type="string" office:string-value="2019-10-22">
            <text:p>2019-10-22</text:p>
          </table:table-cell>
          <table:table-cell table:style-name="Default" office:value-type="string">
            <text:p>Richard Oliva</text:p>
          </table:table-cell>
          <table:table-cell table:style-name="Default" office:value-type="float" office:value="465">
            <text:p>465</text:p>
          </table:table-cell>
        </table:table-row>
        <table:table-row table:style-name="ro2">
          <table:table-cell table:formula="of:=[.A1495]" office:value-type="string" office:string-value="2019-10-22">
            <text:p>2019-10-22</text:p>
          </table:table-cell>
          <table:table-cell table:style-name="Default" office:value-type="string">
            <text:p>Rick Bradford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496]" office:value-type="string" office:string-value="2019-10-22">
            <text:p>2019-10-22</text:p>
          </table:table-cell>
          <table:table-cell table:style-name="Default" office:value-type="string">
            <text:p>RIck Mariani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497]" office:value-type="string" office:string-value="2019-10-22">
            <text:p>2019-10-22</text:p>
          </table:table-cell>
          <table:table-cell table:style-name="Default" office:value-type="string">
            <text:p>Rick Potts</text:p>
          </table:table-cell>
          <table:table-cell table:style-name="Default" office:value-type="float" office:value="478">
            <text:p>478</text:p>
          </table:table-cell>
        </table:table-row>
        <table:table-row table:style-name="ro2">
          <table:table-cell table:formula="of:=[.A1498]" office:value-type="string" office:string-value="2019-10-22">
            <text:p>2019-10-22</text:p>
          </table:table-cell>
          <table:table-cell table:style-name="Default" office:value-type="string">
            <text:p>Rob Cosgriff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499]" office:value-type="string" office:string-value="2019-10-22">
            <text:p>2019-10-22</text:p>
          </table:table-cell>
          <table:table-cell table:style-name="Default" office:value-type="string">
            <text:p>Robbie Connelly</text:p>
          </table:table-cell>
          <table:table-cell table:style-name="Default" office:value-type="float" office:value="525">
            <text:p>525</text:p>
          </table:table-cell>
        </table:table-row>
        <table:table-row table:style-name="ro2">
          <table:table-cell table:formula="of:=[.A1500]" office:value-type="string" office:string-value="2019-10-22">
            <text:p>2019-10-22</text:p>
          </table:table-cell>
          <table:table-cell table:style-name="Default" office:value-type="string">
            <text:p>Robert Beamer</text:p>
          </table:table-cell>
          <table:table-cell table:style-name="Default" office:value-type="float" office:value="503">
            <text:p>503</text:p>
          </table:table-cell>
        </table:table-row>
        <table:table-row table:style-name="ro2">
          <table:table-cell table:formula="of:=[.A1501]" office:value-type="string" office:string-value="2019-10-22">
            <text:p>2019-10-22</text:p>
          </table:table-cell>
          <table:table-cell table:style-name="Default" office:value-type="string">
            <text:p>Robin McAloon</text:p>
          </table:table-cell>
          <table:table-cell table:style-name="Default" office:value-type="float" office:value="484">
            <text:p>484</text:p>
          </table:table-cell>
        </table:table-row>
        <table:table-row table:style-name="ro2">
          <table:table-cell table:formula="of:=[.A1502]" office:value-type="string" office:string-value="2019-10-22">
            <text:p>2019-10-22</text:p>
          </table:table-cell>
          <table:table-cell table:style-name="Default" office:value-type="string">
            <text:p>Rocel Lhai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503]" office:value-type="string" office:string-value="2019-10-22">
            <text:p>2019-10-22</text:p>
          </table:table-cell>
          <table:table-cell table:style-name="Default" office:value-type="string">
            <text:p>Rodney Zarnegar</text:p>
          </table:table-cell>
          <table:table-cell table:style-name="Default" office:value-type="float" office:value="445">
            <text:p>445</text:p>
          </table:table-cell>
        </table:table-row>
        <table:table-row table:style-name="ro2">
          <table:table-cell table:formula="of:=[.A1504]" office:value-type="string" office:string-value="2019-10-22">
            <text:p>2019-10-22</text:p>
          </table:table-cell>
          <table:table-cell table:style-name="Default" office:value-type="string">
            <text:p>Roy Luo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505]" office:value-type="string" office:string-value="2019-10-22">
            <text:p>2019-10-22</text:p>
          </table:table-cell>
          <table:table-cell table:style-name="Default" office:value-type="string">
            <text:p>Roy Perkel</text:p>
          </table:table-cell>
          <table:table-cell table:style-name="Default" office:value-type="float" office:value="486">
            <text:p>486</text:p>
          </table:table-cell>
        </table:table-row>
        <table:table-row table:style-name="ro2">
          <table:table-cell table:formula="of:=[.A1506]" office:value-type="string" office:string-value="2019-10-22">
            <text:p>2019-10-22</text:p>
          </table:table-cell>
          <table:table-cell table:style-name="Default" office:value-type="string">
            <text:p>Ryan Piaget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507]" office:value-type="string" office:string-value="2019-10-22">
            <text:p>2019-10-22</text:p>
          </table:table-cell>
          <table:table-cell table:style-name="Default" office:value-type="string">
            <text:p>Ryan Robison</text:p>
          </table:table-cell>
          <table:table-cell table:style-name="Default" office:value-type="float" office:value="512">
            <text:p>512</text:p>
          </table:table-cell>
        </table:table-row>
        <table:table-row table:style-name="ro2">
          <table:table-cell table:formula="of:=[.A1508]" office:value-type="string" office:string-value="2019-10-22">
            <text:p>2019-10-22</text:p>
          </table:table-cell>
          <table:table-cell table:style-name="Default" office:value-type="string">
            <text:p>Salvador Miranda</text:p>
          </table:table-cell>
          <table:table-cell table:style-name="Default" office:value-type="float" office:value="491">
            <text:p>491</text:p>
          </table:table-cell>
        </table:table-row>
        <table:table-row table:style-name="ro2">
          <table:table-cell table:formula="of:=[.A1509]" office:value-type="string" office:string-value="2019-10-22">
            <text:p>2019-10-22</text:p>
          </table:table-cell>
          <table:table-cell table:style-name="Default" office:value-type="string">
            <text:p>Sam Flores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510]" office:value-type="string" office:string-value="2019-10-22">
            <text:p>2019-10-22</text:p>
          </table:table-cell>
          <table:table-cell table:style-name="Default" office:value-type="string">
            <text:p>Sam Khozindar</text:p>
          </table:table-cell>
          <table:table-cell table:style-name="Default" office:value-type="float" office:value="508">
            <text:p>508</text:p>
          </table:table-cell>
        </table:table-row>
        <table:table-row table:style-name="ro2">
          <table:table-cell table:formula="of:=[.A1511]" office:value-type="string" office:string-value="2019-10-22">
            <text:p>2019-10-22</text:p>
          </table:table-cell>
          <table:table-cell table:style-name="Default" office:value-type="string">
            <text:p>Sandra Davis</text:p>
          </table:table-cell>
          <table:table-cell table:style-name="Default" office:value-type="float" office:value="405">
            <text:p>405</text:p>
          </table:table-cell>
        </table:table-row>
        <table:table-row table:style-name="ro2">
          <table:table-cell table:formula="of:=[.A1512]" office:value-type="string" office:string-value="2019-10-22">
            <text:p>2019-10-22</text:p>
          </table:table-cell>
          <table:table-cell table:style-name="Default" office:value-type="string">
            <text:p>Savonna Hasson</text:p>
          </table:table-cell>
          <table:table-cell table:style-name="Default" office:value-type="float" office:value="383">
            <text:p>383</text:p>
          </table:table-cell>
        </table:table-row>
        <table:table-row table:style-name="ro2">
          <table:table-cell table:formula="of:=[.A1513]" office:value-type="string" office:string-value="2019-10-22">
            <text:p>2019-10-22</text:p>
          </table:table-cell>
          <table:table-cell table:style-name="Default" office:value-type="string">
            <text:p>Scott Marfield</text:p>
          </table:table-cell>
          <table:table-cell table:style-name="Default" office:value-type="float" office:value="476">
            <text:p>476</text:p>
          </table:table-cell>
        </table:table-row>
        <table:table-row table:style-name="ro2">
          <table:table-cell table:formula="of:=[.A1514]" office:value-type="string" office:string-value="2019-10-22">
            <text:p>2019-10-22</text:p>
          </table:table-cell>
          <table:table-cell table:style-name="Default" office:value-type="string">
            <text:p>Sebastian Jellema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515]" office:value-type="string" office:string-value="2019-10-22">
            <text:p>2019-10-22</text:p>
          </table:table-cell>
          <table:table-cell table:style-name="Default" office:value-type="string">
            <text:p>Sharon Yencharis</text:p>
          </table:table-cell>
          <table:table-cell table:style-name="Default" office:value-type="float" office:value="410">
            <text:p>410</text:p>
          </table:table-cell>
        </table:table-row>
        <table:table-row table:style-name="ro2">
          <table:table-cell table:formula="of:=[.A1516]" office:value-type="string" office:string-value="2019-10-22">
            <text:p>2019-10-22</text:p>
          </table:table-cell>
          <table:table-cell table:style-name="Default" office:value-type="string">
            <text:p>Sheree Taft</text:p>
          </table:table-cell>
          <table:table-cell table:style-name="Default" office:value-type="float" office:value="413">
            <text:p>413</text:p>
          </table:table-cell>
        </table:table-row>
        <table:table-row table:style-name="ro2">
          <table:table-cell table:formula="of:=[.A1517]" office:value-type="string" office:string-value="2019-10-22">
            <text:p>2019-10-22</text:p>
          </table:table-cell>
          <table:table-cell table:style-name="Default" office:value-type="string">
            <text:p>Simone Manganelli</text:p>
          </table:table-cell>
          <table:table-cell table:style-name="Default" office:value-type="float" office:value="423">
            <text:p>423</text:p>
          </table:table-cell>
        </table:table-row>
        <table:table-row table:style-name="ro2">
          <table:table-cell table:formula="of:=[.A1518]" office:value-type="string" office:string-value="2019-10-22">
            <text:p>2019-10-22</text:p>
          </table:table-cell>
          <table:table-cell table:style-name="Default" office:value-type="string">
            <text:p>Skinner Arteaga</text:p>
          </table:table-cell>
          <table:table-cell table:style-name="Default" office:value-type="float" office:value="496">
            <text:p>496</text:p>
          </table:table-cell>
        </table:table-row>
        <table:table-row table:style-name="ro2">
          <table:table-cell table:formula="of:=[.A1519]" office:value-type="string" office:string-value="2019-10-22">
            <text:p>2019-10-22</text:p>
          </table:table-cell>
          <table:table-cell table:style-name="Default" office:value-type="string">
            <text:p>Skip Perry</text:p>
          </table:table-cell>
          <table:table-cell table:style-name="Default" office:value-type="float" office:value="542">
            <text:p>542</text:p>
          </table:table-cell>
        </table:table-row>
        <table:table-row table:style-name="ro2">
          <table:table-cell table:formula="of:=[.A1520]" office:value-type="string" office:string-value="2019-10-22">
            <text:p>2019-10-22</text:p>
          </table:table-cell>
          <table:table-cell table:style-name="Default" office:value-type="string">
            <text:p>Stern Montoya</text:p>
          </table:table-cell>
          <table:table-cell table:style-name="Default" office:value-type="float" office:value="377">
            <text:p>377</text:p>
          </table:table-cell>
        </table:table-row>
        <table:table-row table:style-name="ro2">
          <table:table-cell table:formula="of:=[.A1521]" office:value-type="string" office:string-value="2019-10-22">
            <text:p>2019-10-22</text:p>
          </table:table-cell>
          <table:table-cell table:style-name="Default" office:value-type="string">
            <text:p>Steven Chamberlain</text:p>
          </table:table-cell>
          <table:table-cell table:style-name="Default" office:value-type="float" office:value="448">
            <text:p>448</text:p>
          </table:table-cell>
        </table:table-row>
        <table:table-row table:style-name="ro2">
          <table:table-cell table:formula="of:=[.A1522]" office:value-type="string" office:string-value="2019-10-22">
            <text:p>2019-10-22</text:p>
          </table:table-cell>
          <table:table-cell table:style-name="Default" office:value-type="string">
            <text:p>Steven Pease</text:p>
          </table:table-cell>
          <table:table-cell table:style-name="Default" office:value-type="float" office:value="515">
            <text:p>515</text:p>
          </table:table-cell>
        </table:table-row>
        <table:table-row table:style-name="ro2">
          <table:table-cell table:formula="of:=[.A1523]" office:value-type="string" office:string-value="2019-10-22">
            <text:p>2019-10-22</text:p>
          </table:table-cell>
          <table:table-cell table:style-name="Default" office:value-type="string">
            <text:p>Tamara Herring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formula="of:=[.A1524]" office:value-type="string" office:string-value="2019-10-22">
            <text:p>2019-10-22</text:p>
          </table:table-cell>
          <table:table-cell table:style-name="Default" office:value-type="string">
            <text:p>Tetyana Swann</text:p>
          </table:table-cell>
          <table:table-cell table:style-name="Default" office:value-type="float" office:value="373">
            <text:p>373</text:p>
          </table:table-cell>
        </table:table-row>
        <table:table-row table:style-name="ro2">
          <table:table-cell table:formula="of:=[.A1525]" office:value-type="string" office:string-value="2019-10-22">
            <text:p>2019-10-22</text:p>
          </table:table-cell>
          <table:table-cell table:style-name="Default" office:value-type="string">
            <text:p>Thayer McDougle</text:p>
          </table:table-cell>
          <table:table-cell table:style-name="Default" office:value-type="float" office:value="529">
            <text:p>529</text:p>
          </table:table-cell>
        </table:table-row>
        <table:table-row table:style-name="ro2">
          <table:table-cell table:formula="of:=[.A1526]" office:value-type="string" office:string-value="2019-10-22">
            <text:p>2019-10-22</text:p>
          </table:table-cell>
          <table:table-cell table:style-name="Default" office:value-type="string">
            <text:p>Thom Moy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527]" office:value-type="string" office:string-value="2019-10-22">
            <text:p>2019-10-22</text:p>
          </table:table-cell>
          <table:table-cell table:style-name="Default" office:value-type="string">
            <text:p>Thomas Messer</text:p>
          </table:table-cell>
          <table:table-cell table:style-name="Default" office:value-type="float" office:value="475">
            <text:p>475</text:p>
          </table:table-cell>
        </table:table-row>
        <table:table-row table:style-name="ro2">
          <table:table-cell table:formula="of:=[.A1528]" office:value-type="string" office:string-value="2019-10-22">
            <text:p>2019-10-22</text:p>
          </table:table-cell>
          <table:table-cell table:style-name="Default" office:value-type="string">
            <text:p>Tim Doyle</text:p>
          </table:table-cell>
          <table:table-cell table:style-name="Default" office:value-type="float" office:value="510">
            <text:p>510</text:p>
          </table:table-cell>
        </table:table-row>
        <table:table-row table:style-name="ro2">
          <table:table-cell table:formula="of:=[.A1529]" office:value-type="string" office:string-value="2019-10-22">
            <text:p>2019-10-22</text:p>
          </table:table-cell>
          <table:table-cell table:style-name="Default" office:value-type="string">
            <text:p>Timmy Reeves</text:p>
          </table:table-cell>
          <table:table-cell table:style-name="Default" office:value-type="float" office:value="518">
            <text:p>518</text:p>
          </table:table-cell>
        </table:table-row>
        <table:table-row table:style-name="ro2">
          <table:table-cell table:formula="of:=[.A1530]" office:value-type="string" office:string-value="2019-10-22">
            <text:p>2019-10-22</text:p>
          </table:table-cell>
          <table:table-cell table:style-name="Default" office:value-type="string">
            <text:p>Todd Emmel</text:p>
          </table:table-cell>
          <table:table-cell table:style-name="Default" office:value-type="float" office:value="506">
            <text:p>506</text:p>
          </table:table-cell>
        </table:table-row>
        <table:table-row table:style-name="ro2">
          <table:table-cell table:formula="of:=[.A1531]" office:value-type="string" office:string-value="2019-10-22">
            <text:p>2019-10-22</text:p>
          </table:table-cell>
          <table:table-cell table:style-name="Default" office:value-type="string">
            <text:p>Tom Golden</text:p>
          </table:table-cell>
          <table:table-cell table:style-name="Default" office:value-type="float" office:value="517">
            <text:p>517</text:p>
          </table:table-cell>
        </table:table-row>
        <table:table-row table:style-name="ro2">
          <table:table-cell table:formula="of:=[.A1532]" office:value-type="string" office:string-value="2019-10-22">
            <text:p>2019-10-22</text:p>
          </table:table-cell>
          <table:table-cell table:style-name="Default" office:value-type="string">
            <text:p>Tom Seymour DeGraffenried</text:p>
          </table:table-cell>
          <table:table-cell table:style-name="Default" office:value-type="float" office:value="537">
            <text:p>537</text:p>
          </table:table-cell>
        </table:table-row>
        <table:table-row table:style-name="ro2">
          <table:table-cell table:formula="of:=[.A1533]" office:value-type="string" office:string-value="2019-10-22">
            <text:p>2019-10-22</text:p>
          </table:table-cell>
          <table:table-cell table:style-name="Default" office:value-type="string">
            <text:p>Travis Santos</text:p>
          </table:table-cell>
          <table:table-cell table:style-name="Default" office:value-type="float" office:value="420">
            <text:p>420</text:p>
          </table:table-cell>
        </table:table-row>
        <table:table-row table:style-name="ro2">
          <table:table-cell table:formula="of:=[.A1534]" office:value-type="string" office:string-value="2019-10-22">
            <text:p>2019-10-22</text:p>
          </table:table-cell>
          <table:table-cell table:style-name="Default" office:value-type="string">
            <text:p>Travis Yalup</text:p>
          </table:table-cell>
          <table:table-cell table:style-name="Default" office:value-type="float" office:value="390">
            <text:p>390</text:p>
          </table:table-cell>
        </table:table-row>
        <table:table-row table:style-name="ro2">
          <table:table-cell table:formula="of:=[.A1535]" office:value-type="string" office:string-value="2019-10-22">
            <text:p>2019-10-22</text:p>
          </table:table-cell>
          <table:table-cell table:style-name="Default" office:value-type="string">
            <text:p>Trish Gardner</text:p>
          </table:table-cell>
          <table:table-cell table:style-name="Default" office:value-type="float" office:value="381">
            <text:p>381</text:p>
          </table:table-cell>
        </table:table-row>
        <table:table-row table:style-name="ro2">
          <table:table-cell table:formula="of:=[.A1536]" office:value-type="string" office:string-value="2019-10-22">
            <text:p>2019-10-22</text:p>
          </table:table-cell>
          <table:table-cell table:style-name="Default" office:value-type="string">
            <text:p>Troy Brunet</text:p>
          </table:table-cell>
          <table:table-cell table:style-name="Default" office:value-type="float" office:value="482">
            <text:p>482</text:p>
          </table:table-cell>
        </table:table-row>
        <table:table-row table:style-name="ro2">
          <table:table-cell table:formula="of:=[.A1537]" office:value-type="string" office:string-value="2019-10-22">
            <text:p>2019-10-22</text:p>
          </table:table-cell>
          <table:table-cell table:style-name="Default" office:value-type="string">
            <text:p>Victor Ramos</text:p>
          </table:table-cell>
          <table:table-cell table:style-name="Default" office:value-type="float" office:value="541">
            <text:p>541</text:p>
          </table:table-cell>
        </table:table-row>
        <table:table-row table:style-name="ro2">
          <table:table-cell table:formula="of:=[.A1538]" office:value-type="string" office:string-value="2019-10-22">
            <text:p>2019-10-22</text:p>
          </table:table-cell>
          <table:table-cell table:style-name="Default" office:value-type="string">
            <text:p>Vijay Alexander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539]" office:value-type="string" office:string-value="2019-10-22">
            <text:p>2019-10-22</text:p>
          </table:table-cell>
          <table:table-cell table:style-name="Default" office:value-type="string">
            <text:p>Vinny Valdez</text:p>
          </table:table-cell>
          <table:table-cell table:style-name="Default" office:value-type="float" office:value="511">
            <text:p>511</text:p>
          </table:table-cell>
        </table:table-row>
        <table:table-row table:style-name="ro2">
          <table:table-cell table:formula="of:=[.A1540]" office:value-type="string" office:string-value="2019-10-22">
            <text:p>2019-10-22</text:p>
          </table:table-cell>
          <table:table-cell table:style-name="Default" office:value-type="string">
            <text:p>Wade Hargrove</text:p>
          </table:table-cell>
          <table:table-cell table:style-name="Default" office:value-type="float" office:value="505">
            <text:p>505</text:p>
          </table:table-cell>
        </table:table-row>
        <table:table-row table:style-name="ro2">
          <table:table-cell table:formula="of:=[.A1541]" office:value-type="string" office:string-value="2019-10-22">
            <text:p>2019-10-22</text:p>
          </table:table-cell>
          <table:table-cell table:style-name="Default" office:value-type="string">
            <text:p>Walt Bartas</text:p>
          </table:table-cell>
          <table:table-cell table:style-name="Default" office:value-type="float" office:value="487">
            <text:p>487</text:p>
          </table:table-cell>
        </table:table-row>
        <table:table-row table:style-name="ro2">
          <table:table-cell table:formula="of:=[.A1542]" office:value-type="string" office:string-value="2019-10-22">
            <text:p>2019-10-22</text:p>
          </table:table-cell>
          <table:table-cell table:style-name="Default" office:value-type="string">
            <text:p>Will Chadwick</text:p>
          </table:table-cell>
          <table:table-cell table:style-name="Default" office:value-type="float" office:value="513">
            <text:p>513</text:p>
          </table:table-cell>
        </table:table-row>
        <table:table-row table:style-name="ro2">
          <table:table-cell table:formula="of:=[.A1543]" office:value-type="string" office:string-value="2019-10-22">
            <text:p>2019-10-22</text:p>
          </table:table-cell>
          <table:table-cell table:style-name="Default" office:value-type="string">
            <text:p>Wyatt Moss</text:p>
          </table:table-cell>
          <table:table-cell table:style-name="Default" office:value-type="float" office:value="502">
            <text:p>502</text:p>
          </table:table-cell>
        </table:table-row>
        <table:table-row table:style-name="ro2">
          <table:table-cell table:formula="of:=[.A1544]" office:value-type="string" office:string-value="2019-10-22">
            <text:p>2019-10-22</text:p>
          </table:table-cell>
          <table:table-cell table:style-name="Default" office:value-type="string">
            <text:p>Yuko Takahashi</text:p>
          </table:table-cell>
          <table:table-cell table:style-name="Default" office:value-type="float" office:value="399">
            <text:p>399</text:p>
          </table:table-cell>
        </table:table-row>
        <table:table-row table:style-name="ro2">
          <table:table-cell table:formula="of:=[.A1545]" office:value-type="string" office:string-value="2019-10-22">
            <text:p>2019-10-22</text:p>
          </table:table-cell>
          <table:table-cell table:style-name="Default" office:value-type="string">
            <text:p>Zeon Kitchiner</text:p>
          </table:table-cell>
          <table:table-cell table:style-name="Default" office:value-type="float" office:value="429">
            <text:p>429</text:p>
          </table:table-cell>
        </table:table-row>
        <table:table-row table:style-name="ro3">
          <table:table-cell office:value-type="string">
            <text:p>2019-10-29</text:p>
          </table:table-cell>
          <table:table-cell office:value-type="string">
            <text:p>Adam Bowley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1547]" office:value-type="string" office:string-value="2019-10-29">
            <text:p>2019-10-29</text:p>
          </table:table-cell>
          <table:table-cell office:value-type="string">
            <text:p>Adam Moore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1548]" office:value-type="string" office:string-value="2019-10-29">
            <text:p>2019-10-29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4">
          <table:table-cell table:formula="of:=[.A1549]" office:value-type="string" office:string-value="2019-10-29">
            <text:p>2019-10-29</text:p>
          </table:table-cell>
          <table:table-cell office:value-type="string">
            <text:p>Adam Usmani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1550]" office:value-type="string" office:string-value="2019-10-29">
            <text:p>2019-10-29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1551]" office:value-type="string" office:string-value="2019-10-29">
            <text:p>2019-10-29</text:p>
          </table:table-cell>
          <table:table-cell office:value-type="string">
            <text:p>Alex Mendes da Costa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1552]" office:value-type="string" office:string-value="2019-10-29">
            <text:p>2019-10-29</text:p>
          </table:table-cell>
          <table:table-cell office:value-type="string">
            <text:p>Alex Peralta</text:p>
          </table:table-cell>
          <table:table-cell office:value-type="float" office:value="469">
            <text:p>469</text:p>
          </table:table-cell>
        </table:table-row>
        <table:table-row table:style-name="ro4">
          <table:table-cell table:formula="of:=[.A1553]" office:value-type="string" office:string-value="2019-10-29">
            <text:p>2019-10-29</text:p>
          </table:table-cell>
          <table:table-cell office:value-type="string">
            <text:p>Alex Yeagle</text:p>
          </table:table-cell>
          <table:table-cell office:value-type="float" office:value="514">
            <text:p>514</text:p>
          </table:table-cell>
        </table:table-row>
        <table:table-row table:style-name="ro4">
          <table:table-cell table:formula="of:=[.A1554]" office:value-type="string" office:string-value="2019-10-29">
            <text:p>2019-10-29</text:p>
          </table:table-cell>
          <table:table-cell office:value-type="string">
            <text:p>Alice Davis</text:p>
          </table:table-cell>
          <table:table-cell office:value-type="float" office:value="347">
            <text:p>347</text:p>
          </table:table-cell>
        </table:table-row>
        <table:table-row table:style-name="ro4">
          <table:table-cell table:formula="of:=[.A1555]" office:value-type="string" office:string-value="2019-10-29">
            <text:p>2019-10-29</text:p>
          </table:table-cell>
          <table:table-cell office:value-type="string">
            <text:p>Alvin Ho</text:p>
          </table:table-cell>
          <table:table-cell office:value-type="float" office:value="547">
            <text:p>547</text:p>
          </table:table-cell>
        </table:table-row>
        <table:table-row table:style-name="ro4">
          <table:table-cell table:formula="of:=[.A1556]" office:value-type="string" office:string-value="2019-10-29">
            <text:p>2019-10-29</text:p>
          </table:table-cell>
          <table:table-cell office:value-type="string">
            <text:p>Andy Cunningham</text:p>
          </table:table-cell>
          <table:table-cell office:value-type="float" office:value="472">
            <text:p>472</text:p>
          </table:table-cell>
        </table:table-row>
        <table:table-row table:style-name="ro4">
          <table:table-cell table:formula="of:=[.A1557]" office:value-type="string" office:string-value="2019-10-29">
            <text:p>2019-10-29</text:p>
          </table:table-cell>
          <table:table-cell office:value-type="string">
            <text:p>Annabelle Cabuhat</text:p>
          </table:table-cell>
          <table:table-cell office:value-type="float" office:value="307">
            <text:p>307</text:p>
          </table:table-cell>
        </table:table-row>
        <table:table-row table:style-name="ro4">
          <table:table-cell table:formula="of:=[.A1558]" office:value-type="string" office:string-value="2019-10-29">
            <text:p>2019-10-29</text:p>
          </table:table-cell>
          <table:table-cell office:value-type="string">
            <text:p>Anthony Hydron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1559]" office:value-type="string" office:string-value="2019-10-29">
            <text:p>2019-10-29</text:p>
          </table:table-cell>
          <table:table-cell office:value-type="string">
            <text:p>Antonio Herrera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1560]" office:value-type="string" office:string-value="2019-10-29">
            <text:p>2019-10-29</text:p>
          </table:table-cell>
          <table:table-cell office:value-type="string">
            <text:p>Ari Cowen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table:formula="of:=[.A1561]" office:value-type="string" office:string-value="2019-10-29">
            <text:p>2019-10-29</text:p>
          </table:table-cell>
          <table:table-cell office:value-type="string">
            <text:p>Arthur Patterson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1562]" office:value-type="string" office:string-value="2019-10-29">
            <text:p>2019-10-29</text:p>
          </table:table-cell>
          <table:table-cell office:value-type="string">
            <text:p>Austin Day</text:p>
          </table:table-cell>
          <table:table-cell office:value-type="float" office:value="439">
            <text:p>439</text:p>
          </table:table-cell>
        </table:table-row>
        <table:table-row table:style-name="ro4">
          <table:table-cell table:formula="of:=[.A1563]" office:value-type="string" office:string-value="2019-10-29">
            <text:p>2019-10-29</text:p>
          </table:table-cell>
          <table:table-cell office:value-type="string">
            <text:p>Austin Kelso</text:p>
          </table:table-cell>
          <table:table-cell office:value-type="float" office:value="461">
            <text:p>461</text:p>
          </table:table-cell>
        </table:table-row>
        <table:table-row table:style-name="ro4">
          <table:table-cell table:formula="of:=[.A1564]" office:value-type="string" office:string-value="2019-10-29">
            <text:p>2019-10-29</text:p>
          </table:table-cell>
          <table:table-cell office:value-type="string">
            <text:p>Ben Green</text:p>
          </table:table-cell>
          <table:table-cell office:value-type="float" office:value="527">
            <text:p>527</text:p>
          </table:table-cell>
        </table:table-row>
        <table:table-row table:style-name="ro4">
          <table:table-cell table:formula="of:=[.A1565]" office:value-type="string" office:string-value="2019-10-29">
            <text:p>2019-10-29</text:p>
          </table:table-cell>
          <table:table-cell office:value-type="string">
            <text:p>Ben Napili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1566]" office:value-type="string" office:string-value="2019-10-29">
            <text:p>2019-10-29</text:p>
          </table:table-cell>
          <table:table-cell office:value-type="string">
            <text:p>Bernie Herschbein</text:p>
          </table:table-cell>
          <table:table-cell office:value-type="float" office:value="463">
            <text:p>463</text:p>
          </table:table-cell>
        </table:table-row>
        <table:table-row table:style-name="ro4">
          <table:table-cell table:formula="of:=[.A1567]" office:value-type="string" office:string-value="2019-10-29">
            <text:p>2019-10-29</text:p>
          </table:table-cell>
          <table:table-cell office:value-type="string">
            <text:p>Bob Schnatterly</text:p>
          </table:table-cell>
          <table:table-cell office:value-type="float" office:value="463">
            <text:p>463</text:p>
          </table:table-cell>
        </table:table-row>
        <table:table-row table:style-name="ro4">
          <table:table-cell table:formula="of:=[.A1568]" office:value-type="string" office:string-value="2019-10-29">
            <text:p>2019-10-29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4">
          <table:table-cell table:formula="of:=[.A1569]" office:value-type="string" office:string-value="2019-10-29">
            <text:p>2019-10-29</text:p>
          </table:table-cell>
          <table:table-cell office:value-type="string">
            <text:p>Brad Shewmake</text:p>
          </table:table-cell>
          <table:table-cell office:value-type="float" office:value="464">
            <text:p>464</text:p>
          </table:table-cell>
        </table:table-row>
        <table:table-row table:style-name="ro4">
          <table:table-cell table:formula="of:=[.A1570]" office:value-type="string" office:string-value="2019-10-29">
            <text:p>2019-10-29</text:p>
          </table:table-cell>
          <table:table-cell office:value-type="string">
            <text:p>Brendan McCarthy</text:p>
          </table:table-cell>
          <table:table-cell office:value-type="float" office:value="495">
            <text:p>495</text:p>
          </table:table-cell>
        </table:table-row>
        <table:table-row table:style-name="ro4">
          <table:table-cell table:formula="of:=[.A1571]" office:value-type="string" office:string-value="2019-10-29">
            <text:p>2019-10-29</text:p>
          </table:table-cell>
          <table:table-cell office:value-type="string">
            <text:p>Brendan Payne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1572]" office:value-type="string" office:string-value="2019-10-29">
            <text:p>2019-10-29</text:p>
          </table:table-cell>
          <table:table-cell office:value-type="string">
            <text:p>Brian Paris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table:formula="of:=[.A1573]" office:value-type="string" office:string-value="2019-10-29">
            <text:p>2019-10-29</text:p>
          </table:table-cell>
          <table:table-cell office:value-type="string">
            <text:p>Bryan Hoff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1574]" office:value-type="string" office:string-value="2019-10-29">
            <text:p>2019-10-29</text:p>
          </table:table-cell>
          <table:table-cell office:value-type="string">
            <text:p>Bryant Labitag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1575]" office:value-type="string" office:string-value="2019-10-29">
            <text:p>2019-10-29</text:p>
          </table:table-cell>
          <table:table-cell office:value-type="string">
            <text:p>Buddy Giguere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1576]" office:value-type="string" office:string-value="2019-10-29">
            <text:p>2019-10-29</text:p>
          </table:table-cell>
          <table:table-cell office:value-type="string">
            <text:p>Buddy Jacques</text:p>
          </table:table-cell>
          <table:table-cell office:value-type="float" office:value="451">
            <text:p>451</text:p>
          </table:table-cell>
        </table:table-row>
        <table:table-row table:style-name="ro4">
          <table:table-cell table:formula="of:=[.A1577]" office:value-type="string" office:string-value="2019-10-29">
            <text:p>2019-10-29</text:p>
          </table:table-cell>
          <table:table-cell office:value-type="string">
            <text:p>Caleb Christian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table:formula="of:=[.A1578]" office:value-type="string" office:string-value="2019-10-29">
            <text:p>2019-10-29</text:p>
          </table:table-cell>
          <table:table-cell office:value-type="string">
            <text:p>Carlos Gonzalez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1579]" office:value-type="string" office:string-value="2019-10-29">
            <text:p>2019-10-29</text:p>
          </table:table-cell>
          <table:table-cell office:value-type="string">
            <text:p>Carlos Rodrigues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1580]" office:value-type="string" office:string-value="2019-10-29">
            <text:p>2019-10-29</text:p>
          </table:table-cell>
          <table:table-cell office:value-type="string">
            <text:p>Casey O'Neill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table:formula="of:=[.A1581]" office:value-type="string" office:string-value="2019-10-29">
            <text:p>2019-10-29</text:p>
          </table:table-cell>
          <table:table-cell office:value-type="string">
            <text:p>Chad Horohoe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1582]" office:value-type="string" office:string-value="2019-10-29">
            <text:p>2019-10-29</text:p>
          </table:table-cell>
          <table:table-cell office:value-type="string">
            <text:p>Chris DuCoing</text:p>
          </table:table-cell>
          <table:table-cell office:value-type="float" office:value="520">
            <text:p>520</text:p>
          </table:table-cell>
        </table:table-row>
        <table:table-row table:style-name="ro4">
          <table:table-cell table:formula="of:=[.A1583]" office:value-type="string" office:string-value="2019-10-29">
            <text:p>2019-10-29</text:p>
          </table:table-cell>
          <table:table-cell office:value-type="string">
            <text:p>Chris Kline</text:p>
          </table:table-cell>
          <table:table-cell office:value-type="float" office:value="522">
            <text:p>522</text:p>
          </table:table-cell>
        </table:table-row>
        <table:table-row table:style-name="ro4">
          <table:table-cell table:formula="of:=[.A1584]" office:value-type="string" office:string-value="2019-10-29">
            <text:p>2019-10-29</text:p>
          </table:table-cell>
          <table:table-cell office:value-type="string">
            <text:p>Chris Peterson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1585]" office:value-type="string" office:string-value="2019-10-29">
            <text:p>2019-10-29</text:p>
          </table:table-cell>
          <table:table-cell office:value-type="string">
            <text:p>Christopher Doornbos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table:formula="of:=[.A1586]" office:value-type="string" office:string-value="2019-10-29">
            <text:p>2019-10-29</text:p>
          </table:table-cell>
          <table:table-cell office:value-type="string">
            <text:p>Christopher Logan</text:p>
          </table:table-cell>
          <table:table-cell office:value-type="float" office:value="495">
            <text:p>495</text:p>
          </table:table-cell>
        </table:table-row>
        <table:table-row table:style-name="ro4">
          <table:table-cell table:formula="of:=[.A1587]" office:value-type="string" office:string-value="2019-10-29">
            <text:p>2019-10-29</text:p>
          </table:table-cell>
          <table:table-cell office:value-type="string">
            <text:p>Cindy Kim</text:p>
          </table:table-cell>
          <table:table-cell office:value-type="float" office:value="337">
            <text:p>337</text:p>
          </table:table-cell>
        </table:table-row>
        <table:table-row table:style-name="ro4">
          <table:table-cell table:formula="of:=[.A1588]" office:value-type="string" office:string-value="2019-10-29">
            <text:p>2019-10-29</text:p>
          </table:table-cell>
          <table:table-cell office:value-type="string">
            <text:p>Colton Callahan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1589]" office:value-type="string" office:string-value="2019-10-29">
            <text:p>2019-10-29</text:p>
          </table:table-cell>
          <table:table-cell office:value-type="string">
            <text:p>Cristina Urreaga</text:p>
          </table:table-cell>
          <table:table-cell office:value-type="float" office:value="414">
            <text:p>414</text:p>
          </table:table-cell>
        </table:table-row>
        <table:table-row table:style-name="ro4">
          <table:table-cell table:formula="of:=[.A1590]" office:value-type="string" office:string-value="2019-10-29">
            <text:p>2019-10-29</text:p>
          </table:table-cell>
          <table:table-cell office:value-type="string">
            <text:p>Crystal Kelem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1591]" office:value-type="string" office:string-value="2019-10-29">
            <text:p>2019-10-29</text:p>
          </table:table-cell>
          <table:table-cell office:value-type="string">
            <text:p>Dan Sorge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1592]" office:value-type="string" office:string-value="2019-10-29">
            <text:p>2019-10-29</text:p>
          </table:table-cell>
          <table:table-cell office:value-type="string">
            <text:p>Daniel Scrivano</text:p>
          </table:table-cell>
          <table:table-cell office:value-type="float" office:value="477">
            <text:p>477</text:p>
          </table:table-cell>
        </table:table-row>
        <table:table-row table:style-name="ro4">
          <table:table-cell table:formula="of:=[.A1593]" office:value-type="string" office:string-value="2019-10-29">
            <text:p>2019-10-29</text:p>
          </table:table-cell>
          <table:table-cell office:value-type="string">
            <text:p>Danny Chavez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1594]" office:value-type="string" office:string-value="2019-10-29">
            <text:p>2019-10-29</text:p>
          </table:table-cell>
          <table:table-cell office:value-type="string">
            <text:p>Danny Mullan</text:p>
          </table:table-cell>
          <table:table-cell office:value-type="float" office:value="418">
            <text:p>418</text:p>
          </table:table-cell>
        </table:table-row>
        <table:table-row table:style-name="ro4">
          <table:table-cell table:formula="of:=[.A1595]" office:value-type="string" office:string-value="2019-10-29">
            <text:p>2019-10-29</text:p>
          </table:table-cell>
          <table:table-cell office:value-type="string">
            <text:p>Darrel Haslip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1596]" office:value-type="string" office:string-value="2019-10-29">
            <text:p>2019-10-29</text:p>
          </table:table-cell>
          <table:table-cell office:value-type="string">
            <text:p>Dave Ward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table:formula="of:=[.A1597]" office:value-type="string" office:string-value="2019-10-29">
            <text:p>2019-10-29</text:p>
          </table:table-cell>
          <table:table-cell office:value-type="string">
            <text:p>David Norris</text:p>
          </table:table-cell>
          <table:table-cell office:value-type="float" office:value="333">
            <text:p>333</text:p>
          </table:table-cell>
        </table:table-row>
        <table:table-row table:style-name="ro4">
          <table:table-cell table:formula="of:=[.A1598]" office:value-type="string" office:string-value="2019-10-29">
            <text:p>2019-10-29</text:p>
          </table:table-cell>
          <table:table-cell office:value-type="string">
            <text:p>Diogo Martini</text:p>
          </table:table-cell>
          <table:table-cell office:value-type="float" office:value="561">
            <text:p>561</text:p>
          </table:table-cell>
        </table:table-row>
        <table:table-row table:style-name="ro4">
          <table:table-cell table:formula="of:=[.A1599]" office:value-type="string" office:string-value="2019-10-29">
            <text:p>2019-10-29</text:p>
          </table:table-cell>
          <table:table-cell office:value-type="string">
            <text:p>Doug Johnston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table:formula="of:=[.A1600]" office:value-type="string" office:string-value="2019-10-29">
            <text:p>2019-10-29</text:p>
          </table:table-cell>
          <table:table-cell office:value-type="string">
            <text:p>Dylan Pulliam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1601]" office:value-type="string" office:string-value="2019-10-29">
            <text:p>2019-10-29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1602]" office:value-type="string" office:string-value="2019-10-29">
            <text:p>2019-10-29</text:p>
          </table:table-cell>
          <table:table-cell office:value-type="string">
            <text:p>Emily Adams</text:p>
          </table:table-cell>
          <table:table-cell office:value-type="float" office:value="462">
            <text:p>462</text:p>
          </table:table-cell>
        </table:table-row>
        <table:table-row table:style-name="ro4">
          <table:table-cell table:formula="of:=[.A1603]" office:value-type="string" office:string-value="2019-10-29">
            <text:p>2019-10-29</text:p>
          </table:table-cell>
          <table:table-cell office:value-type="string">
            <text:p>Eric Babaki</text:p>
          </table:table-cell>
          <table:table-cell office:value-type="float" office:value="530">
            <text:p>530</text:p>
          </table:table-cell>
        </table:table-row>
        <table:table-row table:style-name="ro4">
          <table:table-cell table:formula="of:=[.A1604]" office:value-type="string" office:string-value="2019-10-29">
            <text:p>2019-10-29</text:p>
          </table:table-cell>
          <table:table-cell office:value-type="string">
            <text:p>Eric Gruttemeyer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1605]" office:value-type="string" office:string-value="2019-10-29">
            <text:p>2019-10-29</text:p>
          </table:table-cell>
          <table:table-cell office:value-type="string">
            <text:p>Eric Kalisa</text:p>
          </table:table-cell>
          <table:table-cell office:value-type="float" office:value="464">
            <text:p>464</text:p>
          </table:table-cell>
        </table:table-row>
        <table:table-row table:style-name="ro4">
          <table:table-cell table:formula="of:=[.A1606]" office:value-type="string" office:string-value="2019-10-29">
            <text:p>2019-10-29</text:p>
          </table:table-cell>
          <table:table-cell office:value-type="string">
            <text:p>Erik Proctor</text:p>
          </table:table-cell>
          <table:table-cell office:value-type="float" office:value="470">
            <text:p>470</text:p>
          </table:table-cell>
        </table:table-row>
        <table:table-row table:style-name="ro4">
          <table:table-cell table:formula="of:=[.A1607]" office:value-type="string" office:string-value="2019-10-29">
            <text:p>2019-10-29</text:p>
          </table:table-cell>
          <table:table-cell office:value-type="string">
            <text:p>Eugene Fan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1608]" office:value-type="string" office:string-value="2019-10-29">
            <text:p>2019-10-29</text:p>
          </table:table-cell>
          <table:table-cell office:value-type="string">
            <text:p>Evan Burgess</text:p>
          </table:table-cell>
          <table:table-cell office:value-type="float" office:value="546">
            <text:p>546</text:p>
          </table:table-cell>
        </table:table-row>
        <table:table-row table:style-name="ro4">
          <table:table-cell table:formula="of:=[.A1609]" office:value-type="string" office:string-value="2019-10-29">
            <text:p>2019-10-29</text:p>
          </table:table-cell>
          <table:table-cell office:value-type="string">
            <text:p>Fran Herman</text:p>
          </table:table-cell>
          <table:table-cell office:value-type="float" office:value="452">
            <text:p>452</text:p>
          </table:table-cell>
        </table:table-row>
        <table:table-row table:style-name="ro4">
          <table:table-cell table:formula="of:=[.A1610]" office:value-type="string" office:string-value="2019-10-29">
            <text:p>2019-10-29</text:p>
          </table:table-cell>
          <table:table-cell office:value-type="string">
            <text:p>Frank Augustine Jr</text:p>
          </table:table-cell>
          <table:table-cell office:value-type="float" office:value="469">
            <text:p>469</text:p>
          </table:table-cell>
        </table:table-row>
        <table:table-row table:style-name="ro4">
          <table:table-cell table:formula="of:=[.A1611]" office:value-type="string" office:string-value="2019-10-29">
            <text:p>2019-10-29</text:p>
          </table:table-cell>
          <table:table-cell office:value-type="string">
            <text:p>Gerald Borjas</text:p>
          </table:table-cell>
          <table:table-cell office:value-type="float" office:value="417">
            <text:p>417</text:p>
          </table:table-cell>
        </table:table-row>
        <table:table-row table:style-name="ro4">
          <table:table-cell table:formula="of:=[.A1612]" office:value-type="string" office:string-value="2019-10-29">
            <text:p>2019-10-29</text:p>
          </table:table-cell>
          <table:table-cell office:value-type="string">
            <text:p>Gerlie Mendoza</text:p>
          </table:table-cell>
          <table:table-cell office:value-type="float" office:value="383">
            <text:p>383</text:p>
          </table:table-cell>
        </table:table-row>
        <table:table-row table:style-name="ro4">
          <table:table-cell table:formula="of:=[.A1613]" office:value-type="string" office:string-value="2019-10-29">
            <text:p>2019-10-29</text:p>
          </table:table-cell>
          <table:table-cell office:value-type="string">
            <text:p>Greg Micklas</text:p>
          </table:table-cell>
          <table:table-cell office:value-type="float" office:value="456">
            <text:p>456</text:p>
          </table:table-cell>
        </table:table-row>
        <table:table-row table:style-name="ro4">
          <table:table-cell table:formula="of:=[.A1614]" office:value-type="string" office:string-value="2019-10-29">
            <text:p>2019-10-29</text:p>
          </table:table-cell>
          <table:table-cell office:value-type="string">
            <text:p>Greg Morgan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table:formula="of:=[.A1615]" office:value-type="string" office:string-value="2019-10-29">
            <text:p>2019-10-29</text:p>
          </table:table-cell>
          <table:table-cell office:value-type="string">
            <text:p>Greg Weed</text:p>
          </table:table-cell>
          <table:table-cell office:value-type="float" office:value="475">
            <text:p>475</text:p>
          </table:table-cell>
        </table:table-row>
        <table:table-row table:style-name="ro4">
          <table:table-cell table:formula="of:=[.A1616]" office:value-type="string" office:string-value="2019-10-29">
            <text:p>2019-10-29</text:p>
          </table:table-cell>
          <table:table-cell office:value-type="string">
            <text:p>Hakim Boukhaloua</text:p>
          </table:table-cell>
          <table:table-cell office:value-type="float" office:value="473">
            <text:p>473</text:p>
          </table:table-cell>
        </table:table-row>
        <table:table-row table:style-name="ro4">
          <table:table-cell table:formula="of:=[.A1617]" office:value-type="string" office:string-value="2019-10-29">
            <text:p>2019-10-29</text:p>
          </table:table-cell>
          <table:table-cell office:value-type="string">
            <text:p>Henry Vazquez</text:p>
          </table:table-cell>
          <table:table-cell office:value-type="float" office:value="458">
            <text:p>458</text:p>
          </table:table-cell>
        </table:table-row>
        <table:table-row table:style-name="ro4">
          <table:table-cell table:formula="of:=[.A1618]" office:value-type="string" office:string-value="2019-10-29">
            <text:p>2019-10-29</text:p>
          </table:table-cell>
          <table:table-cell office:value-type="string">
            <text:p>HJ Gonzalez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1619]" office:value-type="string" office:string-value="2019-10-29">
            <text:p>2019-10-29</text:p>
          </table:table-cell>
          <table:table-cell office:value-type="string">
            <text:p>Huu Nguyen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table:formula="of:=[.A1620]" office:value-type="string" office:string-value="2019-10-29">
            <text:p>2019-10-29</text:p>
          </table:table-cell>
          <table:table-cell office:value-type="string">
            <text:p>Ian Jolly</text:p>
          </table:table-cell>
          <table:table-cell office:value-type="float" office:value="424">
            <text:p>424</text:p>
          </table:table-cell>
        </table:table-row>
        <table:table-row table:style-name="ro4">
          <table:table-cell table:formula="of:=[.A1621]" office:value-type="string" office:string-value="2019-10-29">
            <text:p>2019-10-29</text:p>
          </table:table-cell>
          <table:table-cell office:value-type="string">
            <text:p>Ian Montbrun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1622]" office:value-type="string" office:string-value="2019-10-29">
            <text:p>2019-10-29</text:p>
          </table:table-cell>
          <table:table-cell office:value-type="string">
            <text:p>Isaac Lopez</text:p>
          </table:table-cell>
          <table:table-cell office:value-type="float" office:value="492">
            <text:p>492</text:p>
          </table:table-cell>
        </table:table-row>
        <table:table-row table:style-name="ro4">
          <table:table-cell table:formula="of:=[.A1623]" office:value-type="string" office:string-value="2019-10-29">
            <text:p>2019-10-29</text:p>
          </table:table-cell>
          <table:table-cell office:value-type="string">
            <text:p>Isaac Wong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1624]" office:value-type="string" office:string-value="2019-10-29">
            <text:p>2019-10-29</text:p>
          </table:table-cell>
          <table:table-cell office:value-type="string">
            <text:p>Jaime Dizon</text:p>
          </table:table-cell>
          <table:table-cell office:value-type="float" office:value="409">
            <text:p>409</text:p>
          </table:table-cell>
        </table:table-row>
        <table:table-row table:style-name="ro4">
          <table:table-cell table:formula="of:=[.A1625]" office:value-type="string" office:string-value="2019-10-29">
            <text:p>2019-10-29</text:p>
          </table:table-cell>
          <table:table-cell office:value-type="string">
            <text:p>James Bavaso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1626]" office:value-type="string" office:string-value="2019-10-29">
            <text:p>2019-10-29</text:p>
          </table:table-cell>
          <table:table-cell office:value-type="string">
            <text:p>James Horsfall</text:p>
          </table:table-cell>
          <table:table-cell office:value-type="float" office:value="544">
            <text:p>544</text:p>
          </table:table-cell>
        </table:table-row>
        <table:table-row table:style-name="ro4">
          <table:table-cell table:formula="of:=[.A1627]" office:value-type="string" office:string-value="2019-10-29">
            <text:p>2019-10-29</text:p>
          </table:table-cell>
          <table:table-cell office:value-type="string">
            <text:p>Jason Bucy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1628]" office:value-type="string" office:string-value="2019-10-29">
            <text:p>2019-10-29</text:p>
          </table:table-cell>
          <table:table-cell office:value-type="string">
            <text:p>Jason Gilliland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1629]" office:value-type="string" office:string-value="2019-10-29">
            <text:p>2019-10-29</text:p>
          </table:table-cell>
          <table:table-cell office:value-type="string">
            <text:p>JD David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table:formula="of:=[.A1630]" office:value-type="string" office:string-value="2019-10-29">
            <text:p>2019-10-29</text:p>
          </table:table-cell>
          <table:table-cell office:value-type="string">
            <text:p>Jerry Ball</text:p>
          </table:table-cell>
          <table:table-cell office:value-type="float" office:value="403">
            <text:p>403</text:p>
          </table:table-cell>
        </table:table-row>
        <table:table-row table:style-name="ro4">
          <table:table-cell table:formula="of:=[.A1631]" office:value-type="string" office:string-value="2019-10-29">
            <text:p>2019-10-29</text:p>
          </table:table-cell>
          <table:table-cell office:value-type="string">
            <text:p>Jerry Ervin</text:p>
          </table:table-cell>
          <table:table-cell office:value-type="float" office:value="359">
            <text:p>359</text:p>
          </table:table-cell>
        </table:table-row>
        <table:table-row table:style-name="ro4">
          <table:table-cell table:formula="of:=[.A1632]" office:value-type="string" office:string-value="2019-10-29">
            <text:p>2019-10-29</text:p>
          </table:table-cell>
          <table:table-cell office:value-type="string">
            <text:p>Jim Neale</text:p>
          </table:table-cell>
          <table:table-cell office:value-type="float" office:value="533">
            <text:p>533</text:p>
          </table:table-cell>
        </table:table-row>
        <table:table-row table:style-name="ro4">
          <table:table-cell table:formula="of:=[.A1633]" office:value-type="string" office:string-value="2019-10-29">
            <text:p>2019-10-29</text:p>
          </table:table-cell>
          <table:table-cell office:value-type="string">
            <text:p>Jimmy Fails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1634]" office:value-type="string" office:string-value="2019-10-29">
            <text:p>2019-10-29</text:p>
          </table:table-cell>
          <table:table-cell office:value-type="string">
            <text:p>JM Reasonda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table:formula="of:=[.A1635]" office:value-type="string" office:string-value="2019-10-29">
            <text:p>2019-10-29</text:p>
          </table:table-cell>
          <table:table-cell office:value-type="string">
            <text:p>Joan Pettijohn</text:p>
          </table:table-cell>
          <table:table-cell office:value-type="float" office:value="269">
            <text:p>269</text:p>
          </table:table-cell>
        </table:table-row>
        <table:table-row table:style-name="ro4">
          <table:table-cell table:formula="of:=[.A1636]" office:value-type="string" office:string-value="2019-10-29">
            <text:p>2019-10-29</text:p>
          </table:table-cell>
          <table:table-cell office:value-type="string">
            <text:p>Jocelyn Angeles</text:p>
          </table:table-cell>
          <table:table-cell office:value-type="float" office:value="392">
            <text:p>392</text:p>
          </table:table-cell>
        </table:table-row>
        <table:table-row table:style-name="ro4">
          <table:table-cell table:formula="of:=[.A1637]" office:value-type="string" office:string-value="2019-10-29">
            <text:p>2019-10-29</text:p>
          </table:table-cell>
          <table:table-cell office:value-type="string">
            <text:p>Jocelyn Rosen</text:p>
          </table:table-cell>
          <table:table-cell office:value-type="float" office:value="372">
            <text:p>372</text:p>
          </table:table-cell>
        </table:table-row>
        <table:table-row table:style-name="ro4">
          <table:table-cell table:formula="of:=[.A1638]" office:value-type="string" office:string-value="2019-10-29">
            <text:p>2019-10-29</text:p>
          </table:table-cell>
          <table:table-cell office:value-type="string">
            <text:p>Joel Talevi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table:formula="of:=[.A1639]" office:value-type="string" office:string-value="2019-10-29">
            <text:p>2019-10-29</text:p>
          </table:table-cell>
          <table:table-cell office:value-type="string">
            <text:p>John Frakes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1640]" office:value-type="string" office:string-value="2019-10-29">
            <text:p>2019-10-29</text:p>
          </table:table-cell>
          <table:table-cell office:value-type="string">
            <text:p>John Kiltinen</text:p>
          </table:table-cell>
          <table:table-cell office:value-type="float" office:value="460">
            <text:p>460</text:p>
          </table:table-cell>
        </table:table-row>
        <table:table-row table:style-name="ro4">
          <table:table-cell table:formula="of:=[.A1641]" office:value-type="string" office:string-value="2019-10-29">
            <text:p>2019-10-29</text:p>
          </table:table-cell>
          <table:table-cell office:value-type="string">
            <text:p>John Larkin</text:p>
          </table:table-cell>
          <table:table-cell office:value-type="float" office:value="447">
            <text:p>447</text:p>
          </table:table-cell>
        </table:table-row>
        <table:table-row table:style-name="ro4">
          <table:table-cell table:formula="of:=[.A1642]" office:value-type="string" office:string-value="2019-10-29">
            <text:p>2019-10-29</text:p>
          </table:table-cell>
          <table:table-cell office:value-type="string">
            <text:p>John McNulty</text:p>
          </table:table-cell>
          <table:table-cell office:value-type="float" office:value="471">
            <text:p>471</text:p>
          </table:table-cell>
        </table:table-row>
        <table:table-row table:style-name="ro4">
          <table:table-cell table:formula="of:=[.A1643]" office:value-type="string" office:string-value="2019-10-29">
            <text:p>2019-10-29</text:p>
          </table:table-cell>
          <table:table-cell office:value-type="string">
            <text:p>John Putnam</text:p>
          </table:table-cell>
          <table:table-cell office:value-type="float" office:value="440">
            <text:p>440</text:p>
          </table:table-cell>
        </table:table-row>
        <table:table-row table:style-name="ro4">
          <table:table-cell table:formula="of:=[.A1644]" office:value-type="string" office:string-value="2019-10-29">
            <text:p>2019-10-29</text:p>
          </table:table-cell>
          <table:table-cell office:value-type="string">
            <text:p>Joina Liao</text:p>
          </table:table-cell>
          <table:table-cell office:value-type="float" office:value="441">
            <text:p>441</text:p>
          </table:table-cell>
        </table:table-row>
        <table:table-row table:style-name="ro4">
          <table:table-cell table:formula="of:=[.A1645]" office:value-type="string" office:string-value="2019-10-29">
            <text:p>2019-10-29</text:p>
          </table:table-cell>
          <table:table-cell office:value-type="string">
            <text:p>Jon Williams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1646]" office:value-type="string" office:string-value="2019-10-29">
            <text:p>2019-10-29</text:p>
          </table:table-cell>
          <table:table-cell office:value-type="string">
            <text:p>Josh Buttram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1647]" office:value-type="string" office:string-value="2019-10-29">
            <text:p>2019-10-29</text:p>
          </table:table-cell>
          <table:table-cell office:value-type="string">
            <text:p>Joshua Maldonado</text:p>
          </table:table-cell>
          <table:table-cell office:value-type="float" office:value="549">
            <text:p>549</text:p>
          </table:table-cell>
        </table:table-row>
        <table:table-row table:style-name="ro4">
          <table:table-cell table:formula="of:=[.A1648]" office:value-type="string" office:string-value="2019-10-29">
            <text:p>2019-10-29</text:p>
          </table:table-cell>
          <table:table-cell office:value-type="string">
            <text:p>Juan Carlos Buenrostro</text:p>
          </table:table-cell>
          <table:table-cell office:value-type="float" office:value="473">
            <text:p>473</text:p>
          </table:table-cell>
        </table:table-row>
        <table:table-row table:style-name="ro4">
          <table:table-cell table:formula="of:=[.A1649]" office:value-type="string" office:string-value="2019-10-29">
            <text:p>2019-10-29</text:p>
          </table:table-cell>
          <table:table-cell office:value-type="string">
            <text:p>Juan Chico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table:formula="of:=[.A1650]" office:value-type="string" office:string-value="2019-10-29">
            <text:p>2019-10-29</text:p>
          </table:table-cell>
          <table:table-cell office:value-type="string">
            <text:p>Jules Tanseco</text:p>
          </table:table-cell>
          <table:table-cell office:value-type="float" office:value="365">
            <text:p>365</text:p>
          </table:table-cell>
        </table:table-row>
        <table:table-row table:style-name="ro4">
          <table:table-cell table:formula="of:=[.A1651]" office:value-type="string" office:string-value="2019-10-29">
            <text:p>2019-10-29</text:p>
          </table:table-cell>
          <table:table-cell office:value-type="string">
            <text:p>Julian Ostrow</text:p>
          </table:table-cell>
          <table:table-cell office:value-type="float" office:value="461">
            <text:p>461</text:p>
          </table:table-cell>
        </table:table-row>
        <table:table-row table:style-name="ro4">
          <table:table-cell table:formula="of:=[.A1652]" office:value-type="string" office:string-value="2019-10-29">
            <text:p>2019-10-29</text:p>
          </table:table-cell>
          <table:table-cell office:value-type="string">
            <text:p>Julien Roeser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1653]" office:value-type="string" office:string-value="2019-10-29">
            <text:p>2019-10-29</text:p>
          </table:table-cell>
          <table:table-cell office:value-type="string">
            <text:p>Justin Dayton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1654]" office:value-type="string" office:string-value="2019-10-29">
            <text:p>2019-10-29</text:p>
          </table:table-cell>
          <table:table-cell office:value-type="string">
            <text:p>Katrina Ariola</text:p>
          </table:table-cell>
          <table:table-cell office:value-type="float" office:value="367">
            <text:p>367</text:p>
          </table:table-cell>
        </table:table-row>
        <table:table-row table:style-name="ro4">
          <table:table-cell table:formula="of:=[.A1655]" office:value-type="string" office:string-value="2019-10-29">
            <text:p>2019-10-29</text:p>
          </table:table-cell>
          <table:table-cell office:value-type="string">
            <text:p>Keith Deming</text:p>
          </table:table-cell>
          <table:table-cell office:value-type="float" office:value="450">
            <text:p>450</text:p>
          </table:table-cell>
        </table:table-row>
        <table:table-row table:style-name="ro4">
          <table:table-cell table:formula="of:=[.A1656]" office:value-type="string" office:string-value="2019-10-29">
            <text:p>2019-10-29</text:p>
          </table:table-cell>
          <table:table-cell office:value-type="string">
            <text:p>Keith Neal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1657]" office:value-type="string" office:string-value="2019-10-29">
            <text:p>2019-10-29</text:p>
          </table:table-cell>
          <table:table-cell office:value-type="string">
            <text:p>Keith Rubia</text:p>
          </table:table-cell>
          <table:table-cell office:value-type="float" office:value="497">
            <text:p>497</text:p>
          </table:table-cell>
        </table:table-row>
        <table:table-row table:style-name="ro4">
          <table:table-cell table:formula="of:=[.A1658]" office:value-type="string" office:string-value="2019-10-29">
            <text:p>2019-10-29</text:p>
          </table:table-cell>
          <table:table-cell office:value-type="string">
            <text:p>Kelvin Chung</text:p>
          </table:table-cell>
          <table:table-cell office:value-type="float" office:value="467">
            <text:p>467</text:p>
          </table:table-cell>
        </table:table-row>
        <table:table-row table:style-name="ro4">
          <table:table-cell table:formula="of:=[.A1659]" office:value-type="string" office:string-value="2019-10-29">
            <text:p>2019-10-29</text:p>
          </table:table-cell>
          <table:table-cell office:value-type="string">
            <text:p>Kirby Aho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table:formula="of:=[.A1660]" office:value-type="string" office:string-value="2019-10-29">
            <text:p>2019-10-29</text:p>
          </table:table-cell>
          <table:table-cell office:value-type="string">
            <text:p>Kunal Lakhan-Pa</text:p>
          </table:table-cell>
          <table:table-cell office:value-type="float" office:value="500">
            <text:p>500</text:p>
          </table:table-cell>
        </table:table-row>
        <table:table-row table:style-name="ro4">
          <table:table-cell table:formula="of:=[.A1661]" office:value-type="string" office:string-value="2019-10-29">
            <text:p>2019-10-29</text:p>
          </table:table-cell>
          <table:table-cell office:value-type="string">
            <text:p>Kurt Weitzmann</text:p>
          </table:table-cell>
          <table:table-cell office:value-type="float" office:value="445">
            <text:p>445</text:p>
          </table:table-cell>
        </table:table-row>
        <table:table-row table:style-name="ro4">
          <table:table-cell table:formula="of:=[.A1662]" office:value-type="string" office:string-value="2019-10-29">
            <text:p>2019-10-29</text:p>
          </table:table-cell>
          <table:table-cell office:value-type="string">
            <text:p>LanAhn Kerr</text:p>
          </table:table-cell>
          <table:table-cell office:value-type="float" office:value="367">
            <text:p>367</text:p>
          </table:table-cell>
        </table:table-row>
        <table:table-row table:style-name="ro4">
          <table:table-cell table:formula="of:=[.A1663]" office:value-type="string" office:string-value="2019-10-29">
            <text:p>2019-10-29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4">
          <table:table-cell table:formula="of:=[.A1664]" office:value-type="string" office:string-value="2019-10-29">
            <text:p>2019-10-29</text:p>
          </table:table-cell>
          <table:table-cell office:value-type="string">
            <text:p>Lawrence Lee</text:p>
          </table:table-cell>
          <table:table-cell office:value-type="float" office:value="468">
            <text:p>468</text:p>
          </table:table-cell>
        </table:table-row>
        <table:table-row table:style-name="ro4">
          <table:table-cell table:formula="of:=[.A1665]" office:value-type="string" office:string-value="2019-10-29">
            <text:p>2019-10-29</text:p>
          </table:table-cell>
          <table:table-cell office:value-type="string">
            <text:p>Lawrence Mortensen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1666]" office:value-type="string" office:string-value="2019-10-29">
            <text:p>2019-10-29</text:p>
          </table:table-cell>
          <table:table-cell office:value-type="string">
            <text:p>Leif Smith</text:p>
          </table:table-cell>
          <table:table-cell office:value-type="float" office:value="487">
            <text:p>487</text:p>
          </table:table-cell>
        </table:table-row>
        <table:table-row table:style-name="ro4">
          <table:table-cell table:formula="of:=[.A1667]" office:value-type="string" office:string-value="2019-10-29">
            <text:p>2019-10-29</text:p>
          </table:table-cell>
          <table:table-cell office:value-type="string">
            <text:p>Levon Sanossian</text:p>
          </table:table-cell>
          <table:table-cell office:value-type="float" office:value="360">
            <text:p>360</text:p>
          </table:table-cell>
        </table:table-row>
        <table:table-row table:style-name="ro4">
          <table:table-cell table:formula="of:=[.A1668]" office:value-type="string" office:string-value="2019-10-29">
            <text:p>2019-10-29</text:p>
          </table:table-cell>
          <table:table-cell office:value-type="string">
            <text:p>Lorax Stalter</text:p>
          </table:table-cell>
          <table:table-cell office:value-type="float" office:value="367">
            <text:p>367</text:p>
          </table:table-cell>
        </table:table-row>
        <table:table-row table:style-name="ro4">
          <table:table-cell table:formula="of:=[.A1669]" office:value-type="string" office:string-value="2019-10-29">
            <text:p>2019-10-29</text:p>
          </table:table-cell>
          <table:table-cell office:value-type="string">
            <text:p>Malav Shah</text:p>
          </table:table-cell>
          <table:table-cell office:value-type="float" office:value="486">
            <text:p>486</text:p>
          </table:table-cell>
        </table:table-row>
        <table:table-row table:style-name="ro4">
          <table:table-cell table:formula="of:=[.A1670]" office:value-type="string" office:string-value="2019-10-29">
            <text:p>2019-10-29</text:p>
          </table:table-cell>
          <table:table-cell office:value-type="string">
            <text:p>Malcolm King</text:p>
          </table:table-cell>
          <table:table-cell office:value-type="float" office:value="467">
            <text:p>467</text:p>
          </table:table-cell>
        </table:table-row>
        <table:table-row table:style-name="ro4">
          <table:table-cell table:formula="of:=[.A1671]" office:value-type="string" office:string-value="2019-10-29">
            <text:p>2019-10-29</text:p>
          </table:table-cell>
          <table:table-cell office:value-type="string">
            <text:p>Mar Ronquillo</text:p>
          </table:table-cell>
          <table:table-cell office:value-type="float" office:value="456">
            <text:p>456</text:p>
          </table:table-cell>
        </table:table-row>
        <table:table-row table:style-name="ro4">
          <table:table-cell table:formula="of:=[.A1672]" office:value-type="string" office:string-value="2019-10-29">
            <text:p>2019-10-29</text:p>
          </table:table-cell>
          <table:table-cell office:value-type="string">
            <text:p>Marcelo Aviles</text:p>
          </table:table-cell>
          <table:table-cell office:value-type="float" office:value="438">
            <text:p>438</text:p>
          </table:table-cell>
        </table:table-row>
        <table:table-row table:style-name="ro4">
          <table:table-cell table:formula="of:=[.A1673]" office:value-type="string" office:string-value="2019-10-29">
            <text:p>2019-10-29</text:p>
          </table:table-cell>
          <table:table-cell office:value-type="string">
            <text:p>Mark Deal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1674]" office:value-type="string" office:string-value="2019-10-29">
            <text:p>2019-10-29</text:p>
          </table:table-cell>
          <table:table-cell office:value-type="string">
            <text:p>Mark Sorensen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1675]" office:value-type="string" office:string-value="2019-10-29">
            <text:p>2019-10-29</text:p>
          </table:table-cell>
          <table:table-cell office:value-type="string">
            <text:p>Martin Smidak</text:p>
          </table:table-cell>
          <table:table-cell office:value-type="float" office:value="489">
            <text:p>489</text:p>
          </table:table-cell>
        </table:table-row>
        <table:table-row table:style-name="ro4">
          <table:table-cell table:formula="of:=[.A1676]" office:value-type="string" office:string-value="2019-10-29">
            <text:p>2019-10-29</text:p>
          </table:table-cell>
          <table:table-cell office:value-type="string">
            <text:p>Mathieu Guglielmi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table:formula="of:=[.A1677]" office:value-type="string" office:string-value="2019-10-29">
            <text:p>2019-10-29</text:p>
          </table:table-cell>
          <table:table-cell office:value-type="string">
            <text:p>Matt Morrish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table:formula="of:=[.A1678]" office:value-type="string" office:string-value="2019-10-29">
            <text:p>2019-10-29</text:p>
          </table:table-cell>
          <table:table-cell office:value-type="string">
            <text:p>Matt Myers</text:p>
          </table:table-cell>
          <table:table-cell office:value-type="float" office:value="493">
            <text:p>493</text:p>
          </table:table-cell>
        </table:table-row>
        <table:table-row table:style-name="ro4">
          <table:table-cell table:formula="of:=[.A1679]" office:value-type="string" office:string-value="2019-10-29">
            <text:p>2019-10-29</text:p>
          </table:table-cell>
          <table:table-cell office:value-type="string">
            <text:p>Matt Paul</text:p>
          </table:table-cell>
          <table:table-cell office:value-type="float" office:value="481">
            <text:p>481</text:p>
          </table:table-cell>
        </table:table-row>
        <table:table-row table:style-name="ro4">
          <table:table-cell table:formula="of:=[.A1680]" office:value-type="string" office:string-value="2019-10-29">
            <text:p>2019-10-29</text:p>
          </table:table-cell>
          <table:table-cell office:value-type="string">
            <text:p>Matt Weyls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1681]" office:value-type="string" office:string-value="2019-10-29">
            <text:p>2019-10-29</text:p>
          </table:table-cell>
          <table:table-cell office:value-type="string">
            <text:p>Max Sanchez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1682]" office:value-type="string" office:string-value="2019-10-29">
            <text:p>2019-10-29</text:p>
          </table:table-cell>
          <table:table-cell office:value-type="string">
            <text:p>Michael Bouey</text:p>
          </table:table-cell>
          <table:table-cell office:value-type="float" office:value="442">
            <text:p>442</text:p>
          </table:table-cell>
        </table:table-row>
        <table:table-row table:style-name="ro4">
          <table:table-cell table:formula="of:=[.A1683]" office:value-type="string" office:string-value="2019-10-29">
            <text:p>2019-10-29</text:p>
          </table:table-cell>
          <table:table-cell office:value-type="string">
            <text:p>Michael Moreno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table:formula="of:=[.A1684]" office:value-type="string" office:string-value="2019-10-29">
            <text:p>2019-10-29</text:p>
          </table:table-cell>
          <table:table-cell office:value-type="string">
            <text:p>Michael Romano</text:p>
          </table:table-cell>
          <table:table-cell office:value-type="float" office:value="376">
            <text:p>376</text:p>
          </table:table-cell>
        </table:table-row>
        <table:table-row table:style-name="ro4">
          <table:table-cell table:formula="of:=[.A1685]" office:value-type="string" office:string-value="2019-10-29">
            <text:p>2019-10-29</text:p>
          </table:table-cell>
          <table:table-cell office:value-type="string">
            <text:p>Miguel Chimas</text:p>
          </table:table-cell>
          <table:table-cell office:value-type="float" office:value="471">
            <text:p>471</text:p>
          </table:table-cell>
        </table:table-row>
        <table:table-row table:style-name="ro4">
          <table:table-cell table:formula="of:=[.A1686]" office:value-type="string" office:string-value="2019-10-29">
            <text:p>2019-10-29</text:p>
          </table:table-cell>
          <table:table-cell office:value-type="string">
            <text:p>Mika Kerr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table:formula="of:=[.A1687]" office:value-type="string" office:string-value="2019-10-29">
            <text:p>2019-10-29</text:p>
          </table:table-cell>
          <table:table-cell office:value-type="string">
            <text:p>Mike Maxwell</text:p>
          </table:table-cell>
          <table:table-cell office:value-type="float" office:value="576">
            <text:p>576</text:p>
          </table:table-cell>
        </table:table-row>
        <table:table-row table:style-name="ro4">
          <table:table-cell table:formula="of:=[.A1688]" office:value-type="string" office:string-value="2019-10-29">
            <text:p>2019-10-29</text:p>
          </table:table-cell>
          <table:table-cell office:value-type="string">
            <text:p>Milan Plevnik</text:p>
          </table:table-cell>
          <table:table-cell office:value-type="float" office:value="445">
            <text:p>445</text:p>
          </table:table-cell>
        </table:table-row>
        <table:table-row table:style-name="ro4">
          <table:table-cell table:formula="of:=[.A1689]" office:value-type="string" office:string-value="2019-10-29">
            <text:p>2019-10-29</text:p>
          </table:table-cell>
          <table:table-cell office:value-type="string">
            <text:p>Nathan Davis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table:formula="of:=[.A1690]" office:value-type="string" office:string-value="2019-10-29">
            <text:p>2019-10-29</text:p>
          </table:table-cell>
          <table:table-cell office:value-type="string">
            <text:p>Nicholas Lansdown</text:p>
          </table:table-cell>
          <table:table-cell office:value-type="float" office:value="557">
            <text:p>557</text:p>
          </table:table-cell>
        </table:table-row>
        <table:table-row table:style-name="ro4">
          <table:table-cell table:formula="of:=[.A1691]" office:value-type="string" office:string-value="2019-10-29">
            <text:p>2019-10-29</text:p>
          </table:table-cell>
          <table:table-cell office:value-type="string">
            <text:p>NIck Chackel</text:p>
          </table:table-cell>
          <table:table-cell office:value-type="float" office:value="457">
            <text:p>457</text:p>
          </table:table-cell>
        </table:table-row>
        <table:table-row table:style-name="ro4">
          <table:table-cell table:formula="of:=[.A1692]" office:value-type="string" office:string-value="2019-10-29">
            <text:p>2019-10-29</text:p>
          </table:table-cell>
          <table:table-cell office:value-type="string">
            <text:p>Nick Giangreco</text:p>
          </table:table-cell>
          <table:table-cell office:value-type="float" office:value="479">
            <text:p>479</text:p>
          </table:table-cell>
        </table:table-row>
        <table:table-row table:style-name="ro4">
          <table:table-cell table:formula="of:=[.A1693]" office:value-type="string" office:string-value="2019-10-29">
            <text:p>2019-10-29</text:p>
          </table:table-cell>
          <table:table-cell office:value-type="string">
            <text:p>Nick Radford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table:formula="of:=[.A1694]" office:value-type="string" office:string-value="2019-10-29">
            <text:p>2019-10-29</text:p>
          </table:table-cell>
          <table:table-cell office:value-type="string">
            <text:p>Nima Gaadadsuren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1695]" office:value-type="string" office:string-value="2019-10-29">
            <text:p>2019-10-29</text:p>
          </table:table-cell>
          <table:table-cell office:value-type="string">
            <text:p>Ninad Desai</text:p>
          </table:table-cell>
          <table:table-cell office:value-type="float" office:value="442">
            <text:p>442</text:p>
          </table:table-cell>
        </table:table-row>
        <table:table-row table:style-name="ro4">
          <table:table-cell table:formula="of:=[.A1696]" office:value-type="string" office:string-value="2019-10-29">
            <text:p>2019-10-29</text:p>
          </table:table-cell>
          <table:table-cell office:value-type="string">
            <text:p>Nithin Tharakan</text:p>
          </table:table-cell>
          <table:table-cell office:value-type="float" office:value="494">
            <text:p>494</text:p>
          </table:table-cell>
        </table:table-row>
        <table:table-row table:style-name="ro4">
          <table:table-cell table:formula="of:=[.A1697]" office:value-type="string" office:string-value="2019-10-29">
            <text:p>2019-10-29</text:p>
          </table:table-cell>
          <table:table-cell office:value-type="string">
            <text:p>Noah Snyder</text:p>
          </table:table-cell>
          <table:table-cell office:value-type="float" office:value="541">
            <text:p>541</text:p>
          </table:table-cell>
        </table:table-row>
        <table:table-row table:style-name="ro4">
          <table:table-cell table:formula="of:=[.A1698]" office:value-type="string" office:string-value="2019-10-29">
            <text:p>2019-10-29</text:p>
          </table:table-cell>
          <table:table-cell office:value-type="string">
            <text:p>Noel Alpin</text:p>
          </table:table-cell>
          <table:table-cell office:value-type="float" office:value="458">
            <text:p>458</text:p>
          </table:table-cell>
        </table:table-row>
        <table:table-row table:style-name="ro4">
          <table:table-cell table:formula="of:=[.A1699]" office:value-type="string" office:string-value="2019-10-29">
            <text:p>2019-10-29</text:p>
          </table:table-cell>
          <table:table-cell office:value-type="string">
            <text:p>Ozzie Orozco</text:p>
          </table:table-cell>
          <table:table-cell office:value-type="float" office:value="464">
            <text:p>464</text:p>
          </table:table-cell>
        </table:table-row>
        <table:table-row table:style-name="ro4">
          <table:table-cell table:formula="of:=[.A1700]" office:value-type="string" office:string-value="2019-10-29">
            <text:p>2019-10-29</text:p>
          </table:table-cell>
          <table:table-cell office:value-type="string">
            <text:p>Patrick Hunt</text:p>
          </table:table-cell>
          <table:table-cell office:value-type="float" office:value="445">
            <text:p>445</text:p>
          </table:table-cell>
        </table:table-row>
        <table:table-row table:style-name="ro4">
          <table:table-cell table:formula="of:=[.A1701]" office:value-type="string" office:string-value="2019-10-29">
            <text:p>2019-10-29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4">
          <table:table-cell table:formula="of:=[.A1702]" office:value-type="string" office:string-value="2019-10-29">
            <text:p>2019-10-29</text:p>
          </table:table-cell>
          <table:table-cell office:value-type="string">
            <text:p>Patrick Picard</text:p>
          </table:table-cell>
          <table:table-cell office:value-type="float" office:value="496">
            <text:p>496</text:p>
          </table:table-cell>
        </table:table-row>
        <table:table-row table:style-name="ro4">
          <table:table-cell table:formula="of:=[.A1703]" office:value-type="string" office:string-value="2019-10-29">
            <text:p>2019-10-29</text:p>
          </table:table-cell>
          <table:table-cell office:value-type="string">
            <text:p>Patty West</text:p>
          </table:table-cell>
          <table:table-cell office:value-type="float" office:value="539">
            <text:p>539</text:p>
          </table:table-cell>
        </table:table-row>
        <table:table-row table:style-name="ro4">
          <table:table-cell table:formula="of:=[.A1704]" office:value-type="string" office:string-value="2019-10-29">
            <text:p>2019-10-29</text:p>
          </table:table-cell>
          <table:table-cell office:value-type="string">
            <text:p>Paul Krohn</text:p>
          </table:table-cell>
          <table:table-cell office:value-type="float" office:value="509">
            <text:p>509</text:p>
          </table:table-cell>
        </table:table-row>
        <table:table-row table:style-name="ro4">
          <table:table-cell table:formula="of:=[.A1705]" office:value-type="string" office:string-value="2019-10-29">
            <text:p>2019-10-29</text:p>
          </table:table-cell>
          <table:table-cell office:value-type="string">
            <text:p>Paul Martinez</text:p>
          </table:table-cell>
          <table:table-cell office:value-type="float" office:value="472">
            <text:p>472</text:p>
          </table:table-cell>
        </table:table-row>
        <table:table-row table:style-name="ro4">
          <table:table-cell table:formula="of:=[.A1706]" office:value-type="string" office:string-value="2019-10-29">
            <text:p>2019-10-29</text:p>
          </table:table-cell>
          <table:table-cell office:value-type="string">
            <text:p>Paul McCue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1707]" office:value-type="string" office:string-value="2019-10-29">
            <text:p>2019-10-29</text:p>
          </table:table-cell>
          <table:table-cell office:value-type="string">
            <text:p>Perry Logan</text:p>
          </table:table-cell>
          <table:table-cell office:value-type="float" office:value="457">
            <text:p>457</text:p>
          </table:table-cell>
        </table:table-row>
        <table:table-row table:style-name="ro4">
          <table:table-cell table:formula="of:=[.A1708]" office:value-type="string" office:string-value="2019-10-29">
            <text:p>2019-10-29</text:p>
          </table:table-cell>
          <table:table-cell office:value-type="string">
            <text:p>Peter Lee</text:p>
          </table:table-cell>
          <table:table-cell office:value-type="float" office:value="463">
            <text:p>463</text:p>
          </table:table-cell>
        </table:table-row>
        <table:table-row table:style-name="ro4">
          <table:table-cell table:formula="of:=[.A1709]" office:value-type="string" office:string-value="2019-10-29">
            <text:p>2019-10-29</text:p>
          </table:table-cell>
          <table:table-cell office:value-type="string">
            <text:p>Phillip Romano</text:p>
          </table:table-cell>
          <table:table-cell office:value-type="float" office:value="452">
            <text:p>452</text:p>
          </table:table-cell>
        </table:table-row>
        <table:table-row table:style-name="ro4">
          <table:table-cell table:formula="of:=[.A1710]" office:value-type="string" office:string-value="2019-10-29">
            <text:p>2019-10-29</text:p>
          </table:table-cell>
          <table:table-cell office:value-type="string">
            <text:p>Polo Black-Golde</text:p>
          </table:table-cell>
          <table:table-cell office:value-type="float" office:value="501">
            <text:p>501</text:p>
          </table:table-cell>
        </table:table-row>
        <table:table-row table:style-name="ro4">
          <table:table-cell table:formula="of:=[.A1711]" office:value-type="string" office:string-value="2019-10-29">
            <text:p>2019-10-29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4">
          <table:table-cell table:formula="of:=[.A1712]" office:value-type="string" office:string-value="2019-10-29">
            <text:p>2019-10-29</text:p>
          </table:table-cell>
          <table:table-cell office:value-type="string">
            <text:p>Priscilla Shiells</text:p>
          </table:table-cell>
          <table:table-cell office:value-type="float" office:value="410">
            <text:p>410</text:p>
          </table:table-cell>
        </table:table-row>
        <table:table-row table:style-name="ro4">
          <table:table-cell table:formula="of:=[.A1713]" office:value-type="string" office:string-value="2019-10-29">
            <text:p>2019-10-29</text:p>
          </table:table-cell>
          <table:table-cell office:value-type="string">
            <text:p>Radley Roberts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table:formula="of:=[.A1714]" office:value-type="string" office:string-value="2019-10-29">
            <text:p>2019-10-29</text:p>
          </table:table-cell>
          <table:table-cell office:value-type="string">
            <text:p>Rajat Kansal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1715]" office:value-type="string" office:string-value="2019-10-29">
            <text:p>2019-10-29</text:p>
          </table:table-cell>
          <table:table-cell office:value-type="string">
            <text:p>Rene Denis</text:p>
          </table:table-cell>
          <table:table-cell office:value-type="float" office:value="522">
            <text:p>522</text:p>
          </table:table-cell>
        </table:table-row>
        <table:table-row table:style-name="ro4">
          <table:table-cell table:formula="of:=[.A1716]" office:value-type="string" office:string-value="2019-10-29">
            <text:p>2019-10-29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4">
          <table:table-cell table:formula="of:=[.A1717]" office:value-type="string" office:string-value="2019-10-29">
            <text:p>2019-10-29</text:p>
          </table:table-cell>
          <table:table-cell office:value-type="string">
            <text:p>Richard Oliva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table:formula="of:=[.A1718]" office:value-type="string" office:string-value="2019-10-29">
            <text:p>2019-10-29</text:p>
          </table:table-cell>
          <table:table-cell office:value-type="string">
            <text:p>Rick Bradford</text:p>
          </table:table-cell>
          <table:table-cell office:value-type="float" office:value="508">
            <text:p>508</text:p>
          </table:table-cell>
        </table:table-row>
        <table:table-row table:style-name="ro4">
          <table:table-cell table:formula="of:=[.A1719]" office:value-type="string" office:string-value="2019-10-29">
            <text:p>2019-10-29</text:p>
          </table:table-cell>
          <table:table-cell office:value-type="string">
            <text:p>RIck Mariani</text:p>
          </table:table-cell>
          <table:table-cell office:value-type="float" office:value="518">
            <text:p>518</text:p>
          </table:table-cell>
        </table:table-row>
        <table:table-row table:style-name="ro4">
          <table:table-cell table:formula="of:=[.A1720]" office:value-type="string" office:string-value="2019-10-29">
            <text:p>2019-10-29</text:p>
          </table:table-cell>
          <table:table-cell office:value-type="string">
            <text:p>Rick Potts</text:p>
          </table:table-cell>
          <table:table-cell office:value-type="float" office:value="478">
            <text:p>478</text:p>
          </table:table-cell>
        </table:table-row>
        <table:table-row table:style-name="ro4">
          <table:table-cell table:formula="of:=[.A1721]" office:value-type="string" office:string-value="2019-10-29">
            <text:p>2019-10-29</text:p>
          </table:table-cell>
          <table:table-cell office:value-type="string">
            <text:p>Rob Cosgriff</text:p>
          </table:table-cell>
          <table:table-cell office:value-type="float" office:value="512">
            <text:p>512</text:p>
          </table:table-cell>
        </table:table-row>
        <table:table-row table:style-name="ro4">
          <table:table-cell table:formula="of:=[.A1722]" office:value-type="string" office:string-value="2019-10-29">
            <text:p>2019-10-29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4">
          <table:table-cell table:formula="of:=[.A1723]" office:value-type="string" office:string-value="2019-10-29">
            <text:p>2019-10-29</text:p>
          </table:table-cell>
          <table:table-cell office:value-type="string">
            <text:p>Robert Beamer</text:p>
          </table:table-cell>
          <table:table-cell office:value-type="float" office:value="495">
            <text:p>495</text:p>
          </table:table-cell>
        </table:table-row>
        <table:table-row table:style-name="ro4">
          <table:table-cell table:formula="of:=[.A1724]" office:value-type="string" office:string-value="2019-10-29">
            <text:p>2019-10-29</text:p>
          </table:table-cell>
          <table:table-cell office:value-type="string">
            <text:p>Robin McAloon</text:p>
          </table:table-cell>
          <table:table-cell office:value-type="float" office:value="480">
            <text:p>480</text:p>
          </table:table-cell>
        </table:table-row>
        <table:table-row table:style-name="ro4">
          <table:table-cell table:formula="of:=[.A1725]" office:value-type="string" office:string-value="2019-10-29">
            <text:p>2019-10-29</text:p>
          </table:table-cell>
          <table:table-cell office:value-type="string">
            <text:p>Rocel Lhai</text:p>
          </table:table-cell>
          <table:table-cell office:value-type="float" office:value="420">
            <text:p>420</text:p>
          </table:table-cell>
        </table:table-row>
        <table:table-row table:style-name="ro4">
          <table:table-cell table:formula="of:=[.A1726]" office:value-type="string" office:string-value="2019-10-29">
            <text:p>2019-10-29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4">
          <table:table-cell table:formula="of:=[.A1727]" office:value-type="string" office:string-value="2019-10-29">
            <text:p>2019-10-29</text:p>
          </table:table-cell>
          <table:table-cell office:value-type="string">
            <text:p>Roy Luo</text:p>
          </table:table-cell>
          <table:table-cell office:value-type="float" office:value="490">
            <text:p>490</text:p>
          </table:table-cell>
        </table:table-row>
        <table:table-row table:style-name="ro4">
          <table:table-cell table:formula="of:=[.A1728]" office:value-type="string" office:string-value="2019-10-29">
            <text:p>2019-10-29</text:p>
          </table:table-cell>
          <table:table-cell office:value-type="string">
            <text:p>Roy Perkel</text:p>
          </table:table-cell>
          <table:table-cell office:value-type="float" office:value="483">
            <text:p>483</text:p>
          </table:table-cell>
        </table:table-row>
        <table:table-row table:style-name="ro4">
          <table:table-cell table:formula="of:=[.A1729]" office:value-type="string" office:string-value="2019-10-29">
            <text:p>2019-10-29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4">
          <table:table-cell table:formula="of:=[.A1730]" office:value-type="string" office:string-value="2019-10-29">
            <text:p>2019-10-29</text:p>
          </table:table-cell>
          <table:table-cell office:value-type="string">
            <text:p>Ryan Robison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1731]" office:value-type="string" office:string-value="2019-10-29">
            <text:p>2019-10-29</text:p>
          </table:table-cell>
          <table:table-cell office:value-type="string">
            <text:p>Salvador Miranda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table:formula="of:=[.A1732]" office:value-type="string" office:string-value="2019-10-29">
            <text:p>2019-10-29</text:p>
          </table:table-cell>
          <table:table-cell office:value-type="string">
            <text:p>Sam Flores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1733]" office:value-type="string" office:string-value="2019-10-29">
            <text:p>2019-10-29</text:p>
          </table:table-cell>
          <table:table-cell office:value-type="string">
            <text:p>Sam Khozindar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table:formula="of:=[.A1734]" office:value-type="string" office:string-value="2019-10-29">
            <text:p>2019-10-29</text:p>
          </table:table-cell>
          <table:table-cell office:value-type="string">
            <text:p>Sandra Davis</text:p>
          </table:table-cell>
          <table:table-cell office:value-type="float" office:value="404">
            <text:p>404</text:p>
          </table:table-cell>
        </table:table-row>
        <table:table-row table:style-name="ro4">
          <table:table-cell table:formula="of:=[.A1735]" office:value-type="string" office:string-value="2019-10-29">
            <text:p>2019-10-29</text:p>
          </table:table-cell>
          <table:table-cell office:value-type="string">
            <text:p>Savonna Hasson</text:p>
          </table:table-cell>
          <table:table-cell office:value-type="float" office:value="384">
            <text:p>384</text:p>
          </table:table-cell>
        </table:table-row>
        <table:table-row table:style-name="ro4">
          <table:table-cell table:formula="of:=[.A1736]" office:value-type="string" office:string-value="2019-10-29">
            <text:p>2019-10-29</text:p>
          </table:table-cell>
          <table:table-cell office:value-type="string">
            <text:p>Scott Marfield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table:formula="of:=[.A1737]" office:value-type="string" office:string-value="2019-10-29">
            <text:p>2019-10-29</text:p>
          </table:table-cell>
          <table:table-cell office:value-type="string">
            <text:p>Sebastian Jellema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table:formula="of:=[.A1738]" office:value-type="string" office:string-value="2019-10-29">
            <text:p>2019-10-29</text:p>
          </table:table-cell>
          <table:table-cell office:value-type="string">
            <text:p>Sharon Yencharis</text:p>
          </table:table-cell>
          <table:table-cell office:value-type="float" office:value="402">
            <text:p>402</text:p>
          </table:table-cell>
        </table:table-row>
        <table:table-row table:style-name="ro4">
          <table:table-cell table:formula="of:=[.A1739]" office:value-type="string" office:string-value="2019-10-29">
            <text:p>2019-10-29</text:p>
          </table:table-cell>
          <table:table-cell office:value-type="string">
            <text:p>Sheree Taft</text:p>
          </table:table-cell>
          <table:table-cell office:value-type="float" office:value="419">
            <text:p>419</text:p>
          </table:table-cell>
        </table:table-row>
        <table:table-row table:style-name="ro4">
          <table:table-cell table:formula="of:=[.A1740]" office:value-type="string" office:string-value="2019-10-29">
            <text:p>2019-10-29</text:p>
          </table:table-cell>
          <table:table-cell office:value-type="string">
            <text:p>Simone Manganelli</text:p>
          </table:table-cell>
          <table:table-cell office:value-type="float" office:value="414">
            <text:p>414</text:p>
          </table:table-cell>
        </table:table-row>
        <table:table-row table:style-name="ro4">
          <table:table-cell table:formula="of:=[.A1741]" office:value-type="string" office:string-value="2019-10-29">
            <text:p>2019-10-29</text:p>
          </table:table-cell>
          <table:table-cell office:value-type="string">
            <text:p>Skinner Arteaga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1742]" office:value-type="string" office:string-value="2019-10-29">
            <text:p>2019-10-29</text:p>
          </table:table-cell>
          <table:table-cell office:value-type="string">
            <text:p>Skip Perry</text:p>
          </table:table-cell>
          <table:table-cell office:value-type="float" office:value="539">
            <text:p>539</text:p>
          </table:table-cell>
        </table:table-row>
        <table:table-row table:style-name="ro4">
          <table:table-cell table:formula="of:=[.A1743]" office:value-type="string" office:string-value="2019-10-29">
            <text:p>2019-10-29</text:p>
          </table:table-cell>
          <table:table-cell office:value-type="string">
            <text:p>Stern Montoya</text:p>
          </table:table-cell>
          <table:table-cell office:value-type="float" office:value="370">
            <text:p>370</text:p>
          </table:table-cell>
        </table:table-row>
        <table:table-row table:style-name="ro4">
          <table:table-cell table:formula="of:=[.A1744]" office:value-type="string" office:string-value="2019-10-29">
            <text:p>2019-10-29</text:p>
          </table:table-cell>
          <table:table-cell office:value-type="string">
            <text:p>Steven Chamberlain</text:p>
          </table:table-cell>
          <table:table-cell office:value-type="float" office:value="447">
            <text:p>447</text:p>
          </table:table-cell>
        </table:table-row>
        <table:table-row table:style-name="ro4">
          <table:table-cell table:formula="of:=[.A1745]" office:value-type="string" office:string-value="2019-10-29">
            <text:p>2019-10-29</text:p>
          </table:table-cell>
          <table:table-cell office:value-type="string">
            <text:p>Steven Pease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1746]" office:value-type="string" office:string-value="2019-10-29">
            <text:p>2019-10-29</text:p>
          </table:table-cell>
          <table:table-cell office:value-type="string">
            <text:p>Tamara Herring</text:p>
          </table:table-cell>
          <table:table-cell office:value-type="float" office:value="378">
            <text:p>378</text:p>
          </table:table-cell>
        </table:table-row>
        <table:table-row table:style-name="ro4">
          <table:table-cell table:formula="of:=[.A1747]" office:value-type="string" office:string-value="2019-10-29">
            <text:p>2019-10-29</text:p>
          </table:table-cell>
          <table:table-cell office:value-type="string">
            <text:p>Tetyana Swann</text:p>
          </table:table-cell>
          <table:table-cell office:value-type="float" office:value="378">
            <text:p>378</text:p>
          </table:table-cell>
        </table:table-row>
        <table:table-row table:style-name="ro4">
          <table:table-cell table:formula="of:=[.A1748]" office:value-type="string" office:string-value="2019-10-29">
            <text:p>2019-10-29</text:p>
          </table:table-cell>
          <table:table-cell office:value-type="string">
            <text:p>Thayer McDougle</text:p>
          </table:table-cell>
          <table:table-cell office:value-type="float" office:value="529">
            <text:p>529</text:p>
          </table:table-cell>
        </table:table-row>
        <table:table-row table:style-name="ro4">
          <table:table-cell table:formula="of:=[.A1749]" office:value-type="string" office:string-value="2019-10-29">
            <text:p>2019-10-29</text:p>
          </table:table-cell>
          <table:table-cell office:value-type="string">
            <text:p>Thom Moyer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1750]" office:value-type="string" office:string-value="2019-10-29">
            <text:p>2019-10-29</text:p>
          </table:table-cell>
          <table:table-cell office:value-type="string">
            <text:p>Thomas Messer</text:p>
          </table:table-cell>
          <table:table-cell office:value-type="float" office:value="471">
            <text:p>471</text:p>
          </table:table-cell>
        </table:table-row>
        <table:table-row table:style-name="ro4">
          <table:table-cell table:formula="of:=[.A1751]" office:value-type="string" office:string-value="2019-10-29">
            <text:p>2019-10-29</text:p>
          </table:table-cell>
          <table:table-cell office:value-type="string">
            <text:p>Tim Doyle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table:formula="of:=[.A1752]" office:value-type="string" office:string-value="2019-10-29">
            <text:p>2019-10-29</text:p>
          </table:table-cell>
          <table:table-cell office:value-type="string">
            <text:p>Timmy Reeves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table:formula="of:=[.A1753]" office:value-type="string" office:string-value="2019-10-29">
            <text:p>2019-10-29</text:p>
          </table:table-cell>
          <table:table-cell office:value-type="string">
            <text:p>Todd Emmel</text:p>
          </table:table-cell>
          <table:table-cell office:value-type="float" office:value="499">
            <text:p>499</text:p>
          </table:table-cell>
        </table:table-row>
        <table:table-row table:style-name="ro4">
          <table:table-cell table:formula="of:=[.A1754]" office:value-type="string" office:string-value="2019-10-29">
            <text:p>2019-10-29</text:p>
          </table:table-cell>
          <table:table-cell office:value-type="string">
            <text:p>Tom Golden</text:p>
          </table:table-cell>
          <table:table-cell office:value-type="float" office:value="517">
            <text:p>517</text:p>
          </table:table-cell>
        </table:table-row>
        <table:table-row table:style-name="ro4">
          <table:table-cell table:formula="of:=[.A1755]" office:value-type="string" office:string-value="2019-10-29">
            <text:p>2019-10-29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4">
          <table:table-cell table:formula="of:=[.A1756]" office:value-type="string" office:string-value="2019-10-29">
            <text:p>2019-10-29</text:p>
          </table:table-cell>
          <table:table-cell office:value-type="string">
            <text:p>Travis Santos</text:p>
          </table:table-cell>
          <table:table-cell office:value-type="float" office:value="423">
            <text:p>423</text:p>
          </table:table-cell>
        </table:table-row>
        <table:table-row table:style-name="ro4">
          <table:table-cell table:formula="of:=[.A1757]" office:value-type="string" office:string-value="2019-10-29">
            <text:p>2019-10-29</text:p>
          </table:table-cell>
          <table:table-cell office:value-type="string">
            <text:p>Travis Yalup</text:p>
          </table:table-cell>
          <table:table-cell office:value-type="float" office:value="387">
            <text:p>387</text:p>
          </table:table-cell>
        </table:table-row>
        <table:table-row table:style-name="ro4">
          <table:table-cell table:formula="of:=[.A1758]" office:value-type="string" office:string-value="2019-10-29">
            <text:p>2019-10-29</text:p>
          </table:table-cell>
          <table:table-cell office:value-type="string">
            <text:p>Trish Gardner</text:p>
          </table:table-cell>
          <table:table-cell office:value-type="float" office:value="373">
            <text:p>373</text:p>
          </table:table-cell>
        </table:table-row>
        <table:table-row table:style-name="ro4">
          <table:table-cell table:formula="of:=[.A1759]" office:value-type="string" office:string-value="2019-10-29">
            <text:p>2019-10-29</text:p>
          </table:table-cell>
          <table:table-cell office:value-type="string">
            <text:p>Troy Brunet</text:p>
          </table:table-cell>
          <table:table-cell office:value-type="float" office:value="482">
            <text:p>482</text:p>
          </table:table-cell>
        </table:table-row>
        <table:table-row table:style-name="ro4">
          <table:table-cell table:formula="of:=[.A1760]" office:value-type="string" office:string-value="2019-10-29">
            <text:p>2019-10-29</text:p>
          </table:table-cell>
          <table:table-cell office:value-type="string">
            <text:p>Victor Ramos</text:p>
          </table:table-cell>
          <table:table-cell office:value-type="float" office:value="541">
            <text:p>541</text:p>
          </table:table-cell>
        </table:table-row>
        <table:table-row table:style-name="ro4">
          <table:table-cell table:formula="of:=[.A1761]" office:value-type="string" office:string-value="2019-10-29">
            <text:p>2019-10-29</text:p>
          </table:table-cell>
          <table:table-cell office:value-type="string">
            <text:p>Vijay Alexander</text:p>
          </table:table-cell>
          <table:table-cell office:value-type="float" office:value="516">
            <text:p>516</text:p>
          </table:table-cell>
        </table:table-row>
        <table:table-row table:style-name="ro4">
          <table:table-cell table:formula="of:=[.A1762]" office:value-type="string" office:string-value="2019-10-29">
            <text:p>2019-10-29</text:p>
          </table:table-cell>
          <table:table-cell office:value-type="string">
            <text:p>Vinny Valdez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1763]" office:value-type="string" office:string-value="2019-10-29">
            <text:p>2019-10-29</text:p>
          </table:table-cell>
          <table:table-cell office:value-type="string">
            <text:p>Wade Hargrove</text:p>
          </table:table-cell>
          <table:table-cell office:value-type="float" office:value="506">
            <text:p>506</text:p>
          </table:table-cell>
        </table:table-row>
        <table:table-row table:style-name="ro4">
          <table:table-cell table:formula="of:=[.A1764]" office:value-type="string" office:string-value="2019-10-29">
            <text:p>2019-10-29</text:p>
          </table:table-cell>
          <table:table-cell office:value-type="string">
            <text:p>Walt Bartas</text:p>
          </table:table-cell>
          <table:table-cell office:value-type="float" office:value="485">
            <text:p>485</text:p>
          </table:table-cell>
        </table:table-row>
        <table:table-row table:style-name="ro4">
          <table:table-cell table:formula="of:=[.A1765]" office:value-type="string" office:string-value="2019-10-29">
            <text:p>2019-10-29</text:p>
          </table:table-cell>
          <table:table-cell office:value-type="string">
            <text:p>Will Chadwick</text:p>
          </table:table-cell>
          <table:table-cell office:value-type="float" office:value="511">
            <text:p>511</text:p>
          </table:table-cell>
        </table:table-row>
        <table:table-row table:style-name="ro4">
          <table:table-cell table:formula="of:=[.A1766]" office:value-type="string" office:string-value="2019-10-29">
            <text:p>2019-10-29</text:p>
          </table:table-cell>
          <table:table-cell office:value-type="string">
            <text:p>Wyatt Moss</text:p>
          </table:table-cell>
          <table:table-cell office:value-type="float" office:value="505">
            <text:p>505</text:p>
          </table:table-cell>
        </table:table-row>
        <table:table-row table:style-name="ro4">
          <table:table-cell table:formula="of:=[.A1767]" office:value-type="string" office:string-value="2019-10-29">
            <text:p>2019-10-29</text:p>
          </table:table-cell>
          <table:table-cell office:value-type="string">
            <text:p>Yuko Takahashi</text:p>
          </table:table-cell>
          <table:table-cell office:value-type="float" office:value="398">
            <text:p>398</text:p>
          </table:table-cell>
        </table:table-row>
        <table:table-row table:style-name="ro4">
          <table:table-cell table:formula="of:=[.A1768]" office:value-type="string" office:string-value="2019-10-29">
            <text:p>2019-10-29</text:p>
          </table:table-cell>
          <table:table-cell office:value-type="string">
            <text:p>Zeon Kitchiner</text:p>
          </table:table-cell>
          <table:table-cell office:value-type="float" office:value="433">
            <text:p>4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11/06/2019</text:date>, <text:time>07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p Perry</meta:initial-creator>
    <meta:creation-date>2019-09-17T10:51:53</meta:creation-date>
    <dc:date>2019-11-06T07:00:07</dc:date>
    <dc:creator>Skip Perry</dc:creator>
    <meta:editing-duration>PT5M22S</meta:editing-duration>
    <meta:editing-cycles>6</meta:editing-cycles>
    <meta:generator>OpenOffice/4.1.7$Unix OpenOffice.org_project/417m1$Build-9800</meta:generator>
    <meta:document-statistic meta:table-count="3" meta:cell-count="5307" meta:object-count="0"/>
  </office:meta>
</office:document-meta>
</file>